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5.2732in" svg:height="3.2783in" svg:x="8.4996in" svg:y="4.222in">
            <draw:object draw:notify-on-update-of-ranges="Sheet1.J12:Sheet1.J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riesu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coordZ</text:p>
          </table:table-cell>
          <table:table-cell office:value-type="string" calcext:value-type="string">
            <text:p>diameter_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-128.6994211" calcext:value-type="float">
            <text:p>-128.6994211</text:p>
          </table:table-cell>
          <table:table-cell office:value-type="float" office:value="-175.3192718" calcext:value-type="float">
            <text:p>-175.3192718</text:p>
          </table:table-cell>
          <table:table-cell office:value-type="float" office:value="-298.3875064" calcext:value-type="float">
            <text:p>-298.3875064</text:p>
          </table:table-cell>
          <table:table-cell office:value-type="float" office:value="5.651470635" calcext:value-type="float">
            <text:p>5.651470635</text:p>
          </table:table-cell>
          <table:table-cell/>
          <table:table-cell office:value-type="string" calcext:value-type="string">
            <text:p>min</text:p>
          </table:table-cell>
          <table:table-cell table:formula="of:=MIN([.E2:.E1187])" office:value-type="float" office:value="3.253443196" calcext:value-type="float">
            <text:p>3.25344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103.7836509" calcext:value-type="float">
            <text:p>103.7836509</text:p>
          </table:table-cell>
          <table:table-cell office:value-type="float" office:value="-211.9251487" calcext:value-type="float">
            <text:p>-211.9251487</text:p>
          </table:table-cell>
          <table:table-cell office:value-type="float" office:value="-227.12125" calcext:value-type="float">
            <text:p>-227.12125</text:p>
          </table:table-cell>
          <table:table-cell office:value-type="float" office:value="4.224708481" calcext:value-type="float">
            <text:p>4.224708481</text:p>
          </table:table-cell>
          <table:table-cell/>
          <table:table-cell office:value-type="string" calcext:value-type="string">
            <text:p>max</text:p>
          </table:table-cell>
          <table:table-cell table:formula="of:=MAX([.E2:.E1187])" office:value-type="float" office:value="32.27003025" calcext:value-type="float">
            <text:p>32.2700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398138793540579077826395208</text:p>
          </table:table-cell>
          <table:table-cell office:value-type="float" office:value="69.63901724" calcext:value-type="float">
            <text:p>69.63901724</text:p>
          </table:table-cell>
          <table:table-cell office:value-type="float" office:value="-140.9445859" calcext:value-type="float">
            <text:p>-140.9445859</text:p>
          </table:table-cell>
          <table:table-cell office:value-type="float" office:value="876.3744957" calcext:value-type="float">
            <text:p>876.3744957</text:p>
          </table:table-cell>
          <table:table-cell office:value-type="float" office:value="5.786347814" calcext:value-type="float">
            <text:p>5.786347814</text:p>
          </table:table-cell>
          <table:table-cell/>
          <table:table-cell office:value-type="string" calcext:value-type="string">
            <text:p>mean</text:p>
          </table:table-cell>
          <table:table-cell table:formula="of:=AVERAGE([.E2:.E1187])" office:value-type="float" office:value="8.30652731555396" calcext:value-type="float">
            <text:p>8.306527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-24.0138242" calcext:value-type="float">
            <text:p>-24.0138242</text:p>
          </table:table-cell>
          <table:table-cell office:value-type="float" office:value="192.1024053" calcext:value-type="float">
            <text:p>192.1024053</text:p>
          </table:table-cell>
          <table:table-cell office:value-type="float" office:value="-391.0812764" calcext:value-type="float">
            <text:p>-391.0812764</text:p>
          </table:table-cell>
          <table:table-cell office:value-type="float" office:value="8.143261683" calcext:value-type="float">
            <text:p>8.143261683</text:p>
          </table:table-cell>
          <table:table-cell/>
          <table:table-cell office:value-type="string" calcext:value-type="string">
            <text:p>stdev</text:p>
          </table:table-cell>
          <table:table-cell table:formula="of:=STDEV(([.E2:.E1187]))" office:value-type="float" office:value="4.76203280717936" calcext:value-type="float">
            <text:p>4.762032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2.441546798" calcext:value-type="float">
            <text:p>2.441546798</text:p>
          </table:table-cell>
          <table:table-cell office:value-type="float" office:value="172.4648812" calcext:value-type="float">
            <text:p>172.4648812</text:p>
          </table:table-cell>
          <table:table-cell office:value-type="float" office:value="-405.4937318" calcext:value-type="float">
            <text:p>-405.4937318</text:p>
          </table:table-cell>
          <table:table-cell office:value-type="float" office:value="18.54514997" calcext:value-type="float">
            <text:p>18.54514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90.93171321" calcext:value-type="float">
            <text:p>90.93171321</text:p>
          </table:table-cell>
          <table:table-cell office:value-type="float" office:value="149.0272657" calcext:value-type="float">
            <text:p>149.0272657</text:p>
          </table:table-cell>
          <table:table-cell office:value-type="float" office:value="-426.5447146" calcext:value-type="float">
            <text:p>-426.5447146</text:p>
          </table:table-cell>
          <table:table-cell office:value-type="float" office:value="18.20857028" calcext:value-type="float">
            <text:p>18.20857028</text:p>
          </table:table-cell>
          <table:table-cell/>
          <table:table-cell office:value-type="string" calcext:value-type="string">
            <text:p>num bin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89.54076865" calcext:value-type="float">
            <text:p>89.54076865</text:p>
          </table:table-cell>
          <table:table-cell office:value-type="float" office:value="196.4051593" calcext:value-type="float">
            <text:p>196.4051593</text:p>
          </table:table-cell>
          <table:table-cell office:value-type="float" office:value="-515.0733216" calcext:value-type="float">
            <text:p>-515.0733216</text:p>
          </table:table-cell>
          <table:table-cell office:value-type="float" office:value="16.38127631" calcext:value-type="float">
            <text:p>16.38127631</text:p>
          </table:table-cell>
          <table:table-cell/>
          <table:table-cell office:value-type="string" calcext:value-type="string">
            <text:p>bin size</text:p>
          </table:table-cell>
          <table:table-cell table:formula="of:=([.H3]-[.H2])/[.H7]" office:value-type="float" office:value="2.41804892116667" calcext:value-type="float">
            <text:p>2.4180489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3.6.1.4.1.14519.5.2.1.6279.6001.100953483028192176989979435275</text:p>
          </table:table-cell>
          <table:table-cell office:value-type="float" office:value="81.50964574" calcext:value-type="float">
            <text:p>81.50964574</text:p>
          </table:table-cell>
          <table:table-cell office:value-type="float" office:value="54.9572186" calcext:value-type="float">
            <text:p>54.9572186</text:p>
          </table:table-cell>
          <table:table-cell office:value-type="float" office:value="-150.3464233" calcext:value-type="float">
            <text:p>-150.3464233</text:p>
          </table:table-cell>
          <table:table-cell office:value-type="float" office:value="10.36232088" calcext:value-type="float">
            <text:p>10.36232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2681962408431413578140925249</text:p>
          </table:table-cell>
          <table:table-cell office:value-type="float" office:value="105.0557924" calcext:value-type="float">
            <text:p>105.0557924</text:p>
          </table:table-cell>
          <table:table-cell office:value-type="float" office:value="19.82526014" calcext:value-type="float">
            <text:p>19.82526014</text:p>
          </table:table-cell>
          <table:table-cell office:value-type="float" office:value="-91.24725078" calcext:value-type="float">
            <text:p>-91.24725078</text:p>
          </table:table-cell>
          <table:table-cell office:value-type="float" office:value="21.08961863" calcext:value-type="float">
            <text:p>21.08961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4562737760173137525888934217</text:p>
          </table:table-cell>
          <table:table-cell office:value-type="float" office:value="-124.8342624" calcext:value-type="float">
            <text:p>-124.8342624</text:p>
          </table:table-cell>
          <table:table-cell office:value-type="float" office:value="127.2471546" calcext:value-type="float">
            <text:p>127.2471546</text:p>
          </table:table-cell>
          <table:table-cell office:value-type="float" office:value="-473.0644785" calcext:value-type="float">
            <text:p>-473.0644785</text:p>
          </table:table-cell>
          <table:table-cell office:value-type="float" office:value="10.46585391" calcext:value-type="float">
            <text:p>10.46585391</text:p>
          </table:table-cell>
          <table:table-cell table:number-columns-repeated="2"/>
          <table:table-cell office:value-type="string" calcext:value-type="string">
            <text:p>min of <text:s/>bin</text:p>
          </table:table-cell>
          <table:table-cell office:value-type="string" calcext:value-type="string">
            <text:p>max of <text:s/>bin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1.3.6.1.4.1.14519.5.2.1.6279.6001.105495028985881418176186711228</text:p>
          </table:table-cell>
          <table:table-cell office:value-type="float" office:value="-106.9013014" calcext:value-type="float">
            <text:p>-106.9013014</text:p>
          </table:table-cell>
          <table:table-cell office:value-type="float" office:value="21.92298672" calcext:value-type="float">
            <text:p>21.92298672</text:p>
          </table:table-cell>
          <table:table-cell office:value-type="float" office:value="-126.9169003" calcext:value-type="float">
            <text:p>-126.9169003</text:p>
          </table:table-cell>
          <table:table-cell office:value-type="float" office:value="9.745258507" calcext:value-type="float">
            <text:p>9.745258507</text:p>
          </table:table-cell>
          <table:table-cell/>
          <table:table-cell office:value-type="string" calcext:value-type="string">
            <text:p>bin1</text:p>
          </table:table-cell>
          <table:table-cell office:value-type="float" office:value="0" calcext:value-type="float">
            <text:p>0</text:p>
          </table:table-cell>
          <table:table-cell office:value-type="float" office:value="5.67149211716667" calcext:value-type="float">
            <text:p>5.6714921172</text:p>
          </table:table-cell>
          <table:table-cell table:formula="of:=COUNTIFS([.$E$2:.$E$1187];&quot;&gt;=0&quot;;[.$E$2:.$E$1187];&quot;&lt;5.67&quot;)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1.3.6.1.4.1.14519.5.2.1.6279.6001.106164978370116976238911317774</text:p>
          </table:table-cell>
          <table:table-cell office:value-type="float" office:value="2.263815885" calcext:value-type="float">
            <text:p>2.263815885</text:p>
          </table:table-cell>
          <table:table-cell office:value-type="float" office:value="33.52641757" calcext:value-type="float">
            <text:p>33.52641757</text:p>
          </table:table-cell>
          <table:table-cell office:value-type="float" office:value="-170.6369497" calcext:value-type="float">
            <text:p>-170.6369497</text:p>
          </table:table-cell>
          <table:table-cell office:value-type="float" office:value="7.16854239" calcext:value-type="float">
            <text:p>7.16854239</text:p>
          </table:table-cell>
          <table:table-cell/>
          <table:table-cell office:value-type="string" calcext:value-type="string">
            <text:p>bin2</text:p>
          </table:table-cell>
          <table:table-cell office:value-type="float" office:value="5.67149211716667" calcext:value-type="float">
            <text:p>5.6714921172</text:p>
          </table:table-cell>
          <table:table-cell office:value-type="float" office:value="8.08954103833333" calcext:value-type="float">
            <text:p>8.0895410383</text:p>
          </table:table-cell>
          <table:table-cell table:formula="of:=COUNTIFS([.$E$2:.$E$1187];&quot;&gt;=5.67&quot;;[.$E$2:.$E$1187];&quot;&lt;8.09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55088903" calcext:value-type="float">
            <text:p>-70.55088903</text:p>
          </table:table-cell>
          <table:table-cell office:value-type="float" office:value="66.35948368" calcext:value-type="float">
            <text:p>66.35948368</text:p>
          </table:table-cell>
          <table:table-cell office:value-type="float" office:value="-160.9429324" calcext:value-type="float">
            <text:p>-160.9429324</text:p>
          </table:table-cell>
          <table:table-cell office:value-type="float" office:value="6.642184792" calcext:value-type="float">
            <text:p>6.642184792</text:p>
          </table:table-cell>
          <table:table-cell/>
          <table:table-cell office:value-type="string" calcext:value-type="string">
            <text:p>bin3</text:p>
          </table:table-cell>
          <table:table-cell office:value-type="float" office:value="8.08954103833333" calcext:value-type="float">
            <text:p>8.0895410383</text:p>
          </table:table-cell>
          <table:table-cell office:value-type="float" office:value="10.5075899595" calcext:value-type="float">
            <text:p>10.5075899595</text:p>
          </table:table-cell>
          <table:table-cell table:formula="of:=COUNTIFS([.$E$2:.$E$1187];&quot;&gt;=8.09&quot;;[.$E$2:.$E$1187];&quot;&lt;10.51&quot;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66062844" calcext:value-type="float">
            <text:p>-70.66062844</text:p>
          </table:table-cell>
          <table:table-cell office:value-type="float" office:value="-29.54777007" calcext:value-type="float">
            <text:p>-29.54777007</text:p>
          </table:table-cell>
          <table:table-cell office:value-type="float" office:value="-106.9030825" calcext:value-type="float">
            <text:p>-106.9030825</text:p>
          </table:table-cell>
          <table:table-cell office:value-type="float" office:value="4.543419878" calcext:value-type="float">
            <text:p>4.543419878</text:p>
          </table:table-cell>
          <table:table-cell/>
          <table:table-cell office:value-type="string" calcext:value-type="string">
            <text:p>bin4</text:p>
          </table:table-cell>
          <table:table-cell office:value-type="float" office:value="10.5075899595" calcext:value-type="float">
            <text:p>10.5075899595</text:p>
          </table:table-cell>
          <table:table-cell office:value-type="float" office:value="12.9256388806667" calcext:value-type="float">
            <text:p>12.9256388807</text:p>
          </table:table-cell>
          <table:table-cell table:formula="of:=COUNTIFS([.$E$2:.$E$1187];&quot;&gt;=10.51&quot;;[.$E$2:.$E$1187];&quot;&lt;12.93&quot;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3.6.1.4.1.14519.5.2.1.6279.6001.106630482085576298661469304872</text:p>
          </table:table-cell>
          <table:table-cell office:value-type="float" office:value="-96.43953415" calcext:value-type="float">
            <text:p>-96.43953415</text:p>
          </table:table-cell>
          <table:table-cell office:value-type="float" office:value="9.736190398" calcext:value-type="float">
            <text:p>9.736190398</text:p>
          </table:table-cell>
          <table:table-cell office:value-type="float" office:value="-175.0375714" calcext:value-type="float">
            <text:p>-175.0375714</text:p>
          </table:table-cell>
          <table:table-cell office:value-type="float" office:value="6.753816666" calcext:value-type="float">
            <text:p>6.753816666</text:p>
          </table:table-cell>
          <table:table-cell/>
          <table:table-cell office:value-type="string" calcext:value-type="string">
            <text:p>bin5</text:p>
          </table:table-cell>
          <table:table-cell office:value-type="float" office:value="12.9256388806667" calcext:value-type="float">
            <text:p>12.9256388807</text:p>
          </table:table-cell>
          <table:table-cell office:value-type="float" office:value="15.3436878018333" calcext:value-type="float">
            <text:p>15.3436878018</text:p>
          </table:table-cell>
          <table:table-cell table:formula="of:=COUNTIFS([.$E$2:.$E$1187];&quot;&gt;=12.93&quot;;[.$E$2:.$E$1187];&quot;&lt;15.34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.3.6.1.4.1.14519.5.2.1.6279.6001.106719103982792863757268101375</text:p>
          </table:table-cell>
          <table:table-cell office:value-type="float" office:value="-57.08718036" calcext:value-type="float">
            <text:p>-57.08718036</text:p>
          </table:table-cell>
          <table:table-cell office:value-type="float" office:value="74.25926591" calcext:value-type="float">
            <text:p>74.25926591</text:p>
          </table:table-cell>
          <table:table-cell office:value-type="float" office:value="1790.494057" calcext:value-type="float">
            <text:p>1790.494057</text:p>
          </table:table-cell>
          <table:table-cell office:value-type="float" office:value="13.69356578" calcext:value-type="float">
            <text:p>13.69356578</text:p>
          </table:table-cell>
          <table:table-cell/>
          <table:table-cell office:value-type="string" calcext:value-type="string">
            <text:p>bin6</text:p>
          </table:table-cell>
          <table:table-cell office:value-type="float" office:value="15.3436878018333" calcext:value-type="float">
            <text:p>15.3436878018</text:p>
          </table:table-cell>
          <table:table-cell office:value-type="float" office:value="17.761736723" calcext:value-type="float">
            <text:p>17.761736723</text:p>
          </table:table-cell>
          <table:table-cell table:formula="of:=COUNTIFS([.$E$2:.$E$1187];&quot;&gt;=15.34&quot;;[.$E$2:.$E$1187];&quot;&lt;17.76&quot;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3.6.1.4.1.14519.5.2.1.6279.6001.107109359065300889765026303943</text:p>
          </table:table-cell>
          <table:table-cell office:value-type="float" office:value="-98.1359775" calcext:value-type="float">
            <text:p>-98.1359775</text:p>
          </table:table-cell>
          <table:table-cell office:value-type="float" office:value="-72.86779248" calcext:value-type="float">
            <text:p>-72.86779248</text:p>
          </table:table-cell>
          <table:table-cell office:value-type="float" office:value="-221.822772" calcext:value-type="float">
            <text:p>-221.822772</text:p>
          </table:table-cell>
          <table:table-cell office:value-type="float" office:value="18.12790811" calcext:value-type="float">
            <text:p>18.12790811</text:p>
          </table:table-cell>
          <table:table-cell/>
          <table:table-cell office:value-type="string" calcext:value-type="string">
            <text:p>bin7</text:p>
          </table:table-cell>
          <table:table-cell office:value-type="float" office:value="17.761736723" calcext:value-type="float">
            <text:p>17.761736723</text:p>
          </table:table-cell>
          <table:table-cell office:value-type="float" office:value="20.1797856441667" calcext:value-type="float">
            <text:p>20.1797856442</text:p>
          </table:table-cell>
          <table:table-cell table:formula="of:=COUNTIFS([.$E$2:.$E$1187];&quot;&gt;=17.76&quot;;[.$E$2:.$E$1187];&quot;&lt;20.18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22.0789199" calcext:value-type="float">
            <text:p>122.0789199</text:p>
          </table:table-cell>
          <table:table-cell office:value-type="float" office:value="-175.8341133" calcext:value-type="float">
            <text:p>-175.8341133</text:p>
          </table:table-cell>
          <table:table-cell office:value-type="float" office:value="-193.8795594" calcext:value-type="float">
            <text:p>-193.8795594</text:p>
          </table:table-cell>
          <table:table-cell office:value-type="float" office:value="5.084404982" calcext:value-type="float">
            <text:p>5.084404982</text:p>
          </table:table-cell>
          <table:table-cell/>
          <table:table-cell office:value-type="string" calcext:value-type="string">
            <text:p>bin8</text:p>
          </table:table-cell>
          <table:table-cell office:value-type="float" office:value="20.1797856441667" calcext:value-type="float">
            <text:p>20.1797856442</text:p>
          </table:table-cell>
          <table:table-cell office:value-type="float" office:value="22.5978345653333" calcext:value-type="float">
            <text:p>22.5978345653</text:p>
          </table:table-cell>
          <table:table-cell table:formula="of:=COUNTIFS([.$E$2:.$E$1187];&quot;&gt;=20.18&quot;;[.$E$2:.$E$1187];&quot;&lt;22.60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00.9322734" calcext:value-type="float">
            <text:p>100.9322734</text:p>
          </table:table-cell>
          <table:table-cell office:value-type="float" office:value="-179.4539814" calcext:value-type="float">
            <text:p>-179.4539814</text:p>
          </table:table-cell>
          <table:table-cell office:value-type="float" office:value="-222.7930698" calcext:value-type="float">
            <text:p>-222.7930698</text:p>
          </table:table-cell>
          <table:table-cell office:value-type="float" office:value="5.64474117" calcext:value-type="float">
            <text:p>5.64474117</text:p>
          </table:table-cell>
          <table:table-cell/>
          <table:table-cell office:value-type="string" calcext:value-type="string">
            <text:p>bin9</text:p>
          </table:table-cell>
          <table:table-cell office:value-type="float" office:value="22.5978345653333" calcext:value-type="float">
            <text:p>22.5978345653</text:p>
          </table:table-cell>
          <table:table-cell office:value-type="float" office:value="25.0158834865" calcext:value-type="float">
            <text:p>25.0158834865</text:p>
          </table:table-cell>
          <table:table-cell table:formula="of:=COUNTIFS([.$E$2:.$E$1187];&quot;&gt;=22.60&quot;;[.$E$2:.$E$1187];&quot;&lt;25.02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46.7837286" calcext:value-type="float">
            <text:p>-46.7837286</text:p>
          </table:table-cell>
          <table:table-cell office:value-type="float" office:value="-66.973694" calcext:value-type="float">
            <text:p>-66.973694</text:p>
          </table:table-cell>
          <table:table-cell office:value-type="float" office:value="-207.4908964" calcext:value-type="float">
            <text:p>-207.4908964</text:p>
          </table:table-cell>
          <table:table-cell office:value-type="float" office:value="4.214452054" calcext:value-type="float">
            <text:p>4.214452054</text:p>
          </table:table-cell>
          <table:table-cell/>
          <table:table-cell office:value-type="string" calcext:value-type="string">
            <text:p>bin10</text:p>
          </table:table-cell>
          <table:table-cell office:value-type="float" office:value="25.0158834865" calcext:value-type="float">
            <text:p>25.0158834865</text:p>
          </table:table-cell>
          <table:table-cell office:value-type="float" office:value="27.4339324076667" calcext:value-type="float">
            <text:p>27.4339324077</text:p>
          </table:table-cell>
          <table:table-cell table:formula="of:=COUNTIFS([.$E$2:.$E$1187];&quot;&gt;=25.02&quot;;[.$E$2:.$E$1187];&quot;&lt;27.43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69.12656791" calcext:value-type="float">
            <text:p>-69.12656791</text:p>
          </table:table-cell>
          <table:table-cell office:value-type="float" office:value="-80.56714288" calcext:value-type="float">
            <text:p>-80.56714288</text:p>
          </table:table-cell>
          <table:table-cell office:value-type="float" office:value="-189.8066129" calcext:value-type="float">
            <text:p>-189.8066129</text:p>
          </table:table-cell>
          <table:table-cell office:value-type="float" office:value="8.648009287" calcext:value-type="float">
            <text:p>8.648009287</text:p>
          </table:table-cell>
          <table:table-cell/>
          <table:table-cell office:value-type="string" calcext:value-type="string">
            <text:p>bin11</text:p>
          </table:table-cell>
          <table:table-cell office:value-type="float" office:value="27.4339324076667" calcext:value-type="float">
            <text:p>27.4339324077</text:p>
          </table:table-cell>
          <table:table-cell office:value-type="float" office:value="29.8519813288333" calcext:value-type="float">
            <text:p>29.8519813288</text:p>
          </table:table-cell>
          <table:table-cell table:formula="of:=COUNTIFS([.$E$2:.$E$1187];&quot;&gt;=27.43&quot;;[.$E$2:.$E$1187];&quot;&lt;29.8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108.0728115" calcext:value-type="float">
            <text:p>-108.0728115</text:p>
          </table:table-cell>
          <table:table-cell office:value-type="float" office:value="-147.1544803" calcext:value-type="float">
            <text:p>-147.1544803</text:p>
          </table:table-cell>
          <table:table-cell office:value-type="float" office:value="-186.0432849" calcext:value-type="float">
            <text:p>-186.0432849</text:p>
          </table:table-cell>
          <table:table-cell office:value-type="float" office:value="7.285341553" calcext:value-type="float">
            <text:p>7.285341553</text:p>
          </table:table-cell>
          <table:table-cell/>
          <table:table-cell office:value-type="string" calcext:value-type="string">
            <text:p>bin12</text:p>
          </table:table-cell>
          <table:table-cell office:value-type="float" office:value="29.8519813288333" calcext:value-type="float">
            <text:p>29.8519813288</text:p>
          </table:table-cell>
          <table:table-cell office:value-type="float" office:value="999" calcext:value-type="float">
            <text:p>999</text:p>
          </table:table-cell>
          <table:table-cell table:formula="of:=COUNTIFS([.$E$2:.$E$1187];&quot;&gt;=29.85&quot;;[.$E$2:.$E$1187];&quot;&lt;99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82.22918083" calcext:value-type="float">
            <text:p>82.22918083</text:p>
          </table:table-cell>
          <table:table-cell office:value-type="float" office:value="-82.37619066" calcext:value-type="float">
            <text:p>-82.37619066</text:p>
          </table:table-cell>
          <table:table-cell office:value-type="float" office:value="-177.897695" calcext:value-type="float">
            <text:p>-177.897695</text:p>
          </table:table-cell>
          <table:table-cell office:value-type="float" office:value="6.140896043" calcext:value-type="float">
            <text:p>6.140896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8197895896446896160048741492</text:p>
          </table:table-cell>
          <table:table-cell office:value-type="float" office:value="-100.5679445" calcext:value-type="float">
            <text:p>-100.5679445</text:p>
          </table:table-cell>
          <table:table-cell office:value-type="float" office:value="67.26051683" calcext:value-type="float">
            <text:p>67.26051683</text:p>
          </table:table-cell>
          <table:table-cell office:value-type="float" office:value="-231.816619" calcext:value-type="float">
            <text:p>-231.816619</text:p>
          </table:table-cell>
          <table:table-cell office:value-type="float" office:value="6.440878725" calcext:value-type="float">
            <text:p>6.440878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8231420525711026834210228428</text:p>
          </table:table-cell>
          <table:table-cell office:value-type="float" office:value="42.5741545" calcext:value-type="float">
            <text:p>42.5741545</text:p>
          </table:table-cell>
          <table:table-cell office:value-type="float" office:value="90.26755201" calcext:value-type="float">
            <text:p>90.26755201</text:p>
          </table:table-cell>
          <table:table-cell office:value-type="float" office:value="-84.81106034" calcext:value-type="float">
            <text:p>-84.81106034</text:p>
          </table:table-cell>
          <table:table-cell office:value-type="float" office:value="5.916173884" calcext:value-type="float">
            <text:p>5.916173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46.18853869" calcext:value-type="float">
            <text:p>46.18853869</text:p>
          </table:table-cell>
          <table:table-cell office:value-type="float" office:value="48.40280596" calcext:value-type="float">
            <text:p>48.40280596</text:p>
          </table:table-cell>
          <table:table-cell office:value-type="float" office:value="-108.5786324" calcext:value-type="float">
            <text:p>-108.5786324</text:p>
          </table:table-cell>
          <table:table-cell office:value-type="float" office:value="13.59647134" calcext:value-type="float">
            <text:p>13.59647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36.39204443" calcext:value-type="float">
            <text:p>36.39204443</text:p>
          </table:table-cell>
          <table:table-cell office:value-type="float" office:value="76.77166265" calcext:value-type="float">
            <text:p>76.77166265</text:p>
          </table:table-cell>
          <table:table-cell office:value-type="float" office:value="-123.3219112" calcext:value-type="float">
            <text:p>-123.3219112</text:p>
          </table:table-cell>
          <table:table-cell office:value-type="float" office:value="4.343199739" calcext:value-type="float">
            <text:p>4.343199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0678335949765929063942738609</text:p>
          </table:table-cell>
          <table:table-cell office:value-type="float" office:value="-38.09602046" calcext:value-type="float">
            <text:p>-38.09602046</text:p>
          </table:table-cell>
          <table:table-cell office:value-type="float" office:value="-106.7054337" calcext:value-type="float">
            <text:p>-106.7054337</text:p>
          </table:table-cell>
          <table:table-cell office:value-type="float" office:value="-139.5484666" calcext:value-type="float">
            <text:p>-139.5484666</text:p>
          </table:table-cell>
          <table:table-cell office:value-type="float" office:value="13.68374597" calcext:value-type="float">
            <text:p>13.68374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172165674661221381920536987</text:p>
          </table:table-cell>
          <table:table-cell office:value-type="float" office:value="136.4340587" calcext:value-type="float">
            <text:p>136.4340587</text:p>
          </table:table-cell>
          <table:table-cell office:value-type="float" office:value="117.7655789" calcext:value-type="float">
            <text:p>117.7655789</text:p>
          </table:table-cell>
          <table:table-cell office:value-type="float" office:value="-181.9478171" calcext:value-type="float">
            <text:p>-181.9478171</text:p>
          </table:table-cell>
          <table:table-cell office:value-type="float" office:value="4.681381581" calcext:value-type="float">
            <text:p>4.681381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80.95185933" calcext:value-type="float">
            <text:p>-80.95185933</text:p>
          </table:table-cell>
          <table:table-cell office:value-type="float" office:value="10.34287843" calcext:value-type="float">
            <text:p>10.34287843</text:p>
          </table:table-cell>
          <table:table-cell office:value-type="float" office:value="-28.39915701" calcext:value-type="float">
            <text:p>-28.39915701</text:p>
          </table:table-cell>
          <table:table-cell office:value-type="float" office:value="9.454440433" calcext:value-type="float">
            <text:p>9.454440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117.0680571" calcext:value-type="float">
            <text:p>-117.0680571</text:p>
          </table:table-cell>
          <table:table-cell office:value-type="float" office:value="40.04322699" calcext:value-type="float">
            <text:p>40.04322699</text:p>
          </table:table-cell>
          <table:table-cell office:value-type="float" office:value="-134.7403426" calcext:value-type="float">
            <text:p>-134.7403426</text:p>
          </table:table-cell>
          <table:table-cell office:value-type="float" office:value="5.269627504" calcext:value-type="float">
            <text:p>5.26962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00.1984998" calcext:value-type="float">
            <text:p>100.1984998</text:p>
          </table:table-cell>
          <table:table-cell office:value-type="float" office:value="28.86441794" calcext:value-type="float">
            <text:p>28.86441794</text:p>
          </table:table-cell>
          <table:table-cell office:value-type="float" office:value="-212.7880542" calcext:value-type="float">
            <text:p>-212.7880542</text:p>
          </table:table-cell>
          <table:table-cell office:value-type="float" office:value="5.190273745" calcext:value-type="float">
            <text:p>5.190273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98.79046698" calcext:value-type="float">
            <text:p>98.79046698</text:p>
          </table:table-cell>
          <table:table-cell office:value-type="float" office:value="9.538892661" calcext:value-type="float">
            <text:p>9.538892661</text:p>
          </table:table-cell>
          <table:table-cell office:value-type="float" office:value="-183.2404309" calcext:value-type="float">
            <text:p>-183.2404309</text:p>
          </table:table-cell>
          <table:table-cell office:value-type="float" office:value="3.857518777" calcext:value-type="float">
            <text:p>3.85751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5.76513311" calcext:value-type="float">
            <text:p>15.76513311</text:p>
          </table:table-cell>
          <table:table-cell office:value-type="float" office:value="83.8624806" calcext:value-type="float">
            <text:p>83.8624806</text:p>
          </table:table-cell>
          <table:table-cell office:value-type="float" office:value="-146.0988221" calcext:value-type="float">
            <text:p>-146.0988221</text:p>
          </table:table-cell>
          <table:table-cell office:value-type="float" office:value="5.111033559" calcext:value-type="float">
            <text:p>5.11103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47.67105722" calcext:value-type="float">
            <text:p>47.67105722</text:p>
          </table:table-cell>
          <table:table-cell office:value-type="float" office:value="37.64251989" calcext:value-type="float">
            <text:p>37.64251989</text:p>
          </table:table-cell>
          <table:table-cell office:value-type="float" office:value="-99.89039388" calcext:value-type="float">
            <text:p>-99.89039388</text:p>
          </table:table-cell>
          <table:table-cell office:value-type="float" office:value="30.61040636" calcext:value-type="float">
            <text:p>30.61040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-60.76413588" calcext:value-type="float">
            <text:p>-60.76413588</text:p>
          </table:table-cell>
          <table:table-cell office:value-type="float" office:value="-66.43517038" calcext:value-type="float">
            <text:p>-66.43517038</text:p>
          </table:table-cell>
          <table:table-cell office:value-type="float" office:value="-100.2050371" calcext:value-type="float">
            <text:p>-100.2050371</text:p>
          </table:table-cell>
          <table:table-cell office:value-type="float" office:value="16.88290495" calcext:value-type="float">
            <text:p>16.88290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65.87013627" calcext:value-type="float">
            <text:p>-65.87013627</text:p>
          </table:table-cell>
          <table:table-cell office:value-type="float" office:value="50.73044009" calcext:value-type="float">
            <text:p>50.73044009</text:p>
          </table:table-cell>
          <table:table-cell office:value-type="float" office:value="-90.80330387" calcext:value-type="float">
            <text:p>-90.80330387</text:p>
          </table:table-cell>
          <table:table-cell office:value-type="float" office:value="5.915845183" calcext:value-type="float">
            <text:p>5.915845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05.9171192" calcext:value-type="float">
            <text:p>-105.9171192</text:p>
          </table:table-cell>
          <table:table-cell office:value-type="float" office:value="-17.6565882" calcext:value-type="float">
            <text:p>-17.6565882</text:p>
          </table:table-cell>
          <table:table-cell office:value-type="float" office:value="-105.0917524" calcext:value-type="float">
            <text:p>-105.0917524</text:p>
          </table:table-cell>
          <table:table-cell office:value-type="float" office:value="5.48467872" calcext:value-type="float">
            <text:p>5.4846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42.29613347" calcext:value-type="float">
            <text:p>42.29613347</text:p>
          </table:table-cell>
          <table:table-cell office:value-type="float" office:value="56.15173475" calcext:value-type="float">
            <text:p>56.15173475</text:p>
          </table:table-cell>
          <table:table-cell office:value-type="float" office:value="-84.66166226" calcext:value-type="float">
            <text:p>-84.66166226</text:p>
          </table:table-cell>
          <table:table-cell office:value-type="float" office:value="6.47796611" calcext:value-type="float">
            <text:p>6.47796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37.5005674" calcext:value-type="float">
            <text:p>-137.5005674</text:p>
          </table:table-cell>
          <table:table-cell office:value-type="float" office:value="-21.65360391" calcext:value-type="float">
            <text:p>-21.65360391</text:p>
          </table:table-cell>
          <table:table-cell office:value-type="float" office:value="-152.0366379" calcext:value-type="float">
            <text:p>-152.0366379</text:p>
          </table:table-cell>
          <table:table-cell office:value-type="float" office:value="4.362886498" calcext:value-type="float">
            <text:p>4.362886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26.86268253" calcext:value-type="float">
            <text:p>-26.86268253</text:p>
          </table:table-cell>
          <table:table-cell office:value-type="float" office:value="38.52993743" calcext:value-type="float">
            <text:p>38.52993743</text:p>
          </table:table-cell>
          <table:table-cell office:value-type="float" office:value="-167.5018886" calcext:value-type="float">
            <text:p>-167.5018886</text:p>
          </table:table-cell>
          <table:table-cell office:value-type="float" office:value="5.885443068" calcext:value-type="float">
            <text:p>5.885443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71.39121262" calcext:value-type="float">
            <text:p>71.39121262</text:p>
          </table:table-cell>
          <table:table-cell office:value-type="float" office:value="10.55131442" calcext:value-type="float">
            <text:p>10.55131442</text:p>
          </table:table-cell>
          <table:table-cell office:value-type="float" office:value="-85.27847902" calcext:value-type="float">
            <text:p>-85.27847902</text:p>
          </table:table-cell>
          <table:table-cell office:value-type="float" office:value="5.734744196" calcext:value-type="float">
            <text:p>5.73474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59.89735907" calcext:value-type="float">
            <text:p>59.89735907</text:p>
          </table:table-cell>
          <table:table-cell office:value-type="float" office:value="41.71051844" calcext:value-type="float">
            <text:p>41.71051844</text:p>
          </table:table-cell>
          <table:table-cell office:value-type="float" office:value="-96.24057315" calcext:value-type="float">
            <text:p>-96.24057315</text:p>
          </table:table-cell>
          <table:table-cell office:value-type="float" office:value="4.3556589" calcext:value-type="float">
            <text:p>4.3556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99.37468119" calcext:value-type="float">
            <text:p>99.37468119</text:p>
          </table:table-cell>
          <table:table-cell office:value-type="float" office:value="23.94678445" calcext:value-type="float">
            <text:p>23.94678445</text:p>
          </table:table-cell>
          <table:table-cell office:value-type="float" office:value="-138.5658318" calcext:value-type="float">
            <text:p>-138.5658318</text:p>
          </table:table-cell>
          <table:table-cell office:value-type="float" office:value="9.104624209" calcext:value-type="float">
            <text:p>9.104624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7.37065917" calcext:value-type="float">
            <text:p>97.37065917</text:p>
          </table:table-cell>
          <table:table-cell office:value-type="float" office:value="38.38001233" calcext:value-type="float">
            <text:p>38.38001233</text:p>
          </table:table-cell>
          <table:table-cell office:value-type="float" office:value="-64.46956062" calcext:value-type="float">
            <text:p>-64.46956062</text:p>
          </table:table-cell>
          <table:table-cell office:value-type="float" office:value="4.415940924" calcext:value-type="float">
            <text:p>4.415940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1.00973801" calcext:value-type="float">
            <text:p>91.00973801</text:p>
          </table:table-cell>
          <table:table-cell office:value-type="float" office:value="75.27136367" calcext:value-type="float">
            <text:p>75.27136367</text:p>
          </table:table-cell>
          <table:table-cell office:value-type="float" office:value="-199.8623244" calcext:value-type="float">
            <text:p>-199.8623244</text:p>
          </table:table-cell>
          <table:table-cell office:value-type="float" office:value="5.519376862" calcext:value-type="float">
            <text:p>5.519376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-52.44600494" calcext:value-type="float">
            <text:p>-52.44600494</text:p>
          </table:table-cell>
          <table:table-cell office:value-type="float" office:value="13.24618228" calcext:value-type="float">
            <text:p>13.24618228</text:p>
          </table:table-cell>
          <table:table-cell office:value-type="float" office:value="-100.2137946" calcext:value-type="float">
            <text:p>-100.2137946</text:p>
          </table:table-cell>
          <table:table-cell office:value-type="float" office:value="5.492123714" calcext:value-type="float">
            <text:p>5.492123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195693932194925962391697338</text:p>
          </table:table-cell>
          <table:table-cell office:value-type="float" office:value="107.0091479" calcext:value-type="float">
            <text:p>107.0091479</text:p>
          </table:table-cell>
          <table:table-cell office:value-type="float" office:value="63.25134805" calcext:value-type="float">
            <text:p>63.25134805</text:p>
          </table:table-cell>
          <table:table-cell office:value-type="float" office:value="-169.9519302" calcext:value-type="float">
            <text:p>-169.9519302</text:p>
          </table:table-cell>
          <table:table-cell office:value-type="float" office:value="5.165048038" calcext:value-type="float">
            <text:p>5.165048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-127.5329894" calcext:value-type="float">
            <text:p>-127.5329894</text:p>
          </table:table-cell>
          <table:table-cell office:value-type="float" office:value="-29.60790208" calcext:value-type="float">
            <text:p>-29.60790208</text:p>
          </table:table-cell>
          <table:table-cell office:value-type="float" office:value="-253.6976163" calcext:value-type="float">
            <text:p>-253.6976163</text:p>
          </table:table-cell>
          <table:table-cell office:value-type="float" office:value="8.269325422" calcext:value-type="float">
            <text:p>8.269325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93.13888159" calcext:value-type="float">
            <text:p>93.13888159</text:p>
          </table:table-cell>
          <table:table-cell office:value-type="float" office:value="-5.652615166" calcext:value-type="float">
            <text:p>-5.652615166</text:p>
          </table:table-cell>
          <table:table-cell office:value-type="float" office:value="-213.9106155" calcext:value-type="float">
            <text:p>-213.9106155</text:p>
          </table:table-cell>
          <table:table-cell office:value-type="float" office:value="6.209760075" calcext:value-type="float">
            <text:p>6.209760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75.45450371" calcext:value-type="float">
            <text:p>75.45450371</text:p>
          </table:table-cell>
          <table:table-cell office:value-type="float" office:value="7.903213687" calcext:value-type="float">
            <text:p>7.903213687</text:p>
          </table:table-cell>
          <table:table-cell office:value-type="float" office:value="-194.3685225" calcext:value-type="float">
            <text:p>-194.3685225</text:p>
          </table:table-cell>
          <table:table-cell office:value-type="float" office:value="7.6317087" calcext:value-type="float">
            <text:p>7.6317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61.06388101" calcext:value-type="float">
            <text:p>-61.06388101</text:p>
          </table:table-cell>
          <table:table-cell office:value-type="float" office:value="-9.479044949" calcext:value-type="float">
            <text:p>-9.479044949</text:p>
          </table:table-cell>
          <table:table-cell office:value-type="float" office:value="-167.2364982" calcext:value-type="float">
            <text:p>-167.2364982</text:p>
          </table:table-cell>
          <table:table-cell office:value-type="float" office:value="7.025592326" calcext:value-type="float">
            <text:p>7.025592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103.0705158" calcext:value-type="float">
            <text:p>103.0705158</text:p>
          </table:table-cell>
          <table:table-cell office:value-type="float" office:value="68.40957144" calcext:value-type="float">
            <text:p>68.40957144</text:p>
          </table:table-cell>
          <table:table-cell office:value-type="float" office:value="-92.41774522" calcext:value-type="float">
            <text:p>-92.41774522</text:p>
          </table:table-cell>
          <table:table-cell office:value-type="float" office:value="5.829699739" calcext:value-type="float">
            <text:p>5.829699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26.24101038" calcext:value-type="float">
            <text:p>-26.24101038</text:p>
          </table:table-cell>
          <table:table-cell office:value-type="float" office:value="79.69154358" calcext:value-type="float">
            <text:p>79.69154358</text:p>
          </table:table-cell>
          <table:table-cell office:value-type="float" office:value="-62.01174178" calcext:value-type="float">
            <text:p>-62.01174178</text:p>
          </table:table-cell>
          <table:table-cell office:value-type="float" office:value="5.241641609" calcext:value-type="float">
            <text:p>5.241641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34.49722741" calcext:value-type="float">
            <text:p>-34.49722741</text:p>
          </table:table-cell>
          <table:table-cell office:value-type="float" office:value="-9.311874316" calcext:value-type="float">
            <text:p>-9.311874316</text:p>
          </table:table-cell>
          <table:table-cell office:value-type="float" office:value="-37.44756628" calcext:value-type="float">
            <text:p>-37.44756628</text:p>
          </table:table-cell>
          <table:table-cell office:value-type="float" office:value="7.360638607" calcext:value-type="float">
            <text:p>7.360638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72.83218702" calcext:value-type="float">
            <text:p>-72.83218702</text:p>
          </table:table-cell>
          <table:table-cell office:value-type="float" office:value="24.89329087" calcext:value-type="float">
            <text:p>24.89329087</text:p>
          </table:table-cell>
          <table:table-cell office:value-type="float" office:value="-51.72437324" calcext:value-type="float">
            <text:p>-51.72437324</text:p>
          </table:table-cell>
          <table:table-cell office:value-type="float" office:value="4.912791975" calcext:value-type="float">
            <text:p>4.912791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5386642382564804180764325545</text:p>
          </table:table-cell>
          <table:table-cell office:value-type="float" office:value="86.40287315" calcext:value-type="float">
            <text:p>86.40287315</text:p>
          </table:table-cell>
          <table:table-cell office:value-type="float" office:value="50.87510892" calcext:value-type="float">
            <text:p>50.87510892</text:p>
          </table:table-cell>
          <table:table-cell office:value-type="float" office:value="-81.3868821" calcext:value-type="float">
            <text:p>-81.3868821</text:p>
          </table:table-cell>
          <table:table-cell office:value-type="float" office:value="12.73358119" calcext:value-type="float">
            <text:p>12.73358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16.8346004" calcext:value-type="float">
            <text:p>-116.8346004</text:p>
          </table:table-cell>
          <table:table-cell office:value-type="float" office:value="227.4323404" calcext:value-type="float">
            <text:p>227.4323404</text:p>
          </table:table-cell>
          <table:table-cell office:value-type="float" office:value="-565.6218654" calcext:value-type="float">
            <text:p>-565.6218654</text:p>
          </table:table-cell>
          <table:table-cell office:value-type="float" office:value="4.910652503" calcext:value-type="float">
            <text:p>4.910652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32.66447114" calcext:value-type="float">
            <text:p>-32.66447114</text:p>
          </table:table-cell>
          <table:table-cell office:value-type="float" office:value="188.3615147" calcext:value-type="float">
            <text:p>188.3615147</text:p>
          </table:table-cell>
          <table:table-cell office:value-type="float" office:value="-640.737396" calcext:value-type="float">
            <text:p>-640.737396</text:p>
          </table:table-cell>
          <table:table-cell office:value-type="float" office:value="4.468307428" calcext:value-type="float">
            <text:p>4.468307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88.25600165" calcext:value-type="float">
            <text:p>88.25600165</text:p>
          </table:table-cell>
          <table:table-cell office:value-type="float" office:value="230.5158009" calcext:value-type="float">
            <text:p>230.5158009</text:p>
          </table:table-cell>
          <table:table-cell office:value-type="float" office:value="-623.295922" calcext:value-type="float">
            <text:p>-623.295922</text:p>
          </table:table-cell>
          <table:table-cell office:value-type="float" office:value="9.011764374" calcext:value-type="float">
            <text:p>9.01176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55.71446565" calcext:value-type="float">
            <text:p>55.71446565</text:p>
          </table:table-cell>
          <table:table-cell office:value-type="float" office:value="190.7603968" calcext:value-type="float">
            <text:p>190.7603968</text:p>
          </table:table-cell>
          <table:table-cell office:value-type="float" office:value="-579.6542959" calcext:value-type="float">
            <text:p>-579.6542959</text:p>
          </table:table-cell>
          <table:table-cell office:value-type="float" office:value="10.88873794" calcext:value-type="float">
            <text:p>10.88873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21.6502017" calcext:value-type="float">
            <text:p>-121.6502017</text:p>
          </table:table-cell>
          <table:table-cell office:value-type="float" office:value="216.3673938" calcext:value-type="float">
            <text:p>216.3673938</text:p>
          </table:table-cell>
          <table:table-cell office:value-type="float" office:value="-635.5142522" calcext:value-type="float">
            <text:p>-635.5142522</text:p>
          </table:table-cell>
          <table:table-cell office:value-type="float" office:value="4.355736429" calcext:value-type="float">
            <text:p>4.355736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63.09760599" calcext:value-type="float">
            <text:p>-63.09760599</text:p>
          </table:table-cell>
          <table:table-cell office:value-type="float" office:value="-56.55503154" calcext:value-type="float">
            <text:p>-56.55503154</text:p>
          </table:table-cell>
          <table:table-cell office:value-type="float" office:value="-332.9778338" calcext:value-type="float">
            <text:p>-332.9778338</text:p>
          </table:table-cell>
          <table:table-cell office:value-type="float" office:value="10.33318806" calcext:value-type="float">
            <text:p>10.33318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64.3510309" calcext:value-type="float">
            <text:p>-164.3510309</text:p>
          </table:table-cell>
          <table:table-cell office:value-type="float" office:value="-136.6619593" calcext:value-type="float">
            <text:p>-136.6619593</text:p>
          </table:table-cell>
          <table:table-cell office:value-type="float" office:value="-301.5817285" calcext:value-type="float">
            <text:p>-301.5817285</text:p>
          </table:table-cell>
          <table:table-cell office:value-type="float" office:value="9.220611088" calcext:value-type="float">
            <text:p>9.22061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41.7238666" calcext:value-type="float">
            <text:p>-141.7238666</text:p>
          </table:table-cell>
          <table:table-cell office:value-type="float" office:value="-124.9488005" calcext:value-type="float">
            <text:p>-124.9488005</text:p>
          </table:table-cell>
          <table:table-cell office:value-type="float" office:value="-251.3310155" calcext:value-type="float">
            <text:p>-251.3310155</text:p>
          </table:table-cell>
          <table:table-cell office:value-type="float" office:value="6.054719899" calcext:value-type="float">
            <text:p>6.05471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68.62139433" calcext:value-type="float">
            <text:p>-68.62139433</text:p>
          </table:table-cell>
          <table:table-cell office:value-type="float" office:value="-84.03463116" calcext:value-type="float">
            <text:p>-84.03463116</text:p>
          </table:table-cell>
          <table:table-cell office:value-type="float" office:value="-160.5226706" calcext:value-type="float">
            <text:p>-160.5226706</text:p>
          </table:table-cell>
          <table:table-cell office:value-type="float" office:value="6.334194889" calcext:value-type="float">
            <text:p>6.334194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28.36728411" calcext:value-type="float">
            <text:p>-28.36728411</text:p>
          </table:table-cell>
          <table:table-cell office:value-type="float" office:value="-82.21130866" calcext:value-type="float">
            <text:p>-82.21130866</text:p>
          </table:table-cell>
          <table:table-cell office:value-type="float" office:value="-206.4823356" calcext:value-type="float">
            <text:p>-206.4823356</text:p>
          </table:table-cell>
          <table:table-cell office:value-type="float" office:value="6.607863144" calcext:value-type="float">
            <text:p>6.607863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304665257760307862874140576</text:p>
          </table:table-cell>
          <table:table-cell office:value-type="float" office:value="-117.722135" calcext:value-type="float">
            <text:p>-117.722135</text:p>
          </table:table-cell>
          <table:table-cell office:value-type="float" office:value="160.4941255" calcext:value-type="float">
            <text:p>160.4941255</text:p>
          </table:table-cell>
          <table:table-cell office:value-type="float" office:value="-688.2851649" calcext:value-type="float">
            <text:p>-688.2851649</text:p>
          </table:table-cell>
          <table:table-cell office:value-type="float" office:value="15.34315352" calcext:value-type="float">
            <text:p>15.34315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515474430718803379832249911</text:p>
          </table:table-cell>
          <table:table-cell office:value-type="float" office:value="76.54060313" calcext:value-type="float">
            <text:p>76.54060313</text:p>
          </table:table-cell>
          <table:table-cell office:value-type="float" office:value="-104.9008899" calcext:value-type="float">
            <text:p>-104.9008899</text:p>
          </table:table-cell>
          <table:table-cell office:value-type="float" office:value="-86.21061178" calcext:value-type="float">
            <text:p>-86.21061178</text:p>
          </table:table-cell>
          <table:table-cell office:value-type="float" office:value="4.84697694" calcext:value-type="float">
            <text:p>4.84697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19806527488108718706404165837</text:p>
          </table:table-cell>
          <table:table-cell office:value-type="float" office:value="-78.69731043" calcext:value-type="float">
            <text:p>-78.69731043</text:p>
          </table:table-cell>
          <table:table-cell office:value-type="float" office:value="-95.41409843" calcext:value-type="float">
            <text:p>-95.41409843</text:p>
          </table:table-cell>
          <table:table-cell office:value-type="float" office:value="-168.680412" calcext:value-type="float">
            <text:p>-168.680412</text:p>
          </table:table-cell>
          <table:table-cell office:value-type="float" office:value="6.000997888" calcext:value-type="float">
            <text:p>6.000997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108220866971173712229588402</text:p>
          </table:table-cell>
          <table:table-cell office:value-type="float" office:value="-86.89844846" calcext:value-type="float">
            <text:p>-86.89844846</text:p>
          </table:table-cell>
          <table:table-cell office:value-type="float" office:value="-53.10326995" calcext:value-type="float">
            <text:p>-53.10326995</text:p>
          </table:table-cell>
          <table:table-cell office:value-type="float" office:value="-130.0891571" calcext:value-type="float">
            <text:p>-130.0891571</text:p>
          </table:table-cell>
          <table:table-cell office:value-type="float" office:value="5.118825049" calcext:value-type="float">
            <text:p>5.118825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391737347333465796214915391</text:p>
          </table:table-cell>
          <table:table-cell office:value-type="float" office:value="49.31293635" calcext:value-type="float">
            <text:p>49.31293635</text:p>
          </table:table-cell>
          <table:table-cell office:value-type="float" office:value="-63.21521025" calcext:value-type="float">
            <text:p>-63.21521025</text:p>
          </table:table-cell>
          <table:table-cell office:value-type="float" office:value="-118.7995619" calcext:value-type="float">
            <text:p>-118.7995619</text:p>
          </table:table-cell>
          <table:table-cell office:value-type="float" office:value="22.13322034" calcext:value-type="float">
            <text:p>22.13322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-103.9504272" calcext:value-type="float">
            <text:p>-103.9504272</text:p>
          </table:table-cell>
          <table:table-cell office:value-type="float" office:value="-156.4473234" calcext:value-type="float">
            <text:p>-156.4473234</text:p>
          </table:table-cell>
          <table:table-cell office:value-type="float" office:value="-143.9506516" calcext:value-type="float">
            <text:p>-143.9506516</text:p>
          </table:table-cell>
          <table:table-cell office:value-type="float" office:value="5.194045747" calcext:value-type="float">
            <text:p>5.194045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63.57534973" calcext:value-type="float">
            <text:p>63.57534973</text:p>
          </table:table-cell>
          <table:table-cell office:value-type="float" office:value="-130.319172" calcext:value-type="float">
            <text:p>-130.319172</text:p>
          </table:table-cell>
          <table:table-cell office:value-type="float" office:value="-125.0296842" calcext:value-type="float">
            <text:p>-125.0296842</text:p>
          </table:table-cell>
          <table:table-cell office:value-type="float" office:value="4.387576729" calcext:value-type="float">
            <text:p>4.387576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94.29246806" calcext:value-type="float">
            <text:p>-94.29246806</text:p>
          </table:table-cell>
          <table:table-cell office:value-type="float" office:value="60.22561502" calcext:value-type="float">
            <text:p>60.22561502</text:p>
          </table:table-cell>
          <table:table-cell office:value-type="float" office:value="-261.2127762" calcext:value-type="float">
            <text:p>-261.2127762</text:p>
          </table:table-cell>
          <table:table-cell office:value-type="float" office:value="14.19833109" calcext:value-type="float">
            <text:p>14.19833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54.61763177" calcext:value-type="float">
            <text:p>-54.61763177</text:p>
          </table:table-cell>
          <table:table-cell office:value-type="float" office:value="59.35238726" calcext:value-type="float">
            <text:p>59.35238726</text:p>
          </table:table-cell>
          <table:table-cell office:value-type="float" office:value="-236.0747811" calcext:value-type="float">
            <text:p>-236.0747811</text:p>
          </table:table-cell>
          <table:table-cell office:value-type="float" office:value="13.9323257" calcext:value-type="float">
            <text:p>13.9323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621219961396951727742490470</text:p>
          </table:table-cell>
          <table:table-cell office:value-type="float" office:value="-58.38635605" calcext:value-type="float">
            <text:p>-58.38635605</text:p>
          </table:table-cell>
          <table:table-cell office:value-type="float" office:value="0.082104855" calcext:value-type="float">
            <text:p>0.082104855</text:p>
          </table:table-cell>
          <table:table-cell office:value-type="float" office:value="-247.7679608" calcext:value-type="float">
            <text:p>-247.7679608</text:p>
          </table:table-cell>
          <table:table-cell office:value-type="float" office:value="14.16396307" calcext:value-type="float">
            <text:p>14.16396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2210822" calcext:value-type="float">
            <text:p>-144.2210822</text:p>
          </table:table-cell>
          <table:table-cell office:value-type="float" office:value="76.8021616" calcext:value-type="float">
            <text:p>76.8021616</text:p>
          </table:table-cell>
          <table:table-cell office:value-type="float" office:value="-260.6565506" calcext:value-type="float">
            <text:p>-260.6565506</text:p>
          </table:table-cell>
          <table:table-cell office:value-type="float" office:value="6.961023634" calcext:value-type="float">
            <text:p>6.961023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96.83727606" calcext:value-type="float">
            <text:p>-96.83727606</text:p>
          </table:table-cell>
          <table:table-cell office:value-type="float" office:value="-5.571432326" calcext:value-type="float">
            <text:p>-5.571432326</text:p>
          </table:table-cell>
          <table:table-cell office:value-type="float" office:value="-253.0544355" calcext:value-type="float">
            <text:p>-253.0544355</text:p>
          </table:table-cell>
          <table:table-cell office:value-type="float" office:value="4.833889744" calcext:value-type="float">
            <text:p>4.833889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8248012" calcext:value-type="float">
            <text:p>-144.8248012</text:p>
          </table:table-cell>
          <table:table-cell office:value-type="float" office:value="71.31022616" calcext:value-type="float">
            <text:p>71.31022616</text:p>
          </table:table-cell>
          <table:table-cell office:value-type="float" office:value="-251.0999717" calcext:value-type="float">
            <text:p>-251.0999717</text:p>
          </table:table-cell>
          <table:table-cell office:value-type="float" office:value="5.050147896" calcext:value-type="float">
            <text:p>5.050147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7.2732369" calcext:value-type="float">
            <text:p>-147.2732369</text:p>
          </table:table-cell>
          <table:table-cell office:value-type="float" office:value="-16.72239867" calcext:value-type="float">
            <text:p>-16.72239867</text:p>
          </table:table-cell>
          <table:table-cell office:value-type="float" office:value="-240.7544685" calcext:value-type="float">
            <text:p>-240.7544685</text:p>
          </table:table-cell>
          <table:table-cell office:value-type="float" office:value="7.196392768" calcext:value-type="float">
            <text:p>7.19639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112.7053209" calcext:value-type="float">
            <text:p>112.7053209</text:p>
          </table:table-cell>
          <table:table-cell office:value-type="float" office:value="64.8630062" calcext:value-type="float">
            <text:p>64.8630062</text:p>
          </table:table-cell>
          <table:table-cell office:value-type="float" office:value="-243.8057686" calcext:value-type="float">
            <text:p>-243.8057686</text:p>
          </table:table-cell>
          <table:table-cell office:value-type="float" office:value="5.898838135" calcext:value-type="float">
            <text:p>5.898838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72.85764176" calcext:value-type="float">
            <text:p>72.85764176</text:p>
          </table:table-cell>
          <table:table-cell office:value-type="float" office:value="91.95800608" calcext:value-type="float">
            <text:p>91.95800608</text:p>
          </table:table-cell>
          <table:table-cell office:value-type="float" office:value="-225.1181458" calcext:value-type="float">
            <text:p>-225.1181458</text:p>
          </table:table-cell>
          <table:table-cell office:value-type="float" office:value="5.997708724" calcext:value-type="float">
            <text:p>5.997708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-104.5202654" calcext:value-type="float">
            <text:p>-104.5202654</text:p>
          </table:table-cell>
          <table:table-cell office:value-type="float" office:value="-80.58695572" calcext:value-type="float">
            <text:p>-80.58695572</text:p>
          </table:table-cell>
          <table:table-cell office:value-type="float" office:value="-206.7105258" calcext:value-type="float">
            <text:p>-206.7105258</text:p>
          </table:table-cell>
          <table:table-cell office:value-type="float" office:value="4.868289382" calcext:value-type="float">
            <text:p>4.868289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73.74147799" calcext:value-type="float">
            <text:p>73.74147799</text:p>
          </table:table-cell>
          <table:table-cell office:value-type="float" office:value="20.52463349" calcext:value-type="float">
            <text:p>20.52463349</text:p>
          </table:table-cell>
          <table:table-cell office:value-type="float" office:value="-144.2154706" calcext:value-type="float">
            <text:p>-144.2154706</text:p>
          </table:table-cell>
          <table:table-cell office:value-type="float" office:value="4.859054017" calcext:value-type="float">
            <text:p>4.859054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3697637451437522065941162930</text:p>
          </table:table-cell>
          <table:table-cell office:value-type="float" office:value="-129.0547255" calcext:value-type="float">
            <text:p>-129.0547255</text:p>
          </table:table-cell>
          <table:table-cell office:value-type="float" office:value="-12.23855483" calcext:value-type="float">
            <text:p>-12.23855483</text:p>
          </table:table-cell>
          <table:table-cell office:value-type="float" office:value="-79.4978846" calcext:value-type="float">
            <text:p>-79.4978846</text:p>
          </table:table-cell>
          <table:table-cell office:value-type="float" office:value="21.82795321" calcext:value-type="float">
            <text:p>21.8279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154461048929153767743874565</text:p>
          </table:table-cell>
          <table:table-cell office:value-type="float" office:value="145.967465" calcext:value-type="float">
            <text:p>145.967465</text:p>
          </table:table-cell>
          <table:table-cell office:value-type="float" office:value="-161.1976342" calcext:value-type="float">
            <text:p>-161.1976342</text:p>
          </table:table-cell>
          <table:table-cell office:value-type="float" office:value="-312.0713474" calcext:value-type="float">
            <text:p>-312.0713474</text:p>
          </table:table-cell>
          <table:table-cell office:value-type="float" office:value="6.378436317" calcext:value-type="float">
            <text:p>6.378436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86.7371531" calcext:value-type="float">
            <text:p>-86.7371531</text:p>
          </table:table-cell>
          <table:table-cell office:value-type="float" office:value="50.43512096" calcext:value-type="float">
            <text:p>50.43512096</text:p>
          </table:table-cell>
          <table:table-cell office:value-type="float" office:value="-156.612762" calcext:value-type="float">
            <text:p>-156.612762</text:p>
          </table:table-cell>
          <table:table-cell office:value-type="float" office:value="9.259814" calcext:value-type="float">
            <text:p>9.259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78.93980901" calcext:value-type="float">
            <text:p>78.93980901</text:p>
          </table:table-cell>
          <table:table-cell office:value-type="float" office:value="15.80057403" calcext:value-type="float">
            <text:p>15.80057403</text:p>
          </table:table-cell>
          <table:table-cell office:value-type="float" office:value="-95.35623253" calcext:value-type="float">
            <text:p>-95.35623253</text:p>
          </table:table-cell>
          <table:table-cell office:value-type="float" office:value="14.95279904" calcext:value-type="float">
            <text:p>14.95279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60.61494104" calcext:value-type="float">
            <text:p>-60.61494104</text:p>
          </table:table-cell>
          <table:table-cell office:value-type="float" office:value="50.42874262" calcext:value-type="float">
            <text:p>50.42874262</text:p>
          </table:table-cell>
          <table:table-cell office:value-type="float" office:value="-95.98745681" calcext:value-type="float">
            <text:p>-95.98745681</text:p>
          </table:table-cell>
          <table:table-cell office:value-type="float" office:value="6.736648953" calcext:value-type="float">
            <text:p>6.736648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61.38042695" calcext:value-type="float">
            <text:p>-61.38042695</text:p>
          </table:table-cell>
          <table:table-cell office:value-type="float" office:value="-72.80237271" calcext:value-type="float">
            <text:p>-72.80237271</text:p>
          </table:table-cell>
          <table:table-cell office:value-type="float" office:value="-230.3742024" calcext:value-type="float">
            <text:p>-230.3742024</text:p>
          </table:table-cell>
          <table:table-cell office:value-type="float" office:value="5.174837024" calcext:value-type="float">
            <text:p>5.174837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55.4650503" calcext:value-type="float">
            <text:p>-55.4650503</text:p>
          </table:table-cell>
          <table:table-cell office:value-type="float" office:value="-72.1326947" calcext:value-type="float">
            <text:p>-72.1326947</text:p>
          </table:table-cell>
          <table:table-cell office:value-type="float" office:value="-264.3412335" calcext:value-type="float">
            <text:p>-264.3412335</text:p>
          </table:table-cell>
          <table:table-cell office:value-type="float" office:value="5.600330272" calcext:value-type="float">
            <text:p>5.600330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31.31603013" calcext:value-type="float">
            <text:p>31.31603013</text:p>
          </table:table-cell>
          <table:table-cell office:value-type="float" office:value="-141.7597373" calcext:value-type="float">
            <text:p>-141.7597373</text:p>
          </table:table-cell>
          <table:table-cell office:value-type="float" office:value="-93.9202978" calcext:value-type="float">
            <text:p>-93.9202978</text:p>
          </table:table-cell>
          <table:table-cell office:value-type="float" office:value="3.393985464" calcext:value-type="float">
            <text:p>3.39398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5.17419134" calcext:value-type="float">
            <text:p>75.17419134</text:p>
          </table:table-cell>
          <table:table-cell office:value-type="float" office:value="-76.43875411" calcext:value-type="float">
            <text:p>-76.43875411</text:p>
          </table:table-cell>
          <table:table-cell office:value-type="float" office:value="-262.349883" calcext:value-type="float">
            <text:p>-262.349883</text:p>
          </table:table-cell>
          <table:table-cell office:value-type="float" office:value="4.054585195" calcext:value-type="float">
            <text:p>4.054585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9.7279097" calcext:value-type="float">
            <text:p>79.7279097</text:p>
          </table:table-cell>
          <table:table-cell office:value-type="float" office:value="-236.1324625" calcext:value-type="float">
            <text:p>-236.1324625</text:p>
          </table:table-cell>
          <table:table-cell office:value-type="float" office:value="-149.6524383" calcext:value-type="float">
            <text:p>-149.6524383</text:p>
          </table:table-cell>
          <table:table-cell office:value-type="float" office:value="4.732833115" calcext:value-type="float">
            <text:p>4.732833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24.370439" calcext:value-type="float">
            <text:p>124.370439</text:p>
          </table:table-cell>
          <table:table-cell office:value-type="float" office:value="-106.0114955" calcext:value-type="float">
            <text:p>-106.0114955</text:p>
          </table:table-cell>
          <table:table-cell office:value-type="float" office:value="-208.2958333" calcext:value-type="float">
            <text:p>-208.2958333</text:p>
          </table:table-cell>
          <table:table-cell office:value-type="float" office:value="4.492434135" calcext:value-type="float">
            <text:p>4.49243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11.9984909" calcext:value-type="float">
            <text:p>111.9984909</text:p>
          </table:table-cell>
          <table:table-cell office:value-type="float" office:value="-148.5527622" calcext:value-type="float">
            <text:p>-148.5527622</text:p>
          </table:table-cell>
          <table:table-cell office:value-type="float" office:value="-170.1697015" calcext:value-type="float">
            <text:p>-170.1697015</text:p>
          </table:table-cell>
          <table:table-cell office:value-type="float" office:value="3.916276383" calcext:value-type="float">
            <text:p>3.916276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-70.16527375" calcext:value-type="float">
            <text:p>-70.16527375</text:p>
          </table:table-cell>
          <table:table-cell office:value-type="float" office:value="-144.9379752" calcext:value-type="float">
            <text:p>-144.9379752</text:p>
          </table:table-cell>
          <table:table-cell office:value-type="float" office:value="-86.54947655" calcext:value-type="float">
            <text:p>-86.54947655</text:p>
          </table:table-cell>
          <table:table-cell office:value-type="float" office:value="10.96737987" calcext:value-type="float">
            <text:p>10.96737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264578931778258890371755354</text:p>
          </table:table-cell>
          <table:table-cell office:value-type="float" office:value="59.1141461" calcext:value-type="float">
            <text:p>59.1141461</text:p>
          </table:table-cell>
          <table:table-cell office:value-type="float" office:value="-158.5772534" calcext:value-type="float">
            <text:p>-158.5772534</text:p>
          </table:table-cell>
          <table:table-cell office:value-type="float" office:value="-118.037336" calcext:value-type="float">
            <text:p>-118.037336</text:p>
          </table:table-cell>
          <table:table-cell office:value-type="float" office:value="6.720277435" calcext:value-type="float">
            <text:p>6.720277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44.01647614" calcext:value-type="float">
            <text:p>44.01647614</text:p>
          </table:table-cell>
          <table:table-cell office:value-type="float" office:value="-7.920203139" calcext:value-type="float">
            <text:p>-7.920203139</text:p>
          </table:table-cell>
          <table:table-cell office:value-type="float" office:value="-249.6876651" calcext:value-type="float">
            <text:p>-249.6876651</text:p>
          </table:table-cell>
          <table:table-cell office:value-type="float" office:value="7.60446251" calcext:value-type="float">
            <text:p>7.60446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-96.96022013" calcext:value-type="float">
            <text:p>-96.96022013</text:p>
          </table:table-cell>
          <table:table-cell office:value-type="float" office:value="48.93585032" calcext:value-type="float">
            <text:p>48.93585032</text:p>
          </table:table-cell>
          <table:table-cell office:value-type="float" office:value="-68.03842933" calcext:value-type="float">
            <text:p>-68.03842933</text:p>
          </table:table-cell>
          <table:table-cell office:value-type="float" office:value="16.97755709" calcext:value-type="float">
            <text:p>16.97755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6704785377921920210612476953</text:p>
          </table:table-cell>
          <table:table-cell office:value-type="float" office:value="104.7694388" calcext:value-type="float">
            <text:p>104.7694388</text:p>
          </table:table-cell>
          <table:table-cell office:value-type="float" office:value="-1.720163357" calcext:value-type="float">
            <text:p>-1.720163357</text:p>
          </table:table-cell>
          <table:table-cell office:value-type="float" office:value="-204.3343503" calcext:value-type="float">
            <text:p>-204.3343503</text:p>
          </table:table-cell>
          <table:table-cell office:value-type="float" office:value="4.887779405" calcext:value-type="float">
            <text:p>4.88777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7965161564033605177803085629</text:p>
          </table:table-cell>
          <table:table-cell office:value-type="float" office:value="97.49024191" calcext:value-type="float">
            <text:p>97.49024191</text:p>
          </table:table-cell>
          <table:table-cell office:value-type="float" office:value="28.55020986" calcext:value-type="float">
            <text:p>28.55020986</text:p>
          </table:table-cell>
          <table:table-cell office:value-type="float" office:value="-160.5336443" calcext:value-type="float">
            <text:p>-160.5336443</text:p>
          </table:table-cell>
          <table:table-cell office:value-type="float" office:value="8.842809348" calcext:value-type="float">
            <text:p>8.84280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23902651233986592378348912</text:p>
          </table:table-cell>
          <table:table-cell office:value-type="float" office:value="33.83282599" calcext:value-type="float">
            <text:p>33.83282599</text:p>
          </table:table-cell>
          <table:table-cell office:value-type="float" office:value="88.41158995" calcext:value-type="float">
            <text:p>88.41158995</text:p>
          </table:table-cell>
          <table:table-cell office:value-type="float" office:value="-101.7804814" calcext:value-type="float">
            <text:p>-101.7804814</text:p>
          </table:table-cell>
          <table:table-cell office:value-type="float" office:value="10.4626083" calcext:value-type="float">
            <text:p>10.462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69.52897275" calcext:value-type="float">
            <text:p>69.52897275</text:p>
          </table:table-cell>
          <table:table-cell office:value-type="float" office:value="-24.4152887" calcext:value-type="float">
            <text:p>-24.4152887</text:p>
          </table:table-cell>
          <table:table-cell office:value-type="float" office:value="-137.8211351" calcext:value-type="float">
            <text:p>-137.8211351</text:p>
          </table:table-cell>
          <table:table-cell office:value-type="float" office:value="7.035809202" calcext:value-type="float">
            <text:p>7.035809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87.16989338" calcext:value-type="float">
            <text:p>87.16989338</text:p>
          </table:table-cell>
          <table:table-cell office:value-type="float" office:value="16.38497348" calcext:value-type="float">
            <text:p>16.38497348</text:p>
          </table:table-cell>
          <table:table-cell office:value-type="float" office:value="-274.2034889" calcext:value-type="float">
            <text:p>-274.2034889</text:p>
          </table:table-cell>
          <table:table-cell office:value-type="float" office:value="5.85837472" calcext:value-type="float">
            <text:p>5.85837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99.85852187" calcext:value-type="float">
            <text:p>-99.85852187</text:p>
          </table:table-cell>
          <table:table-cell office:value-type="float" office:value="37.43405102" calcext:value-type="float">
            <text:p>37.43405102</text:p>
          </table:table-cell>
          <table:table-cell office:value-type="float" office:value="-170.4566088" calcext:value-type="float">
            <text:p>-170.4566088</text:p>
          </table:table-cell>
          <table:table-cell office:value-type="float" office:value="12.3192364" calcext:value-type="float">
            <text:p>12.3192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78.66713641" calcext:value-type="float">
            <text:p>-78.66713641</text:p>
          </table:table-cell>
          <table:table-cell office:value-type="float" office:value="66.42215895" calcext:value-type="float">
            <text:p>66.42215895</text:p>
          </table:table-cell>
          <table:table-cell office:value-type="float" office:value="-168.8716784" calcext:value-type="float">
            <text:p>-168.8716784</text:p>
          </table:table-cell>
          <table:table-cell office:value-type="float" office:value="13.02514237" calcext:value-type="float">
            <text:p>13.02514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-79.18515549" calcext:value-type="float">
            <text:p>-79.18515549</text:p>
          </table:table-cell>
          <table:table-cell office:value-type="float" office:value="93.97389133" calcext:value-type="float">
            <text:p>93.97389133</text:p>
          </table:table-cell>
          <table:table-cell office:value-type="float" office:value="-146.3062085" calcext:value-type="float">
            <text:p>-146.3062085</text:p>
          </table:table-cell>
          <table:table-cell office:value-type="float" office:value="5.317166147" calcext:value-type="float">
            <text:p>5.317166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44.14055176" calcext:value-type="float">
            <text:p>44.14055176</text:p>
          </table:table-cell>
          <table:table-cell office:value-type="float" office:value="100.3832603" calcext:value-type="float">
            <text:p>100.3832603</text:p>
          </table:table-cell>
          <table:table-cell office:value-type="float" office:value="-139.8410947" calcext:value-type="float">
            <text:p>-139.8410947</text:p>
          </table:table-cell>
          <table:table-cell office:value-type="float" office:value="6.133374031" calcext:value-type="float">
            <text:p>6.133374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055977637338639741695800950</text:p>
          </table:table-cell>
          <table:table-cell office:value-type="float" office:value="-96.46930419" calcext:value-type="float">
            <text:p>-96.46930419</text:p>
          </table:table-cell>
          <table:table-cell office:value-type="float" office:value="-88.12896199" calcext:value-type="float">
            <text:p>-88.12896199</text:p>
          </table:table-cell>
          <table:table-cell office:value-type="float" office:value="1131.113774" calcext:value-type="float">
            <text:p>1131.113774</text:p>
          </table:table-cell>
          <table:table-cell office:value-type="float" office:value="6.800248866" calcext:value-type="float">
            <text:p>6.800248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567032250534530765928856531</text:p>
          </table:table-cell>
          <table:table-cell office:value-type="float" office:value="80.77303275" calcext:value-type="float">
            <text:p>80.77303275</text:p>
          </table:table-cell>
          <table:table-cell office:value-type="float" office:value="-29.15344675" calcext:value-type="float">
            <text:p>-29.15344675</text:p>
          </table:table-cell>
          <table:table-cell office:value-type="float" office:value="-85.55027647" calcext:value-type="float">
            <text:p>-85.55027647</text:p>
          </table:table-cell>
          <table:table-cell office:value-type="float" office:value="3.611869871" calcext:value-type="float">
            <text:p>3.611869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32.10848635" calcext:value-type="float">
            <text:p>-32.10848635</text:p>
          </table:table-cell>
          <table:table-cell office:value-type="float" office:value="-30.26543546" calcext:value-type="float">
            <text:p>-30.26543546</text:p>
          </table:table-cell>
          <table:table-cell office:value-type="float" office:value="-219.5786756" calcext:value-type="float">
            <text:p>-219.5786756</text:p>
          </table:table-cell>
          <table:table-cell office:value-type="float" office:value="4.978982963" calcext:value-type="float">
            <text:p>4.978982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94.29018316" calcext:value-type="float">
            <text:p>-94.29018316</text:p>
          </table:table-cell>
          <table:table-cell office:value-type="float" office:value="70.67432635" calcext:value-type="float">
            <text:p>70.67432635</text:p>
          </table:table-cell>
          <table:table-cell office:value-type="float" office:value="-253.256346" calcext:value-type="float">
            <text:p>-253.256346</text:p>
          </table:table-cell>
          <table:table-cell office:value-type="float" office:value="4.843419619" calcext:value-type="float">
            <text:p>4.843419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133.983223" calcext:value-type="float">
            <text:p>133.983223</text:p>
          </table:table-cell>
          <table:table-cell office:value-type="float" office:value="16.50243609" calcext:value-type="float">
            <text:p>16.50243609</text:p>
          </table:table-cell>
          <table:table-cell office:value-type="float" office:value="-158.8158943" calcext:value-type="float">
            <text:p>-158.8158943</text:p>
          </table:table-cell>
          <table:table-cell office:value-type="float" office:value="5.674730826" calcext:value-type="float">
            <text:p>5.674730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16.01619076" calcext:value-type="float">
            <text:p>-16.01619076</text:p>
          </table:table-cell>
          <table:table-cell office:value-type="float" office:value="50.52094748" calcext:value-type="float">
            <text:p>50.52094748</text:p>
          </table:table-cell>
          <table:table-cell office:value-type="float" office:value="-137.5903435" calcext:value-type="float">
            <text:p>-137.5903435</text:p>
          </table:table-cell>
          <table:table-cell office:value-type="float" office:value="4.907212712" calcext:value-type="float">
            <text:p>4.907212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036599816889919308975074972</text:p>
          </table:table-cell>
          <table:table-cell office:value-type="float" office:value="-93.52263469" calcext:value-type="float">
            <text:p>-93.52263469</text:p>
          </table:table-cell>
          <table:table-cell office:value-type="float" office:value="-194.6344428" calcext:value-type="float">
            <text:p>-194.6344428</text:p>
          </table:table-cell>
          <table:table-cell office:value-type="float" office:value="-191.5919406" calcext:value-type="float">
            <text:p>-191.5919406</text:p>
          </table:table-cell>
          <table:table-cell office:value-type="float" office:value="6.134569156" calcext:value-type="float">
            <text:p>6.134569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438550890816550994739120843</text:p>
          </table:table-cell>
          <table:table-cell office:value-type="float" office:value="88.23145221" calcext:value-type="float">
            <text:p>88.23145221</text:p>
          </table:table-cell>
          <table:table-cell office:value-type="float" office:value="32.80911691" calcext:value-type="float">
            <text:p>32.80911691</text:p>
          </table:table-cell>
          <table:table-cell office:value-type="float" office:value="-77.98638617" calcext:value-type="float">
            <text:p>-77.98638617</text:p>
          </table:table-cell>
          <table:table-cell office:value-type="float" office:value="5.05940652" calcext:value-type="float">
            <text:p>5.05940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-107.8443234" calcext:value-type="float">
            <text:p>-107.8443234</text:p>
          </table:table-cell>
          <table:table-cell office:value-type="float" office:value="9.187612266" calcext:value-type="float">
            <text:p>9.187612266</text:p>
          </table:table-cell>
          <table:table-cell office:value-type="float" office:value="-230.5331004" calcext:value-type="float">
            <text:p>-230.5331004</text:p>
          </table:table-cell>
          <table:table-cell office:value-type="float" office:value="4.897802289" calcext:value-type="float">
            <text:p>4.897802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93.0086447" calcext:value-type="float">
            <text:p>93.0086447</text:p>
          </table:table-cell>
          <table:table-cell office:value-type="float" office:value="14.09192582" calcext:value-type="float">
            <text:p>14.09192582</text:p>
          </table:table-cell>
          <table:table-cell office:value-type="float" office:value="-218.2554877" calcext:value-type="float">
            <text:p>-218.2554877</text:p>
          </table:table-cell>
          <table:table-cell office:value-type="float" office:value="4.720442281" calcext:value-type="float">
            <text:p>4.720442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91.91936643" calcext:value-type="float">
            <text:p>-91.91936643</text:p>
          </table:table-cell>
          <table:table-cell office:value-type="float" office:value="87.00392719" calcext:value-type="float">
            <text:p>87.00392719</text:p>
          </table:table-cell>
          <table:table-cell office:value-type="float" office:value="1453.777585" calcext:value-type="float">
            <text:p>1453.777585</text:p>
          </table:table-cell>
          <table:table-cell office:value-type="float" office:value="14.43967916" calcext:value-type="float">
            <text:p>14.43967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59.72321708" calcext:value-type="float">
            <text:p>-59.72321708</text:p>
          </table:table-cell>
          <table:table-cell office:value-type="float" office:value="84.839226" calcext:value-type="float">
            <text:p>84.839226</text:p>
          </table:table-cell>
          <table:table-cell office:value-type="float" office:value="1368.370353" calcext:value-type="float">
            <text:p>1368.370353</text:p>
          </table:table-cell>
          <table:table-cell office:value-type="float" office:value="9.769564126" calcext:value-type="float">
            <text:p>9.76956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2817748896065918417924920957</text:p>
          </table:table-cell>
          <table:table-cell office:value-type="float" office:value="74.2822796" calcext:value-type="float">
            <text:p>74.2822796</text:p>
          </table:table-cell>
          <table:table-cell office:value-type="float" office:value="57.09404849" calcext:value-type="float">
            <text:p>57.09404849</text:p>
          </table:table-cell>
          <table:table-cell office:value-type="float" office:value="-122.279633" calcext:value-type="float">
            <text:p>-122.279633</text:p>
          </table:table-cell>
          <table:table-cell office:value-type="float" office:value="6.70661454" calcext:value-type="float">
            <text:p>6.70661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33.32584895" calcext:value-type="float">
            <text:p>-33.32584895</text:p>
          </table:table-cell>
          <table:table-cell office:value-type="float" office:value="50.4405973" calcext:value-type="float">
            <text:p>50.4405973</text:p>
          </table:table-cell>
          <table:table-cell office:value-type="float" office:value="-253.8029719" calcext:value-type="float">
            <text:p>-253.8029719</text:p>
          </table:table-cell>
          <table:table-cell office:value-type="float" office:value="11.3447991" calcext:value-type="float">
            <text:p>11.344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57.18592317" calcext:value-type="float">
            <text:p>-57.18592317</text:p>
          </table:table-cell>
          <table:table-cell office:value-type="float" office:value="78.72513926" calcext:value-type="float">
            <text:p>78.72513926</text:p>
          </table:table-cell>
          <table:table-cell office:value-type="float" office:value="-133.6241393" calcext:value-type="float">
            <text:p>-133.6241393</text:p>
          </table:table-cell>
          <table:table-cell office:value-type="float" office:value="13.65181798" calcext:value-type="float">
            <text:p>13.65181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58.2494371" calcext:value-type="float">
            <text:p>-58.2494371</text:p>
          </table:table-cell>
          <table:table-cell office:value-type="float" office:value="-98.05475684" calcext:value-type="float">
            <text:p>-98.05475684</text:p>
          </table:table-cell>
          <table:table-cell office:value-type="float" office:value="-227.604282" calcext:value-type="float">
            <text:p>-227.604282</text:p>
          </table:table-cell>
          <table:table-cell office:value-type="float" office:value="4.402746921" calcext:value-type="float">
            <text:p>4.402746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61.47472636" calcext:value-type="float">
            <text:p>-61.47472636</text:p>
          </table:table-cell>
          <table:table-cell office:value-type="float" office:value="-140.3727694" calcext:value-type="float">
            <text:p>-140.3727694</text:p>
          </table:table-cell>
          <table:table-cell office:value-type="float" office:value="-59.31736202" calcext:value-type="float">
            <text:p>-59.31736202</text:p>
          </table:table-cell>
          <table:table-cell office:value-type="float" office:value="9.326384983" calcext:value-type="float">
            <text:p>9.326384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119.4330363" calcext:value-type="float">
            <text:p>-119.4330363</text:p>
          </table:table-cell>
          <table:table-cell office:value-type="float" office:value="-48.7962957" calcext:value-type="float">
            <text:p>-48.7962957</text:p>
          </table:table-cell>
          <table:table-cell office:value-type="float" office:value="-223.600473" calcext:value-type="float">
            <text:p>-223.600473</text:p>
          </table:table-cell>
          <table:table-cell office:value-type="float" office:value="12.03514375" calcext:value-type="float">
            <text:p>12.0351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35.51923634" calcext:value-type="float">
            <text:p>-35.51923634</text:p>
          </table:table-cell>
          <table:table-cell office:value-type="float" office:value="40.34791487" calcext:value-type="float">
            <text:p>40.34791487</text:p>
          </table:table-cell>
          <table:table-cell office:value-type="float" office:value="-72.19348873" calcext:value-type="float">
            <text:p>-72.19348873</text:p>
          </table:table-cell>
          <table:table-cell office:value-type="float" office:value="7.183794081" calcext:value-type="float">
            <text:p>7.183794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4.04658072" calcext:value-type="float">
            <text:p>-84.04658072</text:p>
          </table:table-cell>
          <table:table-cell office:value-type="float" office:value="-42.01536028" calcext:value-type="float">
            <text:p>-42.01536028</text:p>
          </table:table-cell>
          <table:table-cell office:value-type="float" office:value="-146.8074" calcext:value-type="float">
            <text:p>-146.8074</text:p>
          </table:table-cell>
          <table:table-cell office:value-type="float" office:value="7.053719722" calcext:value-type="float">
            <text:p>7.05371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70.32309853" calcext:value-type="float">
            <text:p>-70.32309853</text:p>
          </table:table-cell>
          <table:table-cell office:value-type="float" office:value="56.20438421" calcext:value-type="float">
            <text:p>56.20438421</text:p>
          </table:table-cell>
          <table:table-cell office:value-type="float" office:value="-82.47945755" calcext:value-type="float">
            <text:p>-82.47945755</text:p>
          </table:table-cell>
          <table:table-cell office:value-type="float" office:value="7.888814398" calcext:value-type="float">
            <text:p>7.888814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6.85384308" calcext:value-type="float">
            <text:p>-86.85384308</text:p>
          </table:table-cell>
          <table:table-cell office:value-type="float" office:value="15.04157401" calcext:value-type="float">
            <text:p>15.04157401</text:p>
          </table:table-cell>
          <table:table-cell office:value-type="float" office:value="-72.32680955" calcext:value-type="float">
            <text:p>-72.32680955</text:p>
          </table:table-cell>
          <table:table-cell office:value-type="float" office:value="9.25825997" calcext:value-type="float">
            <text:p>9.25825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99.63448881" calcext:value-type="float">
            <text:p>99.63448881</text:p>
          </table:table-cell>
          <table:table-cell office:value-type="float" office:value="-25.73228594" calcext:value-type="float">
            <text:p>-25.73228594</text:p>
          </table:table-cell>
          <table:table-cell office:value-type="float" office:value="-199.6153564" calcext:value-type="float">
            <text:p>-199.6153564</text:p>
          </table:table-cell>
          <table:table-cell office:value-type="float" office:value="6.779556482" calcext:value-type="float">
            <text:p>6.779556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5657246677982059395844827629</text:p>
          </table:table-cell>
          <table:table-cell office:value-type="float" office:value="-109.1369335" calcext:value-type="float">
            <text:p>-109.1369335</text:p>
          </table:table-cell>
          <table:table-cell office:value-type="float" office:value="-124.5550327" calcext:value-type="float">
            <text:p>-124.5550327</text:p>
          </table:table-cell>
          <table:table-cell office:value-type="float" office:value="-105.8852679" calcext:value-type="float">
            <text:p>-105.8852679</text:p>
          </table:table-cell>
          <table:table-cell office:value-type="float" office:value="14.15074869" calcext:value-type="float">
            <text:p>14.15074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375498893536422914241295628</text:p>
          </table:table-cell>
          <table:table-cell office:value-type="float" office:value="-41.39469558" calcext:value-type="float">
            <text:p>-41.39469558</text:p>
          </table:table-cell>
          <table:table-cell office:value-type="float" office:value="-81.30460432" calcext:value-type="float">
            <text:p>-81.30460432</text:p>
          </table:table-cell>
          <table:table-cell office:value-type="float" office:value="-238.141021" calcext:value-type="float">
            <text:p>-238.141021</text:p>
          </table:table-cell>
          <table:table-cell office:value-type="float" office:value="5.739194256" calcext:value-type="float">
            <text:p>5.73919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103.723003" calcext:value-type="float">
            <text:p>-103.723003</text:p>
          </table:table-cell>
          <table:table-cell office:value-type="float" office:value="153.3927131" calcext:value-type="float">
            <text:p>153.3927131</text:p>
          </table:table-cell>
          <table:table-cell office:value-type="float" office:value="-465.845305" calcext:value-type="float">
            <text:p>-465.845305</text:p>
          </table:table-cell>
          <table:table-cell office:value-type="float" office:value="11.13983165" calcext:value-type="float">
            <text:p>11.13983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80.44626828" calcext:value-type="float">
            <text:p>-80.44626828</text:p>
          </table:table-cell>
          <table:table-cell office:value-type="float" office:value="183.9384127" calcext:value-type="float">
            <text:p>183.9384127</text:p>
          </table:table-cell>
          <table:table-cell office:value-type="float" office:value="-467.8757027" calcext:value-type="float">
            <text:p>-467.8757027</text:p>
          </table:table-cell>
          <table:table-cell office:value-type="float" office:value="17.69382414" calcext:value-type="float">
            <text:p>17.69382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88.82472816" calcext:value-type="float">
            <text:p>88.82472816</text:p>
          </table:table-cell>
          <table:table-cell office:value-type="float" office:value="-213.341493" calcext:value-type="float">
            <text:p>-213.341493</text:p>
          </table:table-cell>
          <table:table-cell office:value-type="float" office:value="168.2571724" calcext:value-type="float">
            <text:p>168.2571724</text:p>
          </table:table-cell>
          <table:table-cell office:value-type="float" office:value="17.74608206" calcext:value-type="float">
            <text:p>17.74608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57.17854367" calcext:value-type="float">
            <text:p>57.17854367</text:p>
          </table:table-cell>
          <table:table-cell office:value-type="float" office:value="-191.0388202" calcext:value-type="float">
            <text:p>-191.0388202</text:p>
          </table:table-cell>
          <table:table-cell office:value-type="float" office:value="182.1082155" calcext:value-type="float">
            <text:p>182.1082155</text:p>
          </table:table-cell>
          <table:table-cell office:value-type="float" office:value="10.07596577" calcext:value-type="float">
            <text:p>10.07596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080888843357047811238713686</text:p>
          </table:table-cell>
          <table:table-cell office:value-type="float" office:value="-120.9836813" calcext:value-type="float">
            <text:p>-120.9836813</text:p>
          </table:table-cell>
          <table:table-cell office:value-type="float" office:value="177.1711523" calcext:value-type="float">
            <text:p>177.1711523</text:p>
          </table:table-cell>
          <table:table-cell office:value-type="float" office:value="-530.9680868" calcext:value-type="float">
            <text:p>-530.9680868</text:p>
          </table:table-cell>
          <table:table-cell office:value-type="float" office:value="6.921521943" calcext:value-type="float">
            <text:p>6.921521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813197521718693188313387015</text:p>
          </table:table-cell>
          <table:table-cell office:value-type="float" office:value="53.27674099" calcext:value-type="float">
            <text:p>53.27674099</text:p>
          </table:table-cell>
          <table:table-cell office:value-type="float" office:value="66.29703219" calcext:value-type="float">
            <text:p>66.29703219</text:p>
          </table:table-cell>
          <table:table-cell office:value-type="float" office:value="-254.5379718" calcext:value-type="float">
            <text:p>-254.5379718</text:p>
          </table:table-cell>
          <table:table-cell office:value-type="float" office:value="17.37441249" calcext:value-type="float">
            <text:p>17.37441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110.2444818" calcext:value-type="float">
            <text:p>110.2444818</text:p>
          </table:table-cell>
          <table:table-cell office:value-type="float" office:value="-225.8683112" calcext:value-type="float">
            <text:p>-225.8683112</text:p>
          </table:table-cell>
          <table:table-cell office:value-type="float" office:value="-184.3440648" calcext:value-type="float">
            <text:p>-184.3440648</text:p>
          </table:table-cell>
          <table:table-cell office:value-type="float" office:value="4.937409282" calcext:value-type="float">
            <text:p>4.937409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91.21175481" calcext:value-type="float">
            <text:p>-91.21175481</text:p>
          </table:table-cell>
          <table:table-cell office:value-type="float" office:value="-159.2195004" calcext:value-type="float">
            <text:p>-159.2195004</text:p>
          </table:table-cell>
          <table:table-cell office:value-type="float" office:value="-181.0273265" calcext:value-type="float">
            <text:p>-181.0273265</text:p>
          </table:table-cell>
          <table:table-cell office:value-type="float" office:value="6.310673697" calcext:value-type="float">
            <text:p>6.310673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62.9426951" calcext:value-type="float">
            <text:p>-62.9426951</text:p>
          </table:table-cell>
          <table:table-cell office:value-type="float" office:value="-91.85733781" calcext:value-type="float">
            <text:p>-91.85733781</text:p>
          </table:table-cell>
          <table:table-cell office:value-type="float" office:value="-154.3643203" calcext:value-type="float">
            <text:p>-154.3643203</text:p>
          </table:table-cell>
          <table:table-cell office:value-type="float" office:value="11.68644494" calcext:value-type="float">
            <text:p>11.68644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39258777898746693365877042411</text:p>
          </table:table-cell>
          <table:table-cell office:value-type="float" office:value="-108.127825" calcext:value-type="float">
            <text:p>-108.127825</text:p>
          </table:table-cell>
          <table:table-cell office:value-type="float" office:value="-176.5624058" calcext:value-type="float">
            <text:p>-176.5624058</text:p>
          </table:table-cell>
          <table:table-cell office:value-type="float" office:value="-192.9633399" calcext:value-type="float">
            <text:p>-192.9633399</text:p>
          </table:table-cell>
          <table:table-cell office:value-type="float" office:value="8.621579517" calcext:value-type="float">
            <text:p>8.621579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39815496047437552471323962</text:p>
          </table:table-cell>
          <table:table-cell office:value-type="float" office:value="97.37614851" calcext:value-type="float">
            <text:p>97.37614851</text:p>
          </table:table-cell>
          <table:table-cell office:value-type="float" office:value="-102.5986444" calcext:value-type="float">
            <text:p>-102.5986444</text:p>
          </table:table-cell>
          <table:table-cell office:value-type="float" office:value="-156.3406252" calcext:value-type="float">
            <text:p>-156.3406252</text:p>
          </table:table-cell>
          <table:table-cell office:value-type="float" office:value="11.2322969" calcext:value-type="float">
            <text:p>11.2322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108.0334716" calcext:value-type="float">
            <text:p>-108.0334716</text:p>
          </table:table-cell>
          <table:table-cell office:value-type="float" office:value="59.54355435" calcext:value-type="float">
            <text:p>59.54355435</text:p>
          </table:table-cell>
          <table:table-cell office:value-type="float" office:value="-256.4077135" calcext:value-type="float">
            <text:p>-256.4077135</text:p>
          </table:table-cell>
          <table:table-cell office:value-type="float" office:value="8.437996083" calcext:value-type="float">
            <text:p>8.43799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106.6044712" calcext:value-type="float">
            <text:p>106.6044712</text:p>
          </table:table-cell>
          <table:table-cell office:value-type="float" office:value="-46.41062225" calcext:value-type="float">
            <text:p>-46.41062225</text:p>
          </table:table-cell>
          <table:table-cell office:value-type="float" office:value="-181.2522845" calcext:value-type="float">
            <text:p>-181.2522845</text:p>
          </table:table-cell>
          <table:table-cell office:value-type="float" office:value="5.235910569" calcext:value-type="float">
            <text:p>5.235910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72.97101044" calcext:value-type="float">
            <text:p>-72.97101044</text:p>
          </table:table-cell>
          <table:table-cell office:value-type="float" office:value="49.02652606" calcext:value-type="float">
            <text:p>49.02652606</text:p>
          </table:table-cell>
          <table:table-cell office:value-type="float" office:value="-67.08815205" calcext:value-type="float">
            <text:p>-67.08815205</text:p>
          </table:table-cell>
          <table:table-cell office:value-type="float" office:value="10.91366167" calcext:value-type="float">
            <text:p>10.91366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069661700670042960678408762</text:p>
          </table:table-cell>
          <table:table-cell office:value-type="float" office:value="-101.9672788" calcext:value-type="float">
            <text:p>-101.9672788</text:p>
          </table:table-cell>
          <table:table-cell office:value-type="float" office:value="248.736321" calcext:value-type="float">
            <text:p>248.736321</text:p>
          </table:table-cell>
          <table:table-cell office:value-type="float" office:value="-739.8746836" calcext:value-type="float">
            <text:p>-739.8746836</text:p>
          </table:table-cell>
          <table:table-cell office:value-type="float" office:value="6.259551508" calcext:value-type="float">
            <text:p>6.25955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149610914910880857802344415</text:p>
          </table:table-cell>
          <table:table-cell office:value-type="float" office:value="-101.0050569" calcext:value-type="float">
            <text:p>-101.0050569</text:p>
          </table:table-cell>
          <table:table-cell office:value-type="float" office:value="24.07044046" calcext:value-type="float">
            <text:p>24.07044046</text:p>
          </table:table-cell>
          <table:table-cell office:value-type="float" office:value="-108.7562821" calcext:value-type="float">
            <text:p>-108.7562821</text:p>
          </table:table-cell>
          <table:table-cell office:value-type="float" office:value="11.62935127" calcext:value-type="float">
            <text:p>11.62935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345499716190654505508410197</text:p>
          </table:table-cell>
          <table:table-cell office:value-type="float" office:value="-73.28217211" calcext:value-type="float">
            <text:p>-73.28217211</text:p>
          </table:table-cell>
          <table:table-cell office:value-type="float" office:value="46.20627483" calcext:value-type="float">
            <text:p>46.20627483</text:p>
          </table:table-cell>
          <table:table-cell office:value-type="float" office:value="-185.2274411" calcext:value-type="float">
            <text:p>-185.2274411</text:p>
          </table:table-cell>
          <table:table-cell office:value-type="float" office:value="6.022565899" calcext:value-type="float">
            <text:p>6.022565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-148.0814493" calcext:value-type="float">
            <text:p>-148.0814493</text:p>
          </table:table-cell>
          <table:table-cell office:value-type="float" office:value="-165.0240818" calcext:value-type="float">
            <text:p>-165.0240818</text:p>
          </table:table-cell>
          <table:table-cell office:value-type="float" office:value="-289.0138609" calcext:value-type="float">
            <text:p>-289.0138609</text:p>
          </table:table-cell>
          <table:table-cell office:value-type="float" office:value="4.716992744" calcext:value-type="float">
            <text:p>4.716992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56.4947772" calcext:value-type="float">
            <text:p>156.4947772</text:p>
          </table:table-cell>
          <table:table-cell office:value-type="float" office:value="-149.3952143" calcext:value-type="float">
            <text:p>-149.3952143</text:p>
          </table:table-cell>
          <table:table-cell office:value-type="float" office:value="-280.7709302" calcext:value-type="float">
            <text:p>-280.7709302</text:p>
          </table:table-cell>
          <table:table-cell office:value-type="float" office:value="6.049591287" calcext:value-type="float">
            <text:p>6.049591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06.0772829" calcext:value-type="float">
            <text:p>106.0772829</text:p>
          </table:table-cell>
          <table:table-cell office:value-type="float" office:value="-209.9599669" calcext:value-type="float">
            <text:p>-209.9599669</text:p>
          </table:table-cell>
          <table:table-cell office:value-type="float" office:value="-245.5249483" calcext:value-type="float">
            <text:p>-245.5249483</text:p>
          </table:table-cell>
          <table:table-cell office:value-type="float" office:value="5.471134731" calcext:value-type="float">
            <text:p>5.471134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67.92682992" calcext:value-type="float">
            <text:p>67.92682992</text:p>
          </table:table-cell>
          <table:table-cell office:value-type="float" office:value="-24.89511697" calcext:value-type="float">
            <text:p>-24.89511697</text:p>
          </table:table-cell>
          <table:table-cell office:value-type="float" office:value="-78.85797979" calcext:value-type="float">
            <text:p>-78.85797979</text:p>
          </table:table-cell>
          <table:table-cell office:value-type="float" office:value="16.59533492" calcext:value-type="float">
            <text:p>16.59533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14.27208885" calcext:value-type="float">
            <text:p>14.27208885</text:p>
          </table:table-cell>
          <table:table-cell office:value-type="float" office:value="94.14615593" calcext:value-type="float">
            <text:p>94.14615593</text:p>
          </table:table-cell>
          <table:table-cell office:value-type="float" office:value="-129.5316415" calcext:value-type="float">
            <text:p>-129.5316415</text:p>
          </table:table-cell>
          <table:table-cell office:value-type="float" office:value="3.904418305" calcext:value-type="float">
            <text:p>3.90441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-71.71034314" calcext:value-type="float">
            <text:p>-71.71034314</text:p>
          </table:table-cell>
          <table:table-cell office:value-type="float" office:value="-51.03435569" calcext:value-type="float">
            <text:p>-51.03435569</text:p>
          </table:table-cell>
          <table:table-cell office:value-type="float" office:value="-60.04814098" calcext:value-type="float">
            <text:p>-60.04814098</text:p>
          </table:table-cell>
          <table:table-cell office:value-type="float" office:value="6.288178284" calcext:value-type="float">
            <text:p>6.28817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154819868944114554521645782</text:p>
          </table:table-cell>
          <table:table-cell office:value-type="float" office:value="37.0690484" calcext:value-type="float">
            <text:p>37.0690484</text:p>
          </table:table-cell>
          <table:table-cell office:value-type="float" office:value="-156.5575996" calcext:value-type="float">
            <text:p>-156.5575996</text:p>
          </table:table-cell>
          <table:table-cell office:value-type="float" office:value="959.5810338" calcext:value-type="float">
            <text:p>959.5810338</text:p>
          </table:table-cell>
          <table:table-cell office:value-type="float" office:value="7.3033558" calcext:value-type="float">
            <text:p>7.3033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53.30850981" calcext:value-type="float">
            <text:p>53.30850981</text:p>
          </table:table-cell>
          <table:table-cell office:value-type="float" office:value="-93.95190759" calcext:value-type="float">
            <text:p>-93.95190759</text:p>
          </table:table-cell>
          <table:table-cell office:value-type="float" office:value="-253.6684413" calcext:value-type="float">
            <text:p>-253.6684413</text:p>
          </table:table-cell>
          <table:table-cell office:value-type="float" office:value="5.202649246" calcext:value-type="float">
            <text:p>5.20264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87.81822242" calcext:value-type="float">
            <text:p>-87.81822242</text:p>
          </table:table-cell>
          <table:table-cell office:value-type="float" office:value="-240.437239" calcext:value-type="float">
            <text:p>-240.437239</text:p>
          </table:table-cell>
          <table:table-cell office:value-type="float" office:value="-153.8057486" calcext:value-type="float">
            <text:p>-153.8057486</text:p>
          </table:table-cell>
          <table:table-cell office:value-type="float" office:value="5.901320414" calcext:value-type="float">
            <text:p>5.901320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106.0460276" calcext:value-type="float">
            <text:p>-106.0460276</text:p>
          </table:table-cell>
          <table:table-cell office:value-type="float" office:value="-192.5404675" calcext:value-type="float">
            <text:p>-192.5404675</text:p>
          </table:table-cell>
          <table:table-cell office:value-type="float" office:value="-155.2066788" calcext:value-type="float">
            <text:p>-155.2066788</text:p>
          </table:table-cell>
          <table:table-cell office:value-type="float" office:value="3.888635523" calcext:value-type="float">
            <text:p>3.88863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3412474064515942785157561636</text:p>
          </table:table-cell>
          <table:table-cell office:value-type="float" office:value="104.9934369" calcext:value-type="float">
            <text:p>104.9934369</text:p>
          </table:table-cell>
          <table:table-cell office:value-type="float" office:value="69.39425205" calcext:value-type="float">
            <text:p>69.39425205</text:p>
          </table:table-cell>
          <table:table-cell office:value-type="float" office:value="-122.7425876" calcext:value-type="float">
            <text:p>-122.7425876</text:p>
          </table:table-cell>
          <table:table-cell office:value-type="float" office:value="5.686317218" calcext:value-type="float">
            <text:p>5.686317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3622857676008763729469324839</text:p>
          </table:table-cell>
          <table:table-cell office:value-type="float" office:value="-76.86981076" calcext:value-type="float">
            <text:p>-76.86981076</text:p>
          </table:table-cell>
          <table:table-cell office:value-type="float" office:value="-149.5342705" calcext:value-type="float">
            <text:p>-149.5342705</text:p>
          </table:table-cell>
          <table:table-cell office:value-type="float" office:value="-127.5383708" calcext:value-type="float">
            <text:p>-127.5383708</text:p>
          </table:table-cell>
          <table:table-cell office:value-type="float" office:value="18.79314938" calcext:value-type="float">
            <text:p>18.7931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38.4754244" calcext:value-type="float">
            <text:p>138.4754244</text:p>
          </table:table-cell>
          <table:table-cell office:value-type="float" office:value="50.1395894" calcext:value-type="float">
            <text:p>50.1395894</text:p>
          </table:table-cell>
          <table:table-cell office:value-type="float" office:value="-311.3558523" calcext:value-type="float">
            <text:p>-311.3558523</text:p>
          </table:table-cell>
          <table:table-cell office:value-type="float" office:value="16.18466141" calcext:value-type="float">
            <text:p>16.18466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16.4755427" calcext:value-type="float">
            <text:p>116.4755427</text:p>
          </table:table-cell>
          <table:table-cell office:value-type="float" office:value="-19.95043225" calcext:value-type="float">
            <text:p>-19.95043225</text:p>
          </table:table-cell>
          <table:table-cell office:value-type="float" office:value="-198.9967643" calcext:value-type="float">
            <text:p>-198.9967643</text:p>
          </table:table-cell>
          <table:table-cell office:value-type="float" office:value="4.536882084" calcext:value-type="float">
            <text:p>4.536882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5759169833745025756371695397</text:p>
          </table:table-cell>
          <table:table-cell office:value-type="float" office:value="-75.29240495" calcext:value-type="float">
            <text:p>-75.29240495</text:p>
          </table:table-cell>
          <table:table-cell office:value-type="float" office:value="21.15278462" calcext:value-type="float">
            <text:p>21.15278462</text:p>
          </table:table-cell>
          <table:table-cell office:value-type="float" office:value="-199.692606" calcext:value-type="float">
            <text:p>-199.692606</text:p>
          </table:table-cell>
          <table:table-cell office:value-type="float" office:value="6.896207561" calcext:value-type="float">
            <text:p>6.896207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6987333806092287055399155268</text:p>
          </table:table-cell>
          <table:table-cell office:value-type="float" office:value="91.41858153" calcext:value-type="float">
            <text:p>91.41858153</text:p>
          </table:table-cell>
          <table:table-cell office:value-type="float" office:value="-21.56714696" calcext:value-type="float">
            <text:p>-21.56714696</text:p>
          </table:table-cell>
          <table:table-cell office:value-type="float" office:value="-257.7988959" calcext:value-type="float">
            <text:p>-257.7988959</text:p>
          </table:table-cell>
          <table:table-cell office:value-type="float" office:value="24.77327957" calcext:value-type="float">
            <text:p>24.77327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-10.02312089" calcext:value-type="float">
            <text:p>-10.02312089</text:p>
          </table:table-cell>
          <table:table-cell office:value-type="float" office:value="95.43468299" calcext:value-type="float">
            <text:p>95.43468299</text:p>
          </table:table-cell>
          <table:table-cell office:value-type="float" office:value="-115.5338694" calcext:value-type="float">
            <text:p>-115.5338694</text:p>
          </table:table-cell>
          <table:table-cell office:value-type="float" office:value="5.498132148" calcext:value-type="float">
            <text:p>5.498132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84.43809487" calcext:value-type="float">
            <text:p>84.43809487</text:p>
          </table:table-cell>
          <table:table-cell office:value-type="float" office:value="41.64011864" calcext:value-type="float">
            <text:p>41.64011864</text:p>
          </table:table-cell>
          <table:table-cell office:value-type="float" office:value="-38.62495844" calcext:value-type="float">
            <text:p>-38.62495844</text:p>
          </table:table-cell>
          <table:table-cell office:value-type="float" office:value="6.45617819" calcext:value-type="float">
            <text:p>6.45617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57.54166864" calcext:value-type="float">
            <text:p>-57.54166864</text:p>
          </table:table-cell>
          <table:table-cell office:value-type="float" office:value="-23.88712628" calcext:value-type="float">
            <text:p>-23.88712628</text:p>
          </table:table-cell>
          <table:table-cell office:value-type="float" office:value="-139.3714857" calcext:value-type="float">
            <text:p>-139.3714857</text:p>
          </table:table-cell>
          <table:table-cell office:value-type="float" office:value="4.372179266" calcext:value-type="float">
            <text:p>4.37217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10.63664132" calcext:value-type="float">
            <text:p>-10.63664132</text:p>
          </table:table-cell>
          <table:table-cell office:value-type="float" office:value="53.74246081" calcext:value-type="float">
            <text:p>53.74246081</text:p>
          </table:table-cell>
          <table:table-cell office:value-type="float" office:value="-60.36283743" calcext:value-type="float">
            <text:p>-60.36283743</text:p>
          </table:table-cell>
          <table:table-cell office:value-type="float" office:value="4.223936088" calcext:value-type="float">
            <text:p>4.223936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150.9859351" calcext:value-type="float">
            <text:p>150.9859351</text:p>
          </table:table-cell>
          <table:table-cell office:value-type="float" office:value="-134.5185043" calcext:value-type="float">
            <text:p>-134.5185043</text:p>
          </table:table-cell>
          <table:table-cell office:value-type="float" office:value="-328.8678433" calcext:value-type="float">
            <text:p>-328.8678433</text:p>
          </table:table-cell>
          <table:table-cell office:value-type="float" office:value="6.506928243" calcext:value-type="float">
            <text:p>6.506928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74.32647971" calcext:value-type="float">
            <text:p>74.32647971</text:p>
          </table:table-cell>
          <table:table-cell office:value-type="float" office:value="-152.5691673" calcext:value-type="float">
            <text:p>-152.5691673</text:p>
          </table:table-cell>
          <table:table-cell office:value-type="float" office:value="-178.2863299" calcext:value-type="float">
            <text:p>-178.2863299</text:p>
          </table:table-cell>
          <table:table-cell office:value-type="float" office:value="5.851190527" calcext:value-type="float">
            <text:p>5.851190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29.43814722" calcext:value-type="float">
            <text:p>29.43814722</text:p>
          </table:table-cell>
          <table:table-cell office:value-type="float" office:value="63.4969422" calcext:value-type="float">
            <text:p>63.4969422</text:p>
          </table:table-cell>
          <table:table-cell office:value-type="float" office:value="-196.6709143" calcext:value-type="float">
            <text:p>-196.6709143</text:p>
          </table:table-cell>
          <table:table-cell office:value-type="float" office:value="5.209168076" calcext:value-type="float">
            <text:p>5.209168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00.5097932" calcext:value-type="float">
            <text:p>-100.5097932</text:p>
          </table:table-cell>
          <table:table-cell office:value-type="float" office:value="29.32101972" calcext:value-type="float">
            <text:p>29.32101972</text:p>
          </table:table-cell>
          <table:table-cell office:value-type="float" office:value="-97.17804233" calcext:value-type="float">
            <text:p>-97.17804233</text:p>
          </table:table-cell>
          <table:table-cell office:value-type="float" office:value="5.062185148" calcext:value-type="float">
            <text:p>5.062185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19.2839541" calcext:value-type="float">
            <text:p>-119.2839541</text:p>
          </table:table-cell>
          <table:table-cell office:value-type="float" office:value="-23.22368795" calcext:value-type="float">
            <text:p>-23.22368795</text:p>
          </table:table-cell>
          <table:table-cell office:value-type="float" office:value="-110.8177161" calcext:value-type="float">
            <text:p>-110.8177161</text:p>
          </table:table-cell>
          <table:table-cell office:value-type="float" office:value="8.679781517" calcext:value-type="float">
            <text:p>8.679781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89.66859279" calcext:value-type="float">
            <text:p>-89.66859279</text:p>
          </table:table-cell>
          <table:table-cell office:value-type="float" office:value="34.29905922" calcext:value-type="float">
            <text:p>34.29905922</text:p>
          </table:table-cell>
          <table:table-cell office:value-type="float" office:value="-128.5602482" calcext:value-type="float">
            <text:p>-128.5602482</text:p>
          </table:table-cell>
          <table:table-cell office:value-type="float" office:value="23.48374545" calcext:value-type="float">
            <text:p>23.4837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75.73296957" calcext:value-type="float">
            <text:p>-75.73296957</text:p>
          </table:table-cell>
          <table:table-cell office:value-type="float" office:value="35.285004" calcext:value-type="float">
            <text:p>35.285004</text:p>
          </table:table-cell>
          <table:table-cell office:value-type="float" office:value="-185.380144" calcext:value-type="float">
            <text:p>-185.380144</text:p>
          </table:table-cell>
          <table:table-cell office:value-type="float" office:value="4.181187701" calcext:value-type="float">
            <text:p>4.181187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26.1625656" calcext:value-type="float">
            <text:p>-126.1625656</text:p>
          </table:table-cell>
          <table:table-cell office:value-type="float" office:value="-0.397681495" calcext:value-type="float">
            <text:p>-0.397681495</text:p>
          </table:table-cell>
          <table:table-cell office:value-type="float" office:value="-213.3227087" calcext:value-type="float">
            <text:p>-213.3227087</text:p>
          </table:table-cell>
          <table:table-cell office:value-type="float" office:value="4.762202969" calcext:value-type="float">
            <text:p>4.762202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041668385192796520281592139</text:p>
          </table:table-cell>
          <table:table-cell office:value-type="float" office:value="58.51266333" calcext:value-type="float">
            <text:p>58.51266333</text:p>
          </table:table-cell>
          <table:table-cell office:value-type="float" office:value="75.79401283" calcext:value-type="float">
            <text:p>75.79401283</text:p>
          </table:table-cell>
          <table:table-cell office:value-type="float" office:value="-279.2924241" calcext:value-type="float">
            <text:p>-279.2924241</text:p>
          </table:table-cell>
          <table:table-cell office:value-type="float" office:value="15.99235031" calcext:value-type="float">
            <text:p>15.99235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463915556499304732434215056</text:p>
          </table:table-cell>
          <table:table-cell office:value-type="float" office:value="-78.27791848" calcext:value-type="float">
            <text:p>-78.27791848</text:p>
          </table:table-cell>
          <table:table-cell office:value-type="float" office:value="-61.2505383" calcext:value-type="float">
            <text:p>-61.2505383</text:p>
          </table:table-cell>
          <table:table-cell office:value-type="float" office:value="-147.0934292" calcext:value-type="float">
            <text:p>-147.0934292</text:p>
          </table:table-cell>
          <table:table-cell office:value-type="float" office:value="7.065657802" calcext:value-type="float">
            <text:p>7.065657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71.61430842" calcext:value-type="float">
            <text:p>-71.61430842</text:p>
          </table:table-cell>
          <table:table-cell office:value-type="float" office:value="20.40693879" calcext:value-type="float">
            <text:p>20.40693879</text:p>
          </table:table-cell>
          <table:table-cell office:value-type="float" office:value="-22.78358686" calcext:value-type="float">
            <text:p>-22.78358686</text:p>
          </table:table-cell>
          <table:table-cell office:value-type="float" office:value="17.34721239" calcext:value-type="float">
            <text:p>17.3472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54.48997947" calcext:value-type="float">
            <text:p>-54.48997947</text:p>
          </table:table-cell>
          <table:table-cell office:value-type="float" office:value="41.59197595" calcext:value-type="float">
            <text:p>41.59197595</text:p>
          </table:table-cell>
          <table:table-cell office:value-type="float" office:value="-41.15781303" calcext:value-type="float">
            <text:p>-41.15781303</text:p>
          </table:table-cell>
          <table:table-cell office:value-type="float" office:value="3.662351465" calcext:value-type="float">
            <text:p>3.66235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0097650621090951325113116280</text:p>
          </table:table-cell>
          <table:table-cell office:value-type="float" office:value="38.14941728" calcext:value-type="float">
            <text:p>38.14941728</text:p>
          </table:table-cell>
          <table:table-cell office:value-type="float" office:value="1.80271657" calcext:value-type="float">
            <text:p>1.80271657</text:p>
          </table:table-cell>
          <table:table-cell office:value-type="float" office:value="-70.90735161" calcext:value-type="float">
            <text:p>-70.90735161</text:p>
          </table:table-cell>
          <table:table-cell office:value-type="float" office:value="7.047024057" calcext:value-type="float">
            <text:p>7.047024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0684298696437181894923266019</text:p>
          </table:table-cell>
          <table:table-cell office:value-type="float" office:value="-114.0871448" calcext:value-type="float">
            <text:p>-114.0871448</text:p>
          </table:table-cell>
          <table:table-cell office:value-type="float" office:value="-229.0544486" calcext:value-type="float">
            <text:p>-229.0544486</text:p>
          </table:table-cell>
          <table:table-cell office:value-type="float" office:value="-171.1804677" calcext:value-type="float">
            <text:p>-171.1804677</text:p>
          </table:table-cell>
          <table:table-cell office:value-type="float" office:value="6.346289783" calcext:value-type="float">
            <text:p>6.346289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18.0918135" calcext:value-type="float">
            <text:p>118.0918135</text:p>
          </table:table-cell>
          <table:table-cell office:value-type="float" office:value="196.2840721" calcext:value-type="float">
            <text:p>196.2840721</text:p>
          </table:table-cell>
          <table:table-cell office:value-type="float" office:value="-583.8597146" calcext:value-type="float">
            <text:p>-583.8597146</text:p>
          </table:table-cell>
          <table:table-cell office:value-type="float" office:value="5.147276862" calcext:value-type="float">
            <text:p>5.147276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64.7639846" calcext:value-type="float">
            <text:p>164.7639846</text:p>
          </table:table-cell>
          <table:table-cell office:value-type="float" office:value="204.6731739" calcext:value-type="float">
            <text:p>204.6731739</text:p>
          </table:table-cell>
          <table:table-cell office:value-type="float" office:value="-692.6948336" calcext:value-type="float">
            <text:p>-692.6948336</text:p>
          </table:table-cell>
          <table:table-cell office:value-type="float" office:value="4.731109238" calcext:value-type="float">
            <text:p>4.73110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50.50497575" calcext:value-type="float">
            <text:p>-50.50497575</text:p>
          </table:table-cell>
          <table:table-cell office:value-type="float" office:value="124.8450856" calcext:value-type="float">
            <text:p>124.8450856</text:p>
          </table:table-cell>
          <table:table-cell office:value-type="float" office:value="-550.3697203" calcext:value-type="float">
            <text:p>-550.3697203</text:p>
          </table:table-cell>
          <table:table-cell office:value-type="float" office:value="6.867096006" calcext:value-type="float">
            <text:p>6.867096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64.867508" calcext:value-type="float">
            <text:p>-64.867508</text:p>
          </table:table-cell>
          <table:table-cell office:value-type="float" office:value="103.6062633" calcext:value-type="float">
            <text:p>103.6062633</text:p>
          </table:table-cell>
          <table:table-cell office:value-type="float" office:value="-620.0340436" calcext:value-type="float">
            <text:p>-620.0340436</text:p>
          </table:table-cell>
          <table:table-cell office:value-type="float" office:value="3.253443196" calcext:value-type="float">
            <text:p>3.253443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12.4969508" calcext:value-type="float">
            <text:p>112.4969508</text:p>
          </table:table-cell>
          <table:table-cell office:value-type="float" office:value="-43.72684601" calcext:value-type="float">
            <text:p>-43.72684601</text:p>
          </table:table-cell>
          <table:table-cell office:value-type="float" office:value="-199.0055588" calcext:value-type="float">
            <text:p>-199.0055588</text:p>
          </table:table-cell>
          <table:table-cell office:value-type="float" office:value="12.8170256" calcext:value-type="float">
            <text:p>12.8170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04.3942446" calcext:value-type="float">
            <text:p>104.3942446</text:p>
          </table:table-cell>
          <table:table-cell office:value-type="float" office:value="-9.972464082" calcext:value-type="float">
            <text:p>-9.972464082</text:p>
          </table:table-cell>
          <table:table-cell office:value-type="float" office:value="-183.3350265" calcext:value-type="float">
            <text:p>-183.3350265</text:p>
          </table:table-cell>
          <table:table-cell office:value-type="float" office:value="9.843747171" calcext:value-type="float">
            <text:p>9.843747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77.50052459" calcext:value-type="float">
            <text:p>77.50052459</text:p>
          </table:table-cell>
          <table:table-cell office:value-type="float" office:value="-36.4248749" calcext:value-type="float">
            <text:p>-36.4248749</text:p>
          </table:table-cell>
          <table:table-cell office:value-type="float" office:value="-144.2257551" calcext:value-type="float">
            <text:p>-144.2257551</text:p>
          </table:table-cell>
          <table:table-cell office:value-type="float" office:value="6.663525037" calcext:value-type="float">
            <text:p>6.663525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-61.84947057" calcext:value-type="float">
            <text:p>-61.84947057</text:p>
          </table:table-cell>
          <table:table-cell office:value-type="float" office:value="15.77948178" calcext:value-type="float">
            <text:p>15.77948178</text:p>
          </table:table-cell>
          <table:table-cell office:value-type="float" office:value="-113.5974073" calcext:value-type="float">
            <text:p>-113.5974073</text:p>
          </table:table-cell>
          <table:table-cell office:value-type="float" office:value="5.758006712" calcext:value-type="float">
            <text:p>5.758006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55.39113668" calcext:value-type="float">
            <text:p>55.39113668</text:p>
          </table:table-cell>
          <table:table-cell office:value-type="float" office:value="11.93657847" calcext:value-type="float">
            <text:p>11.93657847</text:p>
          </table:table-cell>
          <table:table-cell office:value-type="float" office:value="-63.1551208" calcext:value-type="float">
            <text:p>-63.1551208</text:p>
          </table:table-cell>
          <table:table-cell office:value-type="float" office:value="13.73620925" calcext:value-type="float">
            <text:p>13.73620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646219551578201092527860224</text:p>
          </table:table-cell>
          <table:table-cell office:value-type="float" office:value="-88.25023673" calcext:value-type="float">
            <text:p>-88.25023673</text:p>
          </table:table-cell>
          <table:table-cell office:value-type="float" office:value="-94.62918889" calcext:value-type="float">
            <text:p>-94.62918889</text:p>
          </table:table-cell>
          <table:table-cell office:value-type="float" office:value="-169.2121709" calcext:value-type="float">
            <text:p>-169.2121709</text:p>
          </table:table-cell>
          <table:table-cell office:value-type="float" office:value="6.085343495" calcext:value-type="float">
            <text:p>6.085343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90.76420042" calcext:value-type="float">
            <text:p>90.76420042</text:p>
          </table:table-cell>
          <table:table-cell office:value-type="float" office:value="13.42579202" calcext:value-type="float">
            <text:p>13.42579202</text:p>
          </table:table-cell>
          <table:table-cell office:value-type="float" office:value="-161.1894594" calcext:value-type="float">
            <text:p>-161.1894594</text:p>
          </table:table-cell>
          <table:table-cell office:value-type="float" office:value="6.901543658" calcext:value-type="float">
            <text:p>6.901543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-83.56715969" calcext:value-type="float">
            <text:p>-83.56715969</text:p>
          </table:table-cell>
          <table:table-cell office:value-type="float" office:value="69.86135283" calcext:value-type="float">
            <text:p>69.86135283</text:p>
          </table:table-cell>
          <table:table-cell office:value-type="float" office:value="-119.3583556" calcext:value-type="float">
            <text:p>-119.3583556</text:p>
          </table:table-cell>
          <table:table-cell office:value-type="float" office:value="16.45094344" calcext:value-type="float">
            <text:p>16.4509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3985109349433321657655488650</text:p>
          </table:table-cell>
          <table:table-cell office:value-type="float" office:value="-32.44901873" calcext:value-type="float">
            <text:p>-32.44901873</text:p>
          </table:table-cell>
          <table:table-cell office:value-type="float" office:value="49.38239307" calcext:value-type="float">
            <text:p>49.38239307</text:p>
          </table:table-cell>
          <table:table-cell office:value-type="float" office:value="-60.31881666" calcext:value-type="float">
            <text:p>-60.31881666</text:p>
          </table:table-cell>
          <table:table-cell office:value-type="float" office:value="24.28186352" calcext:value-type="float">
            <text:p>24.2818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677396354641150280013275227</text:p>
          </table:table-cell>
          <table:table-cell office:value-type="float" office:value="-57.43923954" calcext:value-type="float">
            <text:p>-57.43923954</text:p>
          </table:table-cell>
          <table:table-cell office:value-type="float" office:value="131.2325201" calcext:value-type="float">
            <text:p>131.2325201</text:p>
          </table:table-cell>
          <table:table-cell office:value-type="float" office:value="-520.3592267" calcext:value-type="float">
            <text:p>-520.3592267</text:p>
          </table:table-cell>
          <table:table-cell office:value-type="float" office:value="15.48525426" calcext:value-type="float">
            <text:p>15.48525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6.03191383" calcext:value-type="float">
            <text:p>-96.03191383</text:p>
          </table:table-cell>
          <table:table-cell office:value-type="float" office:value="60.03021853" calcext:value-type="float">
            <text:p>60.03021853</text:p>
          </table:table-cell>
          <table:table-cell office:value-type="float" office:value="-227.4858932" calcext:value-type="float">
            <text:p>-227.4858932</text:p>
          </table:table-cell>
          <table:table-cell office:value-type="float" office:value="4.46945041" calcext:value-type="float">
            <text:p>4.46945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7.15553193" calcext:value-type="float">
            <text:p>-97.15553193</text:p>
          </table:table-cell>
          <table:table-cell office:value-type="float" office:value="-33.52680778" calcext:value-type="float">
            <text:p>-33.52680778</text:p>
          </table:table-cell>
          <table:table-cell office:value-type="float" office:value="-220.9102515" calcext:value-type="float">
            <text:p>-220.9102515</text:p>
          </table:table-cell>
          <table:table-cell office:value-type="float" office:value="4.97609166" calcext:value-type="float">
            <text:p>4.97609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60.48501225" calcext:value-type="float">
            <text:p>-60.48501225</text:p>
          </table:table-cell>
          <table:table-cell office:value-type="float" office:value="95.33178835" calcext:value-type="float">
            <text:p>95.33178835</text:p>
          </table:table-cell>
          <table:table-cell office:value-type="float" office:value="-215.8217846" calcext:value-type="float">
            <text:p>-215.8217846</text:p>
          </table:table-cell>
          <table:table-cell office:value-type="float" office:value="4.617203255" calcext:value-type="float">
            <text:p>4.61720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64.57029576" calcext:value-type="float">
            <text:p>-64.57029576</text:p>
          </table:table-cell>
          <table:table-cell office:value-type="float" office:value="-64.34905382" calcext:value-type="float">
            <text:p>-64.34905382</text:p>
          </table:table-cell>
          <table:table-cell office:value-type="float" office:value="-173.5655722" calcext:value-type="float">
            <text:p>-173.5655722</text:p>
          </table:table-cell>
          <table:table-cell office:value-type="float" office:value="4.963355643" calcext:value-type="float">
            <text:p>4.963355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73.74416699" calcext:value-type="float">
            <text:p>-73.74416699</text:p>
          </table:table-cell>
          <table:table-cell office:value-type="float" office:value="36.34720067" calcext:value-type="float">
            <text:p>36.34720067</text:p>
          </table:table-cell>
          <table:table-cell office:value-type="float" office:value="-146.6572802" calcext:value-type="float">
            <text:p>-146.6572802</text:p>
          </table:table-cell>
          <table:table-cell office:value-type="float" office:value="7.125812147" calcext:value-type="float">
            <text:p>7.125812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99.82217711" calcext:value-type="float">
            <text:p>-99.82217711</text:p>
          </table:table-cell>
          <table:table-cell office:value-type="float" office:value="82.20045747" calcext:value-type="float">
            <text:p>82.20045747</text:p>
          </table:table-cell>
          <table:table-cell office:value-type="float" office:value="-160.3782252" calcext:value-type="float">
            <text:p>-160.3782252</text:p>
          </table:table-cell>
          <table:table-cell office:value-type="float" office:value="4.433065629" calcext:value-type="float">
            <text:p>4.433065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14.3373054" calcext:value-type="float">
            <text:p>114.3373054</text:p>
          </table:table-cell>
          <table:table-cell office:value-type="float" office:value="-52.42864237" calcext:value-type="float">
            <text:p>-52.42864237</text:p>
          </table:table-cell>
          <table:table-cell office:value-type="float" office:value="-205.2514715" calcext:value-type="float">
            <text:p>-205.2514715</text:p>
          </table:table-cell>
          <table:table-cell office:value-type="float" office:value="5.612971703" calcext:value-type="float">
            <text:p>5.612971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09.954732" calcext:value-type="float">
            <text:p>109.954732</text:p>
          </table:table-cell>
          <table:table-cell office:value-type="float" office:value="67.37798105" calcext:value-type="float">
            <text:p>67.37798105</text:p>
          </table:table-cell>
          <table:table-cell office:value-type="float" office:value="-187.9100946" calcext:value-type="float">
            <text:p>-187.9100946</text:p>
          </table:table-cell>
          <table:table-cell office:value-type="float" office:value="5.072213606" calcext:value-type="float">
            <text:p>5.072213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21.5214666" calcext:value-type="float">
            <text:p>121.5214666</text:p>
          </table:table-cell>
          <table:table-cell office:value-type="float" office:value="60.77685417" calcext:value-type="float">
            <text:p>60.77685417</text:p>
          </table:table-cell>
          <table:table-cell office:value-type="float" office:value="-226.0365872" calcext:value-type="float">
            <text:p>-226.0365872</text:p>
          </table:table-cell>
          <table:table-cell office:value-type="float" office:value="4.864259951" calcext:value-type="float">
            <text:p>4.864259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18.0353247" calcext:value-type="float">
            <text:p>-118.0353247</text:p>
          </table:table-cell>
          <table:table-cell office:value-type="float" office:value="-3.2186828" calcext:value-type="float">
            <text:p>-3.2186828</text:p>
          </table:table-cell>
          <table:table-cell office:value-type="float" office:value="-165.5819859" calcext:value-type="float">
            <text:p>-165.5819859</text:p>
          </table:table-cell>
          <table:table-cell office:value-type="float" office:value="6.468256072" calcext:value-type="float">
            <text:p>6.468256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06.8106443" calcext:value-type="float">
            <text:p>-106.8106443</text:p>
          </table:table-cell>
          <table:table-cell office:value-type="float" office:value="27.8632289" calcext:value-type="float">
            <text:p>27.8632289</text:p>
          </table:table-cell>
          <table:table-cell office:value-type="float" office:value="-154.8756784" calcext:value-type="float">
            <text:p>-154.8756784</text:p>
          </table:table-cell>
          <table:table-cell office:value-type="float" office:value="5.509298811" calcext:value-type="float">
            <text:p>5.509298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76.98391685" calcext:value-type="float">
            <text:p>-76.98391685</text:p>
          </table:table-cell>
          <table:table-cell office:value-type="float" office:value="81.55006658" calcext:value-type="float">
            <text:p>81.55006658</text:p>
          </table:table-cell>
          <table:table-cell office:value-type="float" office:value="-73.46885718" calcext:value-type="float">
            <text:p>-73.46885718</text:p>
          </table:table-cell>
          <table:table-cell office:value-type="float" office:value="5.43507424" calcext:value-type="float">
            <text:p>5.4350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59996104466052855396410079250</text:p>
          </table:table-cell>
          <table:table-cell office:value-type="float" office:value="-87.63095911" calcext:value-type="float">
            <text:p>-87.63095911</text:p>
          </table:table-cell>
          <table:table-cell office:value-type="float" office:value="-25.15269986" calcext:value-type="float">
            <text:p>-25.15269986</text:p>
          </table:table-cell>
          <table:table-cell office:value-type="float" office:value="-119.2177525" calcext:value-type="float">
            <text:p>-119.2177525</text:p>
          </table:table-cell>
          <table:table-cell office:value-type="float" office:value="11.4755235" calcext:value-type="float">
            <text:p>11.4755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0124400349792614505500125883</text:p>
          </table:table-cell>
          <table:table-cell office:value-type="float" office:value="-48.73057191" calcext:value-type="float">
            <text:p>-48.73057191</text:p>
          </table:table-cell>
          <table:table-cell office:value-type="float" office:value="19.90509306" calcext:value-type="float">
            <text:p>19.90509306</text:p>
          </table:table-cell>
          <table:table-cell office:value-type="float" office:value="-97.41971618" calcext:value-type="float">
            <text:p>-97.41971618</text:p>
          </table:table-cell>
          <table:table-cell office:value-type="float" office:value="7.765435432" calcext:value-type="float">
            <text:p>7.765435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0586340600816116143631200450</text:p>
          </table:table-cell>
          <table:table-cell office:value-type="float" office:value="-58.64456388" calcext:value-type="float">
            <text:p>-58.64456388</text:p>
          </table:table-cell>
          <table:table-cell office:value-type="float" office:value="29.43795597" calcext:value-type="float">
            <text:p>29.43795597</text:p>
          </table:table-cell>
          <table:table-cell office:value-type="float" office:value="-78.8440923" calcext:value-type="float">
            <text:p>-78.8440923</text:p>
          </table:table-cell>
          <table:table-cell office:value-type="float" office:value="8.742043676" calcext:value-type="float">
            <text:p>8.742043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39.29726212" calcext:value-type="float">
            <text:p>39.29726212</text:p>
          </table:table-cell>
          <table:table-cell office:value-type="float" office:value="69.52841861" calcext:value-type="float">
            <text:p>69.52841861</text:p>
          </table:table-cell>
          <table:table-cell office:value-type="float" office:value="-210.5451848" calcext:value-type="float">
            <text:p>-210.5451848</text:p>
          </table:table-cell>
          <table:table-cell office:value-type="float" office:value="9.759961201" calcext:value-type="float">
            <text:p>9.759961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-90.0716255" calcext:value-type="float">
            <text:p>-90.0716255</text:p>
          </table:table-cell>
          <table:table-cell office:value-type="float" office:value="63.02506813" calcext:value-type="float">
            <text:p>63.02506813</text:p>
          </table:table-cell>
          <table:table-cell office:value-type="float" office:value="-162.4659197" calcext:value-type="float">
            <text:p>-162.4659197</text:p>
          </table:table-cell>
          <table:table-cell office:value-type="float" office:value="4.290410287" calcext:value-type="float">
            <text:p>4.290410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86.66388385" calcext:value-type="float">
            <text:p>86.66388385</text:p>
          </table:table-cell>
          <table:table-cell office:value-type="float" office:value="47.59551127" calcext:value-type="float">
            <text:p>47.59551127</text:p>
          </table:table-cell>
          <table:table-cell office:value-type="float" office:value="-94.13090031" calcext:value-type="float">
            <text:p>-94.13090031</text:p>
          </table:table-cell>
          <table:table-cell office:value-type="float" office:value="4.190282988" calcext:value-type="float">
            <text:p>4.19028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105.4187651" calcext:value-type="float">
            <text:p>-105.4187651</text:p>
          </table:table-cell>
          <table:table-cell office:value-type="float" office:value="250.8183267" calcext:value-type="float">
            <text:p>250.8183267</text:p>
          </table:table-cell>
          <table:table-cell office:value-type="float" office:value="-624.2090569" calcext:value-type="float">
            <text:p>-624.2090569</text:p>
          </table:table-cell>
          <table:table-cell office:value-type="float" office:value="9.359117475" calcext:value-type="float">
            <text:p>9.35911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53.4094697" calcext:value-type="float">
            <text:p>-53.4094697</text:p>
          </table:table-cell>
          <table:table-cell office:value-type="float" office:value="239.4490175" calcext:value-type="float">
            <text:p>239.4490175</text:p>
          </table:table-cell>
          <table:table-cell office:value-type="float" office:value="-635.4941475" calcext:value-type="float">
            <text:p>-635.4941475</text:p>
          </table:table-cell>
          <table:table-cell office:value-type="float" office:value="9.376296072" calcext:value-type="float">
            <text:p>9.376296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57.83232025" calcext:value-type="float">
            <text:p>57.83232025</text:p>
          </table:table-cell>
          <table:table-cell office:value-type="float" office:value="268.8908598" calcext:value-type="float">
            <text:p>268.8908598</text:p>
          </table:table-cell>
          <table:table-cell office:value-type="float" office:value="-646.4639133" calcext:value-type="float">
            <text:p>-646.4639133</text:p>
          </table:table-cell>
          <table:table-cell office:value-type="float" office:value="8.15237846" calcext:value-type="float">
            <text:p>8.15237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122.4122106" calcext:value-type="float">
            <text:p>122.4122106</text:p>
          </table:table-cell>
          <table:table-cell office:value-type="float" office:value="165.6107352" calcext:value-type="float">
            <text:p>165.6107352</text:p>
          </table:table-cell>
          <table:table-cell office:value-type="float" office:value="-683.3834284" calcext:value-type="float">
            <text:p>-683.3834284</text:p>
          </table:table-cell>
          <table:table-cell office:value-type="float" office:value="7.428430647" calcext:value-type="float">
            <text:p>7.428430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36.17618311" calcext:value-type="float">
            <text:p>36.17618311</text:p>
          </table:table-cell>
          <table:table-cell office:value-type="float" office:value="271.405521" calcext:value-type="float">
            <text:p>271.405521</text:p>
          </table:table-cell>
          <table:table-cell office:value-type="float" office:value="-690.7770874" calcext:value-type="float">
            <text:p>-690.7770874</text:p>
          </table:table-cell>
          <table:table-cell office:value-type="float" office:value="9.421061711" calcext:value-type="float">
            <text:p>9.421061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-56.24973532" calcext:value-type="float">
            <text:p>-56.24973532</text:p>
          </table:table-cell>
          <table:table-cell office:value-type="float" office:value="-75.22365785" calcext:value-type="float">
            <text:p>-75.22365785</text:p>
          </table:table-cell>
          <table:table-cell office:value-type="float" office:value="-183.5827055" calcext:value-type="float">
            <text:p>-183.5827055</text:p>
          </table:table-cell>
          <table:table-cell office:value-type="float" office:value="4.637327615" calcext:value-type="float">
            <text:p>4.637327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116.2254123" calcext:value-type="float">
            <text:p>116.2254123</text:p>
          </table:table-cell>
          <table:table-cell office:value-type="float" office:value="-173.5753534" calcext:value-type="float">
            <text:p>-173.5753534</text:p>
          </table:table-cell>
          <table:table-cell office:value-type="float" office:value="-162.7195162" calcext:value-type="float">
            <text:p>-162.7195162</text:p>
          </table:table-cell>
          <table:table-cell office:value-type="float" office:value="7.318099839" calcext:value-type="float">
            <text:p>7.31809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718361851587451505896742103</text:p>
          </table:table-cell>
          <table:table-cell office:value-type="float" office:value="-25.82864181" calcext:value-type="float">
            <text:p>-25.82864181</text:p>
          </table:table-cell>
          <table:table-cell office:value-type="float" office:value="-91.1680942" calcext:value-type="float">
            <text:p>-91.1680942</text:p>
          </table:table-cell>
          <table:table-cell office:value-type="float" office:value="-200.1866058" calcext:value-type="float">
            <text:p>-200.1866058</text:p>
          </table:table-cell>
          <table:table-cell office:value-type="float" office:value="9.587295623" calcext:value-type="float">
            <text:p>9.587295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845309248822193437735868939</text:p>
          </table:table-cell>
          <table:table-cell office:value-type="float" office:value="17.29473579" calcext:value-type="float">
            <text:p>17.29473579</text:p>
          </table:table-cell>
          <table:table-cell office:value-type="float" office:value="-80.60955607" calcext:value-type="float">
            <text:p>-80.60955607</text:p>
          </table:table-cell>
          <table:table-cell office:value-type="float" office:value="-181.4152216" calcext:value-type="float">
            <text:p>-181.4152216</text:p>
          </table:table-cell>
          <table:table-cell office:value-type="float" office:value="9.562175963" calcext:value-type="float">
            <text:p>9.562175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2901839201654862079549658100</text:p>
          </table:table-cell>
          <table:table-cell office:value-type="float" office:value="76.6376056" calcext:value-type="float">
            <text:p>76.6376056</text:p>
          </table:table-cell>
          <table:table-cell office:value-type="float" office:value="-68.3923344" calcext:value-type="float">
            <text:p>-68.3923344</text:p>
          </table:table-cell>
          <table:table-cell office:value-type="float" office:value="-220.5859873" calcext:value-type="float">
            <text:p>-220.5859873</text:p>
          </table:table-cell>
          <table:table-cell office:value-type="float" office:value="6.940547015" calcext:value-type="float">
            <text:p>6.940547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3901773171373940247829492387</text:p>
          </table:table-cell>
          <table:table-cell office:value-type="float" office:value="-62.4632701" calcext:value-type="float">
            <text:p>-62.4632701</text:p>
          </table:table-cell>
          <table:table-cell office:value-type="float" office:value="40.61731074" calcext:value-type="float">
            <text:p>40.61731074</text:p>
          </table:table-cell>
          <table:table-cell office:value-type="float" office:value="-418.8345544" calcext:value-type="float">
            <text:p>-418.8345544</text:p>
          </table:table-cell>
          <table:table-cell office:value-type="float" office:value="21.25611171" calcext:value-type="float">
            <text:p>21.25611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3994693532965040247348251579</text:p>
          </table:table-cell>
          <table:table-cell office:value-type="float" office:value="-126.7777701" calcext:value-type="float">
            <text:p>-126.7777701</text:p>
          </table:table-cell>
          <table:table-cell office:value-type="float" office:value="-9.907025513" calcext:value-type="float">
            <text:p>-9.907025513</text:p>
          </table:table-cell>
          <table:table-cell office:value-type="float" office:value="-175.0163727" calcext:value-type="float">
            <text:p>-175.0163727</text:p>
          </table:table-cell>
          <table:table-cell office:value-type="float" office:value="4.991565057" calcext:value-type="float">
            <text:p>4.991565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4988920331211858091402361989</text:p>
          </table:table-cell>
          <table:table-cell office:value-type="float" office:value="-89.50837321" calcext:value-type="float">
            <text:p>-89.50837321</text:p>
          </table:table-cell>
          <table:table-cell office:value-type="float" office:value="-219.1764409" calcext:value-type="float">
            <text:p>-219.1764409</text:p>
          </table:table-cell>
          <table:table-cell office:value-type="float" office:value="-204.1231254" calcext:value-type="float">
            <text:p>-204.1231254</text:p>
          </table:table-cell>
          <table:table-cell office:value-type="float" office:value="6.908606934" calcext:value-type="float">
            <text:p>6.908606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100.6235685" calcext:value-type="float">
            <text:p>100.6235685</text:p>
          </table:table-cell>
          <table:table-cell office:value-type="float" office:value="64.75681577" calcext:value-type="float">
            <text:p>64.75681577</text:p>
          </table:table-cell>
          <table:table-cell office:value-type="float" office:value="-211.9604224" calcext:value-type="float">
            <text:p>-211.9604224</text:p>
          </table:table-cell>
          <table:table-cell office:value-type="float" office:value="10.57235285" calcext:value-type="float">
            <text:p>10.57235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-87.67439109" calcext:value-type="float">
            <text:p>-87.67439109</text:p>
          </table:table-cell>
          <table:table-cell office:value-type="float" office:value="-12.69365522" calcext:value-type="float">
            <text:p>-12.69365522</text:p>
          </table:table-cell>
          <table:table-cell office:value-type="float" office:value="-120.9322012" calcext:value-type="float">
            <text:p>-120.9322012</text:p>
          </table:table-cell>
          <table:table-cell office:value-type="float" office:value="20.4841094" calcext:value-type="float">
            <text:p>20.4841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38.16063294" calcext:value-type="float">
            <text:p>38.16063294</text:p>
          </table:table-cell>
          <table:table-cell office:value-type="float" office:value="-132.2282842" calcext:value-type="float">
            <text:p>-132.2282842</text:p>
          </table:table-cell>
          <table:table-cell office:value-type="float" office:value="-198.8002432" calcext:value-type="float">
            <text:p>-198.8002432</text:p>
          </table:table-cell>
          <table:table-cell office:value-type="float" office:value="8.833712029" calcext:value-type="float">
            <text:p>8.833712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97.89985608" calcext:value-type="float">
            <text:p>97.89985608</text:p>
          </table:table-cell>
          <table:table-cell office:value-type="float" office:value="-130.7686347" calcext:value-type="float">
            <text:p>-130.7686347</text:p>
          </table:table-cell>
          <table:table-cell office:value-type="float" office:value="-156.6501864" calcext:value-type="float">
            <text:p>-156.6501864</text:p>
          </table:table-cell>
          <table:table-cell office:value-type="float" office:value="12.56457376" calcext:value-type="float">
            <text:p>12.56457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7919147233131417984739058859</text:p>
          </table:table-cell>
          <table:table-cell office:value-type="float" office:value="-27.95756965" calcext:value-type="float">
            <text:p>-27.95756965</text:p>
          </table:table-cell>
          <table:table-cell office:value-type="float" office:value="53.79011265" calcext:value-type="float">
            <text:p>53.79011265</text:p>
          </table:table-cell>
          <table:table-cell office:value-type="float" office:value="-10.40898875" calcext:value-type="float">
            <text:p>-10.40898875</text:p>
          </table:table-cell>
          <table:table-cell office:value-type="float" office:value="6.250647306" calcext:value-type="float">
            <text:p>6.250647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037818448885856452592057286</text:p>
          </table:table-cell>
          <table:table-cell office:value-type="float" office:value="-109.7517763" calcext:value-type="float">
            <text:p>-109.7517763</text:p>
          </table:table-cell>
          <table:table-cell office:value-type="float" office:value="-131.6996881" calcext:value-type="float">
            <text:p>-131.6996881</text:p>
          </table:table-cell>
          <table:table-cell office:value-type="float" office:value="-216.9568763" calcext:value-type="float">
            <text:p>-216.9568763</text:p>
          </table:table-cell>
          <table:table-cell office:value-type="float" office:value="6.367212147" calcext:value-type="float">
            <text:p>6.367212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605638657404145360275453085</text:p>
          </table:table-cell>
          <table:table-cell office:value-type="float" office:value="112.4519283" calcext:value-type="float">
            <text:p>112.4519283</text:p>
          </table:table-cell>
          <table:table-cell office:value-type="float" office:value="-57.33842196" calcext:value-type="float">
            <text:p>-57.33842196</text:p>
          </table:table-cell>
          <table:table-cell office:value-type="float" office:value="-141.2823189" calcext:value-type="float">
            <text:p>-141.2823189</text:p>
          </table:table-cell>
          <table:table-cell office:value-type="float" office:value="4.775243237" calcext:value-type="float">
            <text:p>4.775243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737928729363683423228050295</text:p>
          </table:table-cell>
          <table:table-cell office:value-type="float" office:value="-51.88965008" calcext:value-type="float">
            <text:p>-51.88965008</text:p>
          </table:table-cell>
          <table:table-cell office:value-type="float" office:value="97.1144842" calcext:value-type="float">
            <text:p>97.1144842</text:p>
          </table:table-cell>
          <table:table-cell office:value-type="float" office:value="-115.6104374" calcext:value-type="float">
            <text:p>-115.6104374</text:p>
          </table:table-cell>
          <table:table-cell office:value-type="float" office:value="16.33256347" calcext:value-type="float">
            <text:p>16.33256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0815728" calcext:value-type="float">
            <text:p>-106.0815728</text:p>
          </table:table-cell>
          <table:table-cell office:value-type="float" office:value="-56.18920866" calcext:value-type="float">
            <text:p>-56.18920866</text:p>
          </table:table-cell>
          <table:table-cell office:value-type="float" office:value="-179.184765" calcext:value-type="float">
            <text:p>-179.184765</text:p>
          </table:table-cell>
          <table:table-cell office:value-type="float" office:value="7.880768174" calcext:value-type="float">
            <text:p>7.880768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95.99267245" calcext:value-type="float">
            <text:p>95.99267245</text:p>
          </table:table-cell>
          <table:table-cell office:value-type="float" office:value="75.81091807" calcext:value-type="float">
            <text:p>75.81091807</text:p>
          </table:table-cell>
          <table:table-cell office:value-type="float" office:value="-193.0071743" calcext:value-type="float">
            <text:p>-193.0071743</text:p>
          </table:table-cell>
          <table:table-cell office:value-type="float" office:value="4.143870035" calcext:value-type="float">
            <text:p>4.14387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6074186" calcext:value-type="float">
            <text:p>-106.6074186</text:p>
          </table:table-cell>
          <table:table-cell office:value-type="float" office:value="13.30759394" calcext:value-type="float">
            <text:p>13.30759394</text:p>
          </table:table-cell>
          <table:table-cell office:value-type="float" office:value="-194.0673055" calcext:value-type="float">
            <text:p>-194.0673055</text:p>
          </table:table-cell>
          <table:table-cell office:value-type="float" office:value="5.108290964" calcext:value-type="float">
            <text:p>5.10829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41.2692664" calcext:value-type="float">
            <text:p>141.2692664</text:p>
          </table:table-cell>
          <table:table-cell office:value-type="float" office:value="-4.147874764" calcext:value-type="float">
            <text:p>-4.147874764</text:p>
          </table:table-cell>
          <table:table-cell office:value-type="float" office:value="-224.0220092" calcext:value-type="float">
            <text:p>-224.0220092</text:p>
          </table:table-cell>
          <table:table-cell office:value-type="float" office:value="4.66199491" calcext:value-type="float">
            <text:p>4.66199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12.662387" calcext:value-type="float">
            <text:p>112.662387</text:p>
          </table:table-cell>
          <table:table-cell office:value-type="float" office:value="-63.4988029" calcext:value-type="float">
            <text:p>-63.4988029</text:p>
          </table:table-cell>
          <table:table-cell office:value-type="float" office:value="-238.1679455" calcext:value-type="float">
            <text:p>-238.1679455</text:p>
          </table:table-cell>
          <table:table-cell office:value-type="float" office:value="7.215827227" calcext:value-type="float">
            <text:p>7.215827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84.48441941" calcext:value-type="float">
            <text:p>84.48441941</text:p>
          </table:table-cell>
          <table:table-cell office:value-type="float" office:value="182.3577437" calcext:value-type="float">
            <text:p>182.3577437</text:p>
          </table:table-cell>
          <table:table-cell office:value-type="float" office:value="-554.7284037" calcext:value-type="float">
            <text:p>-554.7284037</text:p>
          </table:table-cell>
          <table:table-cell office:value-type="float" office:value="6.267755429" calcext:value-type="float">
            <text:p>6.267755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69.63476394" calcext:value-type="float">
            <text:p>-69.63476394</text:p>
          </table:table-cell>
          <table:table-cell office:value-type="float" office:value="228.9381557" calcext:value-type="float">
            <text:p>228.9381557</text:p>
          </table:table-cell>
          <table:table-cell office:value-type="float" office:value="-603.0374367" calcext:value-type="float">
            <text:p>-603.0374367</text:p>
          </table:table-cell>
          <table:table-cell office:value-type="float" office:value="4.397986174" calcext:value-type="float">
            <text:p>4.397986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94.5953571" calcext:value-type="float">
            <text:p>-94.5953571</text:p>
          </table:table-cell>
          <table:table-cell office:value-type="float" office:value="177.6498386" calcext:value-type="float">
            <text:p>177.6498386</text:p>
          </table:table-cell>
          <table:table-cell office:value-type="float" office:value="-528.0518133" calcext:value-type="float">
            <text:p>-528.0518133</text:p>
          </table:table-cell>
          <table:table-cell office:value-type="float" office:value="5.670704388" calcext:value-type="float">
            <text:p>5.670704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123.4290726" calcext:value-type="float">
            <text:p>-123.4290726</text:p>
          </table:table-cell>
          <table:table-cell office:value-type="float" office:value="101.1391192" calcext:value-type="float">
            <text:p>101.1391192</text:p>
          </table:table-cell>
          <table:table-cell office:value-type="float" office:value="-548.1391139" calcext:value-type="float">
            <text:p>-548.1391139</text:p>
          </table:table-cell>
          <table:table-cell office:value-type="float" office:value="3.879687831" calcext:value-type="float">
            <text:p>3.879687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52.1565392" calcext:value-type="float">
            <text:p>52.1565392</text:p>
          </table:table-cell>
          <table:table-cell office:value-type="float" office:value="12.69280585" calcext:value-type="float">
            <text:p>12.69280585</text:p>
          </table:table-cell>
          <table:table-cell office:value-type="float" office:value="-35.912123" calcext:value-type="float">
            <text:p>-35.912123</text:p>
          </table:table-cell>
          <table:table-cell office:value-type="float" office:value="21.47561299" calcext:value-type="float">
            <text:p>21.47561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26.454255" calcext:value-type="float">
            <text:p>126.454255</text:p>
          </table:table-cell>
          <table:table-cell office:value-type="float" office:value="21.26837852" calcext:value-type="float">
            <text:p>21.26837852</text:p>
          </table:table-cell>
          <table:table-cell office:value-type="float" office:value="-130.8084904" calcext:value-type="float">
            <text:p>-130.8084904</text:p>
          </table:table-cell>
          <table:table-cell office:value-type="float" office:value="6.661547445" calcext:value-type="float">
            <text:p>6.661547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76.00545815" calcext:value-type="float">
            <text:p>-76.00545815</text:p>
          </table:table-cell>
          <table:table-cell office:value-type="float" office:value="38.00370105" calcext:value-type="float">
            <text:p>38.00370105</text:p>
          </table:table-cell>
          <table:table-cell office:value-type="float" office:value="-242.558351" calcext:value-type="float">
            <text:p>-242.558351</text:p>
          </table:table-cell>
          <table:table-cell office:value-type="float" office:value="6.463900827" calcext:value-type="float">
            <text:p>6.463900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76.83900581" calcext:value-type="float">
            <text:p>76.83900581</text:p>
          </table:table-cell>
          <table:table-cell office:value-type="float" office:value="-32.77783779" calcext:value-type="float">
            <text:p>-32.77783779</text:p>
          </table:table-cell>
          <table:table-cell office:value-type="float" office:value="-80.06591768" calcext:value-type="float">
            <text:p>-80.06591768</text:p>
          </table:table-cell>
          <table:table-cell office:value-type="float" office:value="5.233376939" calcext:value-type="float">
            <text:p>5.23337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51.47470408" calcext:value-type="float">
            <text:p>-51.47470408</text:p>
          </table:table-cell>
          <table:table-cell office:value-type="float" office:value="53.59606277" calcext:value-type="float">
            <text:p>53.59606277</text:p>
          </table:table-cell>
          <table:table-cell office:value-type="float" office:value="-83.70758676" calcext:value-type="float">
            <text:p>-83.70758676</text:p>
          </table:table-cell>
          <table:table-cell office:value-type="float" office:value="4.500244204" calcext:value-type="float">
            <text:p>4.500244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27.09350963" calcext:value-type="float">
            <text:p>-27.09350963</text:p>
          </table:table-cell>
          <table:table-cell office:value-type="float" office:value="30.33615286" calcext:value-type="float">
            <text:p>30.33615286</text:p>
          </table:table-cell>
          <table:table-cell office:value-type="float" office:value="-73.99322368" calcext:value-type="float">
            <text:p>-73.99322368</text:p>
          </table:table-cell>
          <table:table-cell office:value-type="float" office:value="3.813182598" calcext:value-type="float">
            <text:p>3.813182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62.1323087" calcext:value-type="float">
            <text:p>162.1323087</text:p>
          </table:table-cell>
          <table:table-cell office:value-type="float" office:value="-7.627735827" calcext:value-type="float">
            <text:p>-7.627735827</text:p>
          </table:table-cell>
          <table:table-cell office:value-type="float" office:value="-214.2993486" calcext:value-type="float">
            <text:p>-214.2993486</text:p>
          </table:table-cell>
          <table:table-cell office:value-type="float" office:value="4.994599024" calcext:value-type="float">
            <text:p>4.99459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107.4682246" calcext:value-type="float">
            <text:p>-107.4682246</text:p>
          </table:table-cell>
          <table:table-cell office:value-type="float" office:value="-16.00795837" calcext:value-type="float">
            <text:p>-16.00795837</text:p>
          </table:table-cell>
          <table:table-cell office:value-type="float" office:value="-124.3814417" calcext:value-type="float">
            <text:p>-124.3814417</text:p>
          </table:table-cell>
          <table:table-cell office:value-type="float" office:value="3.851212212" calcext:value-type="float">
            <text:p>3.851212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55.79826686" calcext:value-type="float">
            <text:p>-55.79826686</text:p>
          </table:table-cell>
          <table:table-cell office:value-type="float" office:value="27.52331317" calcext:value-type="float">
            <text:p>27.52331317</text:p>
          </table:table-cell>
          <table:table-cell office:value-type="float" office:value="-54.77526251" calcext:value-type="float">
            <text:p>-54.77526251</text:p>
          </table:table-cell>
          <table:table-cell office:value-type="float" office:value="6.536524171" calcext:value-type="float">
            <text:p>6.536524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72.28670656" calcext:value-type="float">
            <text:p>72.28670656</text:p>
          </table:table-cell>
          <table:table-cell office:value-type="float" office:value="76.90023946" calcext:value-type="float">
            <text:p>76.90023946</text:p>
          </table:table-cell>
          <table:table-cell office:value-type="float" office:value="-190.4589276" calcext:value-type="float">
            <text:p>-190.4589276</text:p>
          </table:table-cell>
          <table:table-cell office:value-type="float" office:value="21.45372882" calcext:value-type="float">
            <text:p>21.45372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23.49083071" calcext:value-type="float">
            <text:p>23.49083071</text:p>
          </table:table-cell>
          <table:table-cell office:value-type="float" office:value="-47.63390567" calcext:value-type="float">
            <text:p>-47.63390567</text:p>
          </table:table-cell>
          <table:table-cell office:value-type="float" office:value="-172.2791417" calcext:value-type="float">
            <text:p>-172.2791417</text:p>
          </table:table-cell>
          <table:table-cell office:value-type="float" office:value="8.785832848" calcext:value-type="float">
            <text:p>8.78583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-47.40284557" calcext:value-type="float">
            <text:p>-47.40284557</text:p>
          </table:table-cell>
          <table:table-cell office:value-type="float" office:value="-30.171209" calcext:value-type="float">
            <text:p>-30.171209</text:p>
          </table:table-cell>
          <table:table-cell office:value-type="float" office:value="-169.6239465" calcext:value-type="float">
            <text:p>-169.6239465</text:p>
          </table:table-cell>
          <table:table-cell office:value-type="float" office:value="12.82311988" calcext:value-type="float">
            <text:p>12.82311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29.39234236" calcext:value-type="float">
            <text:p>-29.39234236</text:p>
          </table:table-cell>
          <table:table-cell office:value-type="float" office:value="38.41896008" calcext:value-type="float">
            <text:p>38.41896008</text:p>
          </table:table-cell>
          <table:table-cell office:value-type="float" office:value="-51.14223" calcext:value-type="float">
            <text:p>-51.14223</text:p>
          </table:table-cell>
          <table:table-cell office:value-type="float" office:value="4.537177872" calcext:value-type="float">
            <text:p>4.53717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33.17172203" calcext:value-type="float">
            <text:p>-33.17172203</text:p>
          </table:table-cell>
          <table:table-cell office:value-type="float" office:value="24.21759562" calcext:value-type="float">
            <text:p>24.21759562</text:p>
          </table:table-cell>
          <table:table-cell office:value-type="float" office:value="-20.51608372" calcext:value-type="float">
            <text:p>-20.51608372</text:p>
          </table:table-cell>
          <table:table-cell office:value-type="float" office:value="5.983490254" calcext:value-type="float">
            <text:p>5.98349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1177995014336749670107905732</text:p>
          </table:table-cell>
          <table:table-cell office:value-type="float" office:value="110.4185895" calcext:value-type="float">
            <text:p>110.4185895</text:p>
          </table:table-cell>
          <table:table-cell office:value-type="float" office:value="85.06714826" calcext:value-type="float">
            <text:p>85.06714826</text:p>
          </table:table-cell>
          <table:table-cell office:value-type="float" office:value="-175.3696326" calcext:value-type="float">
            <text:p>-175.3696326</text:p>
          </table:table-cell>
          <table:table-cell office:value-type="float" office:value="5.808348361" calcext:value-type="float">
            <text:p>5.808348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1667800241622018839592854574</text:p>
          </table:table-cell>
          <table:table-cell office:value-type="float" office:value="43.88129782" calcext:value-type="float">
            <text:p>43.88129782</text:p>
          </table:table-cell>
          <table:table-cell office:value-type="float" office:value="64.17904949" calcext:value-type="float">
            <text:p>64.17904949</text:p>
          </table:table-cell>
          <table:table-cell office:value-type="float" office:value="-232.5899014" calcext:value-type="float">
            <text:p>-232.5899014</text:p>
          </table:table-cell>
          <table:table-cell office:value-type="float" office:value="5.925757611" calcext:value-type="float">
            <text:p>5.925757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15.7223995" calcext:value-type="float">
            <text:p>-115.7223995</text:p>
          </table:table-cell>
          <table:table-cell office:value-type="float" office:value="35.61826614" calcext:value-type="float">
            <text:p>35.61826614</text:p>
          </table:table-cell>
          <table:table-cell office:value-type="float" office:value="-175.4716358" calcext:value-type="float">
            <text:p>-175.4716358</text:p>
          </table:table-cell>
          <table:table-cell office:value-type="float" office:value="10.03093365" calcext:value-type="float">
            <text:p>10.03093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36.7078457" calcext:value-type="float">
            <text:p>-136.7078457</text:p>
          </table:table-cell>
          <table:table-cell office:value-type="float" office:value="62.06070501" calcext:value-type="float">
            <text:p>62.06070501</text:p>
          </table:table-cell>
          <table:table-cell office:value-type="float" office:value="-99.27715843" calcext:value-type="float">
            <text:p>-99.27715843</text:p>
          </table:table-cell>
          <table:table-cell office:value-type="float" office:value="18.38478817" calcext:value-type="float">
            <text:p>18.38478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-27.97722814" calcext:value-type="float">
            <text:p>-27.97722814</text:p>
          </table:table-cell>
          <table:table-cell office:value-type="float" office:value="-83.92404684" calcext:value-type="float">
            <text:p>-83.92404684</text:p>
          </table:table-cell>
          <table:table-cell office:value-type="float" office:value="-269.020919" calcext:value-type="float">
            <text:p>-269.020919</text:p>
          </table:table-cell>
          <table:table-cell office:value-type="float" office:value="6.281626529" calcext:value-type="float">
            <text:p>6.28162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155.3413899" calcext:value-type="float">
            <text:p>155.3413899</text:p>
          </table:table-cell>
          <table:table-cell office:value-type="float" office:value="-150.8678039" calcext:value-type="float">
            <text:p>-150.8678039</text:p>
          </table:table-cell>
          <table:table-cell office:value-type="float" office:value="-343.484454" calcext:value-type="float">
            <text:p>-343.484454</text:p>
          </table:table-cell>
          <table:table-cell office:value-type="float" office:value="5.229396767" calcext:value-type="float">
            <text:p>5.229396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-126.2838871" calcext:value-type="float">
            <text:p>-126.2838871</text:p>
          </table:table-cell>
          <table:table-cell office:value-type="float" office:value="4.683453379" calcext:value-type="float">
            <text:p>4.683453379</text:p>
          </table:table-cell>
          <table:table-cell office:value-type="float" office:value="-155.2960218" calcext:value-type="float">
            <text:p>-155.2960218</text:p>
          </table:table-cell>
          <table:table-cell office:value-type="float" office:value="4.803214362" calcext:value-type="float">
            <text:p>4.803214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04.8509634" calcext:value-type="float">
            <text:p>104.8509634</text:p>
          </table:table-cell>
          <table:table-cell office:value-type="float" office:value="69.34115982" calcext:value-type="float">
            <text:p>69.34115982</text:p>
          </table:table-cell>
          <table:table-cell office:value-type="float" office:value="-148.9084074" calcext:value-type="float">
            <text:p>-148.9084074</text:p>
          </table:table-cell>
          <table:table-cell office:value-type="float" office:value="4.326877582" calcext:value-type="float">
            <text:p>4.32687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17.5353489" calcext:value-type="float">
            <text:p>117.5353489</text:p>
          </table:table-cell>
          <table:table-cell office:value-type="float" office:value="28.71672637" calcext:value-type="float">
            <text:p>28.71672637</text:p>
          </table:table-cell>
          <table:table-cell office:value-type="float" office:value="-121.227376" calcext:value-type="float">
            <text:p>-121.227376</text:p>
          </table:table-cell>
          <table:table-cell office:value-type="float" office:value="5.235946908" calcext:value-type="float">
            <text:p>5.235946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51.04382869" calcext:value-type="float">
            <text:p>-51.04382869</text:p>
          </table:table-cell>
          <table:table-cell office:value-type="float" office:value="75.20020777" calcext:value-type="float">
            <text:p>75.20020777</text:p>
          </table:table-cell>
          <table:table-cell office:value-type="float" office:value="-101.5526036" calcext:value-type="float">
            <text:p>-101.5526036</text:p>
          </table:table-cell>
          <table:table-cell office:value-type="float" office:value="14.83693973" calcext:value-type="float">
            <text:p>14.8369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80.27882566" calcext:value-type="float">
            <text:p>-80.27882566</text:p>
          </table:table-cell>
          <table:table-cell office:value-type="float" office:value="76.47337026" calcext:value-type="float">
            <text:p>76.47337026</text:p>
          </table:table-cell>
          <table:table-cell office:value-type="float" office:value="-108.0625" calcext:value-type="float">
            <text:p>-108.0625</text:p>
          </table:table-cell>
          <table:table-cell office:value-type="float" office:value="4.844157662" calcext:value-type="float">
            <text:p>4.84415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6.2874457" calcext:value-type="float">
            <text:p>-116.2874457</text:p>
          </table:table-cell>
          <table:table-cell office:value-type="float" office:value="21.16102581" calcext:value-type="float">
            <text:p>21.16102581</text:p>
          </table:table-cell>
          <table:table-cell office:value-type="float" office:value="-124.619925" calcext:value-type="float">
            <text:p>-124.619925</text:p>
          </table:table-cell>
          <table:table-cell office:value-type="float" office:value="10.88839157" calcext:value-type="float">
            <text:p>10.88839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1.1930507" calcext:value-type="float">
            <text:p>-111.1930507</text:p>
          </table:table-cell>
          <table:table-cell office:value-type="float" office:value="-1.264504521" calcext:value-type="float">
            <text:p>-1.264504521</text:p>
          </table:table-cell>
          <table:table-cell office:value-type="float" office:value="-138.6984478" calcext:value-type="float">
            <text:p>-138.6984478</text:p>
          </table:table-cell>
          <table:table-cell office:value-type="float" office:value="17.39699158" calcext:value-type="float">
            <text:p>17.39699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92.25910919" calcext:value-type="float">
            <text:p>-92.25910919</text:p>
          </table:table-cell>
          <table:table-cell office:value-type="float" office:value="-42.63590904" calcext:value-type="float">
            <text:p>-42.63590904</text:p>
          </table:table-cell>
          <table:table-cell office:value-type="float" office:value="-145.6351351" calcext:value-type="float">
            <text:p>-145.6351351</text:p>
          </table:table-cell>
          <table:table-cell office:value-type="float" office:value="4.595709259" calcext:value-type="float">
            <text:p>4.595709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73.77454834" calcext:value-type="float">
            <text:p>73.77454834</text:p>
          </table:table-cell>
          <table:table-cell office:value-type="float" office:value="37.27831567" calcext:value-type="float">
            <text:p>37.27831567</text:p>
          </table:table-cell>
          <table:table-cell office:value-type="float" office:value="-118.3077904" calcext:value-type="float">
            <text:p>-118.3077904</text:p>
          </table:table-cell>
          <table:table-cell office:value-type="float" office:value="8.648347161" calcext:value-type="float">
            <text:p>8.648347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556680294801532247454313511</text:p>
          </table:table-cell>
          <table:table-cell office:value-type="float" office:value="50.33716697" calcext:value-type="float">
            <text:p>50.33716697</text:p>
          </table:table-cell>
          <table:table-cell office:value-type="float" office:value="63.51366238" calcext:value-type="float">
            <text:p>63.51366238</text:p>
          </table:table-cell>
          <table:table-cell office:value-type="float" office:value="-75.98942194" calcext:value-type="float">
            <text:p>-75.98942194</text:p>
          </table:table-cell>
          <table:table-cell office:value-type="float" office:value="4.064058796" calcext:value-type="float">
            <text:p>4.064058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3931884906244951746140865701</text:p>
          </table:table-cell>
          <table:table-cell office:value-type="float" office:value="76.49433466" calcext:value-type="float">
            <text:p>76.49433466</text:p>
          </table:table-cell>
          <table:table-cell office:value-type="float" office:value="88.15768761" calcext:value-type="float">
            <text:p>88.15768761</text:p>
          </table:table-cell>
          <table:table-cell office:value-type="float" office:value="-193.1555684" calcext:value-type="float">
            <text:p>-193.1555684</text:p>
          </table:table-cell>
          <table:table-cell office:value-type="float" office:value="19.0442187" calcext:value-type="float">
            <text:p>19.0442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168737938619557573021395302</text:p>
          </table:table-cell>
          <table:table-cell office:value-type="float" office:value="109.4990234" calcext:value-type="float">
            <text:p>109.4990234</text:p>
          </table:table-cell>
          <table:table-cell office:value-type="float" office:value="93.69210525" calcext:value-type="float">
            <text:p>93.69210525</text:p>
          </table:table-cell>
          <table:table-cell office:value-type="float" office:value="-269.0638976" calcext:value-type="float">
            <text:p>-269.0638976</text:p>
          </table:table-cell>
          <table:table-cell office:value-type="float" office:value="5.832577347" calcext:value-type="float">
            <text:p>5.832577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449669706458092793093760291</text:p>
          </table:table-cell>
          <table:table-cell office:value-type="float" office:value="104.0876202" calcext:value-type="float">
            <text:p>104.0876202</text:p>
          </table:table-cell>
          <table:table-cell office:value-type="float" office:value="25.52198446" calcext:value-type="float">
            <text:p>25.52198446</text:p>
          </table:table-cell>
          <table:table-cell office:value-type="float" office:value="-140.171147" calcext:value-type="float">
            <text:p>-140.171147</text:p>
          </table:table-cell>
          <table:table-cell office:value-type="float" office:value="16.04323095" calcext:value-type="float">
            <text:p>16.04323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692377730646477496286081479</text:p>
          </table:table-cell>
          <table:table-cell office:value-type="float" office:value="-58.95432995" calcext:value-type="float">
            <text:p>-58.95432995</text:p>
          </table:table-cell>
          <table:table-cell office:value-type="float" office:value="51.94459996" calcext:value-type="float">
            <text:p>51.94459996</text:p>
          </table:table-cell>
          <table:table-cell office:value-type="float" office:value="-59.38552081" calcext:value-type="float">
            <text:p>-59.38552081</text:p>
          </table:table-cell>
          <table:table-cell office:value-type="float" office:value="9.494854536" calcext:value-type="float">
            <text:p>9.494854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43.91205948" calcext:value-type="float">
            <text:p>-43.91205948</text:p>
          </table:table-cell>
          <table:table-cell office:value-type="float" office:value="-43.24151644" calcext:value-type="float">
            <text:p>-43.24151644</text:p>
          </table:table-cell>
          <table:table-cell office:value-type="float" office:value="-141.6973546" calcext:value-type="float">
            <text:p>-141.6973546</text:p>
          </table:table-cell>
          <table:table-cell office:value-type="float" office:value="9.147221174" calcext:value-type="float">
            <text:p>9.147221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36.51308198" calcext:value-type="float">
            <text:p>-36.51308198</text:p>
          </table:table-cell>
          <table:table-cell office:value-type="float" office:value="-65.21501284" calcext:value-type="float">
            <text:p>-65.21501284</text:p>
          </table:table-cell>
          <table:table-cell office:value-type="float" office:value="-124.4263249" calcext:value-type="float">
            <text:p>-124.4263249</text:p>
          </table:table-cell>
          <table:table-cell office:value-type="float" office:value="14.61583872" calcext:value-type="float">
            <text:p>14.6158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7.981511" calcext:value-type="float">
            <text:p>107.981511</text:p>
          </table:table-cell>
          <table:table-cell office:value-type="float" office:value="-4.36735685" calcext:value-type="float">
            <text:p>-4.36735685</text:p>
          </table:table-cell>
          <table:table-cell office:value-type="float" office:value="-124.106848" calcext:value-type="float">
            <text:p>-124.106848</text:p>
          </table:table-cell>
          <table:table-cell office:value-type="float" office:value="4.672138736" calcext:value-type="float">
            <text:p>4.672138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1.12211478" calcext:value-type="float">
            <text:p>71.12211478</text:p>
          </table:table-cell>
          <table:table-cell office:value-type="float" office:value="103.5762892" calcext:value-type="float">
            <text:p>103.5762892</text:p>
          </table:table-cell>
          <table:table-cell office:value-type="float" office:value="-148.4515459" calcext:value-type="float">
            <text:p>-148.4515459</text:p>
          </table:table-cell>
          <table:table-cell office:value-type="float" office:value="7.04604765" calcext:value-type="float">
            <text:p>7.046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49.9464803" calcext:value-type="float">
            <text:p>49.9464803</text:p>
          </table:table-cell>
          <table:table-cell office:value-type="float" office:value="39.21748433" calcext:value-type="float">
            <text:p>39.21748433</text:p>
          </table:table-cell>
          <table:table-cell office:value-type="float" office:value="-239.8346609" calcext:value-type="float">
            <text:p>-239.8346609</text:p>
          </table:table-cell>
          <table:table-cell office:value-type="float" office:value="12.38102253" calcext:value-type="float">
            <text:p>12.38102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2.37076198" calcext:value-type="float">
            <text:p>72.37076198</text:p>
          </table:table-cell>
          <table:table-cell office:value-type="float" office:value="83.67370356" calcext:value-type="float">
            <text:p>83.67370356</text:p>
          </table:table-cell>
          <table:table-cell office:value-type="float" office:value="-244.3847883" calcext:value-type="float">
            <text:p>-244.3847883</text:p>
          </table:table-cell>
          <table:table-cell office:value-type="float" office:value="6.33705611" calcext:value-type="float">
            <text:p>6.33705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5.36902968" calcext:value-type="float">
            <text:p>-35.36902968</text:p>
          </table:table-cell>
          <table:table-cell office:value-type="float" office:value="83.72542652" calcext:value-type="float">
            <text:p>83.72542652</text:p>
          </table:table-cell>
          <table:table-cell office:value-type="float" office:value="-150.2529177" calcext:value-type="float">
            <text:p>-150.2529177</text:p>
          </table:table-cell>
          <table:table-cell office:value-type="float" office:value="7.025817316" calcext:value-type="float">
            <text:p>7.025817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41.69008438" calcext:value-type="float">
            <text:p>-41.69008438</text:p>
          </table:table-cell>
          <table:table-cell office:value-type="float" office:value="-7.144610815" calcext:value-type="float">
            <text:p>-7.144610815</text:p>
          </table:table-cell>
          <table:table-cell office:value-type="float" office:value="-158.7180743" calcext:value-type="float">
            <text:p>-158.7180743</text:p>
          </table:table-cell>
          <table:table-cell office:value-type="float" office:value="7.670739872" calcext:value-type="float">
            <text:p>7.67073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72450557" calcext:value-type="float">
            <text:p>-33.72450557</text:p>
          </table:table-cell>
          <table:table-cell office:value-type="float" office:value="-17.3035396" calcext:value-type="float">
            <text:p>-17.3035396</text:p>
          </table:table-cell>
          <table:table-cell office:value-type="float" office:value="-103.0529877" calcext:value-type="float">
            <text:p>-103.0529877</text:p>
          </table:table-cell>
          <table:table-cell office:value-type="float" office:value="4.517226352" calcext:value-type="float">
            <text:p>4.51722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10.6098601" calcext:value-type="float">
            <text:p>-10.6098601</text:p>
          </table:table-cell>
          <table:table-cell office:value-type="float" office:value="61.08200309" calcext:value-type="float">
            <text:p>61.08200309</text:p>
          </table:table-cell>
          <table:table-cell office:value-type="float" office:value="-166.5353176" calcext:value-type="float">
            <text:p>-166.5353176</text:p>
          </table:table-cell>
          <table:table-cell office:value-type="float" office:value="4.84811308" calcext:value-type="float">
            <text:p>4.84811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0757396" calcext:value-type="float">
            <text:p>-33.0757396</text:p>
          </table:table-cell>
          <table:table-cell office:value-type="float" office:value="103.021741" calcext:value-type="float">
            <text:p>103.021741</text:p>
          </table:table-cell>
          <table:table-cell office:value-type="float" office:value="-192.6359693" calcext:value-type="float">
            <text:p>-192.6359693</text:p>
          </table:table-cell>
          <table:table-cell office:value-type="float" office:value="6.450730852" calcext:value-type="float">
            <text:p>6.450730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53.33179978" calcext:value-type="float">
            <text:p>-53.33179978</text:p>
          </table:table-cell>
          <table:table-cell office:value-type="float" office:value="96.45855774" calcext:value-type="float">
            <text:p>96.45855774</text:p>
          </table:table-cell>
          <table:table-cell office:value-type="float" office:value="-226.2565169" calcext:value-type="float">
            <text:p>-226.2565169</text:p>
          </table:table-cell>
          <table:table-cell office:value-type="float" office:value="10.98489943" calcext:value-type="float">
            <text:p>10.98489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60.85305037" calcext:value-type="float">
            <text:p>-60.85305037</text:p>
          </table:table-cell>
          <table:table-cell office:value-type="float" office:value="-38.91766158" calcext:value-type="float">
            <text:p>-38.91766158</text:p>
          </table:table-cell>
          <table:table-cell office:value-type="float" office:value="-205.682724" calcext:value-type="float">
            <text:p>-205.682724</text:p>
          </table:table-cell>
          <table:table-cell office:value-type="float" office:value="4.672156227" calcext:value-type="float">
            <text:p>4.672156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9.4598251" calcext:value-type="float">
            <text:p>109.4598251</text:p>
          </table:table-cell>
          <table:table-cell office:value-type="float" office:value="-34.52836499" calcext:value-type="float">
            <text:p>-34.52836499</text:p>
          </table:table-cell>
          <table:table-cell office:value-type="float" office:value="-188.547619" calcext:value-type="float">
            <text:p>-188.547619</text:p>
          </table:table-cell>
          <table:table-cell office:value-type="float" office:value="3.939481265" calcext:value-type="float">
            <text:p>3.939481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97.58296617" calcext:value-type="float">
            <text:p>97.58296617</text:p>
          </table:table-cell>
          <table:table-cell office:value-type="float" office:value="41.96482868" calcext:value-type="float">
            <text:p>41.96482868</text:p>
          </table:table-cell>
          <table:table-cell office:value-type="float" office:value="-79.81459274" calcext:value-type="float">
            <text:p>-79.81459274</text:p>
          </table:table-cell>
          <table:table-cell office:value-type="float" office:value="3.423341719" calcext:value-type="float">
            <text:p>3.423341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70.09772041" calcext:value-type="float">
            <text:p>70.09772041</text:p>
          </table:table-cell>
          <table:table-cell office:value-type="float" office:value="-23.4790975" calcext:value-type="float">
            <text:p>-23.4790975</text:p>
          </table:table-cell>
          <table:table-cell office:value-type="float" office:value="-142.6707459" calcext:value-type="float">
            <text:p>-142.6707459</text:p>
          </table:table-cell>
          <table:table-cell office:value-type="float" office:value="4.216156288" calcext:value-type="float">
            <text:p>4.216156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6869045992276345870480098568</text:p>
          </table:table-cell>
          <table:table-cell office:value-type="float" office:value="-46.82137782" calcext:value-type="float">
            <text:p>-46.82137782</text:p>
          </table:table-cell>
          <table:table-cell office:value-type="float" office:value="80.98240214" calcext:value-type="float">
            <text:p>80.98240214</text:p>
          </table:table-cell>
          <table:table-cell office:value-type="float" office:value="-109.2275388" calcext:value-type="float">
            <text:p>-109.2275388</text:p>
          </table:table-cell>
          <table:table-cell office:value-type="float" office:value="5.562150111" calcext:value-type="float">
            <text:p>5.562150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57.06218821" calcext:value-type="float">
            <text:p>-57.06218821</text:p>
          </table:table-cell>
          <table:table-cell office:value-type="float" office:value="-2.42519767" calcext:value-type="float">
            <text:p>-2.42519767</text:p>
          </table:table-cell>
          <table:table-cell office:value-type="float" office:value="-35.57766455" calcext:value-type="float">
            <text:p>-35.57766455</text:p>
          </table:table-cell>
          <table:table-cell office:value-type="float" office:value="8.868454579" calcext:value-type="float">
            <text:p>8.868454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66.47429649" calcext:value-type="float">
            <text:p>-66.47429649</text:p>
          </table:table-cell>
          <table:table-cell office:value-type="float" office:value="58.43968307" calcext:value-type="float">
            <text:p>58.43968307</text:p>
          </table:table-cell>
          <table:table-cell office:value-type="float" office:value="-109.3643906" calcext:value-type="float">
            <text:p>-109.3643906</text:p>
          </table:table-cell>
          <table:table-cell office:value-type="float" office:value="25.87269662" calcext:value-type="float">
            <text:p>25.87269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252583002664900748714851615</text:p>
          </table:table-cell>
          <table:table-cell office:value-type="float" office:value="56.00355828" calcext:value-type="float">
            <text:p>56.00355828</text:p>
          </table:table-cell>
          <table:table-cell office:value-type="float" office:value="-42.3898391" calcext:value-type="float">
            <text:p>-42.3898391</text:p>
          </table:table-cell>
          <table:table-cell office:value-type="float" office:value="-97.24818247" calcext:value-type="float">
            <text:p>-97.24818247</text:p>
          </table:table-cell>
          <table:table-cell office:value-type="float" office:value="8.811296392" calcext:value-type="float">
            <text:p>8.811296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685820605315926524514718990</text:p>
          </table:table-cell>
          <table:table-cell office:value-type="float" office:value="-75.07441798" calcext:value-type="float">
            <text:p>-75.07441798</text:p>
          </table:table-cell>
          <table:table-cell office:value-type="float" office:value="80.77730228" calcext:value-type="float">
            <text:p>80.77730228</text:p>
          </table:table-cell>
          <table:table-cell office:value-type="float" office:value="-125.3339445" calcext:value-type="float">
            <text:p>-125.3339445</text:p>
          </table:table-cell>
          <table:table-cell office:value-type="float" office:value="8.315884851" calcext:value-type="float">
            <text:p>8.315884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7785764461425908755977367558</text:p>
          </table:table-cell>
          <table:table-cell office:value-type="float" office:value="-43.54413253" calcext:value-type="float">
            <text:p>-43.54413253</text:p>
          </table:table-cell>
          <table:table-cell office:value-type="float" office:value="-50.15803892" calcext:value-type="float">
            <text:p>-50.15803892</text:p>
          </table:table-cell>
          <table:table-cell office:value-type="float" office:value="-146.6903955" calcext:value-type="float">
            <text:p>-146.6903955</text:p>
          </table:table-cell>
          <table:table-cell office:value-type="float" office:value="3.975397996" calcext:value-type="float">
            <text:p>3.975397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8391668569567816549737454720</text:p>
          </table:table-cell>
          <table:table-cell office:value-type="float" office:value="94.32108066" calcext:value-type="float">
            <text:p>94.32108066</text:p>
          </table:table-cell>
          <table:table-cell office:value-type="float" office:value="-21.41829214" calcext:value-type="float">
            <text:p>-21.41829214</text:p>
          </table:table-cell>
          <table:table-cell office:value-type="float" office:value="-154.6986815" calcext:value-type="float">
            <text:p>-154.6986815</text:p>
          </table:table-cell>
          <table:table-cell office:value-type="float" office:value="5.806583725" calcext:value-type="float">
            <text:p>5.806583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8680586845223339579041794709</text:p>
          </table:table-cell>
          <table:table-cell office:value-type="float" office:value="65.1376641" calcext:value-type="float">
            <text:p>65.1376641</text:p>
          </table:table-cell>
          <table:table-cell office:value-type="float" office:value="43.75788979" calcext:value-type="float">
            <text:p>43.75788979</text:p>
          </table:table-cell>
          <table:table-cell office:value-type="float" office:value="-236.4710746" calcext:value-type="float">
            <text:p>-236.4710746</text:p>
          </table:table-cell>
          <table:table-cell office:value-type="float" office:value="8.566001555" calcext:value-type="float">
            <text:p>8.566001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049373636438705059720603192</text:p>
          </table:table-cell>
          <table:table-cell office:value-type="float" office:value="56.20840547" calcext:value-type="float">
            <text:p>56.20840547</text:p>
          </table:table-cell>
          <table:table-cell office:value-type="float" office:value="86.34341278" calcext:value-type="float">
            <text:p>86.34341278</text:p>
          </table:table-cell>
          <table:table-cell office:value-type="float" office:value="-115.8675792" calcext:value-type="float">
            <text:p>-115.8675792</text:p>
          </table:table-cell>
          <table:table-cell office:value-type="float" office:value="23.35064438" calcext:value-type="float">
            <text:p>23.35064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134.4219361" calcext:value-type="float">
            <text:p>134.4219361</text:p>
          </table:table-cell>
          <table:table-cell office:value-type="float" office:value="86.57701746" calcext:value-type="float">
            <text:p>86.57701746</text:p>
          </table:table-cell>
          <table:table-cell office:value-type="float" office:value="-762.5944358" calcext:value-type="float">
            <text:p>-762.5944358</text:p>
          </table:table-cell>
          <table:table-cell office:value-type="float" office:value="7.401764599" calcext:value-type="float">
            <text:p>7.40176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127.6916352" calcext:value-type="float">
            <text:p>-127.6916352</text:p>
          </table:table-cell>
          <table:table-cell office:value-type="float" office:value="110.5885962" calcext:value-type="float">
            <text:p>110.5885962</text:p>
          </table:table-cell>
          <table:table-cell office:value-type="float" office:value="-739.9738785" calcext:value-type="float">
            <text:p>-739.9738785</text:p>
          </table:table-cell>
          <table:table-cell office:value-type="float" office:value="5.744966449" calcext:value-type="float">
            <text:p>5.744966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50.33006209" calcext:value-type="float">
            <text:p>-50.33006209</text:p>
          </table:table-cell>
          <table:table-cell office:value-type="float" office:value="88.30887267" calcext:value-type="float">
            <text:p>88.30887267</text:p>
          </table:table-cell>
          <table:table-cell office:value-type="float" office:value="-677.332466" calcext:value-type="float">
            <text:p>-677.332466</text:p>
          </table:table-cell>
          <table:table-cell office:value-type="float" office:value="3.439486702" calcext:value-type="float">
            <text:p>3.439486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-78.50974455" calcext:value-type="float">
            <text:p>-78.50974455</text:p>
          </table:table-cell>
          <table:table-cell office:value-type="float" office:value="-162.584138" calcext:value-type="float">
            <text:p>-162.584138</text:p>
          </table:table-cell>
          <table:table-cell office:value-type="float" office:value="-64.40943048" calcext:value-type="float">
            <text:p>-64.40943048</text:p>
          </table:table-cell>
          <table:table-cell office:value-type="float" office:value="6.929649846" calcext:value-type="float">
            <text:p>6.929649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82.60358264" calcext:value-type="float">
            <text:p>82.60358264</text:p>
          </table:table-cell>
          <table:table-cell office:value-type="float" office:value="-216.3818316" calcext:value-type="float">
            <text:p>-216.3818316</text:p>
          </table:table-cell>
          <table:table-cell office:value-type="float" office:value="-151.0002647" calcext:value-type="float">
            <text:p>-151.0002647</text:p>
          </table:table-cell>
          <table:table-cell office:value-type="float" office:value="5.22596183" calcext:value-type="float">
            <text:p>5.2259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730018513720561213088132029</text:p>
          </table:table-cell>
          <table:table-cell office:value-type="float" office:value="-100.6082859" calcext:value-type="float">
            <text:p>-100.6082859</text:p>
          </table:table-cell>
          <table:table-cell office:value-type="float" office:value="94.59993686" calcext:value-type="float">
            <text:p>94.59993686</text:p>
          </table:table-cell>
          <table:table-cell office:value-type="float" office:value="-263.9090942" calcext:value-type="float">
            <text:p>-263.9090942</text:p>
          </table:table-cell>
          <table:table-cell office:value-type="float" office:value="5.279110868" calcext:value-type="float">
            <text:p>5.279110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79943248049071805421192715219</text:p>
          </table:table-cell>
          <table:table-cell office:value-type="float" office:value="138.8853876" calcext:value-type="float">
            <text:p>138.8853876</text:p>
          </table:table-cell>
          <table:table-cell office:value-type="float" office:value="-36.17927643" calcext:value-type="float">
            <text:p>-36.17927643</text:p>
          </table:table-cell>
          <table:table-cell office:value-type="float" office:value="-198.6659593" calcext:value-type="float">
            <text:p>-198.6659593</text:p>
          </table:table-cell>
          <table:table-cell office:value-type="float" office:value="4.895529998" calcext:value-type="float">
            <text:p>4.89552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56.58885682" calcext:value-type="float">
            <text:p>56.58885682</text:p>
          </table:table-cell>
          <table:table-cell office:value-type="float" office:value="-67.46153204" calcext:value-type="float">
            <text:p>-67.46153204</text:p>
          </table:table-cell>
          <table:table-cell office:value-type="float" office:value="-77.34666348" calcext:value-type="float">
            <text:p>-77.34666348</text:p>
          </table:table-cell>
          <table:table-cell office:value-type="float" office:value="3.270466947" calcext:value-type="float">
            <text:p>3.270466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38.83601126" calcext:value-type="float">
            <text:p>38.83601126</text:p>
          </table:table-cell>
          <table:table-cell office:value-type="float" office:value="104.8736883" calcext:value-type="float">
            <text:p>104.8736883</text:p>
          </table:table-cell>
          <table:table-cell office:value-type="float" office:value="-72.04062367" calcext:value-type="float">
            <text:p>-72.04062367</text:p>
          </table:table-cell>
          <table:table-cell office:value-type="float" office:value="6.409813214" calcext:value-type="float">
            <text:p>6.409813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-71.70939018" calcext:value-type="float">
            <text:p>-71.70939018</text:p>
          </table:table-cell>
          <table:table-cell office:value-type="float" office:value="-47.08972918" calcext:value-type="float">
            <text:p>-47.08972918</text:p>
          </table:table-cell>
          <table:table-cell office:value-type="float" office:value="-218.4168486" calcext:value-type="float">
            <text:p>-218.4168486</text:p>
          </table:table-cell>
          <table:table-cell office:value-type="float" office:value="4.506689862" calcext:value-type="float">
            <text:p>4.506689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34.65292887" calcext:value-type="float">
            <text:p>34.65292887</text:p>
          </table:table-cell>
          <table:table-cell office:value-type="float" office:value="18.54173" calcext:value-type="float">
            <text:p>18.54173</text:p>
          </table:table-cell>
          <table:table-cell office:value-type="float" office:value="-79.08423032" calcext:value-type="float">
            <text:p>-79.08423032</text:p>
          </table:table-cell>
          <table:table-cell office:value-type="float" office:value="4.812692889" calcext:value-type="float">
            <text:p>4.812692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77.43647945" calcext:value-type="float">
            <text:p>77.43647945</text:p>
          </table:table-cell>
          <table:table-cell office:value-type="float" office:value="22.21703609" calcext:value-type="float">
            <text:p>22.21703609</text:p>
          </table:table-cell>
          <table:table-cell office:value-type="float" office:value="-194.8565238" calcext:value-type="float">
            <text:p>-194.8565238</text:p>
          </table:table-cell>
          <table:table-cell office:value-type="float" office:value="8.875835636" calcext:value-type="float">
            <text:p>8.875835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0.57233382" calcext:value-type="float">
            <text:p>20.57233382</text:p>
          </table:table-cell>
          <table:table-cell office:value-type="float" office:value="93.68779093" calcext:value-type="float">
            <text:p>93.68779093</text:p>
          </table:table-cell>
          <table:table-cell office:value-type="float" office:value="-181.0413165" calcext:value-type="float">
            <text:p>-181.0413165</text:p>
          </table:table-cell>
          <table:table-cell office:value-type="float" office:value="6.974134428" calcext:value-type="float">
            <text:p>6.974134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53.04979758" calcext:value-type="float">
            <text:p>53.04979758</text:p>
          </table:table-cell>
          <table:table-cell office:value-type="float" office:value="5.774405018" calcext:value-type="float">
            <text:p>5.774405018</text:p>
          </table:table-cell>
          <table:table-cell office:value-type="float" office:value="-159.5827607" calcext:value-type="float">
            <text:p>-159.5827607</text:p>
          </table:table-cell>
          <table:table-cell office:value-type="float" office:value="6.49900752" calcext:value-type="float">
            <text:p>6.4990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5.46898071" calcext:value-type="float">
            <text:p>25.46898071</text:p>
          </table:table-cell>
          <table:table-cell office:value-type="float" office:value="-15.96877128" calcext:value-type="float">
            <text:p>-15.96877128</text:p>
          </table:table-cell>
          <table:table-cell office:value-type="float" office:value="-116.7001729" calcext:value-type="float">
            <text:p>-116.7001729</text:p>
          </table:table-cell>
          <table:table-cell office:value-type="float" office:value="7.615286406" calcext:value-type="float">
            <text:p>7.61528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82.49078423" calcext:value-type="float">
            <text:p>-82.49078423</text:p>
          </table:table-cell>
          <table:table-cell office:value-type="float" office:value="31.00113485" calcext:value-type="float">
            <text:p>31.00113485</text:p>
          </table:table-cell>
          <table:table-cell office:value-type="float" office:value="-213.6818417" calcext:value-type="float">
            <text:p>-213.6818417</text:p>
          </table:table-cell>
          <table:table-cell office:value-type="float" office:value="14.15706867" calcext:value-type="float">
            <text:p>14.1570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36.36744189" calcext:value-type="float">
            <text:p>-36.36744189</text:p>
          </table:table-cell>
          <table:table-cell office:value-type="float" office:value="-41.8952304" calcext:value-type="float">
            <text:p>-41.8952304</text:p>
          </table:table-cell>
          <table:table-cell office:value-type="float" office:value="-147.4127015" calcext:value-type="float">
            <text:p>-147.4127015</text:p>
          </table:table-cell>
          <table:table-cell office:value-type="float" office:value="17.15800497" calcext:value-type="float">
            <text:p>17.1580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3982839679953938397312236359</text:p>
          </table:table-cell>
          <table:table-cell office:value-type="float" office:value="-46.59430055" calcext:value-type="float">
            <text:p>-46.59430055</text:p>
          </table:table-cell>
          <table:table-cell office:value-type="float" office:value="64.33901696" calcext:value-type="float">
            <text:p>64.33901696</text:p>
          </table:table-cell>
          <table:table-cell office:value-type="float" office:value="-149.7871177" calcext:value-type="float">
            <text:p>-149.7871177</text:p>
          </table:table-cell>
          <table:table-cell office:value-type="float" office:value="24.78201705" calcext:value-type="float">
            <text:p>24.78201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4412674007117333405073397832</text:p>
          </table:table-cell>
          <table:table-cell office:value-type="float" office:value="-103.4902087" calcext:value-type="float">
            <text:p>-103.4902087</text:p>
          </table:table-cell>
          <table:table-cell office:value-type="float" office:value="-63.80000006" calcext:value-type="float">
            <text:p>-63.80000006</text:p>
          </table:table-cell>
          <table:table-cell office:value-type="float" office:value="-222.2229424" calcext:value-type="float">
            <text:p>-222.2229424</text:p>
          </table:table-cell>
          <table:table-cell office:value-type="float" office:value="7.35278351" calcext:value-type="float">
            <text:p>7.35278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-43.90685095" calcext:value-type="float">
            <text:p>-43.90685095</text:p>
          </table:table-cell>
          <table:table-cell office:value-type="float" office:value="-74.65024942" calcext:value-type="float">
            <text:p>-74.65024942</text:p>
          </table:table-cell>
          <table:table-cell office:value-type="float" office:value="-213.2556584" calcext:value-type="float">
            <text:p>-213.2556584</text:p>
          </table:table-cell>
          <table:table-cell office:value-type="float" office:value="11.04800959" calcext:value-type="float">
            <text:p>11.04800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51.89001754" calcext:value-type="float">
            <text:p>51.89001754</text:p>
          </table:table-cell>
          <table:table-cell office:value-type="float" office:value="-106.6204144" calcext:value-type="float">
            <text:p>-106.6204144</text:p>
          </table:table-cell>
          <table:table-cell office:value-type="float" office:value="-180.5559271" calcext:value-type="float">
            <text:p>-180.5559271</text:p>
          </table:table-cell>
          <table:table-cell office:value-type="float" office:value="5.808811273" calcext:value-type="float">
            <text:p>5.808811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115.9854895" calcext:value-type="float">
            <text:p>115.9854895</text:p>
          </table:table-cell>
          <table:table-cell office:value-type="float" office:value="9.847305538" calcext:value-type="float">
            <text:p>9.847305538</text:p>
          </table:table-cell>
          <table:table-cell office:value-type="float" office:value="-210.8941679" calcext:value-type="float">
            <text:p>-210.8941679</text:p>
          </table:table-cell>
          <table:table-cell office:value-type="float" office:value="4.450273187" calcext:value-type="float">
            <text:p>4.45027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-114.9272123" calcext:value-type="float">
            <text:p>-114.9272123</text:p>
          </table:table-cell>
          <table:table-cell office:value-type="float" office:value="-40.83007173" calcext:value-type="float">
            <text:p>-40.83007173</text:p>
          </table:table-cell>
          <table:table-cell office:value-type="float" office:value="-167.9105444" calcext:value-type="float">
            <text:p>-167.9105444</text:p>
          </table:table-cell>
          <table:table-cell office:value-type="float" office:value="4.049334725" calcext:value-type="float">
            <text:p>4.04933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64.79512505" calcext:value-type="float">
            <text:p>-64.79512505</text:p>
          </table:table-cell>
          <table:table-cell office:value-type="float" office:value="-35.55654393" calcext:value-type="float">
            <text:p>-35.55654393</text:p>
          </table:table-cell>
          <table:table-cell office:value-type="float" office:value="-65.40505764" calcext:value-type="float">
            <text:p>-65.40505764</text:p>
          </table:table-cell>
          <table:table-cell office:value-type="float" office:value="11.47132343" calcext:value-type="float">
            <text:p>11.47132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8.2379848" calcext:value-type="float">
            <text:p>108.2379848</text:p>
          </table:table-cell>
          <table:table-cell office:value-type="float" office:value="-23.00591217" calcext:value-type="float">
            <text:p>-23.00591217</text:p>
          </table:table-cell>
          <table:table-cell office:value-type="float" office:value="-75.13184405" calcext:value-type="float">
            <text:p>-75.13184405</text:p>
          </table:table-cell>
          <table:table-cell office:value-type="float" office:value="9.346613641" calcext:value-type="float">
            <text:p>9.346613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50.87414525" calcext:value-type="float">
            <text:p>-50.87414525</text:p>
          </table:table-cell>
          <table:table-cell office:value-type="float" office:value="61.48907516" calcext:value-type="float">
            <text:p>61.48907516</text:p>
          </table:table-cell>
          <table:table-cell office:value-type="float" office:value="-138.6793414" calcext:value-type="float">
            <text:p>-138.6793414</text:p>
          </table:table-cell>
          <table:table-cell office:value-type="float" office:value="7.822901747" calcext:value-type="float">
            <text:p>7.822901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9.1514742" calcext:value-type="float">
            <text:p>109.1514742</text:p>
          </table:table-cell>
          <table:table-cell office:value-type="float" office:value="-27.15936266" calcext:value-type="float">
            <text:p>-27.15936266</text:p>
          </table:table-cell>
          <table:table-cell office:value-type="float" office:value="-147.1130632" calcext:value-type="float">
            <text:p>-147.1130632</text:p>
          </table:table-cell>
          <table:table-cell office:value-type="float" office:value="6.265028453" calcext:value-type="float">
            <text:p>6.26502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49.1056976" calcext:value-type="float">
            <text:p>49.1056976</text:p>
          </table:table-cell>
          <table:table-cell office:value-type="float" office:value="58.58649113" calcext:value-type="float">
            <text:p>58.58649113</text:p>
          </table:table-cell>
          <table:table-cell office:value-type="float" office:value="-185.398676" calcext:value-type="float">
            <text:p>-185.398676</text:p>
          </table:table-cell>
          <table:table-cell office:value-type="float" office:value="5.072155337" calcext:value-type="float">
            <text:p>5.072155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67.19434305" calcext:value-type="float">
            <text:p>67.19434305</text:p>
          </table:table-cell>
          <table:table-cell office:value-type="float" office:value="63.99802245" calcext:value-type="float">
            <text:p>63.99802245</text:p>
          </table:table-cell>
          <table:table-cell office:value-type="float" office:value="-246.1106238" calcext:value-type="float">
            <text:p>-246.1106238</text:p>
          </table:table-cell>
          <table:table-cell office:value-type="float" office:value="13.05335657" calcext:value-type="float">
            <text:p>13.05335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94.63511683" calcext:value-type="float">
            <text:p>94.63511683</text:p>
          </table:table-cell>
          <table:table-cell office:value-type="float" office:value="-17.37205941" calcext:value-type="float">
            <text:p>-17.37205941</text:p>
          </table:table-cell>
          <table:table-cell office:value-type="float" office:value="-204.3961269" calcext:value-type="float">
            <text:p>-204.3961269</text:p>
          </table:table-cell>
          <table:table-cell office:value-type="float" office:value="17.75323185" calcext:value-type="float">
            <text:p>17.75323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694838527128312070807533473</text:p>
          </table:table-cell>
          <table:table-cell office:value-type="float" office:value="91.8066639" calcext:value-type="float">
            <text:p>91.8066639</text:p>
          </table:table-cell>
          <table:table-cell office:value-type="float" office:value="-228.1486839" calcext:value-type="float">
            <text:p>-228.1486839</text:p>
          </table:table-cell>
          <table:table-cell office:value-type="float" office:value="-206.7306038" calcext:value-type="float">
            <text:p>-206.7306038</text:p>
          </table:table-cell>
          <table:table-cell office:value-type="float" office:value="15.48070961" calcext:value-type="float">
            <text:p>15.48070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70.12569801" calcext:value-type="float">
            <text:p>70.12569801</text:p>
          </table:table-cell>
          <table:table-cell office:value-type="float" office:value="-37.51841728" calcext:value-type="float">
            <text:p>-37.51841728</text:p>
          </table:table-cell>
          <table:table-cell office:value-type="float" office:value="-145.8086969" calcext:value-type="float">
            <text:p>-145.8086969</text:p>
          </table:table-cell>
          <table:table-cell office:value-type="float" office:value="4.073945715" calcext:value-type="float">
            <text:p>4.073945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74.95237164" calcext:value-type="float">
            <text:p>-74.95237164</text:p>
          </table:table-cell>
          <table:table-cell office:value-type="float" office:value="46.90988268" calcext:value-type="float">
            <text:p>46.90988268</text:p>
          </table:table-cell>
          <table:table-cell office:value-type="float" office:value="-285.5115615" calcext:value-type="float">
            <text:p>-285.5115615</text:p>
          </table:table-cell>
          <table:table-cell office:value-type="float" office:value="4.277166591" calcext:value-type="float">
            <text:p>4.27716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110.1006468" calcext:value-type="float">
            <text:p>110.1006468</text:p>
          </table:table-cell>
          <table:table-cell office:value-type="float" office:value="-57.64062374" calcext:value-type="float">
            <text:p>-57.64062374</text:p>
          </table:table-cell>
          <table:table-cell office:value-type="float" office:value="-243.1164102" calcext:value-type="float">
            <text:p>-243.1164102</text:p>
          </table:table-cell>
          <table:table-cell office:value-type="float" office:value="5.251013012" calcext:value-type="float">
            <text:p>5.25101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50.86871032" calcext:value-type="float">
            <text:p>-50.86871032</text:p>
          </table:table-cell>
          <table:table-cell office:value-type="float" office:value="86.60666104" calcext:value-type="float">
            <text:p>86.60666104</text:p>
          </table:table-cell>
          <table:table-cell office:value-type="float" office:value="-145.7656656" calcext:value-type="float">
            <text:p>-145.7656656</text:p>
          </table:table-cell>
          <table:table-cell office:value-type="float" office:value="9.772734741" calcext:value-type="float">
            <text:p>9.772734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110.5020624" calcext:value-type="float">
            <text:p>-110.5020624</text:p>
          </table:table-cell>
          <table:table-cell office:value-type="float" office:value="84.49831867" calcext:value-type="float">
            <text:p>84.49831867</text:p>
          </table:table-cell>
          <table:table-cell office:value-type="float" office:value="1506.369708" calcext:value-type="float">
            <text:p>1506.369708</text:p>
          </table:table-cell>
          <table:table-cell office:value-type="float" office:value="5.304621719" calcext:value-type="float">
            <text:p>5.304621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49.20548545" calcext:value-type="float">
            <text:p>-49.20548545</text:p>
          </table:table-cell>
          <table:table-cell office:value-type="float" office:value="92.92857185" calcext:value-type="float">
            <text:p>92.92857185</text:p>
          </table:table-cell>
          <table:table-cell office:value-type="float" office:value="1478.923267" calcext:value-type="float">
            <text:p>1478.923267</text:p>
          </table:table-cell>
          <table:table-cell office:value-type="float" office:value="5.719422603" calcext:value-type="float">
            <text:p>5.719422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-81.59738505" calcext:value-type="float">
            <text:p>-81.59738505</text:p>
          </table:table-cell>
          <table:table-cell office:value-type="float" office:value="57.28823522" calcext:value-type="float">
            <text:p>57.28823522</text:p>
          </table:table-cell>
          <table:table-cell office:value-type="float" office:value="-133.479575" calcext:value-type="float">
            <text:p>-133.479575</text:p>
          </table:table-cell>
          <table:table-cell office:value-type="float" office:value="5.617921172" calcext:value-type="float">
            <text:p>5.61792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28.62300902" calcext:value-type="float">
            <text:p>28.62300902</text:p>
          </table:table-cell>
          <table:table-cell office:value-type="float" office:value="41.00929115" calcext:value-type="float">
            <text:p>41.00929115</text:p>
          </table:table-cell>
          <table:table-cell office:value-type="float" office:value="-155.4889456" calcext:value-type="float">
            <text:p>-155.4889456</text:p>
          </table:table-cell>
          <table:table-cell office:value-type="float" office:value="5.88395182" calcext:value-type="float">
            <text:p>5.88395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265424231150847356515802868</text:p>
          </table:table-cell>
          <table:table-cell office:value-type="float" office:value="-60.49431739" calcext:value-type="float">
            <text:p>-60.49431739</text:p>
          </table:table-cell>
          <table:table-cell office:value-type="float" office:value="70.54622166" calcext:value-type="float">
            <text:p>70.54622166</text:p>
          </table:table-cell>
          <table:table-cell office:value-type="float" office:value="-58.67519437" calcext:value-type="float">
            <text:p>-58.67519437</text:p>
          </table:table-cell>
          <table:table-cell office:value-type="float" office:value="8.70905255" calcext:value-type="float">
            <text:p>8.7090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55.18838267" calcext:value-type="float">
            <text:p>-55.18838267</text:p>
          </table:table-cell>
          <table:table-cell office:value-type="float" office:value="174.3893763" calcext:value-type="float">
            <text:p>174.3893763</text:p>
          </table:table-cell>
          <table:table-cell office:value-type="float" office:value="-405.7348248" calcext:value-type="float">
            <text:p>-405.7348248</text:p>
          </table:table-cell>
          <table:table-cell office:value-type="float" office:value="10.93827513" calcext:value-type="float">
            <text:p>10.93827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100.5100772" calcext:value-type="float">
            <text:p>-100.5100772</text:p>
          </table:table-cell>
          <table:table-cell office:value-type="float" office:value="179.7605127" calcext:value-type="float">
            <text:p>179.7605127</text:p>
          </table:table-cell>
          <table:table-cell office:value-type="float" office:value="-498.510449" calcext:value-type="float">
            <text:p>-498.510449</text:p>
          </table:table-cell>
          <table:table-cell office:value-type="float" office:value="5.357746933" calcext:value-type="float">
            <text:p>5.357746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87.27597336" calcext:value-type="float">
            <text:p>-87.27597336</text:p>
          </table:table-cell>
          <table:table-cell office:value-type="float" office:value="163.0151729" calcext:value-type="float">
            <text:p>163.0151729</text:p>
          </table:table-cell>
          <table:table-cell office:value-type="float" office:value="-456.4501041" calcext:value-type="float">
            <text:p>-456.4501041</text:p>
          </table:table-cell>
          <table:table-cell office:value-type="float" office:value="5.26273061" calcext:value-type="float">
            <text:p>5.26273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79.03555701" calcext:value-type="float">
            <text:p>79.03555701</text:p>
          </table:table-cell>
          <table:table-cell office:value-type="float" office:value="209.8179057" calcext:value-type="float">
            <text:p>209.8179057</text:p>
          </table:table-cell>
          <table:table-cell office:value-type="float" office:value="-465.0624392" calcext:value-type="float">
            <text:p>-465.0624392</text:p>
          </table:table-cell>
          <table:table-cell office:value-type="float" office:value="6.305539247" calcext:value-type="float">
            <text:p>6.305539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385286346390202873004762827</text:p>
          </table:table-cell>
          <table:table-cell office:value-type="float" office:value="-103.0536882" calcext:value-type="float">
            <text:p>-103.0536882</text:p>
          </table:table-cell>
          <table:table-cell office:value-type="float" office:value="-65.26580979" calcext:value-type="float">
            <text:p>-65.26580979</text:p>
          </table:table-cell>
          <table:table-cell office:value-type="float" office:value="-118.3045242" calcext:value-type="float">
            <text:p>-118.3045242</text:p>
          </table:table-cell>
          <table:table-cell office:value-type="float" office:value="4.286161529" calcext:value-type="float">
            <text:p>4.28616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95.29757514" calcext:value-type="float">
            <text:p>-95.29757514</text:p>
          </table:table-cell>
          <table:table-cell office:value-type="float" office:value="189.2305976" calcext:value-type="float">
            <text:p>189.2305976</text:p>
          </table:table-cell>
          <table:table-cell office:value-type="float" office:value="-500.4365795" calcext:value-type="float">
            <text:p>-500.4365795</text:p>
          </table:table-cell>
          <table:table-cell office:value-type="float" office:value="7.794843882" calcext:value-type="float">
            <text:p>7.794843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106.9376643" calcext:value-type="float">
            <text:p>-106.9376643</text:p>
          </table:table-cell>
          <table:table-cell office:value-type="float" office:value="142.6213881" calcext:value-type="float">
            <text:p>142.6213881</text:p>
          </table:table-cell>
          <table:table-cell office:value-type="float" office:value="-553.7500925" calcext:value-type="float">
            <text:p>-553.7500925</text:p>
          </table:table-cell>
          <table:table-cell office:value-type="float" office:value="11.47520609" calcext:value-type="float">
            <text:p>11.47520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-83.12026192" calcext:value-type="float">
            <text:p>-83.12026192</text:p>
          </table:table-cell>
          <table:table-cell office:value-type="float" office:value="91.61578275" calcext:value-type="float">
            <text:p>91.61578275</text:p>
          </table:table-cell>
          <table:table-cell office:value-type="float" office:value="-320.3531873" calcext:value-type="float">
            <text:p>-320.3531873</text:p>
          </table:table-cell>
          <table:table-cell office:value-type="float" office:value="7.90492271" calcext:value-type="float">
            <text:p>7.90492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107.5055367" calcext:value-type="float">
            <text:p>107.5055367</text:p>
          </table:table-cell>
          <table:table-cell office:value-type="float" office:value="71.93790105" calcext:value-type="float">
            <text:p>71.93790105</text:p>
          </table:table-cell>
          <table:table-cell office:value-type="float" office:value="-278.241906" calcext:value-type="float">
            <text:p>-278.241906</text:p>
          </table:table-cell>
          <table:table-cell office:value-type="float" office:value="4.565784214" calcext:value-type="float">
            <text:p>4.565784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0298296009658115773239776160</text:p>
          </table:table-cell>
          <table:table-cell office:value-type="float" office:value="-47.59725933" calcext:value-type="float">
            <text:p>-47.59725933</text:p>
          </table:table-cell>
          <table:table-cell office:value-type="float" office:value="38.35581629" calcext:value-type="float">
            <text:p>38.35581629</text:p>
          </table:table-cell>
          <table:table-cell office:value-type="float" office:value="-259.5247127" calcext:value-type="float">
            <text:p>-259.5247127</text:p>
          </table:table-cell>
          <table:table-cell office:value-type="float" office:value="6.704958329" calcext:value-type="float">
            <text:p>6.704958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1266041369462391833537519639</text:p>
          </table:table-cell>
          <table:table-cell office:value-type="float" office:value="-96.19600129" calcext:value-type="float">
            <text:p>-96.19600129</text:p>
          </table:table-cell>
          <table:table-cell office:value-type="float" office:value="-96.65249765" calcext:value-type="float">
            <text:p>-96.65249765</text:p>
          </table:table-cell>
          <table:table-cell office:value-type="float" office:value="-324.2845499" calcext:value-type="float">
            <text:p>-324.2845499</text:p>
          </table:table-cell>
          <table:table-cell office:value-type="float" office:value="4.502295592" calcext:value-type="float">
            <text:p>4.50229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119.4417648" calcext:value-type="float">
            <text:p>119.4417648</text:p>
          </table:table-cell>
          <table:table-cell office:value-type="float" office:value="-124.5798429" calcext:value-type="float">
            <text:p>-124.5798429</text:p>
          </table:table-cell>
          <table:table-cell office:value-type="float" office:value="-183.5276495" calcext:value-type="float">
            <text:p>-183.5276495</text:p>
          </table:table-cell>
          <table:table-cell office:value-type="float" office:value="5.168489458" calcext:value-type="float">
            <text:p>5.168489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59.74501321" calcext:value-type="float">
            <text:p>-59.74501321</text:p>
          </table:table-cell>
          <table:table-cell office:value-type="float" office:value="-186.7368963" calcext:value-type="float">
            <text:p>-186.7368963</text:p>
          </table:table-cell>
          <table:table-cell office:value-type="float" office:value="-117.5250438" calcext:value-type="float">
            <text:p>-117.5250438</text:p>
          </table:table-cell>
          <table:table-cell office:value-type="float" office:value="5.261510023" calcext:value-type="float">
            <text:p>5.261510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99.55427087" calcext:value-type="float">
            <text:p>99.55427087</text:p>
          </table:table-cell>
          <table:table-cell office:value-type="float" office:value="-196.7161331" calcext:value-type="float">
            <text:p>-196.7161331</text:p>
          </table:table-cell>
          <table:table-cell office:value-type="float" office:value="-96.1010188" calcext:value-type="float">
            <text:p>-96.1010188</text:p>
          </table:table-cell>
          <table:table-cell office:value-type="float" office:value="5.831328901" calcext:value-type="float">
            <text:p>5.831328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29.1700199" calcext:value-type="float">
            <text:p>-29.1700199</text:p>
          </table:table-cell>
          <table:table-cell office:value-type="float" office:value="-133.1657313" calcext:value-type="float">
            <text:p>-133.1657313</text:p>
          </table:table-cell>
          <table:table-cell office:value-type="float" office:value="-41.27737383" calcext:value-type="float">
            <text:p>-41.27737383</text:p>
          </table:table-cell>
          <table:table-cell office:value-type="float" office:value="5.842982096" calcext:value-type="float">
            <text:p>5.842982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25.20531741" calcext:value-type="float">
            <text:p>25.20531741</text:p>
          </table:table-cell>
          <table:table-cell office:value-type="float" office:value="-125.3875332" calcext:value-type="float">
            <text:p>-125.3875332</text:p>
          </table:table-cell>
          <table:table-cell office:value-type="float" office:value="-38.98208822" calcext:value-type="float">
            <text:p>-38.98208822</text:p>
          </table:table-cell>
          <table:table-cell office:value-type="float" office:value="4.538549476" calcext:value-type="float">
            <text:p>4.538549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2419869605596446455526220766</text:p>
          </table:table-cell>
          <table:table-cell office:value-type="float" office:value="125.72278" calcext:value-type="float">
            <text:p>125.72278</text:p>
          </table:table-cell>
          <table:table-cell office:value-type="float" office:value="-65.38741378" calcext:value-type="float">
            <text:p>-65.38741378</text:p>
          </table:table-cell>
          <table:table-cell office:value-type="float" office:value="-155.8430296" calcext:value-type="float">
            <text:p>-155.8430296</text:p>
          </table:table-cell>
          <table:table-cell office:value-type="float" office:value="5.463268111" calcext:value-type="float">
            <text:p>5.463268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3808128386712859512130599234</text:p>
          </table:table-cell>
          <table:table-cell office:value-type="float" office:value="-47.71460531" calcext:value-type="float">
            <text:p>-47.71460531</text:p>
          </table:table-cell>
          <table:table-cell office:value-type="float" office:value="-32.47540199" calcext:value-type="float">
            <text:p>-32.47540199</text:p>
          </table:table-cell>
          <table:table-cell office:value-type="float" office:value="-77.44002704" calcext:value-type="float">
            <text:p>-77.44002704</text:p>
          </table:table-cell>
          <table:table-cell office:value-type="float" office:value="7.141617843" calcext:value-type="float">
            <text:p>7.141617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3964947698259739624715468431</text:p>
          </table:table-cell>
          <table:table-cell office:value-type="float" office:value="16.03531414" calcext:value-type="float">
            <text:p>16.03531414</text:p>
          </table:table-cell>
          <table:table-cell office:value-type="float" office:value="67.91292767" calcext:value-type="float">
            <text:p>67.91292767</text:p>
          </table:table-cell>
          <table:table-cell office:value-type="float" office:value="-31.29420185" calcext:value-type="float">
            <text:p>-31.29420185</text:p>
          </table:table-cell>
          <table:table-cell office:value-type="float" office:value="3.887997704" calcext:value-type="float">
            <text:p>3.887997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246472548954252250399902051</text:p>
          </table:table-cell>
          <table:table-cell office:value-type="float" office:value="-32.75374084" calcext:value-type="float">
            <text:p>-32.75374084</text:p>
          </table:table-cell>
          <table:table-cell office:value-type="float" office:value="8.777235784" calcext:value-type="float">
            <text:p>8.777235784</text:p>
          </table:table-cell>
          <table:table-cell office:value-type="float" office:value="-111.7798254" calcext:value-type="float">
            <text:p>-111.7798254</text:p>
          </table:table-cell>
          <table:table-cell office:value-type="float" office:value="6.975190342" calcext:value-type="float">
            <text:p>6.975190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40094986948071643661798326</text:p>
          </table:table-cell>
          <table:table-cell office:value-type="float" office:value="56.23980222" calcext:value-type="float">
            <text:p>56.23980222</text:p>
          </table:table-cell>
          <table:table-cell office:value-type="float" office:value="-92.28982952" calcext:value-type="float">
            <text:p>-92.28982952</text:p>
          </table:table-cell>
          <table:table-cell office:value-type="float" office:value="-277.0985595" calcext:value-type="float">
            <text:p>-277.0985595</text:p>
          </table:table-cell>
          <table:table-cell office:value-type="float" office:value="8.982986958" calcext:value-type="float">
            <text:p>8.98298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121.1740107" calcext:value-type="float">
            <text:p>121.1740107</text:p>
          </table:table-cell>
          <table:table-cell office:value-type="float" office:value="74.57004217" calcext:value-type="float">
            <text:p>74.57004217</text:p>
          </table:table-cell>
          <table:table-cell office:value-type="float" office:value="-168.1036947" calcext:value-type="float">
            <text:p>-168.1036947</text:p>
          </table:table-cell>
          <table:table-cell office:value-type="float" office:value="4.92742239" calcext:value-type="float">
            <text:p>4.92742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96.66859593" calcext:value-type="float">
            <text:p>96.66859593</text:p>
          </table:table-cell>
          <table:table-cell office:value-type="float" office:value="37.64844408" calcext:value-type="float">
            <text:p>37.64844408</text:p>
          </table:table-cell>
          <table:table-cell office:value-type="float" office:value="-58.80225858" calcext:value-type="float">
            <text:p>-58.80225858</text:p>
          </table:table-cell>
          <table:table-cell office:value-type="float" office:value="5.866256959" calcext:value-type="float">
            <text:p>5.866256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632613233275988184244485809</text:p>
          </table:table-cell>
          <table:table-cell office:value-type="float" office:value="-47.89877032" calcext:value-type="float">
            <text:p>-47.89877032</text:p>
          </table:table-cell>
          <table:table-cell office:value-type="float" office:value="-10.22492024" calcext:value-type="float">
            <text:p>-10.22492024</text:p>
          </table:table-cell>
          <table:table-cell office:value-type="float" office:value="-96.1136025" calcext:value-type="float">
            <text:p>-96.1136025</text:p>
          </table:table-cell>
          <table:table-cell office:value-type="float" office:value="20.15998367" calcext:value-type="float">
            <text:p>20.15998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4766721609772924944646251928</text:p>
          </table:table-cell>
          <table:table-cell office:value-type="float" office:value="-106.8617398" calcext:value-type="float">
            <text:p>-106.8617398</text:p>
          </table:table-cell>
          <table:table-cell office:value-type="float" office:value="9.048151896" calcext:value-type="float">
            <text:p>9.048151896</text:p>
          </table:table-cell>
          <table:table-cell office:value-type="float" office:value="-122.3496855" calcext:value-type="float">
            <text:p>-122.3496855</text:p>
          </table:table-cell>
          <table:table-cell office:value-type="float" office:value="23.68811013" calcext:value-type="float">
            <text:p>23.6881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5.0927476" calcext:value-type="float">
            <text:p>105.0927476</text:p>
          </table:table-cell>
          <table:table-cell office:value-type="float" office:value="-12.11034538" calcext:value-type="float">
            <text:p>-12.11034538</text:p>
          </table:table-cell>
          <table:table-cell office:value-type="float" office:value="-163.8563959" calcext:value-type="float">
            <text:p>-163.8563959</text:p>
          </table:table-cell>
          <table:table-cell office:value-type="float" office:value="6.67566416" calcext:value-type="float">
            <text:p>6.67566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65.24188146" calcext:value-type="float">
            <text:p>-65.24188146</text:p>
          </table:table-cell>
          <table:table-cell office:value-type="float" office:value="-2.009534031" calcext:value-type="float">
            <text:p>-2.009534031</text:p>
          </table:table-cell>
          <table:table-cell office:value-type="float" office:value="-154.5988093" calcext:value-type="float">
            <text:p>-154.5988093</text:p>
          </table:table-cell>
          <table:table-cell office:value-type="float" office:value="5.611381537" calcext:value-type="float">
            <text:p>5.611381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5.50326213" calcext:value-type="float">
            <text:p>95.50326213</text:p>
          </table:table-cell>
          <table:table-cell office:value-type="float" office:value="50.83309312" calcext:value-type="float">
            <text:p>50.83309312</text:p>
          </table:table-cell>
          <table:table-cell office:value-type="float" office:value="-98.17735226" calcext:value-type="float">
            <text:p>-98.17735226</text:p>
          </table:table-cell>
          <table:table-cell office:value-type="float" office:value="9.697334131" calcext:value-type="float">
            <text:p>9.697334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44.35081815" calcext:value-type="float">
            <text:p>-44.35081815</text:p>
          </table:table-cell>
          <table:table-cell office:value-type="float" office:value="-2.878997069" calcext:value-type="float">
            <text:p>-2.878997069</text:p>
          </table:table-cell>
          <table:table-cell office:value-type="float" office:value="-80.20624421" calcext:value-type="float">
            <text:p>-80.20624421</text:p>
          </table:table-cell>
          <table:table-cell office:value-type="float" office:value="6.734930528" calcext:value-type="float">
            <text:p>6.73493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36.79299198" calcext:value-type="float">
            <text:p>-36.79299198</text:p>
          </table:table-cell>
          <table:table-cell office:value-type="float" office:value="30.7687084" calcext:value-type="float">
            <text:p>30.7687084</text:p>
          </table:table-cell>
          <table:table-cell office:value-type="float" office:value="-78.63004564" calcext:value-type="float">
            <text:p>-78.63004564</text:p>
          </table:table-cell>
          <table:table-cell office:value-type="float" office:value="7.21357337" calcext:value-type="float">
            <text:p>7.2135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14.1812202" calcext:value-type="float">
            <text:p>114.1812202</text:p>
          </table:table-cell>
          <table:table-cell office:value-type="float" office:value="39.58850481" calcext:value-type="float">
            <text:p>39.58850481</text:p>
          </table:table-cell>
          <table:table-cell office:value-type="float" office:value="-77.01551257" calcext:value-type="float">
            <text:p>-77.01551257</text:p>
          </table:table-cell>
          <table:table-cell office:value-type="float" office:value="6.554327379" calcext:value-type="float">
            <text:p>6.55432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1.203838" calcext:value-type="float">
            <text:p>101.203838</text:p>
          </table:table-cell>
          <table:table-cell office:value-type="float" office:value="25.22046529" calcext:value-type="float">
            <text:p>25.22046529</text:p>
          </table:table-cell>
          <table:table-cell office:value-type="float" office:value="-133.8132453" calcext:value-type="float">
            <text:p>-133.8132453</text:p>
          </table:table-cell>
          <table:table-cell office:value-type="float" office:value="6.269450237" calcext:value-type="float">
            <text:p>6.269450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9.7584658" calcext:value-type="float">
            <text:p>99.7584658</text:p>
          </table:table-cell>
          <table:table-cell office:value-type="float" office:value="42.83369719" calcext:value-type="float">
            <text:p>42.83369719</text:p>
          </table:table-cell>
          <table:table-cell office:value-type="float" office:value="-142.7906833" calcext:value-type="float">
            <text:p>-142.7906833</text:p>
          </table:table-cell>
          <table:table-cell office:value-type="float" office:value="6.39203287" calcext:value-type="float">
            <text:p>6.39203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76.62464946" calcext:value-type="float">
            <text:p>76.62464946</text:p>
          </table:table-cell>
          <table:table-cell office:value-type="float" office:value="-2.190466163" calcext:value-type="float">
            <text:p>-2.190466163</text:p>
          </table:table-cell>
          <table:table-cell office:value-type="float" office:value="-170.1541606" calcext:value-type="float">
            <text:p>-170.1541606</text:p>
          </table:table-cell>
          <table:table-cell office:value-type="float" office:value="5.512269698" calcext:value-type="float">
            <text:p>5.512269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5913706607582347421429908613</text:p>
          </table:table-cell>
          <table:table-cell office:value-type="float" office:value="-106.3585085" calcext:value-type="float">
            <text:p>-106.3585085</text:p>
          </table:table-cell>
          <table:table-cell office:value-type="float" office:value="-51.59739866" calcext:value-type="float">
            <text:p>-51.59739866</text:p>
          </table:table-cell>
          <table:table-cell office:value-type="float" office:value="-166.4583333" calcext:value-type="float">
            <text:p>-166.4583333</text:p>
          </table:table-cell>
          <table:table-cell office:value-type="float" office:value="4.311583799" calcext:value-type="float">
            <text:p>4.311583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6251645377731223510086726530</text:p>
          </table:table-cell>
          <table:table-cell office:value-type="float" office:value="70.27851491" calcext:value-type="float">
            <text:p>70.27851491</text:p>
          </table:table-cell>
          <table:table-cell office:value-type="float" office:value="-52.13332395" calcext:value-type="float">
            <text:p>-52.13332395</text:p>
          </table:table-cell>
          <table:table-cell office:value-type="float" office:value="-63.60156718" calcext:value-type="float">
            <text:p>-63.60156718</text:p>
          </table:table-cell>
          <table:table-cell office:value-type="float" office:value="5.295986982" calcext:value-type="float">
            <text:p>5.295986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96.52133314" calcext:value-type="float">
            <text:p>-96.52133314</text:p>
          </table:table-cell>
          <table:table-cell office:value-type="float" office:value="-61.02297366" calcext:value-type="float">
            <text:p>-61.02297366</text:p>
          </table:table-cell>
          <table:table-cell office:value-type="float" office:value="-204.6272521" calcext:value-type="float">
            <text:p>-204.6272521</text:p>
          </table:table-cell>
          <table:table-cell office:value-type="float" office:value="5.343956496" calcext:value-type="float">
            <text:p>5.343956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114.0292501" calcext:value-type="float">
            <text:p>-114.0292501</text:p>
          </table:table-cell>
          <table:table-cell office:value-type="float" office:value="36.09563198" calcext:value-type="float">
            <text:p>36.09563198</text:p>
          </table:table-cell>
          <table:table-cell office:value-type="float" office:value="-281.6690246" calcext:value-type="float">
            <text:p>-281.6690246</text:p>
          </table:table-cell>
          <table:table-cell office:value-type="float" office:value="7.754485276" calcext:value-type="float">
            <text:p>7.754485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92.36574726" calcext:value-type="float">
            <text:p>92.36574726</text:p>
          </table:table-cell>
          <table:table-cell office:value-type="float" office:value="18.31481554" calcext:value-type="float">
            <text:p>18.31481554</text:p>
          </table:table-cell>
          <table:table-cell office:value-type="float" office:value="-84.53565705" calcext:value-type="float">
            <text:p>-84.53565705</text:p>
          </table:table-cell>
          <table:table-cell office:value-type="float" office:value="9.642120967" calcext:value-type="float">
            <text:p>9.642120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71.01906551" calcext:value-type="float">
            <text:p>-71.01906551</text:p>
          </table:table-cell>
          <table:table-cell office:value-type="float" office:value="-37.76752972" calcext:value-type="float">
            <text:p>-37.76752972</text:p>
          </table:table-cell>
          <table:table-cell office:value-type="float" office:value="-133.5475427" calcext:value-type="float">
            <text:p>-133.5475427</text:p>
          </table:table-cell>
          <table:table-cell office:value-type="float" office:value="4.93642793" calcext:value-type="float">
            <text:p>4.93642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85.4417408" calcext:value-type="float">
            <text:p>-85.4417408</text:p>
          </table:table-cell>
          <table:table-cell office:value-type="float" office:value="-50.32069009" calcext:value-type="float">
            <text:p>-50.32069009</text:p>
          </table:table-cell>
          <table:table-cell office:value-type="float" office:value="-177.4651732" calcext:value-type="float">
            <text:p>-177.4651732</text:p>
          </table:table-cell>
          <table:table-cell office:value-type="float" office:value="6.32263359" calcext:value-type="float">
            <text:p>6.32263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016798894102791158686961192</text:p>
          </table:table-cell>
          <table:table-cell office:value-type="float" office:value="-147.9529673" calcext:value-type="float">
            <text:p>-147.9529673</text:p>
          </table:table-cell>
          <table:table-cell office:value-type="float" office:value="-164.1694792" calcext:value-type="float">
            <text:p>-164.1694792</text:p>
          </table:table-cell>
          <table:table-cell office:value-type="float" office:value="-273.4342411" calcext:value-type="float">
            <text:p>-273.4342411</text:p>
          </table:table-cell>
          <table:table-cell office:value-type="float" office:value="5.898208305" calcext:value-type="float">
            <text:p>5.89820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59.25687577" calcext:value-type="float">
            <text:p>59.25687577</text:p>
          </table:table-cell>
          <table:table-cell office:value-type="float" office:value="-34.72292702" calcext:value-type="float">
            <text:p>-34.72292702</text:p>
          </table:table-cell>
          <table:table-cell office:value-type="float" office:value="-134.8379138" calcext:value-type="float">
            <text:p>-134.8379138</text:p>
          </table:table-cell>
          <table:table-cell office:value-type="float" office:value="13.13641553" calcext:value-type="float">
            <text:p>13.13641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78.29576032" calcext:value-type="float">
            <text:p>78.29576032</text:p>
          </table:table-cell>
          <table:table-cell office:value-type="float" office:value="-16.92867765" calcext:value-type="float">
            <text:p>-16.92867765</text:p>
          </table:table-cell>
          <table:table-cell office:value-type="float" office:value="-163.9475346" calcext:value-type="float">
            <text:p>-163.9475346</text:p>
          </table:table-cell>
          <table:table-cell office:value-type="float" office:value="19.34841823" calcext:value-type="float">
            <text:p>19.3484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64.42984573" calcext:value-type="float">
            <text:p>64.42984573</text:p>
          </table:table-cell>
          <table:table-cell office:value-type="float" office:value="70.38559073" calcext:value-type="float">
            <text:p>70.38559073</text:p>
          </table:table-cell>
          <table:table-cell office:value-type="float" office:value="-216.6686873" calcext:value-type="float">
            <text:p>-216.6686873</text:p>
          </table:table-cell>
          <table:table-cell office:value-type="float" office:value="20.52475616" calcext:value-type="float">
            <text:p>20.52475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-72.92501601" calcext:value-type="float">
            <text:p>-72.92501601</text:p>
          </table:table-cell>
          <table:table-cell office:value-type="float" office:value="196.8030244" calcext:value-type="float">
            <text:p>196.8030244</text:p>
          </table:table-cell>
          <table:table-cell office:value-type="float" office:value="-528.6920833" calcext:value-type="float">
            <text:p>-528.6920833</text:p>
          </table:table-cell>
          <table:table-cell office:value-type="float" office:value="5.19625288" calcext:value-type="float">
            <text:p>5.19625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101.5197074" calcext:value-type="float">
            <text:p>101.5197074</text:p>
          </table:table-cell>
          <table:table-cell office:value-type="float" office:value="172.2746015" calcext:value-type="float">
            <text:p>172.2746015</text:p>
          </table:table-cell>
          <table:table-cell office:value-type="float" office:value="-530.7701627" calcext:value-type="float">
            <text:p>-530.7701627</text:p>
          </table:table-cell>
          <table:table-cell office:value-type="float" office:value="4.93269156" calcext:value-type="float">
            <text:p>4.93269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20738144407033276946096708</text:p>
          </table:table-cell>
          <table:table-cell office:value-type="float" office:value="-109.4034773" calcext:value-type="float">
            <text:p>-109.4034773</text:p>
          </table:table-cell>
          <table:table-cell office:value-type="float" office:value="247.5094285" calcext:value-type="float">
            <text:p>247.5094285</text:p>
          </table:table-cell>
          <table:table-cell office:value-type="float" office:value="-743.5538024" calcext:value-type="float">
            <text:p>-743.5538024</text:p>
          </table:table-cell>
          <table:table-cell office:value-type="float" office:value="4.872378109" calcext:value-type="float">
            <text:p>4.87237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61544234308780356714831537</text:p>
          </table:table-cell>
          <table:table-cell office:value-type="float" office:value="-87.98029816" calcext:value-type="float">
            <text:p>-87.98029816</text:p>
          </table:table-cell>
          <table:table-cell office:value-type="float" office:value="-170.435691" calcext:value-type="float">
            <text:p>-170.435691</text:p>
          </table:table-cell>
          <table:table-cell office:value-type="float" office:value="-67.39794153" calcext:value-type="float">
            <text:p>-67.39794153</text:p>
          </table:table-cell>
          <table:table-cell office:value-type="float" office:value="8.260459929" calcext:value-type="float">
            <text:p>8.260459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282854229880908602362094937</text:p>
          </table:table-cell>
          <table:table-cell office:value-type="float" office:value="-47.24454656" calcext:value-type="float">
            <text:p>-47.24454656</text:p>
          </table:table-cell>
          <table:table-cell office:value-type="float" office:value="-63.24393196" calcext:value-type="float">
            <text:p>-63.24393196</text:p>
          </table:table-cell>
          <table:table-cell office:value-type="float" office:value="-190.0773363" calcext:value-type="float">
            <text:p>-190.0773363</text:p>
          </table:table-cell>
          <table:table-cell office:value-type="float" office:value="5.109990357" calcext:value-type="float">
            <text:p>5.10999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73.10057831" calcext:value-type="float">
            <text:p>73.10057831</text:p>
          </table:table-cell>
          <table:table-cell office:value-type="float" office:value="22.12013499" calcext:value-type="float">
            <text:p>22.12013499</text:p>
          </table:table-cell>
          <table:table-cell office:value-type="float" office:value="-219.3862128" calcext:value-type="float">
            <text:p>-219.3862128</text:p>
          </table:table-cell>
          <table:table-cell office:value-type="float" office:value="8.10334672" calcext:value-type="float">
            <text:p>8.10334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-93.90331541" calcext:value-type="float">
            <text:p>-93.90331541</text:p>
          </table:table-cell>
          <table:table-cell office:value-type="float" office:value="-59.88212568" calcext:value-type="float">
            <text:p>-59.88212568</text:p>
          </table:table-cell>
          <table:table-cell office:value-type="float" office:value="-215.2837448" calcext:value-type="float">
            <text:p>-215.2837448</text:p>
          </table:table-cell>
          <table:table-cell office:value-type="float" office:value="3.688042585" calcext:value-type="float">
            <text:p>3.688042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-75.16079292" calcext:value-type="float">
            <text:p>-75.16079292</text:p>
          </table:table-cell>
          <table:table-cell office:value-type="float" office:value="-47.10523005" calcext:value-type="float">
            <text:p>-47.10523005</text:p>
          </table:table-cell>
          <table:table-cell office:value-type="float" office:value="-72.33869735" calcext:value-type="float">
            <text:p>-72.33869735</text:p>
          </table:table-cell>
          <table:table-cell office:value-type="float" office:value="7.966642163" calcext:value-type="float">
            <text:p>7.966642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54.1798167" calcext:value-type="float">
            <text:p>54.1798167</text:p>
          </table:table-cell>
          <table:table-cell office:value-type="float" office:value="-21.12720651" calcext:value-type="float">
            <text:p>-21.12720651</text:p>
          </table:table-cell>
          <table:table-cell office:value-type="float" office:value="-50.60676129" calcext:value-type="float">
            <text:p>-50.60676129</text:p>
          </table:table-cell>
          <table:table-cell office:value-type="float" office:value="6.097459329" calcext:value-type="float">
            <text:p>6.097459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513183558872708878454294671</text:p>
          </table:table-cell>
          <table:table-cell office:value-type="float" office:value="-80.78132388" calcext:value-type="float">
            <text:p>-80.78132388</text:p>
          </table:table-cell>
          <table:table-cell office:value-type="float" office:value="-73.57508218" calcext:value-type="float">
            <text:p>-73.57508218</text:p>
          </table:table-cell>
          <table:table-cell office:value-type="float" office:value="-138.4810135" calcext:value-type="float">
            <text:p>-138.4810135</text:p>
          </table:table-cell>
          <table:table-cell office:value-type="float" office:value="5.569575919" calcext:value-type="float">
            <text:p>5.569575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88.8734675" calcext:value-type="float">
            <text:p>88.8734675</text:p>
          </table:table-cell>
          <table:table-cell office:value-type="float" office:value="-97.92722827" calcext:value-type="float">
            <text:p>-97.92722827</text:p>
          </table:table-cell>
          <table:table-cell office:value-type="float" office:value="-169.2196164" calcext:value-type="float">
            <text:p>-169.2196164</text:p>
          </table:table-cell>
          <table:table-cell office:value-type="float" office:value="8.181004159" calcext:value-type="float">
            <text:p>8.181004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66.31287987" calcext:value-type="float">
            <text:p>66.31287987</text:p>
          </table:table-cell>
          <table:table-cell office:value-type="float" office:value="-135.6997369" calcext:value-type="float">
            <text:p>-135.6997369</text:p>
          </table:table-cell>
          <table:table-cell office:value-type="float" office:value="-42.75815989" calcext:value-type="float">
            <text:p>-42.75815989</text:p>
          </table:table-cell>
          <table:table-cell office:value-type="float" office:value="8.824039277" calcext:value-type="float">
            <text:p>8.824039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0841000324240313648595016964</text:p>
          </table:table-cell>
          <table:table-cell office:value-type="float" office:value="-109.1802026" calcext:value-type="float">
            <text:p>-109.1802026</text:p>
          </table:table-cell>
          <table:table-cell office:value-type="float" office:value="70.15936218" calcext:value-type="float">
            <text:p>70.15936218</text:p>
          </table:table-cell>
          <table:table-cell office:value-type="float" office:value="-107.6228042" calcext:value-type="float">
            <text:p>-107.6228042</text:p>
          </table:table-cell>
          <table:table-cell office:value-type="float" office:value="8.391787919" calcext:value-type="float">
            <text:p>8.391787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3.0264631" calcext:value-type="float">
            <text:p>-143.0264631</text:p>
          </table:table-cell>
          <table:table-cell office:value-type="float" office:value="-23.42697971" calcext:value-type="float">
            <text:p>-23.42697971</text:p>
          </table:table-cell>
          <table:table-cell office:value-type="float" office:value="-178.5216354" calcext:value-type="float">
            <text:p>-178.5216354</text:p>
          </table:table-cell>
          <table:table-cell office:value-type="float" office:value="3.431283808" calcext:value-type="float">
            <text:p>3.43128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26.8884017" calcext:value-type="float">
            <text:p>-126.8884017</text:p>
          </table:table-cell>
          <table:table-cell office:value-type="float" office:value="-63.73510063" calcext:value-type="float">
            <text:p>-63.73510063</text:p>
          </table:table-cell>
          <table:table-cell office:value-type="float" office:value="-197.045997" calcext:value-type="float">
            <text:p>-197.045997</text:p>
          </table:table-cell>
          <table:table-cell office:value-type="float" office:value="4.458681116" calcext:value-type="float">
            <text:p>4.458681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52.5091001" calcext:value-type="float">
            <text:p>-152.5091001</text:p>
          </table:table-cell>
          <table:table-cell office:value-type="float" office:value="39.24279023" calcext:value-type="float">
            <text:p>39.24279023</text:p>
          </table:table-cell>
          <table:table-cell office:value-type="float" office:value="-264.9237449" calcext:value-type="float">
            <text:p>-264.9237449</text:p>
          </table:table-cell>
          <table:table-cell office:value-type="float" office:value="4.779476584" calcext:value-type="float">
            <text:p>4.779476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8.8501076" calcext:value-type="float">
            <text:p>-148.8501076</text:p>
          </table:table-cell>
          <table:table-cell office:value-type="float" office:value="-46.2823898" calcext:value-type="float">
            <text:p>-46.2823898</text:p>
          </table:table-cell>
          <table:table-cell office:value-type="float" office:value="-263.4666085" calcext:value-type="float">
            <text:p>-263.4666085</text:p>
          </table:table-cell>
          <table:table-cell office:value-type="float" office:value="4.298602389" calcext:value-type="float">
            <text:p>4.298602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92.34849452" calcext:value-type="float">
            <text:p>92.34849452</text:p>
          </table:table-cell>
          <table:table-cell office:value-type="float" office:value="-28.14501624" calcext:value-type="float">
            <text:p>-28.14501624</text:p>
          </table:table-cell>
          <table:table-cell office:value-type="float" office:value="-98.30724966" calcext:value-type="float">
            <text:p>-98.30724966</text:p>
          </table:table-cell>
          <table:table-cell office:value-type="float" office:value="4.308746964" calcext:value-type="float">
            <text:p>4.308746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18.3886326" calcext:value-type="float">
            <text:p>118.3886326</text:p>
          </table:table-cell>
          <table:table-cell office:value-type="float" office:value="-42.68235292" calcext:value-type="float">
            <text:p>-42.68235292</text:p>
          </table:table-cell>
          <table:table-cell office:value-type="float" office:value="-247.8789499" calcext:value-type="float">
            <text:p>-247.8789499</text:p>
          </table:table-cell>
          <table:table-cell office:value-type="float" office:value="4.207361086" calcext:value-type="float">
            <text:p>4.207361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22.7403079" calcext:value-type="float">
            <text:p>122.7403079</text:p>
          </table:table-cell>
          <table:table-cell office:value-type="float" office:value="-3.364329503" calcext:value-type="float">
            <text:p>-3.364329503</text:p>
          </table:table-cell>
          <table:table-cell office:value-type="float" office:value="-222.3942635" calcext:value-type="float">
            <text:p>-222.3942635</text:p>
          </table:table-cell>
          <table:table-cell office:value-type="float" office:value="3.341564099" calcext:value-type="float">
            <text:p>3.341564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45.14208761" calcext:value-type="float">
            <text:p>45.14208761</text:p>
          </table:table-cell>
          <table:table-cell office:value-type="float" office:value="52.2404132" calcext:value-type="float">
            <text:p>52.2404132</text:p>
          </table:table-cell>
          <table:table-cell office:value-type="float" office:value="-262.7505741" calcext:value-type="float">
            <text:p>-262.7505741</text:p>
          </table:table-cell>
          <table:table-cell office:value-type="float" office:value="3.934638255" calcext:value-type="float">
            <text:p>3.93463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7.723810414" calcext:value-type="float">
            <text:p>7.723810414</text:p>
          </table:table-cell>
          <table:table-cell office:value-type="float" office:value="-21.74870974" calcext:value-type="float">
            <text:p>-21.74870974</text:p>
          </table:table-cell>
          <table:table-cell office:value-type="float" office:value="-89.81531988" calcext:value-type="float">
            <text:p>-89.81531988</text:p>
          </table:table-cell>
          <table:table-cell office:value-type="float" office:value="3.744971475" calcext:value-type="float">
            <text:p>3.744971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54.06467496" calcext:value-type="float">
            <text:p>-54.06467496</text:p>
          </table:table-cell>
          <table:table-cell office:value-type="float" office:value="63.55851124" calcext:value-type="float">
            <text:p>63.55851124</text:p>
          </table:table-cell>
          <table:table-cell office:value-type="float" office:value="-170.4688534" calcext:value-type="float">
            <text:p>-170.4688534</text:p>
          </table:table-cell>
          <table:table-cell office:value-type="float" office:value="15.58144665" calcext:value-type="float">
            <text:p>15.58144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4.59718229" calcext:value-type="float">
            <text:p>-14.59718229</text:p>
          </table:table-cell>
          <table:table-cell office:value-type="float" office:value="21.69665563" calcext:value-type="float">
            <text:p>21.69665563</text:p>
          </table:table-cell>
          <table:table-cell office:value-type="float" office:value="-82.20115147" calcext:value-type="float">
            <text:p>-82.20115147</text:p>
          </table:table-cell>
          <table:table-cell office:value-type="float" office:value="8.256573426" calcext:value-type="float">
            <text:p>8.25657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10.5195873" calcext:value-type="float">
            <text:p>-110.5195873</text:p>
          </table:table-cell>
          <table:table-cell office:value-type="float" office:value="13.24881288" calcext:value-type="float">
            <text:p>13.24881288</text:p>
          </table:table-cell>
          <table:table-cell office:value-type="float" office:value="-109.2784245" calcext:value-type="float">
            <text:p>-109.2784245</text:p>
          </table:table-cell>
          <table:table-cell office:value-type="float" office:value="7.086777345" calcext:value-type="float">
            <text:p>7.086777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31.29063088" calcext:value-type="float">
            <text:p>31.29063088</text:p>
          </table:table-cell>
          <table:table-cell office:value-type="float" office:value="57.77039933" calcext:value-type="float">
            <text:p>57.77039933</text:p>
          </table:table-cell>
          <table:table-cell office:value-type="float" office:value="-115.2752891" calcext:value-type="float">
            <text:p>-115.2752891</text:p>
          </table:table-cell>
          <table:table-cell office:value-type="float" office:value="6.989971578" calcext:value-type="float">
            <text:p>6.989971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464973819273687476049035824</text:p>
          </table:table-cell>
          <table:table-cell office:value-type="float" office:value="83.03445343" calcext:value-type="float">
            <text:p>83.03445343</text:p>
          </table:table-cell>
          <table:table-cell office:value-type="float" office:value="88.63298054" calcext:value-type="float">
            <text:p>88.63298054</text:p>
          </table:table-cell>
          <table:table-cell office:value-type="float" office:value="-232.5065737" calcext:value-type="float">
            <text:p>-232.5065737</text:p>
          </table:table-cell>
          <table:table-cell office:value-type="float" office:value="5.509268361" calcext:value-type="float">
            <text:p>5.509268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643836890896697853521610450</text:p>
          </table:table-cell>
          <table:table-cell office:value-type="float" office:value="-82.98918511" calcext:value-type="float">
            <text:p>-82.98918511</text:p>
          </table:table-cell>
          <table:table-cell office:value-type="float" office:value="8.840855446" calcext:value-type="float">
            <text:p>8.840855446</text:p>
          </table:table-cell>
          <table:table-cell office:value-type="float" office:value="-85.89186517" calcext:value-type="float">
            <text:p>-85.89186517</text:p>
          </table:table-cell>
          <table:table-cell office:value-type="float" office:value="8.604619037" calcext:value-type="float">
            <text:p>8.604619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2811684116768680758082619196</text:p>
          </table:table-cell>
          <table:table-cell office:value-type="float" office:value="-83.15808281" calcext:value-type="float">
            <text:p>-83.15808281</text:p>
          </table:table-cell>
          <table:table-cell office:value-type="float" office:value="-21.67899694" calcext:value-type="float">
            <text:p>-21.67899694</text:p>
          </table:table-cell>
          <table:table-cell office:value-type="float" office:value="-97.00437642" calcext:value-type="float">
            <text:p>-97.00437642</text:p>
          </table:table-cell>
          <table:table-cell office:value-type="float" office:value="18.7832325" calcext:value-type="float">
            <text:p>18.7832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41.69536625" calcext:value-type="float">
            <text:p>41.69536625</text:p>
          </table:table-cell>
          <table:table-cell office:value-type="float" office:value="78.36878482" calcext:value-type="float">
            <text:p>78.36878482</text:p>
          </table:table-cell>
          <table:table-cell office:value-type="float" office:value="-127.8408681" calcext:value-type="float">
            <text:p>-127.8408681</text:p>
          </table:table-cell>
          <table:table-cell office:value-type="float" office:value="5.235615798" calcext:value-type="float">
            <text:p>5.235615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15.42130565" calcext:value-type="float">
            <text:p>15.42130565</text:p>
          </table:table-cell>
          <table:table-cell office:value-type="float" office:value="59.032951" calcext:value-type="float">
            <text:p>59.032951</text:p>
          </table:table-cell>
          <table:table-cell office:value-type="float" office:value="-209.1954365" calcext:value-type="float">
            <text:p>-209.1954365</text:p>
          </table:table-cell>
          <table:table-cell office:value-type="float" office:value="5.012771482" calcext:value-type="float">
            <text:p>5.012771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42.3151977" calcext:value-type="float">
            <text:p>-142.3151977</text:p>
          </table:table-cell>
          <table:table-cell office:value-type="float" office:value="-174.2206828" calcext:value-type="float">
            <text:p>-174.2206828</text:p>
          </table:table-cell>
          <table:table-cell office:value-type="float" office:value="788.1709415" calcext:value-type="float">
            <text:p>788.1709415</text:p>
          </table:table-cell>
          <table:table-cell office:value-type="float" office:value="5.789332994" calcext:value-type="float">
            <text:p>5.789332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30.8896371" calcext:value-type="float">
            <text:p>-130.8896371</text:p>
          </table:table-cell>
          <table:table-cell office:value-type="float" office:value="-160.5028157" calcext:value-type="float">
            <text:p>-160.5028157</text:p>
          </table:table-cell>
          <table:table-cell office:value-type="float" office:value="851.7759097" calcext:value-type="float">
            <text:p>851.7759097</text:p>
          </table:table-cell>
          <table:table-cell office:value-type="float" office:value="13.16123654" calcext:value-type="float">
            <text:p>13.16123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72.30182365" calcext:value-type="float">
            <text:p>-72.30182365</text:p>
          </table:table-cell>
          <table:table-cell office:value-type="float" office:value="-283.8343361" calcext:value-type="float">
            <text:p>-283.8343361</text:p>
          </table:table-cell>
          <table:table-cell office:value-type="float" office:value="850.6550314" calcext:value-type="float">
            <text:p>850.6550314</text:p>
          </table:table-cell>
          <table:table-cell office:value-type="float" office:value="5.520606059" calcext:value-type="float">
            <text:p>5.520606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9.26664508" calcext:value-type="float">
            <text:p>-49.26664508</text:p>
          </table:table-cell>
          <table:table-cell office:value-type="float" office:value="-129.4859131" calcext:value-type="float">
            <text:p>-129.4859131</text:p>
          </table:table-cell>
          <table:table-cell office:value-type="float" office:value="995.4654562" calcext:value-type="float">
            <text:p>995.4654562</text:p>
          </table:table-cell>
          <table:table-cell office:value-type="float" office:value="5.264434857" calcext:value-type="float">
            <text:p>5.264434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2.78758381" calcext:value-type="float">
            <text:p>-42.78758381</text:p>
          </table:table-cell>
          <table:table-cell office:value-type="float" office:value="-122.6339512" calcext:value-type="float">
            <text:p>-122.6339512</text:p>
          </table:table-cell>
          <table:table-cell office:value-type="float" office:value="988.0600257" calcext:value-type="float">
            <text:p>988.0600257</text:p>
          </table:table-cell>
          <table:table-cell office:value-type="float" office:value="5.896251459" calcext:value-type="float">
            <text:p>5.896251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566802718283633558802774757</text:p>
          </table:table-cell>
          <table:table-cell office:value-type="float" office:value="57.42043777" calcext:value-type="float">
            <text:p>57.42043777</text:p>
          </table:table-cell>
          <table:table-cell office:value-type="float" office:value="33.20420122" calcext:value-type="float">
            <text:p>33.20420122</text:p>
          </table:table-cell>
          <table:table-cell office:value-type="float" office:value="-61.85022853" calcext:value-type="float">
            <text:p>-61.85022853</text:p>
          </table:table-cell>
          <table:table-cell office:value-type="float" office:value="13.81977981" calcext:value-type="float">
            <text:p>13.81977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4802250386343794613980417281</text:p>
          </table:table-cell>
          <table:table-cell office:value-type="float" office:value="99.82868773" calcext:value-type="float">
            <text:p>99.82868773</text:p>
          </table:table-cell>
          <table:table-cell office:value-type="float" office:value="-146.1245536" calcext:value-type="float">
            <text:p>-146.1245536</text:p>
          </table:table-cell>
          <table:table-cell office:value-type="float" office:value="-169.5334558" calcext:value-type="float">
            <text:p>-169.5334558</text:p>
          </table:table-cell>
          <table:table-cell office:value-type="float" office:value="18.82522399" calcext:value-type="float">
            <text:p>18.82522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92.68685919" calcext:value-type="float">
            <text:p>92.68685919</text:p>
          </table:table-cell>
          <table:table-cell office:value-type="float" office:value="43.57438553" calcext:value-type="float">
            <text:p>43.57438553</text:p>
          </table:table-cell>
          <table:table-cell office:value-type="float" office:value="-197.5473589" calcext:value-type="float">
            <text:p>-197.5473589</text:p>
          </table:table-cell>
          <table:table-cell office:value-type="float" office:value="4.631274716" calcext:value-type="float">
            <text:p>4.631274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116.8170346" calcext:value-type="float">
            <text:p>116.8170346</text:p>
          </table:table-cell>
          <table:table-cell office:value-type="float" office:value="-12.84537683" calcext:value-type="float">
            <text:p>-12.84537683</text:p>
          </table:table-cell>
          <table:table-cell office:value-type="float" office:value="-193.306" calcext:value-type="float">
            <text:p>-193.306</text:p>
          </table:table-cell>
          <table:table-cell office:value-type="float" office:value="4.2912149" calcext:value-type="float">
            <text:p>4.2912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7.79855693" calcext:value-type="float">
            <text:p>37.79855693</text:p>
          </table:table-cell>
          <table:table-cell office:value-type="float" office:value="3.300009869" calcext:value-type="float">
            <text:p>3.300009869</text:p>
          </table:table-cell>
          <table:table-cell office:value-type="float" office:value="-41.39558427" calcext:value-type="float">
            <text:p>-41.39558427</text:p>
          </table:table-cell>
          <table:table-cell office:value-type="float" office:value="14.13656827" calcext:value-type="float">
            <text:p>14.13656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6.72219758" calcext:value-type="float">
            <text:p>36.72219758</text:p>
          </table:table-cell>
          <table:table-cell office:value-type="float" office:value="43.30048703" calcext:value-type="float">
            <text:p>43.30048703</text:p>
          </table:table-cell>
          <table:table-cell office:value-type="float" office:value="-25.14203011" calcext:value-type="float">
            <text:p>-25.14203011</text:p>
          </table:table-cell>
          <table:table-cell office:value-type="float" office:value="6.259110412" calcext:value-type="float">
            <text:p>6.259110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28.63381923" calcext:value-type="float">
            <text:p>28.63381923</text:p>
          </table:table-cell>
          <table:table-cell office:value-type="float" office:value="39.2872431" calcext:value-type="float">
            <text:p>39.2872431</text:p>
          </table:table-cell>
          <table:table-cell office:value-type="float" office:value="-22.76116367" calcext:value-type="float">
            <text:p>-22.76116367</text:p>
          </table:table-cell>
          <table:table-cell office:value-type="float" office:value="4.389292516" calcext:value-type="float">
            <text:p>4.389292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84.69521504" calcext:value-type="float">
            <text:p>84.69521504</text:p>
          </table:table-cell>
          <table:table-cell office:value-type="float" office:value="-95.11232169" calcext:value-type="float">
            <text:p>-95.11232169</text:p>
          </table:table-cell>
          <table:table-cell office:value-type="float" office:value="-214.6123866" calcext:value-type="float">
            <text:p>-214.6123866</text:p>
          </table:table-cell>
          <table:table-cell office:value-type="float" office:value="5.233283378" calcext:value-type="float">
            <text:p>5.233283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-69.81151619" calcext:value-type="float">
            <text:p>-69.81151619</text:p>
          </table:table-cell>
          <table:table-cell office:value-type="float" office:value="-69.68184275" calcext:value-type="float">
            <text:p>-69.68184275</text:p>
          </table:table-cell>
          <table:table-cell office:value-type="float" office:value="-166.6322555" calcext:value-type="float">
            <text:p>-166.6322555</text:p>
          </table:table-cell>
          <table:table-cell office:value-type="float" office:value="12.6270362" calcext:value-type="float">
            <text:p>12.6270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75.71266555" calcext:value-type="float">
            <text:p>75.71266555</text:p>
          </table:table-cell>
          <table:table-cell office:value-type="float" office:value="12.58298968" calcext:value-type="float">
            <text:p>12.58298968</text:p>
          </table:table-cell>
          <table:table-cell office:value-type="float" office:value="-135.2999907" calcext:value-type="float">
            <text:p>-135.2999907</text:p>
          </table:table-cell>
          <table:table-cell office:value-type="float" office:value="9.90073721" calcext:value-type="float">
            <text:p>9.9007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097113343059612247503064658</text:p>
          </table:table-cell>
          <table:table-cell office:value-type="float" office:value="67.24659457" calcext:value-type="float">
            <text:p>67.24659457</text:p>
          </table:table-cell>
          <table:table-cell office:value-type="float" office:value="-122.5524971" calcext:value-type="float">
            <text:p>-122.5524971</text:p>
          </table:table-cell>
          <table:table-cell office:value-type="float" office:value="-155.5200459" calcext:value-type="float">
            <text:p>-155.5200459</text:p>
          </table:table-cell>
          <table:table-cell office:value-type="float" office:value="20.41212558" calcext:value-type="float">
            <text:p>20.41212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38.6417422" calcext:value-type="float">
            <text:p>138.6417422</text:p>
          </table:table-cell>
          <table:table-cell office:value-type="float" office:value="-118.7654544" calcext:value-type="float">
            <text:p>-118.7654544</text:p>
          </table:table-cell>
          <table:table-cell office:value-type="float" office:value="-60.25410033" calcext:value-type="float">
            <text:p>-60.25410033</text:p>
          </table:table-cell>
          <table:table-cell office:value-type="float" office:value="7.748454694" calcext:value-type="float">
            <text:p>7.748454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45.6040538" calcext:value-type="float">
            <text:p>145.6040538</text:p>
          </table:table-cell>
          <table:table-cell office:value-type="float" office:value="-138.2558392" calcext:value-type="float">
            <text:p>-138.2558392</text:p>
          </table:table-cell>
          <table:table-cell office:value-type="float" office:value="-13.4247001" calcext:value-type="float">
            <text:p>-13.4247001</text:p>
          </table:table-cell>
          <table:table-cell office:value-type="float" office:value="5.071226824" calcext:value-type="float">
            <text:p>5.071226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7341668080525761926965850679</text:p>
          </table:table-cell>
          <table:table-cell office:value-type="float" office:value="-98.0171699" calcext:value-type="float">
            <text:p>-98.0171699</text:p>
          </table:table-cell>
          <table:table-cell office:value-type="float" office:value="-167.4527522" calcext:value-type="float">
            <text:p>-167.4527522</text:p>
          </table:table-cell>
          <table:table-cell office:value-type="float" office:value="-188.9153442" calcext:value-type="float">
            <text:p>-188.9153442</text:p>
          </table:table-cell>
          <table:table-cell office:value-type="float" office:value="4.392206805" calcext:value-type="float">
            <text:p>4.392206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74.87296853" calcext:value-type="float">
            <text:p>-74.87296853</text:p>
          </table:table-cell>
          <table:table-cell office:value-type="float" office:value="35.11080854" calcext:value-type="float">
            <text:p>35.11080854</text:p>
          </table:table-cell>
          <table:table-cell office:value-type="float" office:value="-36.54442722" calcext:value-type="float">
            <text:p>-36.54442722</text:p>
          </table:table-cell>
          <table:table-cell office:value-type="float" office:value="16.2317489" calcext:value-type="float">
            <text:p>16.2317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2.839756137" calcext:value-type="float">
            <text:p>-2.839756137</text:p>
          </table:table-cell>
          <table:table-cell office:value-type="float" office:value="15.49133911" calcext:value-type="float">
            <text:p>15.49133911</text:p>
          </table:table-cell>
          <table:table-cell office:value-type="float" office:value="-42.88411974" calcext:value-type="float">
            <text:p>-42.88411974</text:p>
          </table:table-cell>
          <table:table-cell office:value-type="float" office:value="11.0165788" calcext:value-type="float">
            <text:p>11.0165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8.993304035" calcext:value-type="float">
            <text:p>-8.993304035</text:p>
          </table:table-cell>
          <table:table-cell office:value-type="float" office:value="40.54099463" calcext:value-type="float">
            <text:p>40.54099463</text:p>
          </table:table-cell>
          <table:table-cell office:value-type="float" office:value="-99.81467502" calcext:value-type="float">
            <text:p>-99.81467502</text:p>
          </table:table-cell>
          <table:table-cell office:value-type="float" office:value="13.53288259" calcext:value-type="float">
            <text:p>13.53288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98.19037939" calcext:value-type="float">
            <text:p>98.19037939</text:p>
          </table:table-cell>
          <table:table-cell office:value-type="float" office:value="37.78561001" calcext:value-type="float">
            <text:p>37.78561001</text:p>
          </table:table-cell>
          <table:table-cell office:value-type="float" office:value="-70.46713787" calcext:value-type="float">
            <text:p>-70.46713787</text:p>
          </table:table-cell>
          <table:table-cell office:value-type="float" office:value="14.88143912" calcext:value-type="float">
            <text:p>14.88143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75.66575168" calcext:value-type="float">
            <text:p>-75.66575168</text:p>
          </table:table-cell>
          <table:table-cell office:value-type="float" office:value="-51.48553141" calcext:value-type="float">
            <text:p>-51.48553141</text:p>
          </table:table-cell>
          <table:table-cell office:value-type="float" office:value="-93.67729466" calcext:value-type="float">
            <text:p>-93.67729466</text:p>
          </table:table-cell>
          <table:table-cell office:value-type="float" office:value="10.20083329" calcext:value-type="float">
            <text:p>10.20083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051626197585058967163339846</text:p>
          </table:table-cell>
          <table:table-cell office:value-type="float" office:value="33.61792724" calcext:value-type="float">
            <text:p>33.61792724</text:p>
          </table:table-cell>
          <table:table-cell office:value-type="float" office:value="-158.8860009" calcext:value-type="float">
            <text:p>-158.8860009</text:p>
          </table:table-cell>
          <table:table-cell office:value-type="float" office:value="-129.4362152" calcext:value-type="float">
            <text:p>-129.4362152</text:p>
          </table:table-cell>
          <table:table-cell office:value-type="float" office:value="16.02309072" calcext:value-type="float">
            <text:p>16.0230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51.99987168" calcext:value-type="float">
            <text:p>51.99987168</text:p>
          </table:table-cell>
          <table:table-cell office:value-type="float" office:value="155.9191741" calcext:value-type="float">
            <text:p>155.9191741</text:p>
          </table:table-cell>
          <table:table-cell office:value-type="float" office:value="-554.1126447" calcext:value-type="float">
            <text:p>-554.1126447</text:p>
          </table:table-cell>
          <table:table-cell office:value-type="float" office:value="8.793209067" calcext:value-type="float">
            <text:p>8.793209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47.05520894" calcext:value-type="float">
            <text:p>47.05520894</text:p>
          </table:table-cell>
          <table:table-cell office:value-type="float" office:value="170.3943031" calcext:value-type="float">
            <text:p>170.3943031</text:p>
          </table:table-cell>
          <table:table-cell office:value-type="float" office:value="-527.5470707" calcext:value-type="float">
            <text:p>-527.5470707</text:p>
          </table:table-cell>
          <table:table-cell office:value-type="float" office:value="19.84919656" calcext:value-type="float">
            <text:p>19.84919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-64.76411531" calcext:value-type="float">
            <text:p>-64.76411531</text:p>
          </table:table-cell>
          <table:table-cell office:value-type="float" office:value="222.4275025" calcext:value-type="float">
            <text:p>222.4275025</text:p>
          </table:table-cell>
          <table:table-cell office:value-type="float" office:value="-520.0442896" calcext:value-type="float">
            <text:p>-520.0442896</text:p>
          </table:table-cell>
          <table:table-cell office:value-type="float" office:value="10.07288389" calcext:value-type="float">
            <text:p>10.07288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346425055214308006918165305</text:p>
          </table:table-cell>
          <table:table-cell office:value-type="float" office:value="68.29342162" calcext:value-type="float">
            <text:p>68.29342162</text:p>
          </table:table-cell>
          <table:table-cell office:value-type="float" office:value="71.32670944" calcext:value-type="float">
            <text:p>71.32670944</text:p>
          </table:table-cell>
          <table:table-cell office:value-type="float" office:value="-224.2446094" calcext:value-type="float">
            <text:p>-224.2446094</text:p>
          </table:table-cell>
          <table:table-cell office:value-type="float" office:value="9.002203924" calcext:value-type="float">
            <text:p>9.002203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51.53790763" calcext:value-type="float">
            <text:p>-51.53790763</text:p>
          </table:table-cell>
          <table:table-cell office:value-type="float" office:value="20.10350979" calcext:value-type="float">
            <text:p>20.10350979</text:p>
          </table:table-cell>
          <table:table-cell office:value-type="float" office:value="-85.16298794" calcext:value-type="float">
            <text:p>-85.16298794</text:p>
          </table:table-cell>
          <table:table-cell office:value-type="float" office:value="4.515921778" calcext:value-type="float">
            <text:p>4.515921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61.83942051" calcext:value-type="float">
            <text:p>-61.83942051</text:p>
          </table:table-cell>
          <table:table-cell office:value-type="float" office:value="-49.49988002" calcext:value-type="float">
            <text:p>-49.49988002</text:p>
          </table:table-cell>
          <table:table-cell office:value-type="float" office:value="-178.135775" calcext:value-type="float">
            <text:p>-178.135775</text:p>
          </table:table-cell>
          <table:table-cell office:value-type="float" office:value="8.196011407" calcext:value-type="float">
            <text:p>8.196011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54.57771668" calcext:value-type="float">
            <text:p>54.57771668</text:p>
          </table:table-cell>
          <table:table-cell office:value-type="float" office:value="137.2790888" calcext:value-type="float">
            <text:p>137.2790888</text:p>
          </table:table-cell>
          <table:table-cell office:value-type="float" office:value="-626.5921144" calcext:value-type="float">
            <text:p>-626.5921144</text:p>
          </table:table-cell>
          <table:table-cell office:value-type="float" office:value="13.96263215" calcext:value-type="float">
            <text:p>13.96263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109.4341558" calcext:value-type="float">
            <text:p>109.4341558</text:p>
          </table:table-cell>
          <table:table-cell office:value-type="float" office:value="229.6163407" calcext:value-type="float">
            <text:p>229.6163407</text:p>
          </table:table-cell>
          <table:table-cell office:value-type="float" office:value="-722.0838667" calcext:value-type="float">
            <text:p>-722.0838667</text:p>
          </table:table-cell>
          <table:table-cell office:value-type="float" office:value="6.401625027" calcext:value-type="float">
            <text:p>6.40162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96.37514949" calcext:value-type="float">
            <text:p>96.37514949</text:p>
          </table:table-cell>
          <table:table-cell office:value-type="float" office:value="213.0800475" calcext:value-type="float">
            <text:p>213.0800475</text:p>
          </table:table-cell>
          <table:table-cell office:value-type="float" office:value="-613.5363606" calcext:value-type="float">
            <text:p>-613.5363606</text:p>
          </table:table-cell>
          <table:table-cell office:value-type="float" office:value="4.784886899" calcext:value-type="float">
            <text:p>4.78488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3854687290736562463866711534</text:p>
          </table:table-cell>
          <table:table-cell office:value-type="float" office:value="115.3674027" calcext:value-type="float">
            <text:p>115.3674027</text:p>
          </table:table-cell>
          <table:table-cell office:value-type="float" office:value="-179.8695338" calcext:value-type="float">
            <text:p>-179.8695338</text:p>
          </table:table-cell>
          <table:table-cell office:value-type="float" office:value="-281.6307649" calcext:value-type="float">
            <text:p>-281.6307649</text:p>
          </table:table-cell>
          <table:table-cell office:value-type="float" office:value="10.63786384" calcext:value-type="float">
            <text:p>10.6378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70.30866198" calcext:value-type="float">
            <text:p>70.30866198</text:p>
          </table:table-cell>
          <table:table-cell office:value-type="float" office:value="-48.69738576" calcext:value-type="float">
            <text:p>-48.69738576</text:p>
          </table:table-cell>
          <table:table-cell office:value-type="float" office:value="-147.2003939" calcext:value-type="float">
            <text:p>-147.2003939</text:p>
          </table:table-cell>
          <table:table-cell office:value-type="float" office:value="7.862425517" calcext:value-type="float">
            <text:p>7.862425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114.9945322" calcext:value-type="float">
            <text:p>114.9945322</text:p>
          </table:table-cell>
          <table:table-cell office:value-type="float" office:value="36.94296309" calcext:value-type="float">
            <text:p>36.94296309</text:p>
          </table:table-cell>
          <table:table-cell office:value-type="float" office:value="-143.6292513" calcext:value-type="float">
            <text:p>-143.6292513</text:p>
          </table:table-cell>
          <table:table-cell office:value-type="float" office:value="7.841667885" calcext:value-type="float">
            <text:p>7.841667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-42.47036236" calcext:value-type="float">
            <text:p>-42.47036236</text:p>
          </table:table-cell>
          <table:table-cell office:value-type="float" office:value="9.63938615" calcext:value-type="float">
            <text:p>9.63938615</text:p>
          </table:table-cell>
          <table:table-cell office:value-type="float" office:value="-67.76005548" calcext:value-type="float">
            <text:p>-67.76005548</text:p>
          </table:table-cell>
          <table:table-cell office:value-type="float" office:value="11.16379761" calcext:value-type="float">
            <text:p>11.16379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82.56241585" calcext:value-type="float">
            <text:p>82.56241585</text:p>
          </table:table-cell>
          <table:table-cell office:value-type="float" office:value="-80.96717899" calcext:value-type="float">
            <text:p>-80.96717899</text:p>
          </table:table-cell>
          <table:table-cell office:value-type="float" office:value="-282.9247385" calcext:value-type="float">
            <text:p>-282.9247385</text:p>
          </table:table-cell>
          <table:table-cell office:value-type="float" office:value="6.709234609" calcext:value-type="float">
            <text:p>6.70923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131.4562868" calcext:value-type="float">
            <text:p>131.4562868</text:p>
          </table:table-cell>
          <table:table-cell office:value-type="float" office:value="-162.3474849" calcext:value-type="float">
            <text:p>-162.3474849</text:p>
          </table:table-cell>
          <table:table-cell office:value-type="float" office:value="-273.1433425" calcext:value-type="float">
            <text:p>-273.1433425</text:p>
          </table:table-cell>
          <table:table-cell office:value-type="float" office:value="5.275112281" calcext:value-type="float">
            <text:p>5.275112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114.3661632" calcext:value-type="float">
            <text:p>-114.3661632</text:p>
          </table:table-cell>
          <table:table-cell office:value-type="float" office:value="-92.46651501" calcext:value-type="float">
            <text:p>-92.46651501</text:p>
          </table:table-cell>
          <table:table-cell office:value-type="float" office:value="-245.4278184" calcext:value-type="float">
            <text:p>-245.4278184</text:p>
          </table:table-cell>
          <table:table-cell office:value-type="float" office:value="5.860880895" calcext:value-type="float">
            <text:p>5.860880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39.56900888" calcext:value-type="float">
            <text:p>-39.56900888</text:p>
          </table:table-cell>
          <table:table-cell office:value-type="float" office:value="-71.945242" calcext:value-type="float">
            <text:p>-71.945242</text:p>
          </table:table-cell>
          <table:table-cell office:value-type="float" office:value="-218.7775309" calcext:value-type="float">
            <text:p>-218.7775309</text:p>
          </table:table-cell>
          <table:table-cell office:value-type="float" office:value="6.364695594" calcext:value-type="float">
            <text:p>6.364695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93.71921035" calcext:value-type="float">
            <text:p>-93.71921035</text:p>
          </table:table-cell>
          <table:table-cell office:value-type="float" office:value="-88.23701668" calcext:value-type="float">
            <text:p>-88.23701668</text:p>
          </table:table-cell>
          <table:table-cell office:value-type="float" office:value="-211.0024986" calcext:value-type="float">
            <text:p>-211.0024986</text:p>
          </table:table-cell>
          <table:table-cell office:value-type="float" office:value="4.276776035" calcext:value-type="float">
            <text:p>4.27677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64.9992958" calcext:value-type="float">
            <text:p>-64.9992958</text:p>
          </table:table-cell>
          <table:table-cell office:value-type="float" office:value="-71.02785858" calcext:value-type="float">
            <text:p>-71.02785858</text:p>
          </table:table-cell>
          <table:table-cell office:value-type="float" office:value="-185.1208959" calcext:value-type="float">
            <text:p>-185.1208959</text:p>
          </table:table-cell>
          <table:table-cell office:value-type="float" office:value="7.28852581" calcext:value-type="float">
            <text:p>7.28852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104063467523905369326175410</text:p>
          </table:table-cell>
          <table:table-cell office:value-type="float" office:value="-100.8609071" calcext:value-type="float">
            <text:p>-100.8609071</text:p>
          </table:table-cell>
          <table:table-cell office:value-type="float" office:value="15.28935029" calcext:value-type="float">
            <text:p>15.28935029</text:p>
          </table:table-cell>
          <table:table-cell office:value-type="float" office:value="-182.4603409" calcext:value-type="float">
            <text:p>-182.4603409</text:p>
          </table:table-cell>
          <table:table-cell office:value-type="float" office:value="4.991628467" calcext:value-type="float">
            <text:p>4.991628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8.46553368" calcext:value-type="float">
            <text:p>78.46553368</text:p>
          </table:table-cell>
          <table:table-cell office:value-type="float" office:value="44.03628787" calcext:value-type="float">
            <text:p>44.03628787</text:p>
          </table:table-cell>
          <table:table-cell office:value-type="float" office:value="-86.86858612" calcext:value-type="float">
            <text:p>-86.86858612</text:p>
          </table:table-cell>
          <table:table-cell office:value-type="float" office:value="5.696771445" calcext:value-type="float">
            <text:p>5.696771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96.27646513" calcext:value-type="float">
            <text:p>96.27646513</text:p>
          </table:table-cell>
          <table:table-cell office:value-type="float" office:value="-23.55686252" calcext:value-type="float">
            <text:p>-23.55686252</text:p>
          </table:table-cell>
          <table:table-cell office:value-type="float" office:value="-107.3733613" calcext:value-type="float">
            <text:p>-107.3733613</text:p>
          </table:table-cell>
          <table:table-cell office:value-type="float" office:value="7.477744916" calcext:value-type="float">
            <text:p>7.47774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2.19052901" calcext:value-type="float">
            <text:p>72.19052901</text:p>
          </table:table-cell>
          <table:table-cell office:value-type="float" office:value="33.77282956" calcext:value-type="float">
            <text:p>33.77282956</text:p>
          </table:table-cell>
          <table:table-cell office:value-type="float" office:value="-115.4497687" calcext:value-type="float">
            <text:p>-115.4497687</text:p>
          </table:table-cell>
          <table:table-cell office:value-type="float" office:value="6.569503668" calcext:value-type="float">
            <text:p>6.569503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63.78794006" calcext:value-type="float">
            <text:p>63.78794006</text:p>
          </table:table-cell>
          <table:table-cell office:value-type="float" office:value="-77.60063281" calcext:value-type="float">
            <text:p>-77.60063281</text:p>
          </table:table-cell>
          <table:table-cell office:value-type="float" office:value="-143.2981373" calcext:value-type="float">
            <text:p>-143.2981373</text:p>
          </table:table-cell>
          <table:table-cell office:value-type="float" office:value="4.983856442" calcext:value-type="float">
            <text:p>4.983856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87.57932392" calcext:value-type="float">
            <text:p>87.57932392</text:p>
          </table:table-cell>
          <table:table-cell office:value-type="float" office:value="9.783753119" calcext:value-type="float">
            <text:p>9.783753119</text:p>
          </table:table-cell>
          <table:table-cell office:value-type="float" office:value="-100.9324878" calcext:value-type="float">
            <text:p>-100.9324878</text:p>
          </table:table-cell>
          <table:table-cell office:value-type="float" office:value="9.088191083" calcext:value-type="float">
            <text:p>9.088191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-86.83903189" calcext:value-type="float">
            <text:p>-86.83903189</text:p>
          </table:table-cell>
          <table:table-cell office:value-type="float" office:value="51.57119596" calcext:value-type="float">
            <text:p>51.57119596</text:p>
          </table:table-cell>
          <table:table-cell office:value-type="float" office:value="-143.7114972" calcext:value-type="float">
            <text:p>-143.7114972</text:p>
          </table:table-cell>
          <table:table-cell office:value-type="float" office:value="5.181246583" calcext:value-type="float">
            <text:p>5.181246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5785045378334625097907422785</text:p>
          </table:table-cell>
          <table:table-cell office:value-type="float" office:value="-24.80602777" calcext:value-type="float">
            <text:p>-24.80602777</text:p>
          </table:table-cell>
          <table:table-cell office:value-type="float" office:value="185.3534746" calcext:value-type="float">
            <text:p>185.3534746</text:p>
          </table:table-cell>
          <table:table-cell office:value-type="float" office:value="-545.8419781" calcext:value-type="float">
            <text:p>-545.8419781</text:p>
          </table:table-cell>
          <table:table-cell office:value-type="float" office:value="4.355305398" calcext:value-type="float">
            <text:p>4.355305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9.61237465" calcext:value-type="float">
            <text:p>-39.61237465</text:p>
          </table:table-cell>
          <table:table-cell office:value-type="float" office:value="146.7966702" calcext:value-type="float">
            <text:p>146.7966702</text:p>
          </table:table-cell>
          <table:table-cell office:value-type="float" office:value="-538.8806413" calcext:value-type="float">
            <text:p>-538.8806413</text:p>
          </table:table-cell>
          <table:table-cell office:value-type="float" office:value="4.803859114" calcext:value-type="float">
            <text:p>4.803859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1.09781851" calcext:value-type="float">
            <text:p>-31.09781851</text:p>
          </table:table-cell>
          <table:table-cell office:value-type="float" office:value="222.3105282" calcext:value-type="float">
            <text:p>222.3105282</text:p>
          </table:table-cell>
          <table:table-cell office:value-type="float" office:value="-512.3187294" calcext:value-type="float">
            <text:p>-512.3187294</text:p>
          </table:table-cell>
          <table:table-cell office:value-type="float" office:value="6.773419875" calcext:value-type="float">
            <text:p>6.77341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6.68832064" calcext:value-type="float">
            <text:p>-86.68832064</text:p>
          </table:table-cell>
          <table:table-cell office:value-type="float" office:value="-17.11866797" calcext:value-type="float">
            <text:p>-17.11866797</text:p>
          </table:table-cell>
          <table:table-cell office:value-type="float" office:value="-52.87589103" calcext:value-type="float">
            <text:p>-52.87589103</text:p>
          </table:table-cell>
          <table:table-cell office:value-type="float" office:value="3.661014906" calcext:value-type="float">
            <text:p>3.661014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9.52725087" calcext:value-type="float">
            <text:p>-89.52725087</text:p>
          </table:table-cell>
          <table:table-cell office:value-type="float" office:value="-5.104797566" calcext:value-type="float">
            <text:p>-5.104797566</text:p>
          </table:table-cell>
          <table:table-cell office:value-type="float" office:value="-81.96650621" calcext:value-type="float">
            <text:p>-81.96650621</text:p>
          </table:table-cell>
          <table:table-cell office:value-type="float" office:value="3.93841182" calcext:value-type="float">
            <text:p>3.93841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1.3149273" calcext:value-type="float">
            <text:p>141.3149273</text:p>
          </table:table-cell>
          <table:table-cell office:value-type="float" office:value="23.48811579" calcext:value-type="float">
            <text:p>23.48811579</text:p>
          </table:table-cell>
          <table:table-cell office:value-type="float" office:value="-242.6787116" calcext:value-type="float">
            <text:p>-242.6787116</text:p>
          </table:table-cell>
          <table:table-cell office:value-type="float" office:value="6.375976946" calcext:value-type="float">
            <text:p>6.375976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4.7977422" calcext:value-type="float">
            <text:p>144.7977422</text:p>
          </table:table-cell>
          <table:table-cell office:value-type="float" office:value="62.86369442" calcext:value-type="float">
            <text:p>62.86369442</text:p>
          </table:table-cell>
          <table:table-cell office:value-type="float" office:value="-241.1731829" calcext:value-type="float">
            <text:p>-241.1731829</text:p>
          </table:table-cell>
          <table:table-cell office:value-type="float" office:value="5.305254374" calcext:value-type="float">
            <text:p>5.30525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86.35325899" calcext:value-type="float">
            <text:p>86.35325899</text:p>
          </table:table-cell>
          <table:table-cell office:value-type="float" office:value="114.6358836" calcext:value-type="float">
            <text:p>114.6358836</text:p>
          </table:table-cell>
          <table:table-cell office:value-type="float" office:value="-175.477931" calcext:value-type="float">
            <text:p>-175.477931</text:p>
          </table:table-cell>
          <table:table-cell office:value-type="float" office:value="5.961135993" calcext:value-type="float">
            <text:p>5.961135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-44.38911733" calcext:value-type="float">
            <text:p>-44.38911733</text:p>
          </table:table-cell>
          <table:table-cell office:value-type="float" office:value="21.65032772" calcext:value-type="float">
            <text:p>21.65032772</text:p>
          </table:table-cell>
          <table:table-cell office:value-type="float" office:value="-36.19094841" calcext:value-type="float">
            <text:p>-36.19094841</text:p>
          </table:table-cell>
          <table:table-cell office:value-type="float" office:value="6.012013105" calcext:value-type="float">
            <text:p>6.012013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-81.21264213" calcext:value-type="float">
            <text:p>-81.21264213</text:p>
          </table:table-cell>
          <table:table-cell office:value-type="float" office:value="38.50543905" calcext:value-type="float">
            <text:p>38.50543905</text:p>
          </table:table-cell>
          <table:table-cell office:value-type="float" office:value="-161.7782189" calcext:value-type="float">
            <text:p>-161.7782189</text:p>
          </table:table-cell>
          <table:table-cell office:value-type="float" office:value="4.512190166" calcext:value-type="float">
            <text:p>4.51219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112.2326686" calcext:value-type="float">
            <text:p>112.2326686</text:p>
          </table:table-cell>
          <table:table-cell office:value-type="float" office:value="9.722890567" calcext:value-type="float">
            <text:p>9.722890567</text:p>
          </table:table-cell>
          <table:table-cell office:value-type="float" office:value="-197.4920729" calcext:value-type="float">
            <text:p>-197.4920729</text:p>
          </table:table-cell>
          <table:table-cell office:value-type="float" office:value="3.899770457" calcext:value-type="float">
            <text:p>3.899770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76.4070202" calcext:value-type="float">
            <text:p>76.4070202</text:p>
          </table:table-cell>
          <table:table-cell office:value-type="float" office:value="7.959447114" calcext:value-type="float">
            <text:p>7.959447114</text:p>
          </table:table-cell>
          <table:table-cell office:value-type="float" office:value="-142.9888983" calcext:value-type="float">
            <text:p>-142.9888983</text:p>
          </table:table-cell>
          <table:table-cell office:value-type="float" office:value="4.096360477" calcext:value-type="float">
            <text:p>4.096360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754016294471278921686508169</text:p>
          </table:table-cell>
          <table:table-cell office:value-type="float" office:value="-118.7456191" calcext:value-type="float">
            <text:p>-118.7456191</text:p>
          </table:table-cell>
          <table:table-cell office:value-type="float" office:value="124.8523546" calcext:value-type="float">
            <text:p>124.8523546</text:p>
          </table:table-cell>
          <table:table-cell office:value-type="float" office:value="-568.68286" calcext:value-type="float">
            <text:p>-568.68286</text:p>
          </table:table-cell>
          <table:table-cell office:value-type="float" office:value="4.129168997" calcext:value-type="float">
            <text:p>4.129168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7955041973656886482758642958</text:p>
          </table:table-cell>
          <table:table-cell office:value-type="float" office:value="-44.58942915" calcext:value-type="float">
            <text:p>-44.58942915</text:p>
          </table:table-cell>
          <table:table-cell office:value-type="float" office:value="56.04434567" calcext:value-type="float">
            <text:p>56.04434567</text:p>
          </table:table-cell>
          <table:table-cell office:value-type="float" office:value="-51.61694575" calcext:value-type="float">
            <text:p>-51.61694575</text:p>
          </table:table-cell>
          <table:table-cell office:value-type="float" office:value="19.91668687" calcext:value-type="float">
            <text:p>19.91668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-115.6455979" calcext:value-type="float">
            <text:p>-115.6455979</text:p>
          </table:table-cell>
          <table:table-cell office:value-type="float" office:value="-38.82732218" calcext:value-type="float">
            <text:p>-38.82732218</text:p>
          </table:table-cell>
          <table:table-cell office:value-type="float" office:value="-109.6419395" calcext:value-type="float">
            <text:p>-109.6419395</text:p>
          </table:table-cell>
          <table:table-cell office:value-type="float" office:value="5.738267951" calcext:value-type="float">
            <text:p>5.738267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96.88732872" calcext:value-type="float">
            <text:p>96.88732872</text:p>
          </table:table-cell>
          <table:table-cell office:value-type="float" office:value="1.546082872" calcext:value-type="float">
            <text:p>1.546082872</text:p>
          </table:table-cell>
          <table:table-cell office:value-type="float" office:value="-74.21168209" calcext:value-type="float">
            <text:p>-74.21168209</text:p>
          </table:table-cell>
          <table:table-cell office:value-type="float" office:value="5.063187041" calcext:value-type="float">
            <text:p>5.063187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5.48553737" calcext:value-type="float">
            <text:p>-65.48553737</text:p>
          </table:table-cell>
          <table:table-cell office:value-type="float" office:value="197.2581037" calcext:value-type="float">
            <text:p>197.2581037</text:p>
          </table:table-cell>
          <table:table-cell office:value-type="float" office:value="-468.5690163" calcext:value-type="float">
            <text:p>-468.5690163</text:p>
          </table:table-cell>
          <table:table-cell office:value-type="float" office:value="11.10051888" calcext:value-type="float">
            <text:p>11.1005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1.37799447" calcext:value-type="float">
            <text:p>-61.37799447</text:p>
          </table:table-cell>
          <table:table-cell office:value-type="float" office:value="223.9639647" calcext:value-type="float">
            <text:p>223.9639647</text:p>
          </table:table-cell>
          <table:table-cell office:value-type="float" office:value="-633.847977" calcext:value-type="float">
            <text:p>-633.847977</text:p>
          </table:table-cell>
          <table:table-cell office:value-type="float" office:value="4.813145858" calcext:value-type="float">
            <text:p>4.813145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147.9184452" calcext:value-type="float">
            <text:p>147.9184452</text:p>
          </table:table-cell>
          <table:table-cell office:value-type="float" office:value="-139.5398999" calcext:value-type="float">
            <text:p>-139.5398999</text:p>
          </table:table-cell>
          <table:table-cell office:value-type="float" office:value="-289.3042952" calcext:value-type="float">
            <text:p>-289.3042952</text:p>
          </table:table-cell>
          <table:table-cell office:value-type="float" office:value="5.371554924" calcext:value-type="float">
            <text:p>5.371554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-87.43359068" calcext:value-type="float">
            <text:p>-87.43359068</text:p>
          </table:table-cell>
          <table:table-cell office:value-type="float" office:value="-127.5413444" calcext:value-type="float">
            <text:p>-127.5413444</text:p>
          </table:table-cell>
          <table:table-cell office:value-type="float" office:value="-262.5572502" calcext:value-type="float">
            <text:p>-262.5572502</text:p>
          </table:table-cell>
          <table:table-cell office:value-type="float" office:value="4.82415072" calcext:value-type="float">
            <text:p>4.82415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349715895470349269596532320</text:p>
          </table:table-cell>
          <table:table-cell office:value-type="float" office:value="-69.25132002" calcext:value-type="float">
            <text:p>-69.25132002</text:p>
          </table:table-cell>
          <table:table-cell office:value-type="float" office:value="17.49622889" calcext:value-type="float">
            <text:p>17.49622889</text:p>
          </table:table-cell>
          <table:table-cell office:value-type="float" office:value="-201.3042433" calcext:value-type="float">
            <text:p>-201.3042433</text:p>
          </table:table-cell>
          <table:table-cell office:value-type="float" office:value="10.37870953" calcext:value-type="float">
            <text:p>10.37870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3.0244827" calcext:value-type="float">
            <text:p>123.0244827</text:p>
          </table:table-cell>
          <table:table-cell office:value-type="float" office:value="85.5951695" calcext:value-type="float">
            <text:p>85.5951695</text:p>
          </table:table-cell>
          <table:table-cell office:value-type="float" office:value="-215.1788956" calcext:value-type="float">
            <text:p>-215.1788956</text:p>
          </table:table-cell>
          <table:table-cell office:value-type="float" office:value="12.13515303" calcext:value-type="float">
            <text:p>12.13515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96.41325044" calcext:value-type="float">
            <text:p>96.41325044</text:p>
          </table:table-cell>
          <table:table-cell office:value-type="float" office:value="92.61357881" calcext:value-type="float">
            <text:p>92.61357881</text:p>
          </table:table-cell>
          <table:table-cell office:value-type="float" office:value="-224.1152532" calcext:value-type="float">
            <text:p>-224.1152532</text:p>
          </table:table-cell>
          <table:table-cell office:value-type="float" office:value="7.879370273" calcext:value-type="float">
            <text:p>7.879370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7.5885954" calcext:value-type="float">
            <text:p>127.5885954</text:p>
          </table:table-cell>
          <table:table-cell office:value-type="float" office:value="44.77026048" calcext:value-type="float">
            <text:p>44.77026048</text:p>
          </table:table-cell>
          <table:table-cell office:value-type="float" office:value="-188.8742426" calcext:value-type="float">
            <text:p>-188.8742426</text:p>
          </table:table-cell>
          <table:table-cell office:value-type="float" office:value="6.436398619" calcext:value-type="float">
            <text:p>6.436398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1.66050173" calcext:value-type="float">
            <text:p>71.66050173</text:p>
          </table:table-cell>
          <table:table-cell office:value-type="float" office:value="94.49446209" calcext:value-type="float">
            <text:p>94.49446209</text:p>
          </table:table-cell>
          <table:table-cell office:value-type="float" office:value="-180.8208013" calcext:value-type="float">
            <text:p>-180.8208013</text:p>
          </table:table-cell>
          <table:table-cell office:value-type="float" office:value="5.63626438" calcext:value-type="float">
            <text:p>5.63626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7.542193327" calcext:value-type="float">
            <text:p>-7.542193327</text:p>
          </table:table-cell>
          <table:table-cell office:value-type="float" office:value="60.29166866" calcext:value-type="float">
            <text:p>60.29166866</text:p>
          </table:table-cell>
          <table:table-cell office:value-type="float" office:value="-240.9495399" calcext:value-type="float">
            <text:p>-240.9495399</text:p>
          </table:table-cell>
          <table:table-cell office:value-type="float" office:value="6.01136994" calcext:value-type="float">
            <text:p>6.01136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33.96725483" calcext:value-type="float">
            <text:p>-33.96725483</text:p>
          </table:table-cell>
          <table:table-cell office:value-type="float" office:value="114.1284149" calcext:value-type="float">
            <text:p>114.1284149</text:p>
          </table:table-cell>
          <table:table-cell office:value-type="float" office:value="-195.0651902" calcext:value-type="float">
            <text:p>-195.0651902</text:p>
          </table:table-cell>
          <table:table-cell office:value-type="float" office:value="7.747960481" calcext:value-type="float">
            <text:p>7.747960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49.51411518" calcext:value-type="float">
            <text:p>-49.51411518</text:p>
          </table:table-cell>
          <table:table-cell office:value-type="float" office:value="-13.58231496" calcext:value-type="float">
            <text:p>-13.58231496</text:p>
          </table:table-cell>
          <table:table-cell office:value-type="float" office:value="-136.2125638" calcext:value-type="float">
            <text:p>-136.2125638</text:p>
          </table:table-cell>
          <table:table-cell office:value-type="float" office:value="8.244882361" calcext:value-type="float">
            <text:p>8.244882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66.14617331" calcext:value-type="float">
            <text:p>66.14617331</text:p>
          </table:table-cell>
          <table:table-cell office:value-type="float" office:value="36.39801261" calcext:value-type="float">
            <text:p>36.39801261</text:p>
          </table:table-cell>
          <table:table-cell office:value-type="float" office:value="-72.80318185" calcext:value-type="float">
            <text:p>-72.80318185</text:p>
          </table:table-cell>
          <table:table-cell office:value-type="float" office:value="9.698623364" calcext:value-type="float">
            <text:p>9.698623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9.179807" calcext:value-type="float">
            <text:p>79.179807</text:p>
          </table:table-cell>
          <table:table-cell office:value-type="float" office:value="73.32770576" calcext:value-type="float">
            <text:p>73.32770576</text:p>
          </table:table-cell>
          <table:table-cell office:value-type="float" office:value="-167.728431" calcext:value-type="float">
            <text:p>-167.728431</text:p>
          </table:table-cell>
          <table:table-cell office:value-type="float" office:value="6.102801475" calcext:value-type="float">
            <text:p>6.102801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-102.3832256" calcext:value-type="float">
            <text:p>-102.3832256</text:p>
          </table:table-cell>
          <table:table-cell office:value-type="float" office:value="-96.39522474" calcext:value-type="float">
            <text:p>-96.39522474</text:p>
          </table:table-cell>
          <table:table-cell office:value-type="float" office:value="-138.8622759" calcext:value-type="float">
            <text:p>-138.8622759</text:p>
          </table:table-cell>
          <table:table-cell office:value-type="float" office:value="25.41540526" calcext:value-type="float">
            <text:p>25.41540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52.60612067" calcext:value-type="float">
            <text:p>52.60612067</text:p>
          </table:table-cell>
          <table:table-cell office:value-type="float" office:value="51.0756965" calcext:value-type="float">
            <text:p>51.0756965</text:p>
          </table:table-cell>
          <table:table-cell office:value-type="float" office:value="-206.5" calcext:value-type="float">
            <text:p>-206.5</text:p>
          </table:table-cell>
          <table:table-cell office:value-type="float" office:value="4.960423434" calcext:value-type="float">
            <text:p>4.960423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118.3234759" calcext:value-type="float">
            <text:p>118.3234759</text:p>
          </table:table-cell>
          <table:table-cell office:value-type="float" office:value="20.24704104" calcext:value-type="float">
            <text:p>20.24704104</text:p>
          </table:table-cell>
          <table:table-cell office:value-type="float" office:value="-155.2786841" calcext:value-type="float">
            <text:p>-155.2786841</text:p>
          </table:table-cell>
          <table:table-cell office:value-type="float" office:value="13.84883567" calcext:value-type="float">
            <text:p>13.84883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99.32939332" calcext:value-type="float">
            <text:p>99.32939332</text:p>
          </table:table-cell>
          <table:table-cell office:value-type="float" office:value="66.55314921" calcext:value-type="float">
            <text:p>66.55314921</text:p>
          </table:table-cell>
          <table:table-cell office:value-type="float" office:value="-92.09688887" calcext:value-type="float">
            <text:p>-92.09688887</text:p>
          </table:table-cell>
          <table:table-cell office:value-type="float" office:value="6.673547135" calcext:value-type="float">
            <text:p>6.67354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0596530836092324070084384692</text:p>
          </table:table-cell>
          <table:table-cell office:value-type="float" office:value="-84.393952" calcext:value-type="float">
            <text:p>-84.393952</text:p>
          </table:table-cell>
          <table:table-cell office:value-type="float" office:value="246.9323285" calcext:value-type="float">
            <text:p>246.9323285</text:p>
          </table:table-cell>
          <table:table-cell office:value-type="float" office:value="-508.1886279" calcext:value-type="float">
            <text:p>-508.1886279</text:p>
          </table:table-cell>
          <table:table-cell office:value-type="float" office:value="23.57156231" calcext:value-type="float">
            <text:p>23.57156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75.47571744" calcext:value-type="float">
            <text:p>75.47571744</text:p>
          </table:table-cell>
          <table:table-cell office:value-type="float" office:value="71.69373908" calcext:value-type="float">
            <text:p>71.69373908</text:p>
          </table:table-cell>
          <table:table-cell office:value-type="float" office:value="-97.73229784" calcext:value-type="float">
            <text:p>-97.73229784</text:p>
          </table:table-cell>
          <table:table-cell office:value-type="float" office:value="7.389997194" calcext:value-type="float">
            <text:p>7.389997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56.58729736" calcext:value-type="float">
            <text:p>56.58729736</text:p>
          </table:table-cell>
          <table:table-cell office:value-type="float" office:value="69.68454035" calcext:value-type="float">
            <text:p>69.68454035</text:p>
          </table:table-cell>
          <table:table-cell office:value-type="float" office:value="-109.1245027" calcext:value-type="float">
            <text:p>-109.1245027</text:p>
          </table:table-cell>
          <table:table-cell office:value-type="float" office:value="9.025365556" calcext:value-type="float">
            <text:p>9.02536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-64.40112214" calcext:value-type="float">
            <text:p>-64.40112214</text:p>
          </table:table-cell>
          <table:table-cell office:value-type="float" office:value="7.841496444" calcext:value-type="float">
            <text:p>7.841496444</text:p>
          </table:table-cell>
          <table:table-cell office:value-type="float" office:value="-75.95221202" calcext:value-type="float">
            <text:p>-75.95221202</text:p>
          </table:table-cell>
          <table:table-cell office:value-type="float" office:value="10.7221465" calcext:value-type="float">
            <text:p>10.722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51.29471463" calcext:value-type="float">
            <text:p>51.29471463</text:p>
          </table:table-cell>
          <table:table-cell office:value-type="float" office:value="12.62769201" calcext:value-type="float">
            <text:p>12.62769201</text:p>
          </table:table-cell>
          <table:table-cell office:value-type="float" office:value="-44.86446771" calcext:value-type="float">
            <text:p>-44.86446771</text:p>
          </table:table-cell>
          <table:table-cell office:value-type="float" office:value="4.761221031" calcext:value-type="float">
            <text:p>4.76122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55.52821414" calcext:value-type="float">
            <text:p>-55.52821414</text:p>
          </table:table-cell>
          <table:table-cell office:value-type="float" office:value="245.4376219" calcext:value-type="float">
            <text:p>245.4376219</text:p>
          </table:table-cell>
          <table:table-cell office:value-type="float" office:value="-758.1325898" calcext:value-type="float">
            <text:p>-758.1325898</text:p>
          </table:table-cell>
          <table:table-cell office:value-type="float" office:value="13.84309944" calcext:value-type="float">
            <text:p>13.84309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16.4604191" calcext:value-type="float">
            <text:p>-116.4604191</text:p>
          </table:table-cell>
          <table:table-cell office:value-type="float" office:value="230.1689873" calcext:value-type="float">
            <text:p>230.1689873</text:p>
          </table:table-cell>
          <table:table-cell office:value-type="float" office:value="-747.8614134" calcext:value-type="float">
            <text:p>-747.8614134</text:p>
          </table:table-cell>
          <table:table-cell office:value-type="float" office:value="5.388364876" calcext:value-type="float">
            <text:p>5.388364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12.73732548" calcext:value-type="float">
            <text:p>12.73732548</text:p>
          </table:table-cell>
          <table:table-cell office:value-type="float" office:value="216.6918398" calcext:value-type="float">
            <text:p>216.6918398</text:p>
          </table:table-cell>
          <table:table-cell office:value-type="float" office:value="-790.0747986" calcext:value-type="float">
            <text:p>-790.0747986</text:p>
          </table:table-cell>
          <table:table-cell office:value-type="float" office:value="6.868316403" calcext:value-type="float">
            <text:p>6.868316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39.713455" calcext:value-type="float">
            <text:p>-139.713455</text:p>
          </table:table-cell>
          <table:table-cell office:value-type="float" office:value="186.4162971" calcext:value-type="float">
            <text:p>186.4162971</text:p>
          </table:table-cell>
          <table:table-cell office:value-type="float" office:value="-789.1416745" calcext:value-type="float">
            <text:p>-789.1416745</text:p>
          </table:table-cell>
          <table:table-cell office:value-type="float" office:value="8.743609647" calcext:value-type="float">
            <text:p>8.743609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101.948344" calcext:value-type="float">
            <text:p>101.948344</text:p>
          </table:table-cell>
          <table:table-cell office:value-type="float" office:value="-58.63218351" calcext:value-type="float">
            <text:p>-58.63218351</text:p>
          </table:table-cell>
          <table:table-cell office:value-type="float" office:value="-205.2437531" calcext:value-type="float">
            <text:p>-205.2437531</text:p>
          </table:table-cell>
          <table:table-cell office:value-type="float" office:value="5.619534834" calcext:value-type="float">
            <text:p>5.619534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48.57179203" calcext:value-type="float">
            <text:p>48.57179203</text:p>
          </table:table-cell>
          <table:table-cell office:value-type="float" office:value="118.4387376" calcext:value-type="float">
            <text:p>118.4387376</text:p>
          </table:table-cell>
          <table:table-cell office:value-type="float" office:value="-249.4687169" calcext:value-type="float">
            <text:p>-249.4687169</text:p>
          </table:table-cell>
          <table:table-cell office:value-type="float" office:value="6.548067679" calcext:value-type="float">
            <text:p>6.54806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75.63291901" calcext:value-type="float">
            <text:p>75.63291901</text:p>
          </table:table-cell>
          <table:table-cell office:value-type="float" office:value="111.2621798" calcext:value-type="float">
            <text:p>111.2621798</text:p>
          </table:table-cell>
          <table:table-cell office:value-type="float" office:value="-182.1446944" calcext:value-type="float">
            <text:p>-182.1446944</text:p>
          </table:table-cell>
          <table:table-cell office:value-type="float" office:value="6.279521551" calcext:value-type="float">
            <text:p>6.279521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38.17558461" calcext:value-type="float">
            <text:p>38.17558461</text:p>
          </table:table-cell>
          <table:table-cell office:value-type="float" office:value="76.65811776" calcext:value-type="float">
            <text:p>76.65811776</text:p>
          </table:table-cell>
          <table:table-cell office:value-type="float" office:value="-217.8804577" calcext:value-type="float">
            <text:p>-217.8804577</text:p>
          </table:table-cell>
          <table:table-cell office:value-type="float" office:value="13.20481203" calcext:value-type="float">
            <text:p>13.20481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111.5397212" calcext:value-type="float">
            <text:p>111.5397212</text:p>
          </table:table-cell>
          <table:table-cell office:value-type="float" office:value="26.17387565" calcext:value-type="float">
            <text:p>26.17387565</text:p>
          </table:table-cell>
          <table:table-cell office:value-type="float" office:value="-216.2738565" calcext:value-type="float">
            <text:p>-216.2738565</text:p>
          </table:table-cell>
          <table:table-cell office:value-type="float" office:value="4.438915742" calcext:value-type="float">
            <text:p>4.438915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97.6759868" calcext:value-type="float">
            <text:p>97.6759868</text:p>
          </table:table-cell>
          <table:table-cell office:value-type="float" office:value="59.95440744" calcext:value-type="float">
            <text:p>59.95440744</text:p>
          </table:table-cell>
          <table:table-cell office:value-type="float" office:value="-182.4642658" calcext:value-type="float">
            <text:p>-182.4642658</text:p>
          </table:table-cell>
          <table:table-cell office:value-type="float" office:value="4.586830375" calcext:value-type="float">
            <text:p>4.586830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88.64532883" calcext:value-type="float">
            <text:p>88.64532883</text:p>
          </table:table-cell>
          <table:table-cell office:value-type="float" office:value="37.12480761" calcext:value-type="float">
            <text:p>37.12480761</text:p>
          </table:table-cell>
          <table:table-cell office:value-type="float" office:value="-129.2822334" calcext:value-type="float">
            <text:p>-129.2822334</text:p>
          </table:table-cell>
          <table:table-cell office:value-type="float" office:value="5.315639734" calcext:value-type="float">
            <text:p>5.315639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28.82164325" calcext:value-type="float">
            <text:p>28.82164325</text:p>
          </table:table-cell>
          <table:table-cell office:value-type="float" office:value="-67.50284479" calcext:value-type="float">
            <text:p>-67.50284479</text:p>
          </table:table-cell>
          <table:table-cell office:value-type="float" office:value="-119.4939135" calcext:value-type="float">
            <text:p>-119.4939135</text:p>
          </table:table-cell>
          <table:table-cell office:value-type="float" office:value="14.74449324" calcext:value-type="float">
            <text:p>14.7444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86.34284609" calcext:value-type="float">
            <text:p>86.34284609</text:p>
          </table:table-cell>
          <table:table-cell office:value-type="float" office:value="-24.24169612" calcext:value-type="float">
            <text:p>-24.24169612</text:p>
          </table:table-cell>
          <table:table-cell office:value-type="float" office:value="-116.2560573" calcext:value-type="float">
            <text:p>-116.2560573</text:p>
          </table:table-cell>
          <table:table-cell office:value-type="float" office:value="6.542124227" calcext:value-type="float">
            <text:p>6.542124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152078193253087875725735761</text:p>
          </table:table-cell>
          <table:table-cell office:value-type="float" office:value="-88.87929578" calcext:value-type="float">
            <text:p>-88.87929578</text:p>
          </table:table-cell>
          <table:table-cell office:value-type="float" office:value="252.9672218" calcext:value-type="float">
            <text:p>252.9672218</text:p>
          </table:table-cell>
          <table:table-cell office:value-type="float" office:value="-542.2144094" calcext:value-type="float">
            <text:p>-542.2144094</text:p>
          </table:table-cell>
          <table:table-cell office:value-type="float" office:value="9.584711922" calcext:value-type="float">
            <text:p>9.584711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383054119800793308721198594</text:p>
          </table:table-cell>
          <table:table-cell office:value-type="float" office:value="-91.77607345" calcext:value-type="float">
            <text:p>-91.77607345</text:p>
          </table:table-cell>
          <table:table-cell office:value-type="float" office:value="193.6749754" calcext:value-type="float">
            <text:p>193.6749754</text:p>
          </table:table-cell>
          <table:table-cell office:value-type="float" office:value="-636.6738832" calcext:value-type="float">
            <text:p>-636.6738832</text:p>
          </table:table-cell>
          <table:table-cell office:value-type="float" office:value="15.67293211" calcext:value-type="float">
            <text:p>15.67293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89.75123428" calcext:value-type="float">
            <text:p>89.75123428</text:p>
          </table:table-cell>
          <table:table-cell office:value-type="float" office:value="33.49305253" calcext:value-type="float">
            <text:p>33.49305253</text:p>
          </table:table-cell>
          <table:table-cell office:value-type="float" office:value="-150.4590146" calcext:value-type="float">
            <text:p>-150.4590146</text:p>
          </table:table-cell>
          <table:table-cell office:value-type="float" office:value="10.52433762" calcext:value-type="float">
            <text:p>10.52433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76.97808959" calcext:value-type="float">
            <text:p>76.97808959</text:p>
          </table:table-cell>
          <table:table-cell office:value-type="float" office:value="61.77172767" calcext:value-type="float">
            <text:p>61.77172767</text:p>
          </table:table-cell>
          <table:table-cell office:value-type="float" office:value="-133.750295" calcext:value-type="float">
            <text:p>-133.750295</text:p>
          </table:table-cell>
          <table:table-cell office:value-type="float" office:value="7.131301409" calcext:value-type="float">
            <text:p>7.131301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6889213794065160713547677129</text:p>
          </table:table-cell>
          <table:table-cell office:value-type="float" office:value="49.69416659" calcext:value-type="float">
            <text:p>49.69416659</text:p>
          </table:table-cell>
          <table:table-cell office:value-type="float" office:value="104.6858466" calcext:value-type="float">
            <text:p>104.6858466</text:p>
          </table:table-cell>
          <table:table-cell office:value-type="float" office:value="-297.5292319" calcext:value-type="float">
            <text:p>-297.5292319</text:p>
          </table:table-cell>
          <table:table-cell office:value-type="float" office:value="5.244468721" calcext:value-type="float">
            <text:p>5.244468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07494413800460340110762069</text:p>
          </table:table-cell>
          <table:table-cell office:value-type="float" office:value="-20.26058318" calcext:value-type="float">
            <text:p>-20.26058318</text:p>
          </table:table-cell>
          <table:table-cell office:value-type="float" office:value="66.58938539" calcext:value-type="float">
            <text:p>66.58938539</text:p>
          </table:table-cell>
          <table:table-cell office:value-type="float" office:value="-206.2408307" calcext:value-type="float">
            <text:p>-206.2408307</text:p>
          </table:table-cell>
          <table:table-cell office:value-type="float" office:value="7.789972805" calcext:value-type="float">
            <text:p>7.789972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90.49973305" calcext:value-type="float">
            <text:p>-90.49973305</text:p>
          </table:table-cell>
          <table:table-cell office:value-type="float" office:value="-228.203463" calcext:value-type="float">
            <text:p>-228.203463</text:p>
          </table:table-cell>
          <table:table-cell office:value-type="float" office:value="-347.1502138" calcext:value-type="float">
            <text:p>-347.1502138</text:p>
          </table:table-cell>
          <table:table-cell office:value-type="float" office:value="4.83748734" calcext:value-type="float">
            <text:p>4.83748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149.0749233" calcext:value-type="float">
            <text:p>-149.0749233</text:p>
          </table:table-cell>
          <table:table-cell office:value-type="float" office:value="-156.3745612" calcext:value-type="float">
            <text:p>-156.3745612</text:p>
          </table:table-cell>
          <table:table-cell office:value-type="float" office:value="-422.1191067" calcext:value-type="float">
            <text:p>-422.1191067</text:p>
          </table:table-cell>
          <table:table-cell office:value-type="float" office:value="6.587261619" calcext:value-type="float">
            <text:p>6.587261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144.3496682" calcext:value-type="float">
            <text:p>144.3496682</text:p>
          </table:table-cell>
          <table:table-cell office:value-type="float" office:value="-136.3511163" calcext:value-type="float">
            <text:p>-136.3511163</text:p>
          </table:table-cell>
          <table:table-cell office:value-type="float" office:value="-435.821845" calcext:value-type="float">
            <text:p>-435.821845</text:p>
          </table:table-cell>
          <table:table-cell office:value-type="float" office:value="5.973944221" calcext:value-type="float">
            <text:p>5.973944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885601428639043345478571594</text:p>
          </table:table-cell>
          <table:table-cell office:value-type="float" office:value="-79.51333218" calcext:value-type="float">
            <text:p>-79.51333218</text:p>
          </table:table-cell>
          <table:table-cell office:value-type="float" office:value="120.4823722" calcext:value-type="float">
            <text:p>120.4823722</text:p>
          </table:table-cell>
          <table:table-cell office:value-type="float" office:value="-68.3844107" calcext:value-type="float">
            <text:p>-68.3844107</text:p>
          </table:table-cell>
          <table:table-cell office:value-type="float" office:value="6.313681857" calcext:value-type="float">
            <text:p>6.313681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962600322799211676960828223</text:p>
          </table:table-cell>
          <table:table-cell office:value-type="float" office:value="72.88274978" calcext:value-type="float">
            <text:p>72.88274978</text:p>
          </table:table-cell>
          <table:table-cell office:value-type="float" office:value="-1.28143171" calcext:value-type="float">
            <text:p>-1.28143171</text:p>
          </table:table-cell>
          <table:table-cell office:value-type="float" office:value="-56.52006584" calcext:value-type="float">
            <text:p>-56.52006584</text:p>
          </table:table-cell>
          <table:table-cell office:value-type="float" office:value="17.52596027" calcext:value-type="float">
            <text:p>17.52596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7968442353440630355230778531</text:p>
          </table:table-cell>
          <table:table-cell office:value-type="float" office:value="-87.39262251" calcext:value-type="float">
            <text:p>-87.39262251</text:p>
          </table:table-cell>
          <table:table-cell office:value-type="float" office:value="181.7454561" calcext:value-type="float">
            <text:p>181.7454561</text:p>
          </table:table-cell>
          <table:table-cell office:value-type="float" office:value="-508.5616381" calcext:value-type="float">
            <text:p>-508.5616381</text:p>
          </table:table-cell>
          <table:table-cell office:value-type="float" office:value="13.18081087" calcext:value-type="float">
            <text:p>13.18081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103.4901351" calcext:value-type="float">
            <text:p>103.4901351</text:p>
          </table:table-cell>
          <table:table-cell office:value-type="float" office:value="19.02440919" calcext:value-type="float">
            <text:p>19.02440919</text:p>
          </table:table-cell>
          <table:table-cell office:value-type="float" office:value="-227.2106621" calcext:value-type="float">
            <text:p>-227.2106621</text:p>
          </table:table-cell>
          <table:table-cell office:value-type="float" office:value="9.286445444" calcext:value-type="float">
            <text:p>9.286445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97.32696572" calcext:value-type="float">
            <text:p>97.32696572</text:p>
          </table:table-cell>
          <table:table-cell office:value-type="float" office:value="38.24556909" calcext:value-type="float">
            <text:p>38.24556909</text:p>
          </table:table-cell>
          <table:table-cell office:value-type="float" office:value="-208.1462513" calcext:value-type="float">
            <text:p>-208.1462513</text:p>
          </table:table-cell>
          <table:table-cell office:value-type="float" office:value="5.963386128" calcext:value-type="float">
            <text:p>5.963386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-31.01740011" calcext:value-type="float">
            <text:p>-31.01740011</text:p>
          </table:table-cell>
          <table:table-cell office:value-type="float" office:value="-25.19581883" calcext:value-type="float">
            <text:p>-25.19581883</text:p>
          </table:table-cell>
          <table:table-cell office:value-type="float" office:value="-196.2932789" calcext:value-type="float">
            <text:p>-196.2932789</text:p>
          </table:table-cell>
          <table:table-cell office:value-type="float" office:value="6.2309343" calcext:value-type="float">
            <text:p>6.2309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8934821089041845791238006047</text:p>
          </table:table-cell>
          <table:table-cell office:value-type="float" office:value="120.4418988" calcext:value-type="float">
            <text:p>120.4418988</text:p>
          </table:table-cell>
          <table:table-cell office:value-type="float" office:value="44.41861238" calcext:value-type="float">
            <text:p>44.41861238</text:p>
          </table:table-cell>
          <table:table-cell office:value-type="float" office:value="-245.4755968" calcext:value-type="float">
            <text:p>-245.4755968</text:p>
          </table:table-cell>
          <table:table-cell office:value-type="float" office:value="4.900924695" calcext:value-type="float">
            <text:p>4.900924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90.00339918" calcext:value-type="float">
            <text:p>-90.00339918</text:p>
          </table:table-cell>
          <table:table-cell office:value-type="float" office:value="-218.9498337" calcext:value-type="float">
            <text:p>-218.9498337</text:p>
          </table:table-cell>
          <table:table-cell office:value-type="float" office:value="-205.0745819" calcext:value-type="float">
            <text:p>-205.0745819</text:p>
          </table:table-cell>
          <table:table-cell office:value-type="float" office:value="4.65186366" calcext:value-type="float">
            <text:p>4.65186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86.57914744" calcext:value-type="float">
            <text:p>-86.57914744</text:p>
          </table:table-cell>
          <table:table-cell office:value-type="float" office:value="-204.7481346" calcext:value-type="float">
            <text:p>-204.7481346</text:p>
          </table:table-cell>
          <table:table-cell office:value-type="float" office:value="-203.6073358" calcext:value-type="float">
            <text:p>-203.6073358</text:p>
          </table:table-cell>
          <table:table-cell office:value-type="float" office:value="6.385959004" calcext:value-type="float">
            <text:p>6.38595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68.26080546" calcext:value-type="float">
            <text:p>-68.26080546</text:p>
          </table:table-cell>
          <table:table-cell office:value-type="float" office:value="-69.21122599" calcext:value-type="float">
            <text:p>-69.21122599</text:p>
          </table:table-cell>
          <table:table-cell office:value-type="float" office:value="-196.1228776" calcext:value-type="float">
            <text:p>-196.1228776</text:p>
          </table:table-cell>
          <table:table-cell office:value-type="float" office:value="7.186704876" calcext:value-type="float">
            <text:p>7.186704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17249303" calcext:value-type="float">
            <text:p>-73.17249303</text:p>
          </table:table-cell>
          <table:table-cell office:value-type="float" office:value="-55.92625797" calcext:value-type="float">
            <text:p>-55.92625797</text:p>
          </table:table-cell>
          <table:table-cell office:value-type="float" office:value="-183.7214311" calcext:value-type="float">
            <text:p>-183.7214311</text:p>
          </table:table-cell>
          <table:table-cell office:value-type="float" office:value="14.79788128" calcext:value-type="float">
            <text:p>14.7978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66370598" calcext:value-type="float">
            <text:p>-73.66370598</text:p>
          </table:table-cell>
          <table:table-cell office:value-type="float" office:value="-215.809667" calcext:value-type="float">
            <text:p>-215.809667</text:p>
          </table:table-cell>
          <table:table-cell office:value-type="float" office:value="-183.9092361" calcext:value-type="float">
            <text:p>-183.9092361</text:p>
          </table:table-cell>
          <table:table-cell office:value-type="float" office:value="6.489388614" calcext:value-type="float">
            <text:p>6.489388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8.0795881" calcext:value-type="float">
            <text:p>-108.0795881</text:p>
          </table:table-cell>
          <table:table-cell office:value-type="float" office:value="-70.76676061" calcext:value-type="float">
            <text:p>-70.76676061</text:p>
          </table:table-cell>
          <table:table-cell office:value-type="float" office:value="-138.1757851" calcext:value-type="float">
            <text:p>-138.1757851</text:p>
          </table:table-cell>
          <table:table-cell office:value-type="float" office:value="4.341588419" calcext:value-type="float">
            <text:p>4.341588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13.1622011" calcext:value-type="float">
            <text:p>-113.1622011</text:p>
          </table:table-cell>
          <table:table-cell office:value-type="float" office:value="35.11715185" calcext:value-type="float">
            <text:p>35.11715185</text:p>
          </table:table-cell>
          <table:table-cell office:value-type="float" office:value="-166.5081249" calcext:value-type="float">
            <text:p>-166.5081249</text:p>
          </table:table-cell>
          <table:table-cell office:value-type="float" office:value="4.635624615" calcext:value-type="float">
            <text:p>4.635624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0.2598962" calcext:value-type="float">
            <text:p>-100.2598962</text:p>
          </table:table-cell>
          <table:table-cell office:value-type="float" office:value="-60.33797935" calcext:value-type="float">
            <text:p>-60.33797935</text:p>
          </table:table-cell>
          <table:table-cell office:value-type="float" office:value="-135.0709524" calcext:value-type="float">
            <text:p>-135.0709524</text:p>
          </table:table-cell>
          <table:table-cell office:value-type="float" office:value="3.923712299" calcext:value-type="float">
            <text:p>3.923712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103.1975366" calcext:value-type="float">
            <text:p>-103.1975366</text:p>
          </table:table-cell>
          <table:table-cell office:value-type="float" office:value="-156.0826648" calcext:value-type="float">
            <text:p>-156.0826648</text:p>
          </table:table-cell>
          <table:table-cell office:value-type="float" office:value="-199.8792945" calcext:value-type="float">
            <text:p>-199.8792945</text:p>
          </table:table-cell>
          <table:table-cell office:value-type="float" office:value="6.23861912" calcext:value-type="float">
            <text:p>6.23861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75.85511002" calcext:value-type="float">
            <text:p>-75.85511002</text:p>
          </table:table-cell>
          <table:table-cell office:value-type="float" office:value="-144.2211893" calcext:value-type="float">
            <text:p>-144.2211893</text:p>
          </table:table-cell>
          <table:table-cell office:value-type="float" office:value="-61.73576306" calcext:value-type="float">
            <text:p>-61.73576306</text:p>
          </table:table-cell>
          <table:table-cell office:value-type="float" office:value="4.137877518" calcext:value-type="float">
            <text:p>4.137877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7.95579219" calcext:value-type="float">
            <text:p>97.95579219</text:p>
          </table:table-cell>
          <table:table-cell office:value-type="float" office:value="28.73484404" calcext:value-type="float">
            <text:p>28.73484404</text:p>
          </table:table-cell>
          <table:table-cell office:value-type="float" office:value="-133.4079455" calcext:value-type="float">
            <text:p>-133.4079455</text:p>
          </table:table-cell>
          <table:table-cell office:value-type="float" office:value="12.1674054" calcext:value-type="float">
            <text:p>12.1674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5.35113888" calcext:value-type="float">
            <text:p>95.35113888</text:p>
          </table:table-cell>
          <table:table-cell office:value-type="float" office:value="50.21460247" calcext:value-type="float">
            <text:p>50.21460247</text:p>
          </table:table-cell>
          <table:table-cell office:value-type="float" office:value="-139.266673" calcext:value-type="float">
            <text:p>-139.266673</text:p>
          </table:table-cell>
          <table:table-cell office:value-type="float" office:value="12.07617755" calcext:value-type="float">
            <text:p>12.07617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0675342744370103160629638194</text:p>
          </table:table-cell>
          <table:table-cell office:value-type="float" office:value="-93.80070346" calcext:value-type="float">
            <text:p>-93.80070346</text:p>
          </table:table-cell>
          <table:table-cell office:value-type="float" office:value="-42.0638866" calcext:value-type="float">
            <text:p>-42.0638866</text:p>
          </table:table-cell>
          <table:table-cell office:value-type="float" office:value="-161.4495149" calcext:value-type="float">
            <text:p>-161.4495149</text:p>
          </table:table-cell>
          <table:table-cell office:value-type="float" office:value="4.402510304" calcext:value-type="float">
            <text:p>4.40251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67.29092485" calcext:value-type="float">
            <text:p>67.29092485</text:p>
          </table:table-cell>
          <table:table-cell office:value-type="float" office:value="-2.511403926" calcext:value-type="float">
            <text:p>-2.511403926</text:p>
          </table:table-cell>
          <table:table-cell office:value-type="float" office:value="-97.67385656" calcext:value-type="float">
            <text:p>-97.67385656</text:p>
          </table:table-cell>
          <table:table-cell office:value-type="float" office:value="7.9202838" calcext:value-type="float">
            <text:p>7.9202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52.2639469" calcext:value-type="float">
            <text:p>52.2639469</text:p>
          </table:table-cell>
          <table:table-cell office:value-type="float" office:value="1.497597" calcext:value-type="float">
            <text:p>1.497597</text:p>
          </table:table-cell>
          <table:table-cell office:value-type="float" office:value="-106.7882515" calcext:value-type="float">
            <text:p>-106.7882515</text:p>
          </table:table-cell>
          <table:table-cell office:value-type="float" office:value="4.141481922" calcext:value-type="float">
            <text:p>4.141481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-95.13594331" calcext:value-type="float">
            <text:p>-95.13594331</text:p>
          </table:table-cell>
          <table:table-cell office:value-type="float" office:value="66.11688471" calcext:value-type="float">
            <text:p>66.11688471</text:p>
          </table:table-cell>
          <table:table-cell office:value-type="float" office:value="-155.0085322" calcext:value-type="float">
            <text:p>-155.0085322</text:p>
          </table:table-cell>
          <table:table-cell office:value-type="float" office:value="5.592105263" calcext:value-type="float">
            <text:p>5.592105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2071262560365924176679652948</text:p>
          </table:table-cell>
          <table:table-cell office:value-type="float" office:value="-61.58176887" calcext:value-type="float">
            <text:p>-61.58176887</text:p>
          </table:table-cell>
          <table:table-cell office:value-type="float" office:value="203.663079" calcext:value-type="float">
            <text:p>203.663079</text:p>
          </table:table-cell>
          <table:table-cell office:value-type="float" office:value="-406.8238622" calcext:value-type="float">
            <text:p>-406.8238622</text:p>
          </table:table-cell>
          <table:table-cell office:value-type="float" office:value="10.02702167" calcext:value-type="float">
            <text:p>10.02702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001470265230594739708503198</text:p>
          </table:table-cell>
          <table:table-cell office:value-type="float" office:value="-64.82348424" calcext:value-type="float">
            <text:p>-64.82348424</text:p>
          </table:table-cell>
          <table:table-cell office:value-type="float" office:value="-60.70896428" calcext:value-type="float">
            <text:p>-60.70896428</text:p>
          </table:table-cell>
          <table:table-cell office:value-type="float" office:value="-192.062522" calcext:value-type="float">
            <text:p>-192.062522</text:p>
          </table:table-cell>
          <table:table-cell office:value-type="float" office:value="7.985106486" calcext:value-type="float">
            <text:p>7.985106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103.0650847" calcext:value-type="float">
            <text:p>-103.0650847</text:p>
          </table:table-cell>
          <table:table-cell office:value-type="float" office:value="-201.9728639" calcext:value-type="float">
            <text:p>-201.9728639</text:p>
          </table:table-cell>
          <table:table-cell office:value-type="float" office:value="-199.259719" calcext:value-type="float">
            <text:p>-199.259719</text:p>
          </table:table-cell>
          <table:table-cell office:value-type="float" office:value="7.824906419" calcext:value-type="float">
            <text:p>7.824906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54.51336914" calcext:value-type="float">
            <text:p>-54.51336914</text:p>
          </table:table-cell>
          <table:table-cell office:value-type="float" office:value="-97.31184902" calcext:value-type="float">
            <text:p>-97.31184902</text:p>
          </table:table-cell>
          <table:table-cell office:value-type="float" office:value="-302.9102068" calcext:value-type="float">
            <text:p>-302.9102068</text:p>
          </table:table-cell>
          <table:table-cell office:value-type="float" office:value="5.728868072" calcext:value-type="float">
            <text:p>5.728868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78.35817417" calcext:value-type="float">
            <text:p>-78.35817417</text:p>
          </table:table-cell>
          <table:table-cell office:value-type="float" office:value="-112.2362811" calcext:value-type="float">
            <text:p>-112.2362811</text:p>
          </table:table-cell>
          <table:table-cell office:value-type="float" office:value="-207.9264479" calcext:value-type="float">
            <text:p>-207.9264479</text:p>
          </table:table-cell>
          <table:table-cell office:value-type="float" office:value="5.0659595" calcext:value-type="float">
            <text:p>5.0659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3652865358649579816568545171</text:p>
          </table:table-cell>
          <table:table-cell office:value-type="float" office:value="-67.1632622" calcext:value-type="float">
            <text:p>-67.1632622</text:p>
          </table:table-cell>
          <table:table-cell office:value-type="float" office:value="34.25872475" calcext:value-type="float">
            <text:p>34.25872475</text:p>
          </table:table-cell>
          <table:table-cell office:value-type="float" office:value="-138.0189691" calcext:value-type="float">
            <text:p>-138.0189691</text:p>
          </table:table-cell>
          <table:table-cell office:value-type="float" office:value="5.957179253" calcext:value-type="float">
            <text:p>5.957179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5364978775280910367690540811</text:p>
          </table:table-cell>
          <table:table-cell office:value-type="float" office:value="64.68198292" calcext:value-type="float">
            <text:p>64.68198292</text:p>
          </table:table-cell>
          <table:table-cell office:value-type="float" office:value="32.10248901" calcext:value-type="float">
            <text:p>32.10248901</text:p>
          </table:table-cell>
          <table:table-cell office:value-type="float" office:value="-236.2047709" calcext:value-type="float">
            <text:p>-236.2047709</text:p>
          </table:table-cell>
          <table:table-cell office:value-type="float" office:value="11.60251126" calcext:value-type="float">
            <text:p>11.60251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7215747217294006286437405216</text:p>
          </table:table-cell>
          <table:table-cell office:value-type="float" office:value="-59.75176891" calcext:value-type="float">
            <text:p>-59.75176891</text:p>
          </table:table-cell>
          <table:table-cell office:value-type="float" office:value="-45.51209719" calcext:value-type="float">
            <text:p>-45.51209719</text:p>
          </table:table-cell>
          <table:table-cell office:value-type="float" office:value="-84.77197151" calcext:value-type="float">
            <text:p>-84.77197151</text:p>
          </table:table-cell>
          <table:table-cell office:value-type="float" office:value="5.52981148" calcext:value-type="float">
            <text:p>5.52981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7428977311365557972720635401</text:p>
          </table:table-cell>
          <table:table-cell office:value-type="float" office:value="-47.90112947" calcext:value-type="float">
            <text:p>-47.90112947</text:p>
          </table:table-cell>
          <table:table-cell office:value-type="float" office:value="-52.76024068" calcext:value-type="float">
            <text:p>-52.76024068</text:p>
          </table:table-cell>
          <table:table-cell office:value-type="float" office:value="-155.8593999" calcext:value-type="float">
            <text:p>-155.8593999</text:p>
          </table:table-cell>
          <table:table-cell office:value-type="float" office:value="5.498575682" calcext:value-type="float">
            <text:p>5.498575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8019241099704094018548301753</text:p>
          </table:table-cell>
          <table:table-cell office:value-type="float" office:value="-58.14574208" calcext:value-type="float">
            <text:p>-58.14574208</text:p>
          </table:table-cell>
          <table:table-cell office:value-type="float" office:value="-55.41029389" calcext:value-type="float">
            <text:p>-55.41029389</text:p>
          </table:table-cell>
          <table:table-cell office:value-type="float" office:value="-195.8649752" calcext:value-type="float">
            <text:p>-195.8649752</text:p>
          </table:table-cell>
          <table:table-cell office:value-type="float" office:value="6.006388591" calcext:value-type="float">
            <text:p>6.006388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8855414831158993232534884296</text:p>
          </table:table-cell>
          <table:table-cell office:value-type="float" office:value="-87.67051321" calcext:value-type="float">
            <text:p>-87.67051321</text:p>
          </table:table-cell>
          <table:table-cell office:value-type="float" office:value="26.78212237" calcext:value-type="float">
            <text:p>26.78212237</text:p>
          </table:table-cell>
          <table:table-cell office:value-type="float" office:value="-68.95236036" calcext:value-type="float">
            <text:p>-68.95236036</text:p>
          </table:table-cell>
          <table:table-cell office:value-type="float" office:value="5.362783598" calcext:value-type="float">
            <text:p>5.362783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94312597" calcext:value-type="float">
            <text:p>67.94312597</text:p>
          </table:table-cell>
          <table:table-cell office:value-type="float" office:value="-57.5603859" calcext:value-type="float">
            <text:p>-57.5603859</text:p>
          </table:table-cell>
          <table:table-cell office:value-type="float" office:value="-192.0483809" calcext:value-type="float">
            <text:p>-192.0483809</text:p>
          </table:table-cell>
          <table:table-cell office:value-type="float" office:value="5.143368003" calcext:value-type="float">
            <text:p>5.143368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89.03608095" calcext:value-type="float">
            <text:p>-89.03608095</text:p>
          </table:table-cell>
          <table:table-cell office:value-type="float" office:value="-4.521104786" calcext:value-type="float">
            <text:p>-4.521104786</text:p>
          </table:table-cell>
          <table:table-cell office:value-type="float" office:value="-184.3910257" calcext:value-type="float">
            <text:p>-184.3910257</text:p>
          </table:table-cell>
          <table:table-cell office:value-type="float" office:value="5.494770376" calcext:value-type="float">
            <text:p>5.494770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0.06071754" calcext:value-type="float">
            <text:p>-50.06071754</text:p>
          </table:table-cell>
          <table:table-cell office:value-type="float" office:value="84.28251833" calcext:value-type="float">
            <text:p>84.28251833</text:p>
          </table:table-cell>
          <table:table-cell office:value-type="float" office:value="-182.0021641" calcext:value-type="float">
            <text:p>-182.0021641</text:p>
          </table:table-cell>
          <table:table-cell office:value-type="float" office:value="7.016006655" calcext:value-type="float">
            <text:p>7.016006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2.03768945" calcext:value-type="float">
            <text:p>52.03768945</text:p>
          </table:table-cell>
          <table:table-cell office:value-type="float" office:value="-57.49443854" calcext:value-type="float">
            <text:p>-57.49443854</text:p>
          </table:table-cell>
          <table:table-cell office:value-type="float" office:value="-179.1694878" calcext:value-type="float">
            <text:p>-179.1694878</text:p>
          </table:table-cell>
          <table:table-cell office:value-type="float" office:value="6.197677084" calcext:value-type="float">
            <text:p>6.197677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5.35427856" calcext:value-type="float">
            <text:p>-55.35427856</text:p>
          </table:table-cell>
          <table:table-cell office:value-type="float" office:value="-21.73921101" calcext:value-type="float">
            <text:p>-21.73921101</text:p>
          </table:table-cell>
          <table:table-cell office:value-type="float" office:value="-170.024255" calcext:value-type="float">
            <text:p>-170.024255</text:p>
          </table:table-cell>
          <table:table-cell office:value-type="float" office:value="6.567796504" calcext:value-type="float">
            <text:p>6.567796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5.67723378" calcext:value-type="float">
            <text:p>55.67723378</text:p>
          </table:table-cell>
          <table:table-cell office:value-type="float" office:value="85.91442717" calcext:value-type="float">
            <text:p>85.91442717</text:p>
          </table:table-cell>
          <table:table-cell office:value-type="float" office:value="-184.7025172" calcext:value-type="float">
            <text:p>-184.7025172</text:p>
          </table:table-cell>
          <table:table-cell office:value-type="float" office:value="5.810350051" calcext:value-type="float">
            <text:p>5.810350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45.20399101" calcext:value-type="float">
            <text:p>45.20399101</text:p>
          </table:table-cell>
          <table:table-cell office:value-type="float" office:value="82.20492377" calcext:value-type="float">
            <text:p>82.20492377</text:p>
          </table:table-cell>
          <table:table-cell office:value-type="float" office:value="-187.3730159" calcext:value-type="float">
            <text:p>-187.3730159</text:p>
          </table:table-cell>
          <table:table-cell office:value-type="float" office:value="6.104617991" calcext:value-type="float">
            <text:p>6.10461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70370235" calcext:value-type="float">
            <text:p>67.70370235</text:p>
          </table:table-cell>
          <table:table-cell office:value-type="float" office:value="-42.03608191" calcext:value-type="float">
            <text:p>-42.03608191</text:p>
          </table:table-cell>
          <table:table-cell office:value-type="float" office:value="-177.5220588" calcext:value-type="float">
            <text:p>-177.5220588</text:p>
          </table:table-cell>
          <table:table-cell office:value-type="float" office:value="4.898202157" calcext:value-type="float">
            <text:p>4.898202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-67.89250682" calcext:value-type="float">
            <text:p>-67.89250682</text:p>
          </table:table-cell>
          <table:table-cell office:value-type="float" office:value="66.62625425" calcext:value-type="float">
            <text:p>66.62625425</text:p>
          </table:table-cell>
          <table:table-cell office:value-type="float" office:value="-201.7299033" calcext:value-type="float">
            <text:p>-201.7299033</text:p>
          </table:table-cell>
          <table:table-cell office:value-type="float" office:value="6.232717756" calcext:value-type="float">
            <text:p>6.232717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78.57938299" calcext:value-type="float">
            <text:p>78.57938299</text:p>
          </table:table-cell>
          <table:table-cell office:value-type="float" office:value="-32.83961731" calcext:value-type="float">
            <text:p>-32.83961731</text:p>
          </table:table-cell>
          <table:table-cell office:value-type="float" office:value="-117.1172356" calcext:value-type="float">
            <text:p>-117.1172356</text:p>
          </table:table-cell>
          <table:table-cell office:value-type="float" office:value="5.981259208" calcext:value-type="float">
            <text:p>5.981259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083615484551649610616348856</text:p>
          </table:table-cell>
          <table:table-cell office:value-type="float" office:value="37.2907856" calcext:value-type="float">
            <text:p>37.2907856</text:p>
          </table:table-cell>
          <table:table-cell office:value-type="float" office:value="-153.930576" calcext:value-type="float">
            <text:p>-153.930576</text:p>
          </table:table-cell>
          <table:table-cell office:value-type="float" office:value="-230.4874106" calcext:value-type="float">
            <text:p>-230.4874106</text:p>
          </table:table-cell>
          <table:table-cell office:value-type="float" office:value="8.361662881" calcext:value-type="float">
            <text:p>8.361662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570579760883349458693655367</text:p>
          </table:table-cell>
          <table:table-cell office:value-type="float" office:value="-124.4281777" calcext:value-type="float">
            <text:p>-124.4281777</text:p>
          </table:table-cell>
          <table:table-cell office:value-type="float" office:value="127.7209789" calcext:value-type="float">
            <text:p>127.7209789</text:p>
          </table:table-cell>
          <table:table-cell office:value-type="float" office:value="1633.223987" calcext:value-type="float">
            <text:p>1633.223987</text:p>
          </table:table-cell>
          <table:table-cell office:value-type="float" office:value="5.253525386" calcext:value-type="float">
            <text:p>5.253525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31.3515371" calcext:value-type="float">
            <text:p>31.3515371</text:p>
          </table:table-cell>
          <table:table-cell office:value-type="float" office:value="49.9935034" calcext:value-type="float">
            <text:p>49.9935034</text:p>
          </table:table-cell>
          <table:table-cell office:value-type="float" office:value="-93.09019002" calcext:value-type="float">
            <text:p>-93.09019002</text:p>
          </table:table-cell>
          <table:table-cell office:value-type="float" office:value="9.953169615" calcext:value-type="float">
            <text:p>9.953169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84.46996514" calcext:value-type="float">
            <text:p>84.46996514</text:p>
          </table:table-cell>
          <table:table-cell office:value-type="float" office:value="54.58091128" calcext:value-type="float">
            <text:p>54.58091128</text:p>
          </table:table-cell>
          <table:table-cell office:value-type="float" office:value="-216.1892685" calcext:value-type="float">
            <text:p>-216.1892685</text:p>
          </table:table-cell>
          <table:table-cell office:value-type="float" office:value="4.257333181" calcext:value-type="float">
            <text:p>4.257333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70.05203824" calcext:value-type="float">
            <text:p>-70.05203824</text:p>
          </table:table-cell>
          <table:table-cell office:value-type="float" office:value="-177.2863673" calcext:value-type="float">
            <text:p>-177.2863673</text:p>
          </table:table-cell>
          <table:table-cell office:value-type="float" office:value="-196.0178473" calcext:value-type="float">
            <text:p>-196.0178473</text:p>
          </table:table-cell>
          <table:table-cell office:value-type="float" office:value="4.481196844" calcext:value-type="float">
            <text:p>4.481196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105.4904536" calcext:value-type="float">
            <text:p>-105.4904536</text:p>
          </table:table-cell>
          <table:table-cell office:value-type="float" office:value="-195.789589" calcext:value-type="float">
            <text:p>-195.789589</text:p>
          </table:table-cell>
          <table:table-cell office:value-type="float" office:value="-231.9827617" calcext:value-type="float">
            <text:p>-231.9827617</text:p>
          </table:table-cell>
          <table:table-cell office:value-type="float" office:value="7.340286975" calcext:value-type="float">
            <text:p>7.340286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2761658169703141430370511586</text:p>
          </table:table-cell>
          <table:table-cell office:value-type="float" office:value="-112.2957484" calcext:value-type="float">
            <text:p>-112.2957484</text:p>
          </table:table-cell>
          <table:table-cell office:value-type="float" office:value="97.35768343" calcext:value-type="float">
            <text:p>97.35768343</text:p>
          </table:table-cell>
          <table:table-cell office:value-type="float" office:value="-324.5095395" calcext:value-type="float">
            <text:p>-324.5095395</text:p>
          </table:table-cell>
          <table:table-cell office:value-type="float" office:value="10.43124188" calcext:value-type="float">
            <text:p>10.43124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36.10138756" calcext:value-type="float">
            <text:p>36.10138756</text:p>
          </table:table-cell>
          <table:table-cell office:value-type="float" office:value="56.74686" calcext:value-type="float">
            <text:p>56.74686</text:p>
          </table:table-cell>
          <table:table-cell office:value-type="float" office:value="-225.4606863" calcext:value-type="float">
            <text:p>-225.4606863</text:p>
          </table:table-cell>
          <table:table-cell office:value-type="float" office:value="15.27003429" calcext:value-type="float">
            <text:p>15.2700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88.04700244" calcext:value-type="float">
            <text:p>88.04700244</text:p>
          </table:table-cell>
          <table:table-cell office:value-type="float" office:value="82.06805138" calcext:value-type="float">
            <text:p>82.06805138</text:p>
          </table:table-cell>
          <table:table-cell office:value-type="float" office:value="-235.1776874" calcext:value-type="float">
            <text:p>-235.1776874</text:p>
          </table:table-cell>
          <table:table-cell office:value-type="float" office:value="9.514315903" calcext:value-type="float">
            <text:p>9.514315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76.8032595" calcext:value-type="float">
            <text:p>76.8032595</text:p>
          </table:table-cell>
          <table:table-cell office:value-type="float" office:value="80.64710662" calcext:value-type="float">
            <text:p>80.64710662</text:p>
          </table:table-cell>
          <table:table-cell office:value-type="float" office:value="-206.0164263" calcext:value-type="float">
            <text:p>-206.0164263</text:p>
          </table:table-cell>
          <table:table-cell office:value-type="float" office:value="8.220380612" calcext:value-type="float">
            <text:p>8.220380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45.57006602" calcext:value-type="float">
            <text:p>45.57006602</text:p>
          </table:table-cell>
          <table:table-cell office:value-type="float" office:value="34.24015941" calcext:value-type="float">
            <text:p>34.24015941</text:p>
          </table:table-cell>
          <table:table-cell office:value-type="float" office:value="-140.1768512" calcext:value-type="float">
            <text:p>-140.1768512</text:p>
          </table:table-cell>
          <table:table-cell office:value-type="float" office:value="12.99686424" calcext:value-type="float">
            <text:p>12.99686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62.56152545" calcext:value-type="float">
            <text:p>62.56152545</text:p>
          </table:table-cell>
          <table:table-cell office:value-type="float" office:value="73.24041758" calcext:value-type="float">
            <text:p>73.24041758</text:p>
          </table:table-cell>
          <table:table-cell office:value-type="float" office:value="-255.6159586" calcext:value-type="float">
            <text:p>-255.6159586</text:p>
          </table:table-cell>
          <table:table-cell office:value-type="float" office:value="12.13959395" calcext:value-type="float">
            <text:p>12.13959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-97.40113449" calcext:value-type="float">
            <text:p>-97.40113449</text:p>
          </table:table-cell>
          <table:table-cell office:value-type="float" office:value="23.34590944" calcext:value-type="float">
            <text:p>23.34590944</text:p>
          </table:table-cell>
          <table:table-cell office:value-type="float" office:value="-151.9773605" calcext:value-type="float">
            <text:p>-151.9773605</text:p>
          </table:table-cell>
          <table:table-cell office:value-type="float" office:value="7.370224529" calcext:value-type="float">
            <text:p>7.370224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34.04035793" calcext:value-type="float">
            <text:p>34.04035793</text:p>
          </table:table-cell>
          <table:table-cell office:value-type="float" office:value="29.47635335" calcext:value-type="float">
            <text:p>29.47635335</text:p>
          </table:table-cell>
          <table:table-cell office:value-type="float" office:value="-156.4414006" calcext:value-type="float">
            <text:p>-156.4414006</text:p>
          </table:table-cell>
          <table:table-cell office:value-type="float" office:value="6.018626532" calcext:value-type="float">
            <text:p>6.018626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442540088515471945035689377</text:p>
          </table:table-cell>
          <table:table-cell office:value-type="float" office:value="74.06556161" calcext:value-type="float">
            <text:p>74.06556161</text:p>
          </table:table-cell>
          <table:table-cell office:value-type="float" office:value="-121.2537719" calcext:value-type="float">
            <text:p>-121.2537719</text:p>
          </table:table-cell>
          <table:table-cell office:value-type="float" office:value="-208.5776702" calcext:value-type="float">
            <text:p>-208.5776702</text:p>
          </table:table-cell>
          <table:table-cell office:value-type="float" office:value="6.429381085" calcext:value-type="float">
            <text:p>6.429381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447966386688625240438849169</text:p>
          </table:table-cell>
          <table:table-cell office:value-type="float" office:value="-102.5054319" calcext:value-type="float">
            <text:p>-102.5054319</text:p>
          </table:table-cell>
          <table:table-cell office:value-type="float" office:value="184.7539324" calcext:value-type="float">
            <text:p>184.7539324</text:p>
          </table:table-cell>
          <table:table-cell office:value-type="float" office:value="-376.0209821" calcext:value-type="float">
            <text:p>-376.0209821</text:p>
          </table:table-cell>
          <table:table-cell office:value-type="float" office:value="5.217135106" calcext:value-type="float">
            <text:p>5.217135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590453955380448651329424024</text:p>
          </table:table-cell>
          <table:table-cell office:value-type="float" office:value="-53.48738674" calcext:value-type="float">
            <text:p>-53.48738674</text:p>
          </table:table-cell>
          <table:table-cell office:value-type="float" office:value="-155.8038863" calcext:value-type="float">
            <text:p>-155.8038863</text:p>
          </table:table-cell>
          <table:table-cell office:value-type="float" office:value="-244.9570362" calcext:value-type="float">
            <text:p>-244.9570362</text:p>
          </table:table-cell>
          <table:table-cell office:value-type="float" office:value="5.694304171" calcext:value-type="float">
            <text:p>5.694304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4681063194071446501270815660</text:p>
          </table:table-cell>
          <table:table-cell office:value-type="float" office:value="-54.53295263" calcext:value-type="float">
            <text:p>-54.53295263</text:p>
          </table:table-cell>
          <table:table-cell office:value-type="float" office:value="-122.3417894" calcext:value-type="float">
            <text:p>-122.3417894</text:p>
          </table:table-cell>
          <table:table-cell office:value-type="float" office:value="-106.8530672" calcext:value-type="float">
            <text:p>-106.8530672</text:p>
          </table:table-cell>
          <table:table-cell office:value-type="float" office:value="12.06823325" calcext:value-type="float">
            <text:p>12.06823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5248446973732759194067808002</text:p>
          </table:table-cell>
          <table:table-cell office:value-type="float" office:value="132.7235076" calcext:value-type="float">
            <text:p>132.7235076</text:p>
          </table:table-cell>
          <table:table-cell office:value-type="float" office:value="-2.482715594" calcext:value-type="float">
            <text:p>-2.482715594</text:p>
          </table:table-cell>
          <table:table-cell office:value-type="float" office:value="-178.7296901" calcext:value-type="float">
            <text:p>-178.7296901</text:p>
          </table:table-cell>
          <table:table-cell office:value-type="float" office:value="5.676359559" calcext:value-type="float">
            <text:p>5.676359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5391706475696258069508046497</text:p>
          </table:table-cell>
          <table:table-cell office:value-type="float" office:value="104.3487739" calcext:value-type="float">
            <text:p>104.3487739</text:p>
          </table:table-cell>
          <table:table-cell office:value-type="float" office:value="-50.6450938" calcext:value-type="float">
            <text:p>-50.6450938</text:p>
          </table:table-cell>
          <table:table-cell office:value-type="float" office:value="-178.7102944" calcext:value-type="float">
            <text:p>-178.7102944</text:p>
          </table:table-cell>
          <table:table-cell office:value-type="float" office:value="5.696507379" calcext:value-type="float">
            <text:p>5.69650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225645401227472829175288633</text:p>
          </table:table-cell>
          <table:table-cell office:value-type="float" office:value="85.10312764" calcext:value-type="float">
            <text:p>85.10312764</text:p>
          </table:table-cell>
          <table:table-cell office:value-type="float" office:value="68.1231479" calcext:value-type="float">
            <text:p>68.1231479</text:p>
          </table:table-cell>
          <table:table-cell office:value-type="float" office:value="1552.672487" calcext:value-type="float">
            <text:p>1552.672487</text:p>
          </table:table-cell>
          <table:table-cell office:value-type="float" office:value="6.858527982" calcext:value-type="float">
            <text:p>6.858527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102.2399542" calcext:value-type="float">
            <text:p>102.2399542</text:p>
          </table:table-cell>
          <table:table-cell office:value-type="float" office:value="65.22379138" calcext:value-type="float">
            <text:p>65.22379138</text:p>
          </table:table-cell>
          <table:table-cell office:value-type="float" office:value="1561.838456" calcext:value-type="float">
            <text:p>1561.838456</text:p>
          </table:table-cell>
          <table:table-cell office:value-type="float" office:value="3.973281304" calcext:value-type="float">
            <text:p>3.97328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79.74714343" calcext:value-type="float">
            <text:p>79.74714343</text:p>
          </table:table-cell>
          <table:table-cell office:value-type="float" office:value="43.96384249" calcext:value-type="float">
            <text:p>43.96384249</text:p>
          </table:table-cell>
          <table:table-cell office:value-type="float" office:value="1624.371493" calcext:value-type="float">
            <text:p>1624.371493</text:p>
          </table:table-cell>
          <table:table-cell office:value-type="float" office:value="4.297245295" calcext:value-type="float">
            <text:p>4.297245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060297988514823071467295949</text:p>
          </table:table-cell>
          <table:table-cell office:value-type="float" office:value="130.8516193" calcext:value-type="float">
            <text:p>130.8516193</text:p>
          </table:table-cell>
          <table:table-cell office:value-type="float" office:value="88.73648159" calcext:value-type="float">
            <text:p>88.73648159</text:p>
          </table:table-cell>
          <table:table-cell office:value-type="float" office:value="-200.0790996" calcext:value-type="float">
            <text:p>-200.0790996</text:p>
          </table:table-cell>
          <table:table-cell office:value-type="float" office:value="6.009066896" calcext:value-type="float">
            <text:p>6.00906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146.8476333" calcext:value-type="float">
            <text:p>146.8476333</text:p>
          </table:table-cell>
          <table:table-cell office:value-type="float" office:value="-9.053466102" calcext:value-type="float">
            <text:p>-9.053466102</text:p>
          </table:table-cell>
          <table:table-cell office:value-type="float" office:value="-165.6777809" calcext:value-type="float">
            <text:p>-165.6777809</text:p>
          </table:table-cell>
          <table:table-cell office:value-type="float" office:value="5.784239296" calcext:value-type="float">
            <text:p>5.784239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01.1317473" calcext:value-type="float">
            <text:p>-101.1317473</text:p>
          </table:table-cell>
          <table:table-cell office:value-type="float" office:value="-66.59775552" calcext:value-type="float">
            <text:p>-66.59775552</text:p>
          </table:table-cell>
          <table:table-cell office:value-type="float" office:value="-149.2552797" calcext:value-type="float">
            <text:p>-149.2552797</text:p>
          </table:table-cell>
          <table:table-cell office:value-type="float" office:value="6.605182062" calcext:value-type="float">
            <text:p>6.60518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13.1069633" calcext:value-type="float">
            <text:p>-113.1069633</text:p>
          </table:table-cell>
          <table:table-cell office:value-type="float" office:value="-65.53102431" calcext:value-type="float">
            <text:p>-65.53102431</text:p>
          </table:table-cell>
          <table:table-cell office:value-type="float" office:value="-141.3337001" calcext:value-type="float">
            <text:p>-141.3337001</text:p>
          </table:table-cell>
          <table:table-cell office:value-type="float" office:value="3.994313797" calcext:value-type="float">
            <text:p>3.994313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-77.92733327" calcext:value-type="float">
            <text:p>-77.92733327</text:p>
          </table:table-cell>
          <table:table-cell office:value-type="float" office:value="201.3950992" calcext:value-type="float">
            <text:p>201.3950992</text:p>
          </table:table-cell>
          <table:table-cell office:value-type="float" office:value="-334.2187716" calcext:value-type="float">
            <text:p>-334.2187716</text:p>
          </table:table-cell>
          <table:table-cell office:value-type="float" office:value="4.686873877" calcext:value-type="float">
            <text:p>4.686873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30.32154661" calcext:value-type="float">
            <text:p>30.32154661</text:p>
          </table:table-cell>
          <table:table-cell office:value-type="float" office:value="113.8050094" calcext:value-type="float">
            <text:p>113.8050094</text:p>
          </table:table-cell>
          <table:table-cell office:value-type="float" office:value="-401.1255093" calcext:value-type="float">
            <text:p>-401.1255093</text:p>
          </table:table-cell>
          <table:table-cell office:value-type="float" office:value="12.65708157" calcext:value-type="float">
            <text:p>12.65708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8357157975955379661896491341</text:p>
          </table:table-cell>
          <table:table-cell office:value-type="float" office:value="93.40756606" calcext:value-type="float">
            <text:p>93.40756606</text:p>
          </table:table-cell>
          <table:table-cell office:value-type="float" office:value="32.61451529" calcext:value-type="float">
            <text:p>32.61451529</text:p>
          </table:table-cell>
          <table:table-cell office:value-type="float" office:value="-183.9276734" calcext:value-type="float">
            <text:p>-183.9276734</text:p>
          </table:table-cell>
          <table:table-cell office:value-type="float" office:value="6.405074711" calcext:value-type="float">
            <text:p>6.40507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032660919473722154870746474</text:p>
          </table:table-cell>
          <table:table-cell office:value-type="float" office:value="-55.33524393" calcext:value-type="float">
            <text:p>-55.33524393</text:p>
          </table:table-cell>
          <table:table-cell office:value-type="float" office:value="103.8208322" calcext:value-type="float">
            <text:p>103.8208322</text:p>
          </table:table-cell>
          <table:table-cell office:value-type="float" office:value="-99.0727983" calcext:value-type="float">
            <text:p>-99.0727983</text:p>
          </table:table-cell>
          <table:table-cell office:value-type="float" office:value="4.443753341" calcext:value-type="float">
            <text:p>4.443753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29.40142613" calcext:value-type="float">
            <text:p>29.40142613</text:p>
          </table:table-cell>
          <table:table-cell office:value-type="float" office:value="79.93102755" calcext:value-type="float">
            <text:p>79.93102755</text:p>
          </table:table-cell>
          <table:table-cell office:value-type="float" office:value="-273.0968803" calcext:value-type="float">
            <text:p>-273.0968803</text:p>
          </table:table-cell>
          <table:table-cell office:value-type="float" office:value="16.77602203" calcext:value-type="float">
            <text:p>16.7760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67.01986114" calcext:value-type="float">
            <text:p>67.01986114</text:p>
          </table:table-cell>
          <table:table-cell office:value-type="float" office:value="2.845989356" calcext:value-type="float">
            <text:p>2.845989356</text:p>
          </table:table-cell>
          <table:table-cell office:value-type="float" office:value="-85.92605423" calcext:value-type="float">
            <text:p>-85.92605423</text:p>
          </table:table-cell>
          <table:table-cell office:value-type="float" office:value="12.46806721" calcext:value-type="float">
            <text:p>12.46806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61.14957634" calcext:value-type="float">
            <text:p>61.14957634</text:p>
          </table:table-cell>
          <table:table-cell office:value-type="float" office:value="65.36834984" calcext:value-type="float">
            <text:p>65.36834984</text:p>
          </table:table-cell>
          <table:table-cell office:value-type="float" office:value="-282.8838048" calcext:value-type="float">
            <text:p>-282.8838048</text:p>
          </table:table-cell>
          <table:table-cell office:value-type="float" office:value="8.815802572" calcext:value-type="float">
            <text:p>8.815802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-82.50977278" calcext:value-type="float">
            <text:p>-82.50977278</text:p>
          </table:table-cell>
          <table:table-cell office:value-type="float" office:value="75.76669562" calcext:value-type="float">
            <text:p>75.76669562</text:p>
          </table:table-cell>
          <table:table-cell office:value-type="float" office:value="-284.3027222" calcext:value-type="float">
            <text:p>-284.3027222</text:p>
          </table:table-cell>
          <table:table-cell office:value-type="float" office:value="6.765042258" calcext:value-type="float">
            <text:p>6.765042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78.1449453" calcext:value-type="float">
            <text:p>78.1449453</text:p>
          </table:table-cell>
          <table:table-cell office:value-type="float" office:value="84.69417166" calcext:value-type="float">
            <text:p>84.69417166</text:p>
          </table:table-cell>
          <table:table-cell office:value-type="float" office:value="-181.0381686" calcext:value-type="float">
            <text:p>-181.0381686</text:p>
          </table:table-cell>
          <table:table-cell office:value-type="float" office:value="8.279651627" calcext:value-type="float">
            <text:p>8.279651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129.6606906" calcext:value-type="float">
            <text:p>129.6606906</text:p>
          </table:table-cell>
          <table:table-cell office:value-type="float" office:value="32.39491492" calcext:value-type="float">
            <text:p>32.39491492</text:p>
          </table:table-cell>
          <table:table-cell office:value-type="float" office:value="-174.1825371" calcext:value-type="float">
            <text:p>-174.1825371</text:p>
          </table:table-cell>
          <table:table-cell office:value-type="float" office:value="11.36963426" calcext:value-type="float">
            <text:p>11.3696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5994972" calcext:value-type="float">
            <text:p>102.5994972</text:p>
          </table:table-cell>
          <table:table-cell office:value-type="float" office:value="-85.18892956" calcext:value-type="float">
            <text:p>-85.18892956</text:p>
          </table:table-cell>
          <table:table-cell office:value-type="float" office:value="-274.7995891" calcext:value-type="float">
            <text:p>-274.7995891</text:p>
          </table:table-cell>
          <table:table-cell office:value-type="float" office:value="5.384158274" calcext:value-type="float">
            <text:p>5.384158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8516419" calcext:value-type="float">
            <text:p>102.8516419</text:p>
          </table:table-cell>
          <table:table-cell office:value-type="float" office:value="-142.9349464" calcext:value-type="float">
            <text:p>-142.9349464</text:p>
          </table:table-cell>
          <table:table-cell office:value-type="float" office:value="-264.1177375" calcext:value-type="float">
            <text:p>-264.1177375</text:p>
          </table:table-cell>
          <table:table-cell office:value-type="float" office:value="4.756333837" calcext:value-type="float">
            <text:p>4.756333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93.17781319" calcext:value-type="float">
            <text:p>93.17781319</text:p>
          </table:table-cell>
          <table:table-cell office:value-type="float" office:value="-61.86571862" calcext:value-type="float">
            <text:p>-61.86571862</text:p>
          </table:table-cell>
          <table:table-cell office:value-type="float" office:value="-251.1174529" calcext:value-type="float">
            <text:p>-251.1174529</text:p>
          </table:table-cell>
          <table:table-cell office:value-type="float" office:value="5.118324575" calcext:value-type="float">
            <text:p>5.118324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-108.2741578" calcext:value-type="float">
            <text:p>-108.2741578</text:p>
          </table:table-cell>
          <table:table-cell office:value-type="float" office:value="-128.0277449" calcext:value-type="float">
            <text:p>-128.0277449</text:p>
          </table:table-cell>
          <table:table-cell office:value-type="float" office:value="-247.6879925" calcext:value-type="float">
            <text:p>-247.6879925</text:p>
          </table:table-cell>
          <table:table-cell office:value-type="float" office:value="7.070646904" calcext:value-type="float">
            <text:p>7.070646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-99.67287454" calcext:value-type="float">
            <text:p>-99.67287454</text:p>
          </table:table-cell>
          <table:table-cell office:value-type="float" office:value="38.01094057" calcext:value-type="float">
            <text:p>38.01094057</text:p>
          </table:table-cell>
          <table:table-cell office:value-type="float" office:value="-117.1044624" calcext:value-type="float">
            <text:p>-117.1044624</text:p>
          </table:table-cell>
          <table:table-cell office:value-type="float" office:value="4.683570528" calcext:value-type="float">
            <text:p>4.68357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45.0481102" calcext:value-type="float">
            <text:p>145.0481102</text:p>
          </table:table-cell>
          <table:table-cell office:value-type="float" office:value="33.85318709" calcext:value-type="float">
            <text:p>33.85318709</text:p>
          </table:table-cell>
          <table:table-cell office:value-type="float" office:value="-189.8031919" calcext:value-type="float">
            <text:p>-189.8031919</text:p>
          </table:table-cell>
          <table:table-cell office:value-type="float" office:value="6.242190906" calcext:value-type="float">
            <text:p>6.242190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23.6737499" calcext:value-type="float">
            <text:p>123.6737499</text:p>
          </table:table-cell>
          <table:table-cell office:value-type="float" office:value="65.76589059" calcext:value-type="float">
            <text:p>65.76589059</text:p>
          </table:table-cell>
          <table:table-cell office:value-type="float" office:value="-210.8132276" calcext:value-type="float">
            <text:p>-210.8132276</text:p>
          </table:table-cell>
          <table:table-cell office:value-type="float" office:value="10.83118822" calcext:value-type="float">
            <text:p>10.83118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0.0021827" calcext:value-type="float">
            <text:p>100.0021827</text:p>
          </table:table-cell>
          <table:table-cell office:value-type="float" office:value="22.00611876" calcext:value-type="float">
            <text:p>22.00611876</text:p>
          </table:table-cell>
          <table:table-cell office:value-type="float" office:value="-147.0757546" calcext:value-type="float">
            <text:p>-147.0757546</text:p>
          </table:table-cell>
          <table:table-cell office:value-type="float" office:value="8.871621958" calcext:value-type="float">
            <text:p>8.871621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55.31574942" calcext:value-type="float">
            <text:p>-55.31574942</text:p>
          </table:table-cell>
          <table:table-cell office:value-type="float" office:value="4.042374673" calcext:value-type="float">
            <text:p>4.042374673</text:p>
          </table:table-cell>
          <table:table-cell office:value-type="float" office:value="-154.7552924" calcext:value-type="float">
            <text:p>-154.7552924</text:p>
          </table:table-cell>
          <table:table-cell office:value-type="float" office:value="5.970538617" calcext:value-type="float">
            <text:p>5.9705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25.40860122" calcext:value-type="float">
            <text:p>-25.40860122</text:p>
          </table:table-cell>
          <table:table-cell office:value-type="float" office:value="136.715217" calcext:value-type="float">
            <text:p>136.715217</text:p>
          </table:table-cell>
          <table:table-cell office:value-type="float" office:value="-181.6943198" calcext:value-type="float">
            <text:p>-181.6943198</text:p>
          </table:table-cell>
          <table:table-cell office:value-type="float" office:value="11.08601237" calcext:value-type="float">
            <text:p>11.08601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7.2115066" calcext:value-type="float">
            <text:p>127.2115066</text:p>
          </table:table-cell>
          <table:table-cell office:value-type="float" office:value="44.79847847" calcext:value-type="float">
            <text:p>44.79847847</text:p>
          </table:table-cell>
          <table:table-cell office:value-type="float" office:value="-164.7894133" calcext:value-type="float">
            <text:p>-164.7894133</text:p>
          </table:table-cell>
          <table:table-cell office:value-type="float" office:value="7.72427841" calcext:value-type="float">
            <text:p>7.72427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0.2208995" calcext:value-type="float">
            <text:p>120.2208995</text:p>
          </table:table-cell>
          <table:table-cell office:value-type="float" office:value="50.312055" calcext:value-type="float">
            <text:p>50.312055</text:p>
          </table:table-cell>
          <table:table-cell office:value-type="float" office:value="-132.1372108" calcext:value-type="float">
            <text:p>-132.1372108</text:p>
          </table:table-cell>
          <table:table-cell office:value-type="float" office:value="5.251592099" calcext:value-type="float">
            <text:p>5.251592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1.082909" calcext:value-type="float">
            <text:p>101.082909</text:p>
          </table:table-cell>
          <table:table-cell office:value-type="float" office:value="-3.953008029" calcext:value-type="float">
            <text:p>-3.953008029</text:p>
          </table:table-cell>
          <table:table-cell office:value-type="float" office:value="-180.4023007" calcext:value-type="float">
            <text:p>-180.4023007</text:p>
          </table:table-cell>
          <table:table-cell office:value-type="float" office:value="9.404294354" calcext:value-type="float">
            <text:p>9.40429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481236093201801255751845296</text:p>
          </table:table-cell>
          <table:table-cell office:value-type="float" office:value="73.76386971" calcext:value-type="float">
            <text:p>73.76386971</text:p>
          </table:table-cell>
          <table:table-cell office:value-type="float" office:value="56.33474997" calcext:value-type="float">
            <text:p>56.33474997</text:p>
          </table:table-cell>
          <table:table-cell office:value-type="float" office:value="-111.8408463" calcext:value-type="float">
            <text:p>-111.8408463</text:p>
          </table:table-cell>
          <table:table-cell office:value-type="float" office:value="4.084912815" calcext:value-type="float">
            <text:p>4.084912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0863365157630276148828903732</text:p>
          </table:table-cell>
          <table:table-cell office:value-type="float" office:value="-82.01433803" calcext:value-type="float">
            <text:p>-82.01433803</text:p>
          </table:table-cell>
          <table:table-cell office:value-type="float" office:value="-28.01109961" calcext:value-type="float">
            <text:p>-28.01109961</text:p>
          </table:table-cell>
          <table:table-cell office:value-type="float" office:value="-153.9073895" calcext:value-type="float">
            <text:p>-153.9073895</text:p>
          </table:table-cell>
          <table:table-cell office:value-type="float" office:value="10.06186005" calcext:value-type="float">
            <text:p>10.06186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1215764736737018371915284679</text:p>
          </table:table-cell>
          <table:table-cell office:value-type="float" office:value="-83.90348039" calcext:value-type="float">
            <text:p>-83.90348039</text:p>
          </table:table-cell>
          <table:table-cell office:value-type="float" office:value="-43.19714842" calcext:value-type="float">
            <text:p>-43.19714842</text:p>
          </table:table-cell>
          <table:table-cell office:value-type="float" office:value="-275.3149289" calcext:value-type="float">
            <text:p>-275.3149289</text:p>
          </table:table-cell>
          <table:table-cell office:value-type="float" office:value="14.81279634" calcext:value-type="float">
            <text:p>14.8127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358625003143649770119512644</text:p>
          </table:table-cell>
          <table:table-cell office:value-type="float" office:value="-118.1529007" calcext:value-type="float">
            <text:p>-118.1529007</text:p>
          </table:table-cell>
          <table:table-cell office:value-type="float" office:value="10.0091412" calcext:value-type="float">
            <text:p>10.0091412</text:p>
          </table:table-cell>
          <table:table-cell office:value-type="float" office:value="-172.2271819" calcext:value-type="float">
            <text:p>-172.2271819</text:p>
          </table:table-cell>
          <table:table-cell office:value-type="float" office:value="7.083745614" calcext:value-type="float">
            <text:p>7.083745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634638822000832774167856951</text:p>
          </table:table-cell>
          <table:table-cell office:value-type="float" office:value="60.16096443" calcext:value-type="float">
            <text:p>60.16096443</text:p>
          </table:table-cell>
          <table:table-cell office:value-type="float" office:value="67.20210777" calcext:value-type="float">
            <text:p>67.20210777</text:p>
          </table:table-cell>
          <table:table-cell office:value-type="float" office:value="-97.95107479" calcext:value-type="float">
            <text:p>-97.95107479</text:p>
          </table:table-cell>
          <table:table-cell office:value-type="float" office:value="19.57555466" calcext:value-type="float">
            <text:p>19.57555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697338970999211181671881792</text:p>
          </table:table-cell>
          <table:table-cell office:value-type="float" office:value="-85.06548421" calcext:value-type="float">
            <text:p>-85.06548421</text:p>
          </table:table-cell>
          <table:table-cell office:value-type="float" office:value="81.6029288" calcext:value-type="float">
            <text:p>81.6029288</text:p>
          </table:table-cell>
          <table:table-cell office:value-type="float" office:value="-149.5488028" calcext:value-type="float">
            <text:p>-149.5488028</text:p>
          </table:table-cell>
          <table:table-cell office:value-type="float" office:value="5.285669845" calcext:value-type="float">
            <text:p>5.28566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-107.2159607" calcext:value-type="float">
            <text:p>-107.2159607</text:p>
          </table:table-cell>
          <table:table-cell office:value-type="float" office:value="-18.51266964" calcext:value-type="float">
            <text:p>-18.51266964</text:p>
          </table:table-cell>
          <table:table-cell office:value-type="float" office:value="-209.7539105" calcext:value-type="float">
            <text:p>-209.7539105</text:p>
          </table:table-cell>
          <table:table-cell office:value-type="float" office:value="6.002516297" calcext:value-type="float">
            <text:p>6.002516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61.32976859" calcext:value-type="float">
            <text:p>61.32976859</text:p>
          </table:table-cell>
          <table:table-cell office:value-type="float" office:value="84.76491799" calcext:value-type="float">
            <text:p>84.76491799</text:p>
          </table:table-cell>
          <table:table-cell office:value-type="float" office:value="-250.9065563" calcext:value-type="float">
            <text:p>-250.9065563</text:p>
          </table:table-cell>
          <table:table-cell office:value-type="float" office:value="5.129855377" calcext:value-type="float">
            <text:p>5.129855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78.91931222" calcext:value-type="float">
            <text:p>78.91931222</text:p>
          </table:table-cell>
          <table:table-cell office:value-type="float" office:value="28.0701114" calcext:value-type="float">
            <text:p>28.0701114</text:p>
          </table:table-cell>
          <table:table-cell office:value-type="float" office:value="-30.64770351" calcext:value-type="float">
            <text:p>-30.64770351</text:p>
          </table:table-cell>
          <table:table-cell office:value-type="float" office:value="6.145856048" calcext:value-type="float">
            <text:p>6.14585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112.0234972" calcext:value-type="float">
            <text:p>-112.0234972</text:p>
          </table:table-cell>
          <table:table-cell office:value-type="float" office:value="69.97418001" calcext:value-type="float">
            <text:p>69.97418001</text:p>
          </table:table-cell>
          <table:table-cell office:value-type="float" office:value="-99.2558482" calcext:value-type="float">
            <text:p>-99.2558482</text:p>
          </table:table-cell>
          <table:table-cell office:value-type="float" office:value="4.341383521" calcext:value-type="float">
            <text:p>4.341383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81.57264551" calcext:value-type="float">
            <text:p>-81.57264551</text:p>
          </table:table-cell>
          <table:table-cell office:value-type="float" office:value="-57.20275617" calcext:value-type="float">
            <text:p>-57.20275617</text:p>
          </table:table-cell>
          <table:table-cell office:value-type="float" office:value="-167.9608443" calcext:value-type="float">
            <text:p>-167.9608443</text:p>
          </table:table-cell>
          <table:table-cell office:value-type="float" office:value="4.730361001" calcext:value-type="float">
            <text:p>4.730361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58.69016149" calcext:value-type="float">
            <text:p>-58.69016149</text:p>
          </table:table-cell>
          <table:table-cell office:value-type="float" office:value="-46.43839771" calcext:value-type="float">
            <text:p>-46.43839771</text:p>
          </table:table-cell>
          <table:table-cell office:value-type="float" office:value="1449.3662" calcext:value-type="float">
            <text:p>1449.3662</text:p>
          </table:table-cell>
          <table:table-cell office:value-type="float" office:value="17.60680854" calcext:value-type="float">
            <text:p>17.60680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36.28894981" calcext:value-type="float">
            <text:p>-36.28894981</text:p>
          </table:table-cell>
          <table:table-cell office:value-type="float" office:value="37.1796656" calcext:value-type="float">
            <text:p>37.1796656</text:p>
          </table:table-cell>
          <table:table-cell office:value-type="float" office:value="1549.254705" calcext:value-type="float">
            <text:p>1549.254705</text:p>
          </table:table-cell>
          <table:table-cell office:value-type="float" office:value="12.31597935" calcext:value-type="float">
            <text:p>12.31597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76.68553038" calcext:value-type="float">
            <text:p>76.68553038</text:p>
          </table:table-cell>
          <table:table-cell office:value-type="float" office:value="79.72250117" calcext:value-type="float">
            <text:p>79.72250117</text:p>
          </table:table-cell>
          <table:table-cell office:value-type="float" office:value="-100.1052284" calcext:value-type="float">
            <text:p>-100.1052284</text:p>
          </table:table-cell>
          <table:table-cell office:value-type="float" office:value="5.978370835" calcext:value-type="float">
            <text:p>5.978370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-106.4518389" calcext:value-type="float">
            <text:p>-106.4518389</text:p>
          </table:table-cell>
          <table:table-cell office:value-type="float" office:value="79.48717995" calcext:value-type="float">
            <text:p>79.48717995</text:p>
          </table:table-cell>
          <table:table-cell office:value-type="float" office:value="-194.2562157" calcext:value-type="float">
            <text:p>-194.2562157</text:p>
          </table:table-cell>
          <table:table-cell office:value-type="float" office:value="3.586891724" calcext:value-type="float">
            <text:p>3.58689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-86.96072327" calcext:value-type="float">
            <text:p>-86.96072327</text:p>
          </table:table-cell>
          <table:table-cell office:value-type="float" office:value="-223.9393033" calcext:value-type="float">
            <text:p>-223.9393033</text:p>
          </table:table-cell>
          <table:table-cell office:value-type="float" office:value="-156.5318361" calcext:value-type="float">
            <text:p>-156.5318361</text:p>
          </table:table-cell>
          <table:table-cell office:value-type="float" office:value="5.580524027" calcext:value-type="float">
            <text:p>5.580524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94.79861345" calcext:value-type="float">
            <text:p>94.79861345</text:p>
          </table:table-cell>
          <table:table-cell office:value-type="float" office:value="-131.0465533" calcext:value-type="float">
            <text:p>-131.0465533</text:p>
          </table:table-cell>
          <table:table-cell office:value-type="float" office:value="-139.7058976" calcext:value-type="float">
            <text:p>-139.7058976</text:p>
          </table:table-cell>
          <table:table-cell office:value-type="float" office:value="6.073504253" calcext:value-type="float">
            <text:p>6.07350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5999614855292116767517149228</text:p>
          </table:table-cell>
          <table:table-cell office:value-type="float" office:value="-115.3501501" calcext:value-type="float">
            <text:p>-115.3501501</text:p>
          </table:table-cell>
          <table:table-cell office:value-type="float" office:value="-13.63731068" calcext:value-type="float">
            <text:p>-13.63731068</text:p>
          </table:table-cell>
          <table:table-cell office:value-type="float" office:value="-174.0566414" calcext:value-type="float">
            <text:p>-174.0566414</text:p>
          </table:table-cell>
          <table:table-cell office:value-type="float" office:value="12.98553245" calcext:value-type="float">
            <text:p>12.98553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1.68147261" calcext:value-type="float">
            <text:p>-11.68147261</text:p>
          </table:table-cell>
          <table:table-cell office:value-type="float" office:value="69.32037685" calcext:value-type="float">
            <text:p>69.32037685</text:p>
          </table:table-cell>
          <table:table-cell office:value-type="float" office:value="-177.9755523" calcext:value-type="float">
            <text:p>-177.9755523</text:p>
          </table:table-cell>
          <table:table-cell office:value-type="float" office:value="5.146058962" calcext:value-type="float">
            <text:p>5.146058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4.23272252" calcext:value-type="float">
            <text:p>-14.23272252</text:p>
          </table:table-cell>
          <table:table-cell office:value-type="float" office:value="54.11225209" calcext:value-type="float">
            <text:p>54.11225209</text:p>
          </table:table-cell>
          <table:table-cell office:value-type="float" office:value="-168.7037196" calcext:value-type="float">
            <text:p>-168.7037196</text:p>
          </table:table-cell>
          <table:table-cell office:value-type="float" office:value="18.02111617" calcext:value-type="float">
            <text:p>18.02111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7.10027725" calcext:value-type="float">
            <text:p>-47.10027725</text:p>
          </table:table-cell>
          <table:table-cell office:value-type="float" office:value="55.21237511" calcext:value-type="float">
            <text:p>55.21237511</text:p>
          </table:table-cell>
          <table:table-cell office:value-type="float" office:value="-132.715981" calcext:value-type="float">
            <text:p>-132.715981</text:p>
          </table:table-cell>
          <table:table-cell office:value-type="float" office:value="13.80566396" calcext:value-type="float">
            <text:p>13.80566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3.72223094" calcext:value-type="float">
            <text:p>-43.72223094</text:p>
          </table:table-cell>
          <table:table-cell office:value-type="float" office:value="80.4630221" calcext:value-type="float">
            <text:p>80.4630221</text:p>
          </table:table-cell>
          <table:table-cell office:value-type="float" office:value="-116.2138052" calcext:value-type="float">
            <text:p>-116.2138052</text:p>
          </table:table-cell>
          <table:table-cell office:value-type="float" office:value="8.896326902" calcext:value-type="float">
            <text:p>8.896326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-42.79341777" calcext:value-type="float">
            <text:p>-42.79341777</text:p>
          </table:table-cell>
          <table:table-cell office:value-type="float" office:value="-131.4626408" calcext:value-type="float">
            <text:p>-131.4626408</text:p>
          </table:table-cell>
          <table:table-cell office:value-type="float" office:value="-226.1803103" calcext:value-type="float">
            <text:p>-226.1803103</text:p>
          </table:table-cell>
          <table:table-cell office:value-type="float" office:value="12.65179825" calcext:value-type="float">
            <text:p>12.65179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86.76513695" calcext:value-type="float">
            <text:p>86.76513695</text:p>
          </table:table-cell>
          <table:table-cell office:value-type="float" office:value="-104.194718" calcext:value-type="float">
            <text:p>-104.194718</text:p>
          </table:table-cell>
          <table:table-cell office:value-type="float" office:value="-197.5664809" calcext:value-type="float">
            <text:p>-197.5664809</text:p>
          </table:table-cell>
          <table:table-cell office:value-type="float" office:value="5.436792782" calcext:value-type="float">
            <text:p>5.436792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-92.27396082" calcext:value-type="float">
            <text:p>-92.27396082</text:p>
          </table:table-cell>
          <table:table-cell office:value-type="float" office:value="49.15940214" calcext:value-type="float">
            <text:p>49.15940214</text:p>
          </table:table-cell>
          <table:table-cell office:value-type="float" office:value="-179.9056886" calcext:value-type="float">
            <text:p>-179.9056886</text:p>
          </table:table-cell>
          <table:table-cell office:value-type="float" office:value="6.358950284" calcext:value-type="float">
            <text:p>6.358950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102.2669667" calcext:value-type="float">
            <text:p>102.2669667</text:p>
          </table:table-cell>
          <table:table-cell office:value-type="float" office:value="60.33818513" calcext:value-type="float">
            <text:p>60.33818513</text:p>
          </table:table-cell>
          <table:table-cell office:value-type="float" office:value="-151.4941817" calcext:value-type="float">
            <text:p>-151.4941817</text:p>
          </table:table-cell>
          <table:table-cell office:value-type="float" office:value="5.520478941" calcext:value-type="float">
            <text:p>5.520478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63.26966891" calcext:value-type="float">
            <text:p>63.26966891</text:p>
          </table:table-cell>
          <table:table-cell office:value-type="float" office:value="77.36318965" calcext:value-type="float">
            <text:p>77.36318965</text:p>
          </table:table-cell>
          <table:table-cell office:value-type="float" office:value="-225.9292676" calcext:value-type="float">
            <text:p>-225.9292676</text:p>
          </table:table-cell>
          <table:table-cell office:value-type="float" office:value="13.44804609" calcext:value-type="float">
            <text:p>13.4480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95.0892826" calcext:value-type="float">
            <text:p>95.0892826</text:p>
          </table:table-cell>
          <table:table-cell office:value-type="float" office:value="1.698275943" calcext:value-type="float">
            <text:p>1.698275943</text:p>
          </table:table-cell>
          <table:table-cell office:value-type="float" office:value="-126.7249875" calcext:value-type="float">
            <text:p>-126.7249875</text:p>
          </table:table-cell>
          <table:table-cell office:value-type="float" office:value="4.501806204" calcext:value-type="float">
            <text:p>4.501806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1.61771193" calcext:value-type="float">
            <text:p>-41.61771193</text:p>
          </table:table-cell>
          <table:table-cell office:value-type="float" office:value="178.4096622" calcext:value-type="float">
            <text:p>178.4096622</text:p>
          </table:table-cell>
          <table:table-cell office:value-type="float" office:value="-381.2501196" calcext:value-type="float">
            <text:p>-381.2501196</text:p>
          </table:table-cell>
          <table:table-cell office:value-type="float" office:value="19.310152" calcext:value-type="float">
            <text:p>19.31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53.43332809" calcext:value-type="float">
            <text:p>-53.43332809</text:p>
          </table:table-cell>
          <table:table-cell office:value-type="float" office:value="148.1412784" calcext:value-type="float">
            <text:p>148.1412784</text:p>
          </table:table-cell>
          <table:table-cell office:value-type="float" office:value="-393.7043538" calcext:value-type="float">
            <text:p>-393.7043538</text:p>
          </table:table-cell>
          <table:table-cell office:value-type="float" office:value="4.013764282" calcext:value-type="float">
            <text:p>4.013764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0.57117818" calcext:value-type="float">
            <text:p>-40.57117818</text:p>
          </table:table-cell>
          <table:table-cell office:value-type="float" office:value="122.6396589" calcext:value-type="float">
            <text:p>122.6396589</text:p>
          </table:table-cell>
          <table:table-cell office:value-type="float" office:value="-434.5711893" calcext:value-type="float">
            <text:p>-434.5711893</text:p>
          </table:table-cell>
          <table:table-cell office:value-type="float" office:value="5.744030221" calcext:value-type="float">
            <text:p>5.74403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110.9646084" calcext:value-type="float">
            <text:p>110.9646084</text:p>
          </table:table-cell>
          <table:table-cell office:value-type="float" office:value="136.259879" calcext:value-type="float">
            <text:p>136.259879</text:p>
          </table:table-cell>
          <table:table-cell office:value-type="float" office:value="-527.2449875" calcext:value-type="float">
            <text:p>-527.2449875</text:p>
          </table:table-cell>
          <table:table-cell office:value-type="float" office:value="4.983754092" calcext:value-type="float">
            <text:p>4.983754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9.10667981" calcext:value-type="float">
            <text:p>-49.10667981</text:p>
          </table:table-cell>
          <table:table-cell office:value-type="float" office:value="117.2006652" calcext:value-type="float">
            <text:p>117.2006652</text:p>
          </table:table-cell>
          <table:table-cell office:value-type="float" office:value="-438.8990091" calcext:value-type="float">
            <text:p>-438.8990091</text:p>
          </table:table-cell>
          <table:table-cell office:value-type="float" office:value="3.589491744" calcext:value-type="float">
            <text:p>3.589491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124675432205040899951626253</text:p>
          </table:table-cell>
          <table:table-cell office:value-type="float" office:value="-59.76229837" calcext:value-type="float">
            <text:p>-59.76229837</text:p>
          </table:table-cell>
          <table:table-cell office:value-type="float" office:value="-62.2617989" calcext:value-type="float">
            <text:p>-62.2617989</text:p>
          </table:table-cell>
          <table:table-cell office:value-type="float" office:value="-167.156639" calcext:value-type="float">
            <text:p>-167.156639</text:p>
          </table:table-cell>
          <table:table-cell office:value-type="float" office:value="4.793159505" calcext:value-type="float">
            <text:p>4.793159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227883564429312164962953756</text:p>
          </table:table-cell>
          <table:table-cell office:value-type="float" office:value="-29.1228645" calcext:value-type="float">
            <text:p>-29.1228645</text:p>
          </table:table-cell>
          <table:table-cell office:value-type="float" office:value="48.5569787" calcext:value-type="float">
            <text:p>48.5569787</text:p>
          </table:table-cell>
          <table:table-cell office:value-type="float" office:value="-85.50543462" calcext:value-type="float">
            <text:p>-85.50543462</text:p>
          </table:table-cell>
          <table:table-cell office:value-type="float" office:value="10.72670328" calcext:value-type="float">
            <text:p>10.72670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22044118" calcext:value-type="float">
            <text:p>-56.22044118</text:p>
          </table:table-cell>
          <table:table-cell office:value-type="float" office:value="-34.51721529" calcext:value-type="float">
            <text:p>-34.51721529</text:p>
          </table:table-cell>
          <table:table-cell office:value-type="float" office:value="-144.2330617" calcext:value-type="float">
            <text:p>-144.2330617</text:p>
          </table:table-cell>
          <table:table-cell office:value-type="float" office:value="4.958169738" calcext:value-type="float">
            <text:p>4.958169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62.78408473" calcext:value-type="float">
            <text:p>-62.78408473</text:p>
          </table:table-cell>
          <table:table-cell office:value-type="float" office:value="-54.35912078" calcext:value-type="float">
            <text:p>-54.35912078</text:p>
          </table:table-cell>
          <table:table-cell office:value-type="float" office:value="-153.7498201" calcext:value-type="float">
            <text:p>-153.7498201</text:p>
          </table:table-cell>
          <table:table-cell office:value-type="float" office:value="6.179309944" calcext:value-type="float">
            <text:p>6.179309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69302662" calcext:value-type="float">
            <text:p>-56.69302662</text:p>
          </table:table-cell>
          <table:table-cell office:value-type="float" office:value="-71.39766503" calcext:value-type="float">
            <text:p>-71.39766503</text:p>
          </table:table-cell>
          <table:table-cell office:value-type="float" office:value="-160.153874" calcext:value-type="float">
            <text:p>-160.153874</text:p>
          </table:table-cell>
          <table:table-cell office:value-type="float" office:value="6.024061049" calcext:value-type="float">
            <text:p>6.024061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1700367741314729940340271960</text:p>
          </table:table-cell>
          <table:table-cell office:value-type="float" office:value="21.13605804" calcext:value-type="float">
            <text:p>21.13605804</text:p>
          </table:table-cell>
          <table:table-cell office:value-type="float" office:value="3.015375203" calcext:value-type="float">
            <text:p>3.015375203</text:p>
          </table:table-cell>
          <table:table-cell office:value-type="float" office:value="-90.46574675" calcext:value-type="float">
            <text:p>-90.46574675</text:p>
          </table:table-cell>
          <table:table-cell office:value-type="float" office:value="3.968197931" calcext:value-type="float">
            <text:p>3.968197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101.395296" calcext:value-type="float">
            <text:p>-101.395296</text:p>
          </table:table-cell>
          <table:table-cell office:value-type="float" office:value="-125.8650982" calcext:value-type="float">
            <text:p>-125.8650982</text:p>
          </table:table-cell>
          <table:table-cell office:value-type="float" office:value="-179.2955087" calcext:value-type="float">
            <text:p>-179.2955087</text:p>
          </table:table-cell>
          <table:table-cell office:value-type="float" office:value="4.570090698" calcext:value-type="float">
            <text:p>4.570090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77.84509313" calcext:value-type="float">
            <text:p>-77.84509313</text:p>
          </table:table-cell>
          <table:table-cell office:value-type="float" office:value="-185.9564699" calcext:value-type="float">
            <text:p>-185.9564699</text:p>
          </table:table-cell>
          <table:table-cell office:value-type="float" office:value="-134.911108" calcext:value-type="float">
            <text:p>-134.911108</text:p>
          </table:table-cell>
          <table:table-cell office:value-type="float" office:value="3.805906302" calcext:value-type="float">
            <text:p>3.805906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36.99117198" calcext:value-type="float">
            <text:p>36.99117198</text:p>
          </table:table-cell>
          <table:table-cell office:value-type="float" office:value="75.96897009" calcext:value-type="float">
            <text:p>75.96897009</text:p>
          </table:table-cell>
          <table:table-cell office:value-type="float" office:value="-211.922723" calcext:value-type="float">
            <text:p>-211.922723</text:p>
          </table:table-cell>
          <table:table-cell office:value-type="float" office:value="7.968882541" calcext:value-type="float">
            <text:p>7.968882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-55.69319085" calcext:value-type="float">
            <text:p>-55.69319085</text:p>
          </table:table-cell>
          <table:table-cell office:value-type="float" office:value="73.99821874" calcext:value-type="float">
            <text:p>73.99821874</text:p>
          </table:table-cell>
          <table:table-cell office:value-type="float" office:value="-147.3502844" calcext:value-type="float">
            <text:p>-147.3502844</text:p>
          </table:table-cell>
          <table:table-cell office:value-type="float" office:value="14.67752407" calcext:value-type="float">
            <text:p>14.67752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96.83638558" calcext:value-type="float">
            <text:p>-96.83638558</text:p>
          </table:table-cell>
          <table:table-cell office:value-type="float" office:value="24.05696088" calcext:value-type="float">
            <text:p>24.05696088</text:p>
          </table:table-cell>
          <table:table-cell office:value-type="float" office:value="-138.4551231" calcext:value-type="float">
            <text:p>-138.4551231</text:p>
          </table:table-cell>
          <table:table-cell office:value-type="float" office:value="5.406806871" calcext:value-type="float">
            <text:p>5.40680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50.68978766" calcext:value-type="float">
            <text:p>-50.68978766</text:p>
          </table:table-cell>
          <table:table-cell office:value-type="float" office:value="45.876185" calcext:value-type="float">
            <text:p>45.876185</text:p>
          </table:table-cell>
          <table:table-cell office:value-type="float" office:value="-110.4343429" calcext:value-type="float">
            <text:p>-110.4343429</text:p>
          </table:table-cell>
          <table:table-cell office:value-type="float" office:value="5.934589046" calcext:value-type="float">
            <text:p>5.934589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72.81004385" calcext:value-type="float">
            <text:p>-72.81004385</text:p>
          </table:table-cell>
          <table:table-cell office:value-type="float" office:value="-35.14068792" calcext:value-type="float">
            <text:p>-35.14068792</text:p>
          </table:table-cell>
          <table:table-cell office:value-type="float" office:value="-78.38709823" calcext:value-type="float">
            <text:p>-78.38709823</text:p>
          </table:table-cell>
          <table:table-cell office:value-type="float" office:value="5.713817831" calcext:value-type="float">
            <text:p>5.713817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8.51247939" calcext:value-type="float">
            <text:p>88.51247939</text:p>
          </table:table-cell>
          <table:table-cell office:value-type="float" office:value="-68.10352403" calcext:value-type="float">
            <text:p>-68.10352403</text:p>
          </table:table-cell>
          <table:table-cell office:value-type="float" office:value="-147.9907896" calcext:value-type="float">
            <text:p>-147.9907896</text:p>
          </table:table-cell>
          <table:table-cell office:value-type="float" office:value="4.720379813" calcext:value-type="float">
            <text:p>4.720379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-80.45493331" calcext:value-type="float">
            <text:p>-80.45493331</text:p>
          </table:table-cell>
          <table:table-cell office:value-type="float" office:value="-84.32187708" calcext:value-type="float">
            <text:p>-84.32187708</text:p>
          </table:table-cell>
          <table:table-cell office:value-type="float" office:value="-128.7269511" calcext:value-type="float">
            <text:p>-128.7269511</text:p>
          </table:table-cell>
          <table:table-cell office:value-type="float" office:value="6.111922058" calcext:value-type="float">
            <text:p>6.111922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57.60716664" calcext:value-type="float">
            <text:p>57.60716664</text:p>
          </table:table-cell>
          <table:table-cell office:value-type="float" office:value="-75.94085727" calcext:value-type="float">
            <text:p>-75.94085727</text:p>
          </table:table-cell>
          <table:table-cell office:value-type="float" office:value="-109.5389192" calcext:value-type="float">
            <text:p>-109.5389192</text:p>
          </table:table-cell>
          <table:table-cell office:value-type="float" office:value="7.664341312" calcext:value-type="float">
            <text:p>7.664341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4.50307774" calcext:value-type="float">
            <text:p>84.50307774</text:p>
          </table:table-cell>
          <table:table-cell office:value-type="float" office:value="-76.27875698" calcext:value-type="float">
            <text:p>-76.27875698</text:p>
          </table:table-cell>
          <table:table-cell office:value-type="float" office:value="-89.27114991" calcext:value-type="float">
            <text:p>-89.27114991</text:p>
          </table:table-cell>
          <table:table-cell office:value-type="float" office:value="6.705330851" calcext:value-type="float">
            <text:p>6.705330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79.6430395" calcext:value-type="float">
            <text:p>79.6430395</text:p>
          </table:table-cell>
          <table:table-cell office:value-type="float" office:value="-114.6833702" calcext:value-type="float">
            <text:p>-114.6833702</text:p>
          </table:table-cell>
          <table:table-cell office:value-type="float" office:value="-74.70024737" calcext:value-type="float">
            <text:p>-74.70024737</text:p>
          </table:table-cell>
          <table:table-cell office:value-type="float" office:value="4.858789829" calcext:value-type="float">
            <text:p>4.858789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0.378580731" calcext:value-type="float">
            <text:p>0.378580731</text:p>
          </table:table-cell>
          <table:table-cell office:value-type="float" office:value="213.6507752" calcext:value-type="float">
            <text:p>213.6507752</text:p>
          </table:table-cell>
          <table:table-cell office:value-type="float" office:value="-676.932069" calcext:value-type="float">
            <text:p>-676.932069</text:p>
          </table:table-cell>
          <table:table-cell office:value-type="float" office:value="5.866867348" calcext:value-type="float">
            <text:p>5.866867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-69.1757411" calcext:value-type="float">
            <text:p>-69.1757411</text:p>
          </table:table-cell>
          <table:table-cell office:value-type="float" office:value="218.0526254" calcext:value-type="float">
            <text:p>218.0526254</text:p>
          </table:table-cell>
          <table:table-cell office:value-type="float" office:value="-668.5012726" calcext:value-type="float">
            <text:p>-668.5012726</text:p>
          </table:table-cell>
          <table:table-cell office:value-type="float" office:value="4.441200069" calcext:value-type="float">
            <text:p>4.441200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81.09750567" calcext:value-type="float">
            <text:p>81.09750567</text:p>
          </table:table-cell>
          <table:table-cell office:value-type="float" office:value="241.7018527" calcext:value-type="float">
            <text:p>241.7018527</text:p>
          </table:table-cell>
          <table:table-cell office:value-type="float" office:value="-701.3822918" calcext:value-type="float">
            <text:p>-701.3822918</text:p>
          </table:table-cell>
          <table:table-cell office:value-type="float" office:value="4.227905054" calcext:value-type="float">
            <text:p>4.227905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780642925621389994857727416</text:p>
          </table:table-cell>
          <table:table-cell office:value-type="float" office:value="-96.92511861" calcext:value-type="float">
            <text:p>-96.92511861</text:p>
          </table:table-cell>
          <table:table-cell office:value-type="float" office:value="-19.80447862" calcext:value-type="float">
            <text:p>-19.80447862</text:p>
          </table:table-cell>
          <table:table-cell office:value-type="float" office:value="-120.1001986" calcext:value-type="float">
            <text:p>-120.1001986</text:p>
          </table:table-cell>
          <table:table-cell office:value-type="float" office:value="10.60627713" calcext:value-type="float">
            <text:p>10.60627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5960756233787099041040311282</text:p>
          </table:table-cell>
          <table:table-cell office:value-type="float" office:value="116.3125797" calcext:value-type="float">
            <text:p>116.3125797</text:p>
          </table:table-cell>
          <table:table-cell office:value-type="float" office:value="12.94951993" calcext:value-type="float">
            <text:p>12.94951993</text:p>
          </table:table-cell>
          <table:table-cell office:value-type="float" office:value="-80.41107871" calcext:value-type="float">
            <text:p>-80.41107871</text:p>
          </table:table-cell>
          <table:table-cell office:value-type="float" office:value="4.554576075" calcext:value-type="float">
            <text:p>4.554576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85.25444741" calcext:value-type="float">
            <text:p>-85.25444741</text:p>
          </table:table-cell>
          <table:table-cell office:value-type="float" office:value="-46.79571211" calcext:value-type="float">
            <text:p>-46.79571211</text:p>
          </table:table-cell>
          <table:table-cell office:value-type="float" office:value="-180.6569421" calcext:value-type="float">
            <text:p>-180.6569421</text:p>
          </table:table-cell>
          <table:table-cell office:value-type="float" office:value="6.856554178" calcext:value-type="float">
            <text:p>6.856554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90.23807193" calcext:value-type="float">
            <text:p>-90.23807193</text:p>
          </table:table-cell>
          <table:table-cell office:value-type="float" office:value="-88.54741894" calcext:value-type="float">
            <text:p>-88.54741894</text:p>
          </table:table-cell>
          <table:table-cell office:value-type="float" office:value="-174.9446668" calcext:value-type="float">
            <text:p>-174.9446668</text:p>
          </table:table-cell>
          <table:table-cell office:value-type="float" office:value="4.746983627" calcext:value-type="float">
            <text:p>4.746983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24.60583341" calcext:value-type="float">
            <text:p>24.60583341</text:p>
          </table:table-cell>
          <table:table-cell office:value-type="float" office:value="-33.45402892" calcext:value-type="float">
            <text:p>-33.45402892</text:p>
          </table:table-cell>
          <table:table-cell office:value-type="float" office:value="-45.67999081" calcext:value-type="float">
            <text:p>-45.67999081</text:p>
          </table:table-cell>
          <table:table-cell office:value-type="float" office:value="4.680676552" calcext:value-type="float">
            <text:p>4.680676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65.84352891" calcext:value-type="float">
            <text:p>-65.84352891</text:p>
          </table:table-cell>
          <table:table-cell office:value-type="float" office:value="-77.23814671" calcext:value-type="float">
            <text:p>-77.23814671</text:p>
          </table:table-cell>
          <table:table-cell office:value-type="float" office:value="354.4514823" calcext:value-type="float">
            <text:p>354.4514823</text:p>
          </table:table-cell>
          <table:table-cell office:value-type="float" office:value="4.406865675" calcext:value-type="float">
            <text:p>4.406865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71.45458891" calcext:value-type="float">
            <text:p>-71.45458891</text:p>
          </table:table-cell>
          <table:table-cell office:value-type="float" office:value="-176.2479812" calcext:value-type="float">
            <text:p>-176.2479812</text:p>
          </table:table-cell>
          <table:table-cell office:value-type="float" office:value="241.8137726" calcext:value-type="float">
            <text:p>241.8137726</text:p>
          </table:table-cell>
          <table:table-cell office:value-type="float" office:value="7.977820653" calcext:value-type="float">
            <text:p>7.977820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7.8083916" calcext:value-type="float">
            <text:p>-97.8083916</text:p>
          </table:table-cell>
          <table:table-cell office:value-type="float" office:value="-183.2310149" calcext:value-type="float">
            <text:p>-183.2310149</text:p>
          </table:table-cell>
          <table:table-cell office:value-type="float" office:value="249.2611219" calcext:value-type="float">
            <text:p>249.2611219</text:p>
          </table:table-cell>
          <table:table-cell office:value-type="float" office:value="4.198740236" calcext:value-type="float">
            <text:p>4.198740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3.68123544" calcext:value-type="float">
            <text:p>-93.68123544</text:p>
          </table:table-cell>
          <table:table-cell office:value-type="float" office:value="-176.0318756" calcext:value-type="float">
            <text:p>-176.0318756</text:p>
          </table:table-cell>
          <table:table-cell office:value-type="float" office:value="213.2126387" calcext:value-type="float">
            <text:p>213.2126387</text:p>
          </table:table-cell>
          <table:table-cell office:value-type="float" office:value="23.93362973" calcext:value-type="float">
            <text:p>23.93362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8030488196493755113553009785</text:p>
          </table:table-cell>
          <table:table-cell office:value-type="float" office:value="73.79496797" calcext:value-type="float">
            <text:p>73.79496797</text:p>
          </table:table-cell>
          <table:table-cell office:value-type="float" office:value="69.55764009" calcext:value-type="float">
            <text:p>69.55764009</text:p>
          </table:table-cell>
          <table:table-cell office:value-type="float" office:value="-35.17353835" calcext:value-type="float">
            <text:p>-35.17353835</text:p>
          </table:table-cell>
          <table:table-cell office:value-type="float" office:value="8.158102396" calcext:value-type="float">
            <text:p>8.158102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8992195564407418480563388746</text:p>
          </table:table-cell>
          <table:table-cell office:value-type="float" office:value="-116.1875069" calcext:value-type="float">
            <text:p>-116.1875069</text:p>
          </table:table-cell>
          <table:table-cell office:value-type="float" office:value="0.827026319" calcext:value-type="float">
            <text:p>0.827026319</text:p>
          </table:table-cell>
          <table:table-cell office:value-type="float" office:value="-238.0362876" calcext:value-type="float">
            <text:p>-238.0362876</text:p>
          </table:table-cell>
          <table:table-cell office:value-type="float" office:value="5.834911249" calcext:value-type="float">
            <text:p>5.834911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12.41585622" calcext:value-type="float">
            <text:p>-12.41585622</text:p>
          </table:table-cell>
          <table:table-cell office:value-type="float" office:value="-184.5111396" calcext:value-type="float">
            <text:p>-184.5111396</text:p>
          </table:table-cell>
          <table:table-cell office:value-type="float" office:value="867.1793966" calcext:value-type="float">
            <text:p>867.1793966</text:p>
          </table:table-cell>
          <table:table-cell office:value-type="float" office:value="12.16970693" calcext:value-type="float">
            <text:p>12.1697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24.11055443" calcext:value-type="float">
            <text:p>-24.11055443</text:p>
          </table:table-cell>
          <table:table-cell office:value-type="float" office:value="-171.5345888" calcext:value-type="float">
            <text:p>-171.5345888</text:p>
          </table:table-cell>
          <table:table-cell office:value-type="float" office:value="864.1143948" calcext:value-type="float">
            <text:p>864.1143948</text:p>
          </table:table-cell>
          <table:table-cell office:value-type="float" office:value="5.54930965" calcext:value-type="float">
            <text:p>5.54930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89.80382595" calcext:value-type="float">
            <text:p>-89.80382595</text:p>
          </table:table-cell>
          <table:table-cell office:value-type="float" office:value="-68.12701296" calcext:value-type="float">
            <text:p>-68.12701296</text:p>
          </table:table-cell>
          <table:table-cell office:value-type="float" office:value="873.8383847" calcext:value-type="float">
            <text:p>873.8383847</text:p>
          </table:table-cell>
          <table:table-cell office:value-type="float" office:value="5.536440222" calcext:value-type="float">
            <text:p>5.536440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152671889301412052226973069</text:p>
          </table:table-cell>
          <table:table-cell office:value-type="float" office:value="-94.17099656" calcext:value-type="float">
            <text:p>-94.17099656</text:p>
          </table:table-cell>
          <table:table-cell office:value-type="float" office:value="60.22888982" calcext:value-type="float">
            <text:p>60.22888982</text:p>
          </table:table-cell>
          <table:table-cell office:value-type="float" office:value="-185.1525725" calcext:value-type="float">
            <text:p>-185.1525725</text:p>
          </table:table-cell>
          <table:table-cell office:value-type="float" office:value="7.636326684" calcext:value-type="float">
            <text:p>7.63632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215889102603268207599305185</text:p>
          </table:table-cell>
          <table:table-cell office:value-type="float" office:value="101.8010914" calcext:value-type="float">
            <text:p>101.8010914</text:p>
          </table:table-cell>
          <table:table-cell office:value-type="float" office:value="-28.53858261" calcext:value-type="float">
            <text:p>-28.53858261</text:p>
          </table:table-cell>
          <table:table-cell office:value-type="float" office:value="-173.2606127" calcext:value-type="float">
            <text:p>-173.2606127</text:p>
          </table:table-cell>
          <table:table-cell office:value-type="float" office:value="5.582216627" calcext:value-type="float">
            <text:p>5.58221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49.72758728" calcext:value-type="float">
            <text:p>-49.72758728</text:p>
          </table:table-cell>
          <table:table-cell office:value-type="float" office:value="-19.98555378" calcext:value-type="float">
            <text:p>-19.98555378</text:p>
          </table:table-cell>
          <table:table-cell office:value-type="float" office:value="-151.9287579" calcext:value-type="float">
            <text:p>-151.9287579</text:p>
          </table:table-cell>
          <table:table-cell office:value-type="float" office:value="14.31390685" calcext:value-type="float">
            <text:p>14.3139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71.7826853" calcext:value-type="float">
            <text:p>-71.7826853</text:p>
          </table:table-cell>
          <table:table-cell office:value-type="float" office:value="-64.17026387" calcext:value-type="float">
            <text:p>-64.17026387</text:p>
          </table:table-cell>
          <table:table-cell office:value-type="float" office:value="-210.6358489" calcext:value-type="float">
            <text:p>-210.6358489</text:p>
          </table:table-cell>
          <table:table-cell office:value-type="float" office:value="8.22221772" calcext:value-type="float">
            <text:p>8.22221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114.0663418" calcext:value-type="float">
            <text:p>114.0663418</text:p>
          </table:table-cell>
          <table:table-cell office:value-type="float" office:value="-39.7958665" calcext:value-type="float">
            <text:p>-39.7958665</text:p>
          </table:table-cell>
          <table:table-cell office:value-type="float" office:value="-161.1772179" calcext:value-type="float">
            <text:p>-161.1772179</text:p>
          </table:table-cell>
          <table:table-cell office:value-type="float" office:value="4.771826524" calcext:value-type="float">
            <text:p>4.771826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0951128717816232360812849541</text:p>
          </table:table-cell>
          <table:table-cell office:value-type="float" office:value="71.24730999" calcext:value-type="float">
            <text:p>71.24730999</text:p>
          </table:table-cell>
          <table:table-cell office:value-type="float" office:value="68.44187934" calcext:value-type="float">
            <text:p>68.44187934</text:p>
          </table:table-cell>
          <table:table-cell office:value-type="float" office:value="-190.2289952" calcext:value-type="float">
            <text:p>-190.2289952</text:p>
          </table:table-cell>
          <table:table-cell office:value-type="float" office:value="8.489837273" calcext:value-type="float">
            <text:p>8.489837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1220641987745483198036913951</text:p>
          </table:table-cell>
          <table:table-cell office:value-type="float" office:value="-108.438374" calcext:value-type="float">
            <text:p>-108.438374</text:p>
          </table:table-cell>
          <table:table-cell office:value-type="float" office:value="-118.8944651" calcext:value-type="float">
            <text:p>-118.8944651</text:p>
          </table:table-cell>
          <table:table-cell office:value-type="float" office:value="-221.9638299" calcext:value-type="float">
            <text:p>-221.9638299</text:p>
          </table:table-cell>
          <table:table-cell office:value-type="float" office:value="10.05662598" calcext:value-type="float">
            <text:p>10.05662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1307051432838466826189754230</text:p>
          </table:table-cell>
          <table:table-cell office:value-type="float" office:value="123.637574" calcext:value-type="float">
            <text:p>123.637574</text:p>
          </table:table-cell>
          <table:table-cell office:value-type="float" office:value="-5.081129141" calcext:value-type="float">
            <text:p>-5.081129141</text:p>
          </table:table-cell>
          <table:table-cell office:value-type="float" office:value="-262.4648206" calcext:value-type="float">
            <text:p>-262.4648206</text:p>
          </table:table-cell>
          <table:table-cell office:value-type="float" office:value="20.38922514" calcext:value-type="float">
            <text:p>20.38922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042302501586336192628818865</text:p>
          </table:table-cell>
          <table:table-cell office:value-type="float" office:value="36.84866907" calcext:value-type="float">
            <text:p>36.84866907</text:p>
          </table:table-cell>
          <table:table-cell office:value-type="float" office:value="178.6334519" calcext:value-type="float">
            <text:p>178.6334519</text:p>
          </table:table-cell>
          <table:table-cell office:value-type="float" office:value="-603.1030289" calcext:value-type="float">
            <text:p>-603.1030289</text:p>
          </table:table-cell>
          <table:table-cell office:value-type="float" office:value="5.028864971" calcext:value-type="float">
            <text:p>5.028864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-36.64395514" calcext:value-type="float">
            <text:p>-36.64395514</text:p>
          </table:table-cell>
          <table:table-cell office:value-type="float" office:value="-76.5761924" calcext:value-type="float">
            <text:p>-76.5761924</text:p>
          </table:table-cell>
          <table:table-cell office:value-type="float" office:value="-155.6091206" calcext:value-type="float">
            <text:p>-155.6091206</text:p>
          </table:table-cell>
          <table:table-cell office:value-type="float" office:value="15.28264973" calcext:value-type="float">
            <text:p>15.28264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07.3014973" calcext:value-type="float">
            <text:p>107.3014973</text:p>
          </table:table-cell>
          <table:table-cell office:value-type="float" office:value="-1.66826224" calcext:value-type="float">
            <text:p>-1.66826224</text:p>
          </table:table-cell>
          <table:table-cell office:value-type="float" office:value="-189.204955" calcext:value-type="float">
            <text:p>-189.204955</text:p>
          </table:table-cell>
          <table:table-cell office:value-type="float" office:value="20.03584717" calcext:value-type="float">
            <text:p>20.03584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29.1442701" calcext:value-type="float">
            <text:p>129.1442701</text:p>
          </table:table-cell>
          <table:table-cell office:value-type="float" office:value="35.49501731" calcext:value-type="float">
            <text:p>35.49501731</text:p>
          </table:table-cell>
          <table:table-cell office:value-type="float" office:value="-229.6640754" calcext:value-type="float">
            <text:p>-229.6640754</text:p>
          </table:table-cell>
          <table:table-cell office:value-type="float" office:value="22.13533119" calcext:value-type="float">
            <text:p>22.13533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45.80479316" calcext:value-type="float">
            <text:p>-45.80479316</text:p>
          </table:table-cell>
          <table:table-cell office:value-type="float" office:value="59.89230782" calcext:value-type="float">
            <text:p>59.89230782</text:p>
          </table:table-cell>
          <table:table-cell office:value-type="float" office:value="-200.9927893" calcext:value-type="float">
            <text:p>-200.9927893</text:p>
          </table:table-cell>
          <table:table-cell office:value-type="float" office:value="8.766657397" calcext:value-type="float">
            <text:p>8.766657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88.56419765" calcext:value-type="float">
            <text:p>-88.56419765</text:p>
          </table:table-cell>
          <table:table-cell office:value-type="float" office:value="20.20911916" calcext:value-type="float">
            <text:p>20.20911916</text:p>
          </table:table-cell>
          <table:table-cell office:value-type="float" office:value="-103.7426809" calcext:value-type="float">
            <text:p>-103.7426809</text:p>
          </table:table-cell>
          <table:table-cell office:value-type="float" office:value="7.076676777" calcext:value-type="float">
            <text:p>7.07667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344603176687884771013620823</text:p>
          </table:table-cell>
          <table:table-cell office:value-type="float" office:value="96.78026471" calcext:value-type="float">
            <text:p>96.78026471</text:p>
          </table:table-cell>
          <table:table-cell office:value-type="float" office:value="1.565748925" calcext:value-type="float">
            <text:p>1.565748925</text:p>
          </table:table-cell>
          <table:table-cell office:value-type="float" office:value="-113.1028372" calcext:value-type="float">
            <text:p>-113.1028372</text:p>
          </table:table-cell>
          <table:table-cell office:value-type="float" office:value="22.03891888" calcext:value-type="float">
            <text:p>22.0389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348349298439120568330857680</text:p>
          </table:table-cell>
          <table:table-cell office:value-type="float" office:value="-48.52221096" calcext:value-type="float">
            <text:p>-48.52221096</text:p>
          </table:table-cell>
          <table:table-cell office:value-type="float" office:value="45.38208006" calcext:value-type="float">
            <text:p>45.38208006</text:p>
          </table:table-cell>
          <table:table-cell office:value-type="float" office:value="-90.22368433" calcext:value-type="float">
            <text:p>-90.22368433</text:p>
          </table:table-cell>
          <table:table-cell office:value-type="float" office:value="22.88079244" calcext:value-type="float">
            <text:p>22.88079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2961322147784625028175033640</text:p>
          </table:table-cell>
          <table:table-cell office:value-type="float" office:value="-101.4017843" calcext:value-type="float">
            <text:p>-101.4017843</text:p>
          </table:table-cell>
          <table:table-cell office:value-type="float" office:value="87.31094814" calcext:value-type="float">
            <text:p>87.31094814</text:p>
          </table:table-cell>
          <table:table-cell office:value-type="float" office:value="-230.908114" calcext:value-type="float">
            <text:p>-230.908114</text:p>
          </table:table-cell>
          <table:table-cell office:value-type="float" office:value="6.044864617" calcext:value-type="float">
            <text:p>6.044864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3525289046256012743471155680</text:p>
          </table:table-cell>
          <table:table-cell office:value-type="float" office:value="102.2324301" calcext:value-type="float">
            <text:p>102.2324301</text:p>
          </table:table-cell>
          <table:table-cell office:value-type="float" office:value="210.5837195" calcext:value-type="float">
            <text:p>210.5837195</text:p>
          </table:table-cell>
          <table:table-cell office:value-type="float" office:value="-614.3178454" calcext:value-type="float">
            <text:p>-614.3178454</text:p>
          </table:table-cell>
          <table:table-cell office:value-type="float" office:value="4.335976969" calcext:value-type="float">
            <text:p>4.335976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7.6685505" calcext:value-type="float">
            <text:p>-77.6685505</text:p>
          </table:table-cell>
          <table:table-cell office:value-type="float" office:value="156.5915805" calcext:value-type="float">
            <text:p>156.5915805</text:p>
          </table:table-cell>
          <table:table-cell office:value-type="float" office:value="-517.9735625" calcext:value-type="float">
            <text:p>-517.9735625</text:p>
          </table:table-cell>
          <table:table-cell office:value-type="float" office:value="6.373118453" calcext:value-type="float">
            <text:p>6.37311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2.80446275" calcext:value-type="float">
            <text:p>-72.80446275</text:p>
          </table:table-cell>
          <table:table-cell office:value-type="float" office:value="223.427845" calcext:value-type="float">
            <text:p>223.427845</text:p>
          </table:table-cell>
          <table:table-cell office:value-type="float" office:value="-567.1713376" calcext:value-type="float">
            <text:p>-567.1713376</text:p>
          </table:table-cell>
          <table:table-cell office:value-type="float" office:value="6.031697835" calcext:value-type="float">
            <text:p>6.03169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87.89218568" calcext:value-type="float">
            <text:p>87.89218568</text:p>
          </table:table-cell>
          <table:table-cell office:value-type="float" office:value="-56.95129309" calcext:value-type="float">
            <text:p>-56.95129309</text:p>
          </table:table-cell>
          <table:table-cell office:value-type="float" office:value="-142.9535988" calcext:value-type="float">
            <text:p>-142.9535988</text:p>
          </table:table-cell>
          <table:table-cell office:value-type="float" office:value="4.988818646" calcext:value-type="float">
            <text:p>4.988818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97.01461145" calcext:value-type="float">
            <text:p>-97.01461145</text:p>
          </table:table-cell>
          <table:table-cell office:value-type="float" office:value="-21.57207523" calcext:value-type="float">
            <text:p>-21.57207523</text:p>
          </table:table-cell>
          <table:table-cell office:value-type="float" office:value="-127.9731352" calcext:value-type="float">
            <text:p>-127.9731352</text:p>
          </table:table-cell>
          <table:table-cell office:value-type="float" office:value="14.21146202" calcext:value-type="float">
            <text:p>14.21146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29.74141401" calcext:value-type="float">
            <text:p>-29.74141401</text:p>
          </table:table-cell>
          <table:table-cell office:value-type="float" office:value="-18.46166759" calcext:value-type="float">
            <text:p>-18.46166759</text:p>
          </table:table-cell>
          <table:table-cell office:value-type="float" office:value="-134.2459518" calcext:value-type="float">
            <text:p>-134.2459518</text:p>
          </table:table-cell>
          <table:table-cell office:value-type="float" office:value="17.98864725" calcext:value-type="float">
            <text:p>17.9886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8.39887472" calcext:value-type="float">
            <text:p>-98.39887472</text:p>
          </table:table-cell>
          <table:table-cell office:value-type="float" office:value="-257.6239438" calcext:value-type="float">
            <text:p>-257.6239438</text:p>
          </table:table-cell>
          <table:table-cell office:value-type="float" office:value="-242.1180244" calcext:value-type="float">
            <text:p>-242.1180244</text:p>
          </table:table-cell>
          <table:table-cell office:value-type="float" office:value="5.048067067" calcext:value-type="float">
            <text:p>5.048067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48.06616769" calcext:value-type="float">
            <text:p>-48.06616769</text:p>
          </table:table-cell>
          <table:table-cell office:value-type="float" office:value="-258.0504359" calcext:value-type="float">
            <text:p>-258.0504359</text:p>
          </table:table-cell>
          <table:table-cell office:value-type="float" office:value="-250.544875" calcext:value-type="float">
            <text:p>-250.544875</text:p>
          </table:table-cell>
          <table:table-cell office:value-type="float" office:value="8.413884666" calcext:value-type="float">
            <text:p>8.413884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0.94045378" calcext:value-type="float">
            <text:p>-90.94045378</text:p>
          </table:table-cell>
          <table:table-cell office:value-type="float" office:value="-230.2193214" calcext:value-type="float">
            <text:p>-230.2193214</text:p>
          </table:table-cell>
          <table:table-cell office:value-type="float" office:value="-217.071482" calcext:value-type="float">
            <text:p>-217.071482</text:p>
          </table:table-cell>
          <table:table-cell office:value-type="float" office:value="7.663782425" calcext:value-type="float">
            <text:p>7.663782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120.8151682" calcext:value-type="float">
            <text:p>120.8151682</text:p>
          </table:table-cell>
          <table:table-cell office:value-type="float" office:value="-117.7561585" calcext:value-type="float">
            <text:p>-117.7561585</text:p>
          </table:table-cell>
          <table:table-cell office:value-type="float" office:value="-258.7667719" calcext:value-type="float">
            <text:p>-258.7667719</text:p>
          </table:table-cell>
          <table:table-cell office:value-type="float" office:value="6.920897477" calcext:value-type="float">
            <text:p>6.920897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114.4516276" calcext:value-type="float">
            <text:p>-114.4516276</text:p>
          </table:table-cell>
          <table:table-cell office:value-type="float" office:value="-91.13719415" calcext:value-type="float">
            <text:p>-91.13719415</text:p>
          </table:table-cell>
          <table:table-cell office:value-type="float" office:value="-264.111843" calcext:value-type="float">
            <text:p>-264.111843</text:p>
          </table:table-cell>
          <table:table-cell office:value-type="float" office:value="5.964079886" calcext:value-type="float">
            <text:p>5.964079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-75.51553848" calcext:value-type="float">
            <text:p>-75.51553848</text:p>
          </table:table-cell>
          <table:table-cell office:value-type="float" office:value="-45.34884762" calcext:value-type="float">
            <text:p>-45.34884762</text:p>
          </table:table-cell>
          <table:table-cell office:value-type="float" office:value="-144.4902038" calcext:value-type="float">
            <text:p>-144.4902038</text:p>
          </table:table-cell>
          <table:table-cell office:value-type="float" office:value="7.593735846" calcext:value-type="float">
            <text:p>7.593735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33.0178907" calcext:value-type="float">
            <text:p>33.0178907</text:p>
          </table:table-cell>
          <table:table-cell office:value-type="float" office:value="94.39493036" calcext:value-type="float">
            <text:p>94.39493036</text:p>
          </table:table-cell>
          <table:table-cell office:value-type="float" office:value="-251.7982184" calcext:value-type="float">
            <text:p>-251.7982184</text:p>
          </table:table-cell>
          <table:table-cell office:value-type="float" office:value="8.328291294" calcext:value-type="float">
            <text:p>8.328291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87.72559112" calcext:value-type="float">
            <text:p>-87.72559112</text:p>
          </table:table-cell>
          <table:table-cell office:value-type="float" office:value="172.6043391" calcext:value-type="float">
            <text:p>172.6043391</text:p>
          </table:table-cell>
          <table:table-cell office:value-type="float" office:value="-580.1726871" calcext:value-type="float">
            <text:p>-580.1726871</text:p>
          </table:table-cell>
          <table:table-cell office:value-type="float" office:value="5.155662025" calcext:value-type="float">
            <text:p>5.155662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60.31452861" calcext:value-type="float">
            <text:p>-60.31452861</text:p>
          </table:table-cell>
          <table:table-cell office:value-type="float" office:value="135.3053658" calcext:value-type="float">
            <text:p>135.3053658</text:p>
          </table:table-cell>
          <table:table-cell office:value-type="float" office:value="-566.8624414" calcext:value-type="float">
            <text:p>-566.8624414</text:p>
          </table:table-cell>
          <table:table-cell office:value-type="float" office:value="4.520944354" calcext:value-type="float">
            <text:p>4.52094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67.45950309" calcext:value-type="float">
            <text:p>-67.45950309</text:p>
          </table:table-cell>
          <table:table-cell office:value-type="float" office:value="-247.7442112" calcext:value-type="float">
            <text:p>-247.7442112</text:p>
          </table:table-cell>
          <table:table-cell office:value-type="float" office:value="-211.0953396" calcext:value-type="float">
            <text:p>-211.0953396</text:p>
          </table:table-cell>
          <table:table-cell office:value-type="float" office:value="7.744221728" calcext:value-type="float">
            <text:p>7.744221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97.69087642" calcext:value-type="float">
            <text:p>-97.69087642</text:p>
          </table:table-cell>
          <table:table-cell office:value-type="float" office:value="-134.0680536" calcext:value-type="float">
            <text:p>-134.0680536</text:p>
          </table:table-cell>
          <table:table-cell office:value-type="float" office:value="-187.0948829" calcext:value-type="float">
            <text:p>-187.0948829</text:p>
          </table:table-cell>
          <table:table-cell office:value-type="float" office:value="6.690036478" calcext:value-type="float">
            <text:p>6.690036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6710697414087561012670296643</text:p>
          </table:table-cell>
          <table:table-cell office:value-type="float" office:value="69.52914115" calcext:value-type="float">
            <text:p>69.52914115</text:p>
          </table:table-cell>
          <table:table-cell office:value-type="float" office:value="87.03615287" calcext:value-type="float">
            <text:p>87.03615287</text:p>
          </table:table-cell>
          <table:table-cell office:value-type="float" office:value="-149.1901128" calcext:value-type="float">
            <text:p>-149.1901128</text:p>
          </table:table-cell>
          <table:table-cell office:value-type="float" office:value="10.82451529" calcext:value-type="float">
            <text:p>10.8245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57.0819205" calcext:value-type="float">
            <text:p>-57.0819205</text:p>
          </table:table-cell>
          <table:table-cell office:value-type="float" office:value="-85.17233126" calcext:value-type="float">
            <text:p>-85.17233126</text:p>
          </table:table-cell>
          <table:table-cell office:value-type="float" office:value="-214.5551686" calcext:value-type="float">
            <text:p>-214.5551686</text:p>
          </table:table-cell>
          <table:table-cell office:value-type="float" office:value="5.070932612" calcext:value-type="float">
            <text:p>5.070932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48.22664898" calcext:value-type="float">
            <text:p>-48.22664898</text:p>
          </table:table-cell>
          <table:table-cell office:value-type="float" office:value="-66.08106226" calcext:value-type="float">
            <text:p>-66.08106226</text:p>
          </table:table-cell>
          <table:table-cell office:value-type="float" office:value="-209.0373634" calcext:value-type="float">
            <text:p>-209.0373634</text:p>
          </table:table-cell>
          <table:table-cell office:value-type="float" office:value="4.717405126" calcext:value-type="float">
            <text:p>4.717405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452631455527999380186898011</text:p>
          </table:table-cell>
          <table:table-cell office:value-type="float" office:value="76.95201463" calcext:value-type="float">
            <text:p>76.95201463</text:p>
          </table:table-cell>
          <table:table-cell office:value-type="float" office:value="-27.48605744" calcext:value-type="float">
            <text:p>-27.48605744</text:p>
          </table:table-cell>
          <table:table-cell office:value-type="float" office:value="-148.58781" calcext:value-type="float">
            <text:p>-148.58781</text:p>
          </table:table-cell>
          <table:table-cell office:value-type="float" office:value="5.863401006" calcext:value-type="float">
            <text:p>5.863401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7662902666135640561346462196</text:p>
          </table:table-cell>
          <table:table-cell office:value-type="float" office:value="106.9705181" calcext:value-type="float">
            <text:p>106.9705181</text:p>
          </table:table-cell>
          <table:table-cell office:value-type="float" office:value="8.301864146" calcext:value-type="float">
            <text:p>8.301864146</text:p>
          </table:table-cell>
          <table:table-cell office:value-type="float" office:value="-139.5403359" calcext:value-type="float">
            <text:p>-139.5403359</text:p>
          </table:table-cell>
          <table:table-cell office:value-type="float" office:value="16.10237553" calcext:value-type="float">
            <text:p>16.10237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8010349511857248000260557753</text:p>
          </table:table-cell>
          <table:table-cell office:value-type="float" office:value="-131.9599469" calcext:value-type="float">
            <text:p>-131.9599469</text:p>
          </table:table-cell>
          <table:table-cell office:value-type="float" office:value="55.69961281" calcext:value-type="float">
            <text:p>55.69961281</text:p>
          </table:table-cell>
          <table:table-cell office:value-type="float" office:value="-165.2127172" calcext:value-type="float">
            <text:p>-165.2127172</text:p>
          </table:table-cell>
          <table:table-cell office:value-type="float" office:value="6.618630161" calcext:value-type="float">
            <text:p>6.61863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79300249795483097365868125932</text:p>
          </table:table-cell>
          <table:table-cell office:value-type="float" office:value="51.48901046" calcext:value-type="float">
            <text:p>51.48901046</text:p>
          </table:table-cell>
          <table:table-cell office:value-type="float" office:value="9.855025846" calcext:value-type="float">
            <text:p>9.855025846</text:p>
          </table:table-cell>
          <table:table-cell office:value-type="float" office:value="-86.83518484" calcext:value-type="float">
            <text:p>-86.83518484</text:p>
          </table:table-cell>
          <table:table-cell office:value-type="float" office:value="14.86094152" calcext:value-type="float">
            <text:p>14.86094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72958121" calcext:value-type="float">
            <text:p>-73.72958121</text:p>
          </table:table-cell>
          <table:table-cell office:value-type="float" office:value="-50.52444839" calcext:value-type="float">
            <text:p>-50.52444839</text:p>
          </table:table-cell>
          <table:table-cell office:value-type="float" office:value="-259.1407657" calcext:value-type="float">
            <text:p>-259.1407657</text:p>
          </table:table-cell>
          <table:table-cell office:value-type="float" office:value="4.533837123" calcext:value-type="float">
            <text:p>4.533837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96568646" calcext:value-type="float">
            <text:p>-73.96568646</text:p>
          </table:table-cell>
          <table:table-cell office:value-type="float" office:value="-92.44533909" calcext:value-type="float">
            <text:p>-92.44533909</text:p>
          </table:table-cell>
          <table:table-cell office:value-type="float" office:value="-238.6529412" calcext:value-type="float">
            <text:p>-238.6529412</text:p>
          </table:table-cell>
          <table:table-cell office:value-type="float" office:value="7.185957941" calcext:value-type="float">
            <text:p>7.185957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52.54525764" calcext:value-type="float">
            <text:p>-52.54525764</text:p>
          </table:table-cell>
          <table:table-cell office:value-type="float" office:value="-195.1320838" calcext:value-type="float">
            <text:p>-195.1320838</text:p>
          </table:table-cell>
          <table:table-cell office:value-type="float" office:value="-180.130679" calcext:value-type="float">
            <text:p>-180.130679</text:p>
          </table:table-cell>
          <table:table-cell office:value-type="float" office:value="8.436595788" calcext:value-type="float">
            <text:p>8.436595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85.9411151" calcext:value-type="float">
            <text:p>-85.9411151</text:p>
          </table:table-cell>
          <table:table-cell office:value-type="float" office:value="-169.2745879" calcext:value-type="float">
            <text:p>-169.2745879</text:p>
          </table:table-cell>
          <table:table-cell office:value-type="float" office:value="-128.3546076" calcext:value-type="float">
            <text:p>-128.3546076</text:p>
          </table:table-cell>
          <table:table-cell office:value-type="float" office:value="7.595614881" calcext:value-type="float">
            <text:p>7.595614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32.58870589" calcext:value-type="float">
            <text:p>32.58870589</text:p>
          </table:table-cell>
          <table:table-cell office:value-type="float" office:value="-102.4937764" calcext:value-type="float">
            <text:p>-102.4937764</text:p>
          </table:table-cell>
          <table:table-cell office:value-type="float" office:value="-88.46395383" calcext:value-type="float">
            <text:p>-88.46395383</text:p>
          </table:table-cell>
          <table:table-cell office:value-type="float" office:value="5.642186103" calcext:value-type="float">
            <text:p>5.642186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19462067" calcext:value-type="float">
            <text:p>-73.19462067</text:p>
          </table:table-cell>
          <table:table-cell office:value-type="float" office:value="-102.8061689" calcext:value-type="float">
            <text:p>-102.8061689</text:p>
          </table:table-cell>
          <table:table-cell office:value-type="float" office:value="-166.8263298" calcext:value-type="float">
            <text:p>-166.8263298</text:p>
          </table:table-cell>
          <table:table-cell office:value-type="float" office:value="6.172638207" calcext:value-type="float">
            <text:p>6.172638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106.6949197" calcext:value-type="float">
            <text:p>106.6949197</text:p>
          </table:table-cell>
          <table:table-cell office:value-type="float" office:value="-126.2271369" calcext:value-type="float">
            <text:p>-126.2271369</text:p>
          </table:table-cell>
          <table:table-cell office:value-type="float" office:value="-246.3140429" calcext:value-type="float">
            <text:p>-246.3140429</text:p>
          </table:table-cell>
          <table:table-cell office:value-type="float" office:value="22.77961842" calcext:value-type="float">
            <text:p>22.77961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-72.12347451" calcext:value-type="float">
            <text:p>-72.12347451</text:p>
          </table:table-cell>
          <table:table-cell office:value-type="float" office:value="7.797144105" calcext:value-type="float">
            <text:p>7.797144105</text:p>
          </table:table-cell>
          <table:table-cell office:value-type="float" office:value="-217.0274902" calcext:value-type="float">
            <text:p>-217.0274902</text:p>
          </table:table-cell>
          <table:table-cell office:value-type="float" office:value="6.844315185" calcext:value-type="float">
            <text:p>6.844315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5.688584989" calcext:value-type="float">
            <text:p>5.688584989</text:p>
          </table:table-cell>
          <table:table-cell office:value-type="float" office:value="77.51244888" calcext:value-type="float">
            <text:p>77.51244888</text:p>
          </table:table-cell>
          <table:table-cell office:value-type="float" office:value="-142.6580166" calcext:value-type="float">
            <text:p>-142.6580166</text:p>
          </table:table-cell>
          <table:table-cell office:value-type="float" office:value="5.905235821" calcext:value-type="float">
            <text:p>5.905235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14.6814816" calcext:value-type="float">
            <text:p>14.6814816</text:p>
          </table:table-cell>
          <table:table-cell office:value-type="float" office:value="64.49124539" calcext:value-type="float">
            <text:p>64.49124539</text:p>
          </table:table-cell>
          <table:table-cell office:value-type="float" office:value="-233.5115248" calcext:value-type="float">
            <text:p>-233.5115248</text:p>
          </table:table-cell>
          <table:table-cell office:value-type="float" office:value="5.597494358" calcext:value-type="float">
            <text:p>5.597494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1489753704424911132261151767</text:p>
          </table:table-cell>
          <table:table-cell office:value-type="float" office:value="110.1355596" calcext:value-type="float">
            <text:p>110.1355596</text:p>
          </table:table-cell>
          <table:table-cell office:value-type="float" office:value="-32.0169515" calcext:value-type="float">
            <text:p>-32.0169515</text:p>
          </table:table-cell>
          <table:table-cell office:value-type="float" office:value="-241.1046505" calcext:value-type="float">
            <text:p>-241.1046505</text:p>
          </table:table-cell>
          <table:table-cell office:value-type="float" office:value="6.005399015" calcext:value-type="float">
            <text:p>6.005399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512043257574309474415322775</text:p>
          </table:table-cell>
          <table:table-cell office:value-type="float" office:value="-88.49125714" calcext:value-type="float">
            <text:p>-88.49125714</text:p>
          </table:table-cell>
          <table:table-cell office:value-type="float" office:value="4.69078919" calcext:value-type="float">
            <text:p>4.69078919</text:p>
          </table:table-cell>
          <table:table-cell office:value-type="float" office:value="-184.9336769" calcext:value-type="float">
            <text:p>-184.9336769</text:p>
          </table:table-cell>
          <table:table-cell office:value-type="float" office:value="18.50978255" calcext:value-type="float">
            <text:p>18.5097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82.49968" calcext:value-type="float">
            <text:p>82.49968</text:p>
          </table:table-cell>
          <table:table-cell office:value-type="float" office:value="-81.76246933" calcext:value-type="float">
            <text:p>-81.76246933</text:p>
          </table:table-cell>
          <table:table-cell office:value-type="float" office:value="-162.3132715" calcext:value-type="float">
            <text:p>-162.3132715</text:p>
          </table:table-cell>
          <table:table-cell office:value-type="float" office:value="4.206700455" calcext:value-type="float">
            <text:p>4.206700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91.76868348" calcext:value-type="float">
            <text:p>91.76868348</text:p>
          </table:table-cell>
          <table:table-cell office:value-type="float" office:value="32.4243149" calcext:value-type="float">
            <text:p>32.4243149</text:p>
          </table:table-cell>
          <table:table-cell office:value-type="float" office:value="-101.9035024" calcext:value-type="float">
            <text:p>-101.9035024</text:p>
          </table:table-cell>
          <table:table-cell office:value-type="float" office:value="5.58156934" calcext:value-type="float">
            <text:p>5.58156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01.0640749" calcext:value-type="float">
            <text:p>101.0640749</text:p>
          </table:table-cell>
          <table:table-cell office:value-type="float" office:value="-2.909610731" calcext:value-type="float">
            <text:p>-2.909610731</text:p>
          </table:table-cell>
          <table:table-cell office:value-type="float" office:value="-129.7329156" calcext:value-type="float">
            <text:p>-129.7329156</text:p>
          </table:table-cell>
          <table:table-cell office:value-type="float" office:value="6.417805328" calcext:value-type="float">
            <text:p>6.417805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98.17857282" calcext:value-type="float">
            <text:p>98.17857282</text:p>
          </table:table-cell>
          <table:table-cell office:value-type="float" office:value="40.23143915" calcext:value-type="float">
            <text:p>40.23143915</text:p>
          </table:table-cell>
          <table:table-cell office:value-type="float" office:value="-147.6875423" calcext:value-type="float">
            <text:p>-147.6875423</text:p>
          </table:table-cell>
          <table:table-cell office:value-type="float" office:value="6.351836743" calcext:value-type="float">
            <text:p>6.351836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11.8026601" calcext:value-type="float">
            <text:p>111.8026601</text:p>
          </table:table-cell>
          <table:table-cell office:value-type="float" office:value="34.3791455" calcext:value-type="float">
            <text:p>34.3791455</text:p>
          </table:table-cell>
          <table:table-cell office:value-type="float" office:value="-156.3357581" calcext:value-type="float">
            <text:p>-156.3357581</text:p>
          </table:table-cell>
          <table:table-cell office:value-type="float" office:value="6.898836492" calcext:value-type="float">
            <text:p>6.898836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54.86650139" calcext:value-type="float">
            <text:p>54.86650139</text:p>
          </table:table-cell>
          <table:table-cell office:value-type="float" office:value="83.42134104" calcext:value-type="float">
            <text:p>83.42134104</text:p>
          </table:table-cell>
          <table:table-cell office:value-type="float" office:value="-200.5208054" calcext:value-type="float">
            <text:p>-200.5208054</text:p>
          </table:table-cell>
          <table:table-cell office:value-type="float" office:value="15.9976197" calcext:value-type="float">
            <text:p>15.9976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3733738239331719775105586296</text:p>
          </table:table-cell>
          <table:table-cell office:value-type="float" office:value="79.24095142" calcext:value-type="float">
            <text:p>79.24095142</text:p>
          </table:table-cell>
          <table:table-cell office:value-type="float" office:value="105.0621099" calcext:value-type="float">
            <text:p>105.0621099</text:p>
          </table:table-cell>
          <table:table-cell office:value-type="float" office:value="-170.1267748" calcext:value-type="float">
            <text:p>-170.1267748</text:p>
          </table:table-cell>
          <table:table-cell office:value-type="float" office:value="5.838910273" calcext:value-type="float">
            <text:p>5.838910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57.93049681" calcext:value-type="float">
            <text:p>-57.93049681</text:p>
          </table:table-cell>
          <table:table-cell office:value-type="float" office:value="-30.77966437" calcext:value-type="float">
            <text:p>-30.77966437</text:p>
          </table:table-cell>
          <table:table-cell office:value-type="float" office:value="-83.41758578" calcext:value-type="float">
            <text:p>-83.41758578</text:p>
          </table:table-cell>
          <table:table-cell office:value-type="float" office:value="5.73592519" calcext:value-type="float">
            <text:p>5.73592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66.07883697" calcext:value-type="float">
            <text:p>-66.07883697</text:p>
          </table:table-cell>
          <table:table-cell office:value-type="float" office:value="27.44178912" calcext:value-type="float">
            <text:p>27.44178912</text:p>
          </table:table-cell>
          <table:table-cell office:value-type="float" office:value="-61.40408623" calcext:value-type="float">
            <text:p>-61.40408623</text:p>
          </table:table-cell>
          <table:table-cell office:value-type="float" office:value="6.862125594" calcext:value-type="float">
            <text:p>6.862125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46.81849127" calcext:value-type="float">
            <text:p>46.81849127</text:p>
          </table:table-cell>
          <table:table-cell office:value-type="float" office:value="-6.947360373" calcext:value-type="float">
            <text:p>-6.947360373</text:p>
          </table:table-cell>
          <table:table-cell office:value-type="float" office:value="-20.34015546" calcext:value-type="float">
            <text:p>-20.34015546</text:p>
          </table:table-cell>
          <table:table-cell office:value-type="float" office:value="4.023705654" calcext:value-type="float">
            <text:p>4.023705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6422846896797433168187085942</text:p>
          </table:table-cell>
          <table:table-cell office:value-type="float" office:value="-90.94204444" calcext:value-type="float">
            <text:p>-90.94204444</text:p>
          </table:table-cell>
          <table:table-cell office:value-type="float" office:value="9.422642589" calcext:value-type="float">
            <text:p>9.422642589</text:p>
          </table:table-cell>
          <table:table-cell office:value-type="float" office:value="-72.51868585" calcext:value-type="float">
            <text:p>-72.51868585</text:p>
          </table:table-cell>
          <table:table-cell office:value-type="float" office:value="22.22543938" calcext:value-type="float">
            <text:p>22.22543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560874054243719452635194040</text:p>
          </table:table-cell>
          <table:table-cell office:value-type="float" office:value="-66.56658517" calcext:value-type="float">
            <text:p>-66.56658517</text:p>
          </table:table-cell>
          <table:table-cell office:value-type="float" office:value="-40.61335572" calcext:value-type="float">
            <text:p>-40.61335572</text:p>
          </table:table-cell>
          <table:table-cell office:value-type="float" office:value="-118.4928899" calcext:value-type="float">
            <text:p>-118.4928899</text:p>
          </table:table-cell>
          <table:table-cell office:value-type="float" office:value="7.53039924" calcext:value-type="float">
            <text:p>7.53039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02.2377292" calcext:value-type="float">
            <text:p>102.2377292</text:p>
          </table:table-cell>
          <table:table-cell office:value-type="float" office:value="65.32842988" calcext:value-type="float">
            <text:p>65.32842988</text:p>
          </table:table-cell>
          <table:table-cell office:value-type="float" office:value="-240.6955559" calcext:value-type="float">
            <text:p>-240.6955559</text:p>
          </table:table-cell>
          <table:table-cell office:value-type="float" office:value="18.210145" calcext:value-type="float">
            <text:p>18.21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22.53616818" calcext:value-type="float">
            <text:p>22.53616818</text:p>
          </table:table-cell>
          <table:table-cell office:value-type="float" office:value="34.72145001" calcext:value-type="float">
            <text:p>34.72145001</text:p>
          </table:table-cell>
          <table:table-cell office:value-type="float" office:value="-117.4375995" calcext:value-type="float">
            <text:p>-117.4375995</text:p>
          </table:table-cell>
          <table:table-cell office:value-type="float" office:value="10.33971307" calcext:value-type="float">
            <text:p>10.3397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0.18947724" calcext:value-type="float">
            <text:p>60.18947724</text:p>
          </table:table-cell>
          <table:table-cell office:value-type="float" office:value="-45.04675978" calcext:value-type="float">
            <text:p>-45.04675978</text:p>
          </table:table-cell>
          <table:table-cell office:value-type="float" office:value="-112.6427797" calcext:value-type="float">
            <text:p>-112.6427797</text:p>
          </table:table-cell>
          <table:table-cell office:value-type="float" office:value="8.349225392" calcext:value-type="float">
            <text:p>8.349225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7.82725575" calcext:value-type="float">
            <text:p>67.82725575</text:p>
          </table:table-cell>
          <table:table-cell office:value-type="float" office:value="85.37992457" calcext:value-type="float">
            <text:p>85.37992457</text:p>
          </table:table-cell>
          <table:table-cell office:value-type="float" office:value="-109.7467238" calcext:value-type="float">
            <text:p>-109.7467238</text:p>
          </table:table-cell>
          <table:table-cell office:value-type="float" office:value="32.27003025" calcext:value-type="float">
            <text:p>32.27003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14.1058249" calcext:value-type="float">
            <text:p>114.1058249</text:p>
          </table:table-cell>
          <table:table-cell office:value-type="float" office:value="-11.85681073" calcext:value-type="float">
            <text:p>-11.85681073</text:p>
          </table:table-cell>
          <table:table-cell office:value-type="float" office:value="-165.6215278" calcext:value-type="float">
            <text:p>-165.6215278</text:p>
          </table:table-cell>
          <table:table-cell office:value-type="float" office:value="4.915612527" calcext:value-type="float">
            <text:p>4.915612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23.97628" calcext:value-type="float">
            <text:p>-23.97628</text:p>
          </table:table-cell>
          <table:table-cell office:value-type="float" office:value="66.98028611" calcext:value-type="float">
            <text:p>66.98028611</text:p>
          </table:table-cell>
          <table:table-cell office:value-type="float" office:value="1569.020052" calcext:value-type="float">
            <text:p>1569.020052</text:p>
          </table:table-cell>
          <table:table-cell office:value-type="float" office:value="5.40759858" calcext:value-type="float">
            <text:p>5.40759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107.6908186" calcext:value-type="float">
            <text:p>-107.6908186</text:p>
          </table:table-cell>
          <table:table-cell office:value-type="float" office:value="82.29497289" calcext:value-type="float">
            <text:p>82.29497289</text:p>
          </table:table-cell>
          <table:table-cell office:value-type="float" office:value="1432.633036" calcext:value-type="float">
            <text:p>1432.633036</text:p>
          </table:table-cell>
          <table:table-cell office:value-type="float" office:value="5.611908232" calcext:value-type="float">
            <text:p>5.611908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146.5013001" calcext:value-type="float">
            <text:p>146.5013001</text:p>
          </table:table-cell>
          <table:table-cell office:value-type="float" office:value="33.33503366" calcext:value-type="float">
            <text:p>33.33503366</text:p>
          </table:table-cell>
          <table:table-cell office:value-type="float" office:value="1433.047346" calcext:value-type="float">
            <text:p>1433.047346</text:p>
          </table:table-cell>
          <table:table-cell office:value-type="float" office:value="4.639346679" calcext:value-type="float">
            <text:p>4.639346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59.39053533" calcext:value-type="float">
            <text:p>-59.39053533</text:p>
          </table:table-cell>
          <table:table-cell office:value-type="float" office:value="91.29824683" calcext:value-type="float">
            <text:p>91.29824683</text:p>
          </table:table-cell>
          <table:table-cell office:value-type="float" office:value="-217.315565" calcext:value-type="float">
            <text:p>-217.315565</text:p>
          </table:table-cell>
          <table:table-cell office:value-type="float" office:value="18.99864751" calcext:value-type="float">
            <text:p>18.99864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65.43453788" calcext:value-type="float">
            <text:p>-65.43453788</text:p>
          </table:table-cell>
          <table:table-cell office:value-type="float" office:value="68.62896143" calcext:value-type="float">
            <text:p>68.62896143</text:p>
          </table:table-cell>
          <table:table-cell office:value-type="float" office:value="-282.4272547" calcext:value-type="float">
            <text:p>-282.4272547</text:p>
          </table:table-cell>
          <table:table-cell office:value-type="float" office:value="13.55294288" calcext:value-type="float">
            <text:p>13.5529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80.32564185" calcext:value-type="float">
            <text:p>80.32564185</text:p>
          </table:table-cell>
          <table:table-cell office:value-type="float" office:value="58.99865099" calcext:value-type="float">
            <text:p>58.99865099</text:p>
          </table:table-cell>
          <table:table-cell office:value-type="float" office:value="-150.4842755" calcext:value-type="float">
            <text:p>-150.4842755</text:p>
          </table:table-cell>
          <table:table-cell office:value-type="float" office:value="12.71396134" calcext:value-type="float">
            <text:p>12.71396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92.70661624" calcext:value-type="float">
            <text:p>92.70661624</text:p>
          </table:table-cell>
          <table:table-cell office:value-type="float" office:value="19.69810556" calcext:value-type="float">
            <text:p>19.69810556</text:p>
          </table:table-cell>
          <table:table-cell office:value-type="float" office:value="-194.2689681" calcext:value-type="float">
            <text:p>-194.2689681</text:p>
          </table:table-cell>
          <table:table-cell office:value-type="float" office:value="8.80965529" calcext:value-type="float">
            <text:p>8.80965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71.01942171" calcext:value-type="float">
            <text:p>71.01942171</text:p>
          </table:table-cell>
          <table:table-cell office:value-type="float" office:value="16.25754185" calcext:value-type="float">
            <text:p>16.25754185</text:p>
          </table:table-cell>
          <table:table-cell office:value-type="float" office:value="-196.9970104" calcext:value-type="float">
            <text:p>-196.9970104</text:p>
          </table:table-cell>
          <table:table-cell office:value-type="float" office:value="6.877252867" calcext:value-type="float">
            <text:p>6.877252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1539125579672469833850180824</text:p>
          </table:table-cell>
          <table:table-cell office:value-type="float" office:value="129.4752815" calcext:value-type="float">
            <text:p>129.4752815</text:p>
          </table:table-cell>
          <table:table-cell office:value-type="float" office:value="-51.57101338" calcext:value-type="float">
            <text:p>-51.57101338</text:p>
          </table:table-cell>
          <table:table-cell office:value-type="float" office:value="-251.9485797" calcext:value-type="float">
            <text:p>-251.9485797</text:p>
          </table:table-cell>
          <table:table-cell office:value-type="float" office:value="5.529020275" calcext:value-type="float">
            <text:p>5.529020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116.7588076" calcext:value-type="float">
            <text:p>116.7588076</text:p>
          </table:table-cell>
          <table:table-cell office:value-type="float" office:value="-180.8050991" calcext:value-type="float">
            <text:p>-180.8050991</text:p>
          </table:table-cell>
          <table:table-cell office:value-type="float" office:value="-234.5537632" calcext:value-type="float">
            <text:p>-234.5537632</text:p>
          </table:table-cell>
          <table:table-cell office:value-type="float" office:value="5.106009516" calcext:value-type="float">
            <text:p>5.106009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83.62032739" calcext:value-type="float">
            <text:p>-83.62032739</text:p>
          </table:table-cell>
          <table:table-cell office:value-type="float" office:value="-95.87788076" calcext:value-type="float">
            <text:p>-95.87788076</text:p>
          </table:table-cell>
          <table:table-cell office:value-type="float" office:value="-221.5685425" calcext:value-type="float">
            <text:p>-221.5685425</text:p>
          </table:table-cell>
          <table:table-cell office:value-type="float" office:value="6.216601241" calcext:value-type="float">
            <text:p>6.216601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92.89107114" calcext:value-type="float">
            <text:p>-92.89107114</text:p>
          </table:table-cell>
          <table:table-cell office:value-type="float" office:value="-208.5061595" calcext:value-type="float">
            <text:p>-208.5061595</text:p>
          </table:table-cell>
          <table:table-cell office:value-type="float" office:value="-203.2724929" calcext:value-type="float">
            <text:p>-203.2724929</text:p>
          </table:table-cell>
          <table:table-cell office:value-type="float" office:value="4.251282657" calcext:value-type="float">
            <text:p>4.25128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76.66626608" calcext:value-type="float">
            <text:p>76.66626608</text:p>
          </table:table-cell>
          <table:table-cell office:value-type="float" office:value="-163.8716684" calcext:value-type="float">
            <text:p>-163.8716684</text:p>
          </table:table-cell>
          <table:table-cell office:value-type="float" office:value="-147.2499084" calcext:value-type="float">
            <text:p>-147.2499084</text:p>
          </table:table-cell>
          <table:table-cell office:value-type="float" office:value="15.6929733" calcext:value-type="float">
            <text:p>15.6929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194861362266467652267941663</text:p>
          </table:table-cell>
          <table:table-cell office:value-type="float" office:value="44.32326395" calcext:value-type="float">
            <text:p>44.32326395</text:p>
          </table:table-cell>
          <table:table-cell office:value-type="float" office:value="82.57803325" calcext:value-type="float">
            <text:p>82.57803325</text:p>
          </table:table-cell>
          <table:table-cell office:value-type="float" office:value="-189.3255283" calcext:value-type="float">
            <text:p>-189.3255283</text:p>
          </table:table-cell>
          <table:table-cell office:value-type="float" office:value="5.56275007" calcext:value-type="float">
            <text:p>5.56275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2994770358625142596171316474</text:p>
          </table:table-cell>
          <table:table-cell office:value-type="float" office:value="135.3036242" calcext:value-type="float">
            <text:p>135.3036242</text:p>
          </table:table-cell>
          <table:table-cell office:value-type="float" office:value="-21.79208926" calcext:value-type="float">
            <text:p>-21.79208926</text:p>
          </table:table-cell>
          <table:table-cell office:value-type="float" office:value="-239.4086072" calcext:value-type="float">
            <text:p>-239.4086072</text:p>
          </table:table-cell>
          <table:table-cell office:value-type="float" office:value="4.543071313" calcext:value-type="float">
            <text:p>4.543071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593766328917170359373773080</text:p>
          </table:table-cell>
          <table:table-cell office:value-type="float" office:value="-62.19588874" calcext:value-type="float">
            <text:p>-62.19588874</text:p>
          </table:table-cell>
          <table:table-cell office:value-type="float" office:value="56.10498787" calcext:value-type="float">
            <text:p>56.10498787</text:p>
          </table:table-cell>
          <table:table-cell office:value-type="float" office:value="-94.82411775" calcext:value-type="float">
            <text:p>-94.82411775</text:p>
          </table:table-cell>
          <table:table-cell office:value-type="float" office:value="5.982909574" calcext:value-type="float">
            <text:p>5.982909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68.00720196" calcext:value-type="float">
            <text:p>-68.00720196</text:p>
          </table:table-cell>
          <table:table-cell office:value-type="float" office:value="-41.02746294" calcext:value-type="float">
            <text:p>-41.02746294</text:p>
          </table:table-cell>
          <table:table-cell office:value-type="float" office:value="-172.1175757" calcext:value-type="float">
            <text:p>-172.1175757</text:p>
          </table:table-cell>
          <table:table-cell office:value-type="float" office:value="5.247278653" calcext:value-type="float">
            <text:p>5.24727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86.83682341" calcext:value-type="float">
            <text:p>-86.83682341</text:p>
          </table:table-cell>
          <table:table-cell office:value-type="float" office:value="44.88428152" calcext:value-type="float">
            <text:p>44.88428152</text:p>
          </table:table-cell>
          <table:table-cell office:value-type="float" office:value="-150.5213276" calcext:value-type="float">
            <text:p>-150.5213276</text:p>
          </table:table-cell>
          <table:table-cell office:value-type="float" office:value="8.103288228" calcext:value-type="float">
            <text:p>8.103288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48.93160782" calcext:value-type="float">
            <text:p>48.93160782</text:p>
          </table:table-cell>
          <table:table-cell office:value-type="float" office:value="-57.64898774" calcext:value-type="float">
            <text:p>-57.64898774</text:p>
          </table:table-cell>
          <table:table-cell office:value-type="float" office:value="-73.99981349" calcext:value-type="float">
            <text:p>-73.99981349</text:p>
          </table:table-cell>
          <table:table-cell office:value-type="float" office:value="5.743023818" calcext:value-type="float">
            <text:p>5.743023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91.74344115" calcext:value-type="float">
            <text:p>91.74344115</text:p>
          </table:table-cell>
          <table:table-cell office:value-type="float" office:value="1.489122847" calcext:value-type="float">
            <text:p>1.489122847</text:p>
          </table:table-cell>
          <table:table-cell office:value-type="float" office:value="-109.3375922" calcext:value-type="float">
            <text:p>-109.3375922</text:p>
          </table:table-cell>
          <table:table-cell office:value-type="float" office:value="4.950660035" calcext:value-type="float">
            <text:p>4.95066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64.32373023" calcext:value-type="float">
            <text:p>-64.32373023</text:p>
          </table:table-cell>
          <table:table-cell office:value-type="float" office:value="56.85721717" calcext:value-type="float">
            <text:p>56.85721717</text:p>
          </table:table-cell>
          <table:table-cell office:value-type="float" office:value="-168.4427428" calcext:value-type="float">
            <text:p>-168.4427428</text:p>
          </table:table-cell>
          <table:table-cell office:value-type="float" office:value="6.331569947" calcext:value-type="float">
            <text:p>6.331569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130.2047538" calcext:value-type="float">
            <text:p>-130.2047538</text:p>
          </table:table-cell>
          <table:table-cell office:value-type="float" office:value="27.56977296" calcext:value-type="float">
            <text:p>27.56977296</text:p>
          </table:table-cell>
          <table:table-cell office:value-type="float" office:value="-210.2722058" calcext:value-type="float">
            <text:p>-210.2722058</text:p>
          </table:table-cell>
          <table:table-cell office:value-type="float" office:value="9.503203598" calcext:value-type="float">
            <text:p>9.503203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-84.56144675" calcext:value-type="float">
            <text:p>-84.56144675</text:p>
          </table:table-cell>
          <table:table-cell office:value-type="float" office:value="53.32378035" calcext:value-type="float">
            <text:p>53.32378035</text:p>
          </table:table-cell>
          <table:table-cell office:value-type="float" office:value="-281.9974642" calcext:value-type="float">
            <text:p>-281.9974642</text:p>
          </table:table-cell>
          <table:table-cell office:value-type="float" office:value="5.556944532" calcext:value-type="float">
            <text:p>5.556944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20.7849264" calcext:value-type="float">
            <text:p>120.7849264</text:p>
          </table:table-cell>
          <table:table-cell office:value-type="float" office:value="26.79966924" calcext:value-type="float">
            <text:p>26.79966924</text:p>
          </table:table-cell>
          <table:table-cell office:value-type="float" office:value="-282.3975687" calcext:value-type="float">
            <text:p>-282.3975687</text:p>
          </table:table-cell>
          <table:table-cell office:value-type="float" office:value="7.903510371" calcext:value-type="float">
            <text:p>7.90351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00.7686809" calcext:value-type="float">
            <text:p>100.7686809</text:p>
          </table:table-cell>
          <table:table-cell office:value-type="float" office:value="54.38122979" calcext:value-type="float">
            <text:p>54.38122979</text:p>
          </table:table-cell>
          <table:table-cell office:value-type="float" office:value="-256.9953278" calcext:value-type="float">
            <text:p>-256.9953278</text:p>
          </table:table-cell>
          <table:table-cell office:value-type="float" office:value="5.722280115" calcext:value-type="float">
            <text:p>5.722280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-131.3987948" calcext:value-type="float">
            <text:p>-131.3987948</text:p>
          </table:table-cell>
          <table:table-cell office:value-type="float" office:value="-2.758456139" calcext:value-type="float">
            <text:p>-2.758456139</text:p>
          </table:table-cell>
          <table:table-cell office:value-type="float" office:value="-221.4306053" calcext:value-type="float">
            <text:p>-221.4306053</text:p>
          </table:table-cell>
          <table:table-cell office:value-type="float" office:value="5.6734543" calcext:value-type="float">
            <text:p>5.6734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60.46365697" calcext:value-type="float">
            <text:p>60.46365697</text:p>
          </table:table-cell>
          <table:table-cell office:value-type="float" office:value="6.684682456" calcext:value-type="float">
            <text:p>6.684682456</text:p>
          </table:table-cell>
          <table:table-cell office:value-type="float" office:value="-166.2635713" calcext:value-type="float">
            <text:p>-166.2635713</text:p>
          </table:table-cell>
          <table:table-cell office:value-type="float" office:value="6.275342115" calcext:value-type="float">
            <text:p>6.275342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46.90144291" calcext:value-type="float">
            <text:p>-46.90144291</text:p>
          </table:table-cell>
          <table:table-cell office:value-type="float" office:value="75.75702229" calcext:value-type="float">
            <text:p>75.75702229</text:p>
          </table:table-cell>
          <table:table-cell office:value-type="float" office:value="-160.6226978" calcext:value-type="float">
            <text:p>-160.6226978</text:p>
          </table:table-cell>
          <table:table-cell office:value-type="float" office:value="7.000523906" calcext:value-type="float">
            <text:p>7.000523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0.85118947" calcext:value-type="float">
            <text:p>-70.85118947</text:p>
          </table:table-cell>
          <table:table-cell office:value-type="float" office:value="43.23273855" calcext:value-type="float">
            <text:p>43.23273855</text:p>
          </table:table-cell>
          <table:table-cell office:value-type="float" office:value="-161.9030791" calcext:value-type="float">
            <text:p>-161.9030791</text:p>
          </table:table-cell>
          <table:table-cell office:value-type="float" office:value="5.103331958" calcext:value-type="float">
            <text:p>5.103331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5.85355844" calcext:value-type="float">
            <text:p>-65.85355844</text:p>
          </table:table-cell>
          <table:table-cell office:value-type="float" office:value="81.31080175" calcext:value-type="float">
            <text:p>81.31080175</text:p>
          </table:table-cell>
          <table:table-cell office:value-type="float" office:value="-179.9458889" calcext:value-type="float">
            <text:p>-179.9458889</text:p>
          </table:table-cell>
          <table:table-cell office:value-type="float" office:value="4.09125367" calcext:value-type="float">
            <text:p>4.09125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8.60873551" calcext:value-type="float">
            <text:p>-78.60873551</text:p>
          </table:table-cell>
          <table:table-cell office:value-type="float" office:value="83.60316733" calcext:value-type="float">
            <text:p>83.60316733</text:p>
          </table:table-cell>
          <table:table-cell office:value-type="float" office:value="-180.3313412" calcext:value-type="float">
            <text:p>-180.3313412</text:p>
          </table:table-cell>
          <table:table-cell office:value-type="float" office:value="3.604122074" calcext:value-type="float">
            <text:p>3.604122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8.57907771" calcext:value-type="float">
            <text:p>-68.57907771</text:p>
          </table:table-cell>
          <table:table-cell office:value-type="float" office:value="88.63420627" calcext:value-type="float">
            <text:p>88.63420627</text:p>
          </table:table-cell>
          <table:table-cell office:value-type="float" office:value="-190.8726177" calcext:value-type="float">
            <text:p>-190.8726177</text:p>
          </table:table-cell>
          <table:table-cell office:value-type="float" office:value="4.36498067" calcext:value-type="float">
            <text:p>4.36498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74.06988329" calcext:value-type="float">
            <text:p>74.06988329</text:p>
          </table:table-cell>
          <table:table-cell office:value-type="float" office:value="38.35306684" calcext:value-type="float">
            <text:p>38.35306684</text:p>
          </table:table-cell>
          <table:table-cell office:value-type="float" office:value="-64.55323564" calcext:value-type="float">
            <text:p>-64.55323564</text:p>
          </table:table-cell>
          <table:table-cell office:value-type="float" office:value="4.620478005" calcext:value-type="float">
            <text:p>4.620478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92.75491946" calcext:value-type="float">
            <text:p>92.75491946</text:p>
          </table:table-cell>
          <table:table-cell office:value-type="float" office:value="28.68047227" calcext:value-type="float">
            <text:p>28.68047227</text:p>
          </table:table-cell>
          <table:table-cell office:value-type="float" office:value="-68.42174667" calcext:value-type="float">
            <text:p>-68.42174667</text:p>
          </table:table-cell>
          <table:table-cell office:value-type="float" office:value="14.01055468" calcext:value-type="float">
            <text:p>14.01055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-68.98527379" calcext:value-type="float">
            <text:p>-68.98527379</text:p>
          </table:table-cell>
          <table:table-cell office:value-type="float" office:value="59.65236221" calcext:value-type="float">
            <text:p>59.65236221</text:p>
          </table:table-cell>
          <table:table-cell office:value-type="float" office:value="-93.7862976" calcext:value-type="float">
            <text:p>-93.7862976</text:p>
          </table:table-cell>
          <table:table-cell office:value-type="float" office:value="12.23861568" calcext:value-type="float">
            <text:p>12.23861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69.39410493" calcext:value-type="float">
            <text:p>69.39410493</text:p>
          </table:table-cell>
          <table:table-cell office:value-type="float" office:value="2.301055592" calcext:value-type="float">
            <text:p>2.301055592</text:p>
          </table:table-cell>
          <table:table-cell office:value-type="float" office:value="-116.9214528" calcext:value-type="float">
            <text:p>-116.9214528</text:p>
          </table:table-cell>
          <table:table-cell office:value-type="float" office:value="10.15451033" calcext:value-type="float">
            <text:p>10.15451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-81.4227151" calcext:value-type="float">
            <text:p>-81.4227151</text:p>
          </table:table-cell>
          <table:table-cell office:value-type="float" office:value="-72.28037593" calcext:value-type="float">
            <text:p>-72.28037593</text:p>
          </table:table-cell>
          <table:table-cell office:value-type="float" office:value="-175.2840689" calcext:value-type="float">
            <text:p>-175.2840689</text:p>
          </table:table-cell>
          <table:table-cell office:value-type="float" office:value="7.803510446" calcext:value-type="float">
            <text:p>7.803510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33.10479474" calcext:value-type="float">
            <text:p>33.10479474</text:p>
          </table:table-cell>
          <table:table-cell office:value-type="float" office:value="-63.11643351" calcext:value-type="float">
            <text:p>-63.11643351</text:p>
          </table:table-cell>
          <table:table-cell office:value-type="float" office:value="-108.7255712" calcext:value-type="float">
            <text:p>-108.7255712</text:p>
          </table:table-cell>
          <table:table-cell office:value-type="float" office:value="10.7593487" calcext:value-type="float">
            <text:p>10.7593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48.25336944" calcext:value-type="float">
            <text:p>-48.25336944</text:p>
          </table:table-cell>
          <table:table-cell office:value-type="float" office:value="122.9531915" calcext:value-type="float">
            <text:p>122.9531915</text:p>
          </table:table-cell>
          <table:table-cell office:value-type="float" office:value="-662.8189689" calcext:value-type="float">
            <text:p>-662.8189689</text:p>
          </table:table-cell>
          <table:table-cell office:value-type="float" office:value="4.741226698" calcext:value-type="float">
            <text:p>4.741226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79.34409697" calcext:value-type="float">
            <text:p>-79.34409697</text:p>
          </table:table-cell>
          <table:table-cell office:value-type="float" office:value="174.995213" calcext:value-type="float">
            <text:p>174.995213</text:p>
          </table:table-cell>
          <table:table-cell office:value-type="float" office:value="-675.2716339" calcext:value-type="float">
            <text:p>-675.2716339</text:p>
          </table:table-cell>
          <table:table-cell office:value-type="float" office:value="9.54755631" calcext:value-type="float">
            <text:p>9.54755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50.97022755" calcext:value-type="float">
            <text:p>50.97022755</text:p>
          </table:table-cell>
          <table:table-cell office:value-type="float" office:value="-34.22691743" calcext:value-type="float">
            <text:p>-34.22691743</text:p>
          </table:table-cell>
          <table:table-cell office:value-type="float" office:value="-145.0871207" calcext:value-type="float">
            <text:p>-145.0871207</text:p>
          </table:table-cell>
          <table:table-cell office:value-type="float" office:value="9.854691375" calcext:value-type="float">
            <text:p>9.854691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107.2310959" calcext:value-type="float">
            <text:p>107.2310959</text:p>
          </table:table-cell>
          <table:table-cell office:value-type="float" office:value="38.93370431" calcext:value-type="float">
            <text:p>38.93370431</text:p>
          </table:table-cell>
          <table:table-cell office:value-type="float" office:value="-202.7540175" calcext:value-type="float">
            <text:p>-202.7540175</text:p>
          </table:table-cell>
          <table:table-cell office:value-type="float" office:value="5.698508138" calcext:value-type="float">
            <text:p>5.698508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02.6786393" calcext:value-type="float">
            <text:p>-102.6786393</text:p>
          </table:table-cell>
          <table:table-cell office:value-type="float" office:value="-60.02526548" calcext:value-type="float">
            <text:p>-60.02526548</text:p>
          </table:table-cell>
          <table:table-cell office:value-type="float" office:value="47.31904974" calcext:value-type="float">
            <text:p>47.31904974</text:p>
          </table:table-cell>
          <table:table-cell office:value-type="float" office:value="6.309861737" calcext:value-type="float">
            <text:p>6.309861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28.9519043" calcext:value-type="float">
            <text:p>-128.9519043</text:p>
          </table:table-cell>
          <table:table-cell office:value-type="float" office:value="51.49699246" calcext:value-type="float">
            <text:p>51.49699246</text:p>
          </table:table-cell>
          <table:table-cell office:value-type="float" office:value="-46.08862011" calcext:value-type="float">
            <text:p>-46.08862011</text:p>
          </table:table-cell>
          <table:table-cell office:value-type="float" office:value="5.12610172" calcext:value-type="float">
            <text:p>5.12610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96.62595381" calcext:value-type="float">
            <text:p>96.62595381</text:p>
          </table:table-cell>
          <table:table-cell office:value-type="float" office:value="-46.15482266" calcext:value-type="float">
            <text:p>-46.15482266</text:p>
          </table:table-cell>
          <table:table-cell office:value-type="float" office:value="-88.22943221" calcext:value-type="float">
            <text:p>-88.22943221</text:p>
          </table:table-cell>
          <table:table-cell office:value-type="float" office:value="6.326436035" calcext:value-type="float">
            <text:p>6.32643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118.326081" calcext:value-type="float">
            <text:p>-118.326081</text:p>
          </table:table-cell>
          <table:table-cell office:value-type="float" office:value="-37.39744532" calcext:value-type="float">
            <text:p>-37.39744532</text:p>
          </table:table-cell>
          <table:table-cell office:value-type="float" office:value="-110.3530583" calcext:value-type="float">
            <text:p>-110.3530583</text:p>
          </table:table-cell>
          <table:table-cell office:value-type="float" office:value="4.088340903" calcext:value-type="float">
            <text:p>4.088340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28799048" calcext:value-type="float">
            <text:p>-72.28799048</text:p>
          </table:table-cell>
          <table:table-cell office:value-type="float" office:value="-77.48196772" calcext:value-type="float">
            <text:p>-77.48196772</text:p>
          </table:table-cell>
          <table:table-cell office:value-type="float" office:value="-160.4862542" calcext:value-type="float">
            <text:p>-160.4862542</text:p>
          </table:table-cell>
          <table:table-cell office:value-type="float" office:value="4.087102079" calcext:value-type="float">
            <text:p>4.087102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57.72551821" calcext:value-type="float">
            <text:p>-57.72551821</text:p>
          </table:table-cell>
          <table:table-cell office:value-type="float" office:value="73.77949357" calcext:value-type="float">
            <text:p>73.77949357</text:p>
          </table:table-cell>
          <table:table-cell office:value-type="float" office:value="-147.4155797" calcext:value-type="float">
            <text:p>-147.4155797</text:p>
          </table:table-cell>
          <table:table-cell office:value-type="float" office:value="11.80179732" calcext:value-type="float">
            <text:p>11.80179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58061805" calcext:value-type="float">
            <text:p>-72.58061805</text:p>
          </table:table-cell>
          <table:table-cell office:value-type="float" office:value="3.189654663" calcext:value-type="float">
            <text:p>3.189654663</text:p>
          </table:table-cell>
          <table:table-cell office:value-type="float" office:value="-124.7859175" calcext:value-type="float">
            <text:p>-124.7859175</text:p>
          </table:table-cell>
          <table:table-cell office:value-type="float" office:value="7.740811844" calcext:value-type="float">
            <text:p>7.74081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76.92845221" calcext:value-type="float">
            <text:p>76.92845221</text:p>
          </table:table-cell>
          <table:table-cell office:value-type="float" office:value="42.9591148" calcext:value-type="float">
            <text:p>42.9591148</text:p>
          </table:table-cell>
          <table:table-cell office:value-type="float" office:value="-156.1113403" calcext:value-type="float">
            <text:p>-156.1113403</text:p>
          </table:table-cell>
          <table:table-cell office:value-type="float" office:value="4.359847311" calcext:value-type="float">
            <text:p>4.359847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48.19484987" calcext:value-type="float">
            <text:p>-48.19484987</text:p>
          </table:table-cell>
          <table:table-cell office:value-type="float" office:value="85.6472109" calcext:value-type="float">
            <text:p>85.6472109</text:p>
          </table:table-cell>
          <table:table-cell office:value-type="float" office:value="-106.9277616" calcext:value-type="float">
            <text:p>-106.9277616</text:p>
          </table:table-cell>
          <table:table-cell office:value-type="float" office:value="6.223836401" calcext:value-type="float">
            <text:p>6.223836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61.79005197" calcext:value-type="float">
            <text:p>-61.79005197</text:p>
          </table:table-cell>
          <table:table-cell office:value-type="float" office:value="85.7037051" calcext:value-type="float">
            <text:p>85.7037051</text:p>
          </table:table-cell>
          <table:table-cell office:value-type="float" office:value="-88.95044821" calcext:value-type="float">
            <text:p>-88.95044821</text:p>
          </table:table-cell>
          <table:table-cell office:value-type="float" office:value="4.880407071" calcext:value-type="float">
            <text:p>4.880407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31.99820076" calcext:value-type="float">
            <text:p>31.99820076</text:p>
          </table:table-cell>
          <table:table-cell office:value-type="float" office:value="87.0398605" calcext:value-type="float">
            <text:p>87.0398605</text:p>
          </table:table-cell>
          <table:table-cell office:value-type="float" office:value="-87.30499286" calcext:value-type="float">
            <text:p>-87.30499286</text:p>
          </table:table-cell>
          <table:table-cell office:value-type="float" office:value="5.264823454" calcext:value-type="float">
            <text:p>5.264823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69.06378759" calcext:value-type="float">
            <text:p>69.06378759</text:p>
          </table:table-cell>
          <table:table-cell office:value-type="float" office:value="-5.20922866" calcext:value-type="float">
            <text:p>-5.20922866</text:p>
          </table:table-cell>
          <table:table-cell office:value-type="float" office:value="-122.7216281" calcext:value-type="float">
            <text:p>-122.7216281</text:p>
          </table:table-cell>
          <table:table-cell office:value-type="float" office:value="3.588905452" calcext:value-type="float">
            <text:p>3.58890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118.8935973" calcext:value-type="float">
            <text:p>118.8935973</text:p>
          </table:table-cell>
          <table:table-cell office:value-type="float" office:value="9.543387329" calcext:value-type="float">
            <text:p>9.543387329</text:p>
          </table:table-cell>
          <table:table-cell office:value-type="float" office:value="-223.3917754" calcext:value-type="float">
            <text:p>-223.3917754</text:p>
          </table:table-cell>
          <table:table-cell office:value-type="float" office:value="22.30485311" calcext:value-type="float">
            <text:p>22.30485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-32.57589084" calcext:value-type="float">
            <text:p>-32.57589084</text:p>
          </table:table-cell>
          <table:table-cell office:value-type="float" office:value="-38.49990256" calcext:value-type="float">
            <text:p>-38.49990256</text:p>
          </table:table-cell>
          <table:table-cell office:value-type="float" office:value="-195.9028979" calcext:value-type="float">
            <text:p>-195.9028979</text:p>
          </table:table-cell>
          <table:table-cell office:value-type="float" office:value="9.65159512" calcext:value-type="float">
            <text:p>9.6515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68.44093973" calcext:value-type="float">
            <text:p>-68.44093973</text:p>
          </table:table-cell>
          <table:table-cell office:value-type="float" office:value="-157.1137025" calcext:value-type="float">
            <text:p>-157.1137025</text:p>
          </table:table-cell>
          <table:table-cell office:value-type="float" office:value="-176.1858824" calcext:value-type="float">
            <text:p>-176.1858824</text:p>
          </table:table-cell>
          <table:table-cell office:value-type="float" office:value="4.805890569" calcext:value-type="float">
            <text:p>4.805890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55.10711143" calcext:value-type="float">
            <text:p>-55.10711143</text:p>
          </table:table-cell>
          <table:table-cell office:value-type="float" office:value="-92.46668464" calcext:value-type="float">
            <text:p>-92.46668464</text:p>
          </table:table-cell>
          <table:table-cell office:value-type="float" office:value="-105.1251227" calcext:value-type="float">
            <text:p>-105.1251227</text:p>
          </table:table-cell>
          <table:table-cell office:value-type="float" office:value="6.821386617" calcext:value-type="float">
            <text:p>6.821386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-77.1815686" calcext:value-type="float">
            <text:p>-77.1815686</text:p>
          </table:table-cell>
          <table:table-cell office:value-type="float" office:value="-56.67932785" calcext:value-type="float">
            <text:p>-56.67932785</text:p>
          </table:table-cell>
          <table:table-cell office:value-type="float" office:value="-210.12595" calcext:value-type="float">
            <text:p>-210.12595</text:p>
          </table:table-cell>
          <table:table-cell office:value-type="float" office:value="3.844582048" calcext:value-type="float">
            <text:p>3.84458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100.1064082" calcext:value-type="float">
            <text:p>100.1064082</text:p>
          </table:table-cell>
          <table:table-cell office:value-type="float" office:value="4.113763028" calcext:value-type="float">
            <text:p>4.113763028</text:p>
          </table:table-cell>
          <table:table-cell office:value-type="float" office:value="-93.59102919" calcext:value-type="float">
            <text:p>-93.59102919</text:p>
          </table:table-cell>
          <table:table-cell office:value-type="float" office:value="4.375706691" calcext:value-type="float">
            <text:p>4.375706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64.08984827" calcext:value-type="float">
            <text:p>-64.08984827</text:p>
          </table:table-cell>
          <table:table-cell office:value-type="float" office:value="-185.1943695" calcext:value-type="float">
            <text:p>-185.1943695</text:p>
          </table:table-cell>
          <table:table-cell office:value-type="float" office:value="-176.461318" calcext:value-type="float">
            <text:p>-176.461318</text:p>
          </table:table-cell>
          <table:table-cell office:value-type="float" office:value="3.556818181" calcext:value-type="float">
            <text:p>3.556818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112.5257962" calcext:value-type="float">
            <text:p>-112.5257962</text:p>
          </table:table-cell>
          <table:table-cell office:value-type="float" office:value="-147.0691547" calcext:value-type="float">
            <text:p>-147.0691547</text:p>
          </table:table-cell>
          <table:table-cell office:value-type="float" office:value="-279.5736221" calcext:value-type="float">
            <text:p>-279.5736221</text:p>
          </table:table-cell>
          <table:table-cell office:value-type="float" office:value="6.661399227" calcext:value-type="float">
            <text:p>6.661399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91.67018342" calcext:value-type="float">
            <text:p>91.67018342</text:p>
          </table:table-cell>
          <table:table-cell office:value-type="float" office:value="-140.4872171" calcext:value-type="float">
            <text:p>-140.4872171</text:p>
          </table:table-cell>
          <table:table-cell office:value-type="float" office:value="1157.979081" calcext:value-type="float">
            <text:p>1157.979081</text:p>
          </table:table-cell>
          <table:table-cell office:value-type="float" office:value="13.0575593" calcext:value-type="float">
            <text:p>13.0575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73.32391758" calcext:value-type="float">
            <text:p>73.32391758</text:p>
          </table:table-cell>
          <table:table-cell office:value-type="float" office:value="-154.0753119" calcext:value-type="float">
            <text:p>-154.0753119</text:p>
          </table:table-cell>
          <table:table-cell office:value-type="float" office:value="1175.026682" calcext:value-type="float">
            <text:p>1175.026682</text:p>
          </table:table-cell>
          <table:table-cell office:value-type="float" office:value="12.76400579" calcext:value-type="float">
            <text:p>12.76400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61.57360432" calcext:value-type="float">
            <text:p>61.57360432</text:p>
          </table:table-cell>
          <table:table-cell office:value-type="float" office:value="-112.1197753" calcext:value-type="float">
            <text:p>-112.1197753</text:p>
          </table:table-cell>
          <table:table-cell office:value-type="float" office:value="1206.626262" calcext:value-type="float">
            <text:p>1206.626262</text:p>
          </table:table-cell>
          <table:table-cell office:value-type="float" office:value="8.68806614" calcext:value-type="float">
            <text:p>8.6880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1582691063019848479942618641</text:p>
          </table:table-cell>
          <table:table-cell office:value-type="float" office:value="85.1785161" calcext:value-type="float">
            <text:p>85.1785161</text:p>
          </table:table-cell>
          <table:table-cell office:value-type="float" office:value="-36.78139636" calcext:value-type="float">
            <text:p>-36.78139636</text:p>
          </table:table-cell>
          <table:table-cell office:value-type="float" office:value="-100.6408476" calcext:value-type="float">
            <text:p>-100.6408476</text:p>
          </table:table-cell>
          <table:table-cell office:value-type="float" office:value="8.623614727" calcext:value-type="float">
            <text:p>8.62361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4.08411483" calcext:value-type="float">
            <text:p>94.08411483</text:p>
          </table:table-cell>
          <table:table-cell office:value-type="float" office:value="8.592369179" calcext:value-type="float">
            <text:p>8.592369179</text:p>
          </table:table-cell>
          <table:table-cell office:value-type="float" office:value="-226.0784745" calcext:value-type="float">
            <text:p>-226.0784745</text:p>
          </table:table-cell>
          <table:table-cell office:value-type="float" office:value="5.320080577" calcext:value-type="float">
            <text:p>5.320080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1.171059" calcext:value-type="float">
            <text:p>91.171059</text:p>
          </table:table-cell>
          <table:table-cell office:value-type="float" office:value="11.67926171" calcext:value-type="float">
            <text:p>11.67926171</text:p>
          </table:table-cell>
          <table:table-cell office:value-type="float" office:value="-221.9540872" calcext:value-type="float">
            <text:p>-221.9540872</text:p>
          </table:table-cell>
          <table:table-cell office:value-type="float" office:value="4.509994543" calcext:value-type="float">
            <text:p>4.509994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2557165094691896097534021075</text:p>
          </table:table-cell>
          <table:table-cell office:value-type="float" office:value="-35.86499577" calcext:value-type="float">
            <text:p>-35.86499577</text:p>
          </table:table-cell>
          <table:table-cell office:value-type="float" office:value="50.0903772" calcext:value-type="float">
            <text:p>50.0903772</text:p>
          </table:table-cell>
          <table:table-cell office:value-type="float" office:value="-54.97785519" calcext:value-type="float">
            <text:p>-54.97785519</text:p>
          </table:table-cell>
          <table:table-cell office:value-type="float" office:value="11.73040225" calcext:value-type="float">
            <text:p>11.7304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3421828981831854739626597495</text:p>
          </table:table-cell>
          <table:table-cell office:value-type="float" office:value="90.69412437" calcext:value-type="float">
            <text:p>90.69412437</text:p>
          </table:table-cell>
          <table:table-cell office:value-type="float" office:value="136.8807468" calcext:value-type="float">
            <text:p>136.8807468</text:p>
          </table:table-cell>
          <table:table-cell office:value-type="float" office:value="1521.030798" calcext:value-type="float">
            <text:p>1521.030798</text:p>
          </table:table-cell>
          <table:table-cell office:value-type="float" office:value="5.060034849" calcext:value-type="float">
            <text:p>5.060034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4700823314998198591652152637</text:p>
          </table:table-cell>
          <table:table-cell office:value-type="float" office:value="-134.3906237" calcext:value-type="float">
            <text:p>-134.3906237</text:p>
          </table:table-cell>
          <table:table-cell office:value-type="float" office:value="-122.7636416" calcext:value-type="float">
            <text:p>-122.7636416</text:p>
          </table:table-cell>
          <table:table-cell office:value-type="float" office:value="-297.6611428" calcext:value-type="float">
            <text:p>-297.6611428</text:p>
          </table:table-cell>
          <table:table-cell office:value-type="float" office:value="7.068103093" calcext:value-type="float">
            <text:p>7.068103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-61.93533913" calcext:value-type="float">
            <text:p>-61.93533913</text:p>
          </table:table-cell>
          <table:table-cell office:value-type="float" office:value="226.7878603" calcext:value-type="float">
            <text:p>226.7878603</text:p>
          </table:table-cell>
          <table:table-cell office:value-type="float" office:value="-379.0557742" calcext:value-type="float">
            <text:p>-379.0557742</text:p>
          </table:table-cell>
          <table:table-cell office:value-type="float" office:value="6.972916889" calcext:value-type="float">
            <text:p>6.972916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22.14091595" calcext:value-type="float">
            <text:p>22.14091595</text:p>
          </table:table-cell>
          <table:table-cell office:value-type="float" office:value="196.0980962" calcext:value-type="float">
            <text:p>196.0980962</text:p>
          </table:table-cell>
          <table:table-cell office:value-type="float" office:value="-367.3614119" calcext:value-type="float">
            <text:p>-367.3614119</text:p>
          </table:table-cell>
          <table:table-cell office:value-type="float" office:value="9.253917448" calcext:value-type="float">
            <text:p>9.253917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5887072264491016857673607285</text:p>
          </table:table-cell>
          <table:table-cell office:value-type="float" office:value="-128.7512557" calcext:value-type="float">
            <text:p>-128.7512557</text:p>
          </table:table-cell>
          <table:table-cell office:value-type="float" office:value="-1.511218785" calcext:value-type="float">
            <text:p>-1.511218785</text:p>
          </table:table-cell>
          <table:table-cell office:value-type="float" office:value="-213.3437987" calcext:value-type="float">
            <text:p>-213.3437987</text:p>
          </table:table-cell>
          <table:table-cell office:value-type="float" office:value="5.62818632" calcext:value-type="float">
            <text:p>5.62818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01.2451127" calcext:value-type="float">
            <text:p>101.2451127</text:p>
          </table:table-cell>
          <table:table-cell office:value-type="float" office:value="15.80942106" calcext:value-type="float">
            <text:p>15.80942106</text:p>
          </table:table-cell>
          <table:table-cell office:value-type="float" office:value="-105.5725817" calcext:value-type="float">
            <text:p>-105.5725817</text:p>
          </table:table-cell>
          <table:table-cell office:value-type="float" office:value="16.09508736" calcext:value-type="float">
            <text:p>16.09508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17.1530633" calcext:value-type="float">
            <text:p>117.1530633</text:p>
          </table:table-cell>
          <table:table-cell office:value-type="float" office:value="-1.520032995" calcext:value-type="float">
            <text:p>-1.520032995</text:p>
          </table:table-cell>
          <table:table-cell office:value-type="float" office:value="-208.7261177" calcext:value-type="float">
            <text:p>-208.7261177</text:p>
          </table:table-cell>
          <table:table-cell office:value-type="float" office:value="21.67749437" calcext:value-type="float">
            <text:p>21.67749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7835307280028057486413359377</text:p>
          </table:table-cell>
          <table:table-cell office:value-type="float" office:value="-75.58452659" calcext:value-type="float">
            <text:p>-75.58452659</text:p>
          </table:table-cell>
          <table:table-cell office:value-type="float" office:value="43.10980417" calcext:value-type="float">
            <text:p>43.10980417</text:p>
          </table:table-cell>
          <table:table-cell office:value-type="float" office:value="-128.326338" calcext:value-type="float">
            <text:p>-128.326338</text:p>
          </table:table-cell>
          <table:table-cell office:value-type="float" office:value="7.850328152" calcext:value-type="float">
            <text:p>7.850328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46.88603145" calcext:value-type="float">
            <text:p>-46.88603145</text:p>
          </table:table-cell>
          <table:table-cell office:value-type="float" office:value="-71.47201601" calcext:value-type="float">
            <text:p>-71.47201601</text:p>
          </table:table-cell>
          <table:table-cell office:value-type="float" office:value="-204.7362163" calcext:value-type="float">
            <text:p>-204.7362163</text:p>
          </table:table-cell>
          <table:table-cell office:value-type="float" office:value="5.253505195" calcext:value-type="float">
            <text:p>5.253505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85.90557458" calcext:value-type="float">
            <text:p>-85.90557458</text:p>
          </table:table-cell>
          <table:table-cell office:value-type="float" office:value="-179.9071501" calcext:value-type="float">
            <text:p>-179.9071501</text:p>
          </table:table-cell>
          <table:table-cell office:value-type="float" office:value="-108.8742678" calcext:value-type="float">
            <text:p>-108.8742678</text:p>
          </table:table-cell>
          <table:table-cell office:value-type="float" office:value="5.100020792" calcext:value-type="float">
            <text:p>5.100020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672797925724868457151381131</text:p>
          </table:table-cell>
          <table:table-cell office:value-type="float" office:value="48.84233801" calcext:value-type="float">
            <text:p>48.84233801</text:p>
          </table:table-cell>
          <table:table-cell office:value-type="float" office:value="-79.99347491" calcext:value-type="float">
            <text:p>-79.99347491</text:p>
          </table:table-cell>
          <table:table-cell office:value-type="float" office:value="-170.1226167" calcext:value-type="float">
            <text:p>-170.1226167</text:p>
          </table:table-cell>
          <table:table-cell office:value-type="float" office:value="7.747145031" calcext:value-type="float">
            <text:p>7.747145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01913847714156367981722205</text:p>
          </table:table-cell>
          <table:table-cell office:value-type="float" office:value="-44.74552511" calcext:value-type="float">
            <text:p>-44.74552511</text:p>
          </table:table-cell>
          <table:table-cell office:value-type="float" office:value="15.74507375" calcext:value-type="float">
            <text:p>15.74507375</text:p>
          </table:table-cell>
          <table:table-cell office:value-type="float" office:value="-199.2057467" calcext:value-type="float">
            <text:p>-199.2057467</text:p>
          </table:table-cell>
          <table:table-cell office:value-type="float" office:value="11.06629748" calcext:value-type="float">
            <text:p>11.06629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108.3539126" calcext:value-type="float">
            <text:p>108.3539126</text:p>
          </table:table-cell>
          <table:table-cell office:value-type="float" office:value="17.6636324" calcext:value-type="float">
            <text:p>17.6636324</text:p>
          </table:table-cell>
          <table:table-cell office:value-type="float" office:value="-144.3487942" calcext:value-type="float">
            <text:p>-144.3487942</text:p>
          </table:table-cell>
          <table:table-cell office:value-type="float" office:value="7.19927326" calcext:value-type="float">
            <text:p>7.19927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96.74440568" calcext:value-type="float">
            <text:p>-96.74440568</text:p>
          </table:table-cell>
          <table:table-cell office:value-type="float" office:value="37.57394502" calcext:value-type="float">
            <text:p>37.57394502</text:p>
          </table:table-cell>
          <table:table-cell office:value-type="float" office:value="-138.1604297" calcext:value-type="float">
            <text:p>-138.1604297</text:p>
          </table:table-cell>
          <table:table-cell office:value-type="float" office:value="9.008401966" calcext:value-type="float">
            <text:p>9.008401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1.25238955" calcext:value-type="float">
            <text:p>81.25238955</text:p>
          </table:table-cell>
          <table:table-cell office:value-type="float" office:value="-61.95603652" calcext:value-type="float">
            <text:p>-61.95603652</text:p>
          </table:table-cell>
          <table:table-cell office:value-type="float" office:value="-102.7392007" calcext:value-type="float">
            <text:p>-102.7392007</text:p>
          </table:table-cell>
          <table:table-cell office:value-type="float" office:value="4.624706443" calcext:value-type="float">
            <text:p>4.624706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64.42239176" calcext:value-type="float">
            <text:p>64.42239176</text:p>
          </table:table-cell>
          <table:table-cell office:value-type="float" office:value="10.39856954" calcext:value-type="float">
            <text:p>10.39856954</text:p>
          </table:table-cell>
          <table:table-cell office:value-type="float" office:value="-97.91300482" calcext:value-type="float">
            <text:p>-97.91300482</text:p>
          </table:table-cell>
          <table:table-cell office:value-type="float" office:value="6.180360378" calcext:value-type="float">
            <text:p>6.180360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7.84093673" calcext:value-type="float">
            <text:p>87.84093673</text:p>
          </table:table-cell>
          <table:table-cell office:value-type="float" office:value="-9.774362874" calcext:value-type="float">
            <text:p>-9.774362874</text:p>
          </table:table-cell>
          <table:table-cell office:value-type="float" office:value="-73.52174071" calcext:value-type="float">
            <text:p>-73.52174071</text:p>
          </table:table-cell>
          <table:table-cell office:value-type="float" office:value="4.481934217" calcext:value-type="float">
            <text:p>4.481934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61.41380792" calcext:value-type="float">
            <text:p>-61.41380792</text:p>
          </table:table-cell>
          <table:table-cell office:value-type="float" office:value="86.92191873" calcext:value-type="float">
            <text:p>86.92191873</text:p>
          </table:table-cell>
          <table:table-cell office:value-type="float" office:value="-68.29510047" calcext:value-type="float">
            <text:p>-68.29510047</text:p>
          </table:table-cell>
          <table:table-cell office:value-type="float" office:value="8.748557314" calcext:value-type="float">
            <text:p>8.748557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89.72409213" calcext:value-type="float">
            <text:p>-89.72409213</text:p>
          </table:table-cell>
          <table:table-cell office:value-type="float" office:value="4.989814421" calcext:value-type="float">
            <text:p>4.989814421</text:p>
          </table:table-cell>
          <table:table-cell office:value-type="float" office:value="-36.10094622" calcext:value-type="float">
            <text:p>-36.10094622</text:p>
          </table:table-cell>
          <table:table-cell office:value-type="float" office:value="4.393756108" calcext:value-type="float">
            <text:p>4.393756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43.17549976" calcext:value-type="float">
            <text:p>-43.17549976</text:p>
          </table:table-cell>
          <table:table-cell office:value-type="float" office:value="-70.66475672" calcext:value-type="float">
            <text:p>-70.66475672</text:p>
          </table:table-cell>
          <table:table-cell office:value-type="float" office:value="-149.5314353" calcext:value-type="float">
            <text:p>-149.5314353</text:p>
          </table:table-cell>
          <table:table-cell office:value-type="float" office:value="8.488955168" calcext:value-type="float">
            <text:p>8.488955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111.5859962" calcext:value-type="float">
            <text:p>-111.5859962</text:p>
          </table:table-cell>
          <table:table-cell office:value-type="float" office:value="-21.64957873" calcext:value-type="float">
            <text:p>-21.64957873</text:p>
          </table:table-cell>
          <table:table-cell office:value-type="float" office:value="-70.20646602" calcext:value-type="float">
            <text:p>-70.20646602</text:p>
          </table:table-cell>
          <table:table-cell office:value-type="float" office:value="5.685267589" calcext:value-type="float">
            <text:p>5.685267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93.51330673" calcext:value-type="float">
            <text:p>-93.51330673</text:p>
          </table:table-cell>
          <table:table-cell office:value-type="float" office:value="11.06618299" calcext:value-type="float">
            <text:p>11.06618299</text:p>
          </table:table-cell>
          <table:table-cell office:value-type="float" office:value="-126.3944134" calcext:value-type="float">
            <text:p>-126.3944134</text:p>
          </table:table-cell>
          <table:table-cell office:value-type="float" office:value="5.234851716" calcext:value-type="float">
            <text:p>5.234851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0548927038333190233889983845</text:p>
          </table:table-cell>
          <table:table-cell office:value-type="float" office:value="-46.84173683" calcext:value-type="float">
            <text:p>-46.84173683</text:p>
          </table:table-cell>
          <table:table-cell office:value-type="float" office:value="58.34921221" calcext:value-type="float">
            <text:p>58.34921221</text:p>
          </table:table-cell>
          <table:table-cell office:value-type="float" office:value="-64.06849523" calcext:value-type="float">
            <text:p>-64.06849523</text:p>
          </table:table-cell>
          <table:table-cell office:value-type="float" office:value="8.364989395" calcext:value-type="float">
            <text:p>8.364989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1476128731958142981941696518</text:p>
          </table:table-cell>
          <table:table-cell office:value-type="float" office:value="-89.41960826" calcext:value-type="float">
            <text:p>-89.41960826</text:p>
          </table:table-cell>
          <table:table-cell office:value-type="float" office:value="230.4681484" calcext:value-type="float">
            <text:p>230.4681484</text:p>
          </table:table-cell>
          <table:table-cell office:value-type="float" office:value="-614.3390574" calcext:value-type="float">
            <text:p>-614.3390574</text:p>
          </table:table-cell>
          <table:table-cell office:value-type="float" office:value="7.59997723" calcext:value-type="float">
            <text:p>7.59997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-6.607170093" calcext:value-type="float">
            <text:p>-6.607170093</text:p>
          </table:table-cell>
          <table:table-cell office:value-type="float" office:value="22.55937329" calcext:value-type="float">
            <text:p>22.55937329</text:p>
          </table:table-cell>
          <table:table-cell office:value-type="float" office:value="-143.7929641" calcext:value-type="float">
            <text:p>-143.7929641</text:p>
          </table:table-cell>
          <table:table-cell office:value-type="float" office:value="9.48489034" calcext:value-type="float">
            <text:p>9.48489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6.8024039" calcext:value-type="float">
            <text:p>116.8024039</text:p>
          </table:table-cell>
          <table:table-cell office:value-type="float" office:value="-1.291850522" calcext:value-type="float">
            <text:p>-1.291850522</text:p>
          </table:table-cell>
          <table:table-cell office:value-type="float" office:value="-197.5054168" calcext:value-type="float">
            <text:p>-197.5054168</text:p>
          </table:table-cell>
          <table:table-cell office:value-type="float" office:value="4.666322736" calcext:value-type="float">
            <text:p>4.666322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9.2088976" calcext:value-type="float">
            <text:p>119.2088976</text:p>
          </table:table-cell>
          <table:table-cell office:value-type="float" office:value="-11.4328236" calcext:value-type="float">
            <text:p>-11.4328236</text:p>
          </table:table-cell>
          <table:table-cell office:value-type="float" office:value="-208.2932951" calcext:value-type="float">
            <text:p>-208.2932951</text:p>
          </table:table-cell>
          <table:table-cell office:value-type="float" office:value="6.853377495" calcext:value-type="float">
            <text:p>6.853377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1.5336493" calcext:value-type="float">
            <text:p>111.5336493</text:p>
          </table:table-cell>
          <table:table-cell office:value-type="float" office:value="-37.25625083" calcext:value-type="float">
            <text:p>-37.25625083</text:p>
          </table:table-cell>
          <table:table-cell office:value-type="float" office:value="-238.8281758" calcext:value-type="float">
            <text:p>-238.8281758</text:p>
          </table:table-cell>
          <table:table-cell office:value-type="float" office:value="5.772283337" calcext:value-type="float">
            <text:p>5.772283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95.99601184" calcext:value-type="float">
            <text:p>95.99601184</text:p>
          </table:table-cell>
          <table:table-cell office:value-type="float" office:value="-23.33441995" calcext:value-type="float">
            <text:p>-23.33441995</text:p>
          </table:table-cell>
          <table:table-cell office:value-type="float" office:value="-157.7220192" calcext:value-type="float">
            <text:p>-157.7220192</text:p>
          </table:table-cell>
          <table:table-cell office:value-type="float" office:value="4.835148932" calcext:value-type="float">
            <text:p>4.835148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94.35547105" calcext:value-type="float">
            <text:p>94.35547105</text:p>
          </table:table-cell>
          <table:table-cell office:value-type="float" office:value="91.59711801" calcext:value-type="float">
            <text:p>91.59711801</text:p>
          </table:table-cell>
          <table:table-cell office:value-type="float" office:value="-85.60911893" calcext:value-type="float">
            <text:p>-85.60911893</text:p>
          </table:table-cell>
          <table:table-cell office:value-type="float" office:value="4.473572199" calcext:value-type="float">
            <text:p>4.473572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20.84754253" calcext:value-type="float">
            <text:p>20.84754253</text:p>
          </table:table-cell>
          <table:table-cell office:value-type="float" office:value="147.7875736" calcext:value-type="float">
            <text:p>147.7875736</text:p>
          </table:table-cell>
          <table:table-cell office:value-type="float" office:value="-123.7256197" calcext:value-type="float">
            <text:p>-123.7256197</text:p>
          </table:table-cell>
          <table:table-cell office:value-type="float" office:value="4.945821582" calcext:value-type="float">
            <text:p>4.945821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102.312989" calcext:value-type="float">
            <text:p>102.312989</text:p>
          </table:table-cell>
          <table:table-cell office:value-type="float" office:value="110.4620141" calcext:value-type="float">
            <text:p>110.4620141</text:p>
          </table:table-cell>
          <table:table-cell office:value-type="float" office:value="-170.2480634" calcext:value-type="float">
            <text:p>-170.2480634</text:p>
          </table:table-cell>
          <table:table-cell office:value-type="float" office:value="6.418972326" calcext:value-type="float">
            <text:p>6.418972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96.15880098" calcext:value-type="float">
            <text:p>-96.15880098</text:p>
          </table:table-cell>
          <table:table-cell office:value-type="float" office:value="50.98702071" calcext:value-type="float">
            <text:p>50.98702071</text:p>
          </table:table-cell>
          <table:table-cell office:value-type="float" office:value="-126.4487451" calcext:value-type="float">
            <text:p>-126.4487451</text:p>
          </table:table-cell>
          <table:table-cell office:value-type="float" office:value="10.32149081" calcext:value-type="float">
            <text:p>10.32149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129.5582207" calcext:value-type="float">
            <text:p>-129.5582207</text:p>
          </table:table-cell>
          <table:table-cell office:value-type="float" office:value="43.95116739" calcext:value-type="float">
            <text:p>43.95116739</text:p>
          </table:table-cell>
          <table:table-cell office:value-type="float" office:value="-164.9900987" calcext:value-type="float">
            <text:p>-164.9900987</text:p>
          </table:table-cell>
          <table:table-cell office:value-type="float" office:value="10.417941" calcext:value-type="float">
            <text:p>10.417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54.40303309" calcext:value-type="float">
            <text:p>-54.40303309</text:p>
          </table:table-cell>
          <table:table-cell office:value-type="float" office:value="81.75967211" calcext:value-type="float">
            <text:p>81.75967211</text:p>
          </table:table-cell>
          <table:table-cell office:value-type="float" office:value="-286.5417517" calcext:value-type="float">
            <text:p>-286.5417517</text:p>
          </table:table-cell>
          <table:table-cell office:value-type="float" office:value="15.71097733" calcext:value-type="float">
            <text:p>15.71097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334055029671473836954456733</text:p>
          </table:table-cell>
          <table:table-cell office:value-type="float" office:value="68.05574564" calcext:value-type="float">
            <text:p>68.05574564</text:p>
          </table:table-cell>
          <table:table-cell office:value-type="float" office:value="43.7031034" calcext:value-type="float">
            <text:p>43.7031034</text:p>
          </table:table-cell>
          <table:table-cell office:value-type="float" office:value="-266.0215516" calcext:value-type="float">
            <text:p>-266.0215516</text:p>
          </table:table-cell>
          <table:table-cell office:value-type="float" office:value="12.68580657" calcext:value-type="float">
            <text:p>12.68580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605260055394498989743099991</text:p>
          </table:table-cell>
          <table:table-cell office:value-type="float" office:value="-104.7330571" calcext:value-type="float">
            <text:p>-104.7330571</text:p>
          </table:table-cell>
          <table:table-cell office:value-type="float" office:value="-65.28037827" calcext:value-type="float">
            <text:p>-65.28037827</text:p>
          </table:table-cell>
          <table:table-cell office:value-type="float" office:value="-153.0965685" calcext:value-type="float">
            <text:p>-153.0965685</text:p>
          </table:table-cell>
          <table:table-cell office:value-type="float" office:value="5.654138498" calcext:value-type="float">
            <text:p>5.654138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3835996725364342034830119490</text:p>
          </table:table-cell>
          <table:table-cell office:value-type="float" office:value="-104.132632" calcext:value-type="float">
            <text:p>-104.132632</text:p>
          </table:table-cell>
          <table:table-cell office:value-type="float" office:value="5.561806071" calcext:value-type="float">
            <text:p>5.561806071</text:p>
          </table:table-cell>
          <table:table-cell office:value-type="float" office:value="-43.86310901" calcext:value-type="float">
            <text:p>-43.86310901</text:p>
          </table:table-cell>
          <table:table-cell office:value-type="float" office:value="13.14006008" calcext:value-type="float">
            <text:p>13.14006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4789075871001236641548593165</text:p>
          </table:table-cell>
          <table:table-cell office:value-type="float" office:value="-47.98966389" calcext:value-type="float">
            <text:p>-47.98966389</text:p>
          </table:table-cell>
          <table:table-cell office:value-type="float" office:value="-118.8036156" calcext:value-type="float">
            <text:p>-118.8036156</text:p>
          </table:table-cell>
          <table:table-cell office:value-type="float" office:value="-82.10624424" calcext:value-type="float">
            <text:p>-82.10624424</text:p>
          </table:table-cell>
          <table:table-cell office:value-type="float" office:value="6.853098388" calcext:value-type="float">
            <text:p>6.853098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78.34099522" calcext:value-type="float">
            <text:p>-78.34099522</text:p>
          </table:table-cell>
          <table:table-cell office:value-type="float" office:value="229.6995557" calcext:value-type="float">
            <text:p>229.6995557</text:p>
          </table:table-cell>
          <table:table-cell office:value-type="float" office:value="-700.4896349" calcext:value-type="float">
            <text:p>-700.4896349</text:p>
          </table:table-cell>
          <table:table-cell office:value-type="float" office:value="4.015559137" calcext:value-type="float">
            <text:p>4.015559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94.11576971" calcext:value-type="float">
            <text:p>-94.11576971</text:p>
          </table:table-cell>
          <table:table-cell office:value-type="float" office:value="212.0770162" calcext:value-type="float">
            <text:p>212.0770162</text:p>
          </table:table-cell>
          <table:table-cell office:value-type="float" office:value="-721.5469281" calcext:value-type="float">
            <text:p>-721.5469281</text:p>
          </table:table-cell>
          <table:table-cell office:value-type="float" office:value="4.385767296" calcext:value-type="float">
            <text:p>4.38576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214756157389122376518747372</text:p>
          </table:table-cell>
          <table:table-cell office:value-type="float" office:value="49.76140034" calcext:value-type="float">
            <text:p>49.76140034</text:p>
          </table:table-cell>
          <table:table-cell office:value-type="float" office:value="-30.97057504" calcext:value-type="float">
            <text:p>-30.97057504</text:p>
          </table:table-cell>
          <table:table-cell office:value-type="float" office:value="-40.7778355" calcext:value-type="float">
            <text:p>-40.7778355</text:p>
          </table:table-cell>
          <table:table-cell office:value-type="float" office:value="5.937590395" calcext:value-type="float">
            <text:p>5.937590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5770913282450940389971401304</text:p>
          </table:table-cell>
          <table:table-cell office:value-type="float" office:value="55.84381658" calcext:value-type="float">
            <text:p>55.84381658</text:p>
          </table:table-cell>
          <table:table-cell office:value-type="float" office:value="87.20226025" calcext:value-type="float">
            <text:p>87.20226025</text:p>
          </table:table-cell>
          <table:table-cell office:value-type="float" office:value="-175.8774794" calcext:value-type="float">
            <text:p>-175.8774794</text:p>
          </table:table-cell>
          <table:table-cell office:value-type="float" office:value="4.034133192" calcext:value-type="float">
            <text:p>4.03413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-97.41069879" calcext:value-type="float">
            <text:p>-97.41069879</text:p>
          </table:table-cell>
          <table:table-cell office:value-type="float" office:value="-44.65572813" calcext:value-type="float">
            <text:p>-44.65572813</text:p>
          </table:table-cell>
          <table:table-cell office:value-type="float" office:value="-143.8867224" calcext:value-type="float">
            <text:p>-143.8867224</text:p>
          </table:table-cell>
          <table:table-cell office:value-type="float" office:value="24.66335961" calcext:value-type="float">
            <text:p>24.66335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41.19376183" calcext:value-type="float">
            <text:p>41.19376183</text:p>
          </table:table-cell>
          <table:table-cell office:value-type="float" office:value="-3.596828721" calcext:value-type="float">
            <text:p>-3.596828721</text:p>
          </table:table-cell>
          <table:table-cell office:value-type="float" office:value="-11.48987867" calcext:value-type="float">
            <text:p>-11.48987867</text:p>
          </table:table-cell>
          <table:table-cell office:value-type="float" office:value="9.067255434" calcext:value-type="float">
            <text:p>9.067255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6911475886263032009840828684</text:p>
          </table:table-cell>
          <table:table-cell office:value-type="float" office:value="111.3562508" calcext:value-type="float">
            <text:p>111.3562508</text:p>
          </table:table-cell>
          <table:table-cell office:value-type="float" office:value="-106.6054694" calcext:value-type="float">
            <text:p>-106.6054694</text:p>
          </table:table-cell>
          <table:table-cell office:value-type="float" office:value="-118.862537" calcext:value-type="float">
            <text:p>-118.862537</text:p>
          </table:table-cell>
          <table:table-cell office:value-type="float" office:value="11.29624596" calcext:value-type="float">
            <text:p>11.2962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7087518531899043292346860596</text:p>
          </table:table-cell>
          <table:table-cell office:value-type="float" office:value="-87.92743528" calcext:value-type="float">
            <text:p>-87.92743528</text:p>
          </table:table-cell>
          <table:table-cell office:value-type="float" office:value="-49.5343381" calcext:value-type="float">
            <text:p>-49.5343381</text:p>
          </table:table-cell>
          <table:table-cell office:value-type="float" office:value="-117.0008151" calcext:value-type="float">
            <text:p>-117.0008151</text:p>
          </table:table-cell>
          <table:table-cell office:value-type="float" office:value="9.443896197" calcext:value-type="float">
            <text:p>9.443896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125.1264993" calcext:value-type="float">
            <text:p>125.1264993</text:p>
          </table:table-cell>
          <table:table-cell office:value-type="float" office:value="22.05896161" calcext:value-type="float">
            <text:p>22.05896161</text:p>
          </table:table-cell>
          <table:table-cell office:value-type="float" office:value="-185.8029252" calcext:value-type="float">
            <text:p>-185.8029252</text:p>
          </table:table-cell>
          <table:table-cell office:value-type="float" office:value="4.936242591" calcext:value-type="float">
            <text:p>4.936242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-40.79954744" calcext:value-type="float">
            <text:p>-40.79954744</text:p>
          </table:table-cell>
          <table:table-cell office:value-type="float" office:value="79.7815833" calcext:value-type="float">
            <text:p>79.7815833</text:p>
          </table:table-cell>
          <table:table-cell office:value-type="float" office:value="-160.1080585" calcext:value-type="float">
            <text:p>-160.1080585</text:p>
          </table:table-cell>
          <table:table-cell office:value-type="float" office:value="5.433793389" calcext:value-type="float">
            <text:p>5.433793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0111824803959660037459294083</text:p>
          </table:table-cell>
          <table:table-cell office:value-type="float" office:value="-77.02533313" calcext:value-type="float">
            <text:p>-77.02533313</text:p>
          </table:table-cell>
          <table:table-cell office:value-type="float" office:value="89.93861809" calcext:value-type="float">
            <text:p>89.93861809</text:p>
          </table:table-cell>
          <table:table-cell office:value-type="float" office:value="-135.120507" calcext:value-type="float">
            <text:p>-135.120507</text:p>
          </table:table-cell>
          <table:table-cell office:value-type="float" office:value="5.183339807" calcext:value-type="float">
            <text:p>5.183339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465552859463184018938648244</text:p>
          </table:table-cell>
          <table:table-cell office:value-type="float" office:value="-20.72433589" calcext:value-type="float">
            <text:p>-20.72433589</text:p>
          </table:table-cell>
          <table:table-cell office:value-type="float" office:value="-82.43422239" calcext:value-type="float">
            <text:p>-82.43422239</text:p>
          </table:table-cell>
          <table:table-cell office:value-type="float" office:value="-163.5191536" calcext:value-type="float">
            <text:p>-163.5191536</text:p>
          </table:table-cell>
          <table:table-cell office:value-type="float" office:value="9.991058045" calcext:value-type="float">
            <text:p>9.991058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74.13268405" calcext:value-type="float">
            <text:p>74.13268405</text:p>
          </table:table-cell>
          <table:table-cell office:value-type="float" office:value="-26.75317521" calcext:value-type="float">
            <text:p>-26.75317521</text:p>
          </table:table-cell>
          <table:table-cell office:value-type="float" office:value="-252.6553875" calcext:value-type="float">
            <text:p>-252.6553875</text:p>
          </table:table-cell>
          <table:table-cell office:value-type="float" office:value="10.03917434" calcext:value-type="float">
            <text:p>10.03917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-47.21141318" calcext:value-type="float">
            <text:p>-47.21141318</text:p>
          </table:table-cell>
          <table:table-cell office:value-type="float" office:value="95.09026184" calcext:value-type="float">
            <text:p>95.09026184</text:p>
          </table:table-cell>
          <table:table-cell office:value-type="float" office:value="-179.9203418" calcext:value-type="float">
            <text:p>-179.9203418</text:p>
          </table:table-cell>
          <table:table-cell office:value-type="float" office:value="12.79644145" calcext:value-type="float">
            <text:p>12.79644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302986710576400812869264321</text:p>
          </table:table-cell>
          <table:table-cell office:value-type="float" office:value="-78.55235498" calcext:value-type="float">
            <text:p>-78.55235498</text:p>
          </table:table-cell>
          <table:table-cell office:value-type="float" office:value="24.91578897" calcext:value-type="float">
            <text:p>24.91578897</text:p>
          </table:table-cell>
          <table:table-cell office:value-type="float" office:value="-107.3639625" calcext:value-type="float">
            <text:p>-107.3639625</text:p>
          </table:table-cell>
          <table:table-cell office:value-type="float" office:value="7.165672419" calcext:value-type="float">
            <text:p>7.165672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2.1887603" calcext:value-type="float">
            <text:p>72.1887603</text:p>
          </table:table-cell>
          <table:table-cell office:value-type="float" office:value="-14.4688642" calcext:value-type="float">
            <text:p>-14.4688642</text:p>
          </table:table-cell>
          <table:table-cell office:value-type="float" office:value="-195.2387769" calcext:value-type="float">
            <text:p>-195.2387769</text:p>
          </table:table-cell>
          <table:table-cell office:value-type="float" office:value="22.46928325" calcext:value-type="float">
            <text:p>22.46928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4.72764672" calcext:value-type="float">
            <text:p>74.72764672</text:p>
          </table:table-cell>
          <table:table-cell office:value-type="float" office:value="30.75813083" calcext:value-type="float">
            <text:p>30.75813083</text:p>
          </table:table-cell>
          <table:table-cell office:value-type="float" office:value="-101.3115905" calcext:value-type="float">
            <text:p>-101.3115905</text:p>
          </table:table-cell>
          <table:table-cell office:value-type="float" office:value="18.86783511" calcext:value-type="float">
            <text:p>18.86783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426705628838942177546503237</text:p>
          </table:table-cell>
          <table:table-cell office:value-type="float" office:value="82.32330622" calcext:value-type="float">
            <text:p>82.32330622</text:p>
          </table:table-cell>
          <table:table-cell office:value-type="float" office:value="-183.4399074" calcext:value-type="float">
            <text:p>-183.4399074</text:p>
          </table:table-cell>
          <table:table-cell office:value-type="float" office:value="-199.7152718" calcext:value-type="float">
            <text:p>-199.7152718</text:p>
          </table:table-cell>
          <table:table-cell office:value-type="float" office:value="4.084248678" calcext:value-type="float">
            <text:p>4.084248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535944958374186208096541480</text:p>
          </table:table-cell>
          <table:table-cell office:value-type="float" office:value="-50.16716421" calcext:value-type="float">
            <text:p>-50.16716421</text:p>
          </table:table-cell>
          <table:table-cell office:value-type="float" office:value="27.87502068" calcext:value-type="float">
            <text:p>27.87502068</text:p>
          </table:table-cell>
          <table:table-cell office:value-type="float" office:value="-59.55902456" calcext:value-type="float">
            <text:p>-59.55902456</text:p>
          </table:table-cell>
          <table:table-cell office:value-type="float" office:value="5.521988183" calcext:value-type="float">
            <text:p>5.521988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541312620128092852212458228</text:p>
          </table:table-cell>
          <table:table-cell office:value-type="float" office:value="-118.0512328" calcext:value-type="float">
            <text:p>-118.0512328</text:p>
          </table:table-cell>
          <table:table-cell office:value-type="float" office:value="94.75414104" calcext:value-type="float">
            <text:p>94.75414104</text:p>
          </table:table-cell>
          <table:table-cell office:value-type="float" office:value="-230.190551" calcext:value-type="float">
            <text:p>-230.190551</text:p>
          </table:table-cell>
          <table:table-cell office:value-type="float" office:value="4.560710413" calcext:value-type="float">
            <text:p>4.560710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97.83677666" calcext:value-type="float">
            <text:p>97.83677666</text:p>
          </table:table-cell>
          <table:table-cell office:value-type="float" office:value="55.50902909" calcext:value-type="float">
            <text:p>55.50902909</text:p>
          </table:table-cell>
          <table:table-cell office:value-type="float" office:value="-280.9785357" calcext:value-type="float">
            <text:p>-280.9785357</text:p>
          </table:table-cell>
          <table:table-cell office:value-type="float" office:value="21.08245746" calcext:value-type="float">
            <text:p>21.08245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88.68803313" calcext:value-type="float">
            <text:p>88.68803313</text:p>
          </table:table-cell>
          <table:table-cell office:value-type="float" office:value="29.52753243" calcext:value-type="float">
            <text:p>29.52753243</text:p>
          </table:table-cell>
          <table:table-cell office:value-type="float" office:value="-267.9721837" calcext:value-type="float">
            <text:p>-267.9721837</text:p>
          </table:table-cell>
          <table:table-cell office:value-type="float" office:value="8.515646762" calcext:value-type="float">
            <text:p>8.515646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57.16455992" calcext:value-type="float">
            <text:p>-57.16455992</text:p>
          </table:table-cell>
          <table:table-cell office:value-type="float" office:value="44.51132063" calcext:value-type="float">
            <text:p>44.51132063</text:p>
          </table:table-cell>
          <table:table-cell office:value-type="float" office:value="-79.73793688" calcext:value-type="float">
            <text:p>-79.73793688</text:p>
          </table:table-cell>
          <table:table-cell office:value-type="float" office:value="6.614419285" calcext:value-type="float">
            <text:p>6.61441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80.95533246" calcext:value-type="float">
            <text:p>-80.95533246</text:p>
          </table:table-cell>
          <table:table-cell office:value-type="float" office:value="-74.33680027" calcext:value-type="float">
            <text:p>-74.33680027</text:p>
          </table:table-cell>
          <table:table-cell office:value-type="float" office:value="-115.0576615" calcext:value-type="float">
            <text:p>-115.0576615</text:p>
          </table:table-cell>
          <table:table-cell office:value-type="float" office:value="5.104384596" calcext:value-type="float">
            <text:p>5.10438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4.97968016" calcext:value-type="float">
            <text:p>94.97968016</text:p>
          </table:table-cell>
          <table:table-cell office:value-type="float" office:value="77.58891384" calcext:value-type="float">
            <text:p>77.58891384</text:p>
          </table:table-cell>
          <table:table-cell office:value-type="float" office:value="-162.3511214" calcext:value-type="float">
            <text:p>-162.3511214</text:p>
          </table:table-cell>
          <table:table-cell office:value-type="float" office:value="5.134733017" calcext:value-type="float">
            <text:p>5.134733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3.02994736" calcext:value-type="float">
            <text:p>93.02994736</text:p>
          </table:table-cell>
          <table:table-cell office:value-type="float" office:value="76.85220572" calcext:value-type="float">
            <text:p>76.85220572</text:p>
          </table:table-cell>
          <table:table-cell office:value-type="float" office:value="-180.3229252" calcext:value-type="float">
            <text:p>-180.3229252</text:p>
          </table:table-cell>
          <table:table-cell office:value-type="float" office:value="6.306448592" calcext:value-type="float">
            <text:p>6.30644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107.0930177" calcext:value-type="float">
            <text:p>-107.0930177</text:p>
          </table:table-cell>
          <table:table-cell office:value-type="float" office:value="-230.4358408" calcext:value-type="float">
            <text:p>-230.4358408</text:p>
          </table:table-cell>
          <table:table-cell office:value-type="float" office:value="-196.9335875" calcext:value-type="float">
            <text:p>-196.9335875</text:p>
          </table:table-cell>
          <table:table-cell office:value-type="float" office:value="3.90241061" calcext:value-type="float">
            <text:p>3.90241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34.21742242" calcext:value-type="float">
            <text:p>-34.21742242</text:p>
          </table:table-cell>
          <table:table-cell office:value-type="float" office:value="-258.2050698" calcext:value-type="float">
            <text:p>-258.2050698</text:p>
          </table:table-cell>
          <table:table-cell office:value-type="float" office:value="-180.5932222" calcext:value-type="float">
            <text:p>-180.5932222</text:p>
          </table:table-cell>
          <table:table-cell office:value-type="float" office:value="8.714126601" calcext:value-type="float">
            <text:p>8.714126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89.74386627" calcext:value-type="float">
            <text:p>-89.74386627</text:p>
          </table:table-cell>
          <table:table-cell office:value-type="float" office:value="-177.920042" calcext:value-type="float">
            <text:p>-177.920042</text:p>
          </table:table-cell>
          <table:table-cell office:value-type="float" office:value="-171.969291" calcext:value-type="float">
            <text:p>-171.969291</text:p>
          </table:table-cell>
          <table:table-cell office:value-type="float" office:value="11.05222629" calcext:value-type="float">
            <text:p>11.05222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81.06879582" calcext:value-type="float">
            <text:p>81.06879582</text:p>
          </table:table-cell>
          <table:table-cell office:value-type="float" office:value="-250.9442408" calcext:value-type="float">
            <text:p>-250.9442408</text:p>
          </table:table-cell>
          <table:table-cell office:value-type="float" office:value="-166.747044" calcext:value-type="float">
            <text:p>-166.747044</text:p>
          </table:table-cell>
          <table:table-cell office:value-type="float" office:value="9.330163033" calcext:value-type="float">
            <text:p>9.330163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87.6116254" calcext:value-type="float">
            <text:p>-87.6116254</text:p>
          </table:table-cell>
          <table:table-cell office:value-type="float" office:value="-12.62484473" calcext:value-type="float">
            <text:p>-12.62484473</text:p>
          </table:table-cell>
          <table:table-cell office:value-type="float" office:value="-163.8559956" calcext:value-type="float">
            <text:p>-163.8559956</text:p>
          </table:table-cell>
          <table:table-cell office:value-type="float" office:value="9.82174492" calcext:value-type="float">
            <text:p>9.82174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142.588728" calcext:value-type="float">
            <text:p>142.588728</text:p>
          </table:table-cell>
          <table:table-cell office:value-type="float" office:value="-5.403468458" calcext:value-type="float">
            <text:p>-5.403468458</text:p>
          </table:table-cell>
          <table:table-cell office:value-type="float" office:value="-299.2211503" calcext:value-type="float">
            <text:p>-299.2211503</text:p>
          </table:table-cell>
          <table:table-cell office:value-type="float" office:value="5.07904476" calcext:value-type="float">
            <text:p>5.07904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35.50220052" calcext:value-type="float">
            <text:p>-35.50220052</text:p>
          </table:table-cell>
          <table:table-cell office:value-type="float" office:value="12.42447242" calcext:value-type="float">
            <text:p>12.42447242</text:p>
          </table:table-cell>
          <table:table-cell office:value-type="float" office:value="-98.52928857" calcext:value-type="float">
            <text:p>-98.52928857</text:p>
          </table:table-cell>
          <table:table-cell office:value-type="float" office:value="5.208074501" calcext:value-type="float">
            <text:p>5.208074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75.22199506" calcext:value-type="float">
            <text:p>-75.22199506</text:p>
          </table:table-cell>
          <table:table-cell office:value-type="float" office:value="62.49234348" calcext:value-type="float">
            <text:p>62.49234348</text:p>
          </table:table-cell>
          <table:table-cell office:value-type="float" office:value="-96.3478276" calcext:value-type="float">
            <text:p>-96.3478276</text:p>
          </table:table-cell>
          <table:table-cell office:value-type="float" office:value="12.6058106" calcext:value-type="float">
            <text:p>12.6058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48.04666893" calcext:value-type="float">
            <text:p>-48.04666893</text:p>
          </table:table-cell>
          <table:table-cell office:value-type="float" office:value="85.21928222" calcext:value-type="float">
            <text:p>85.21928222</text:p>
          </table:table-cell>
          <table:table-cell office:value-type="float" office:value="-143.2366224" calcext:value-type="float">
            <text:p>-143.2366224</text:p>
          </table:table-cell>
          <table:table-cell office:value-type="float" office:value="4.745975018" calcext:value-type="float">
            <text:p>4.745975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50.86292739" calcext:value-type="float">
            <text:p>-50.86292739</text:p>
          </table:table-cell>
          <table:table-cell office:value-type="float" office:value="-91.99602194" calcext:value-type="float">
            <text:p>-91.99602194</text:p>
          </table:table-cell>
          <table:table-cell office:value-type="float" office:value="-156.3356188" calcext:value-type="float">
            <text:p>-156.3356188</text:p>
          </table:table-cell>
          <table:table-cell office:value-type="float" office:value="9.407091622" calcext:value-type="float">
            <text:p>9.407091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13.65835546" calcext:value-type="float">
            <text:p>-13.65835546</text:p>
          </table:table-cell>
          <table:table-cell office:value-type="float" office:value="-135.5047895" calcext:value-type="float">
            <text:p>-135.5047895</text:p>
          </table:table-cell>
          <table:table-cell office:value-type="float" office:value="-97.68078459" calcext:value-type="float">
            <text:p>-97.68078459</text:p>
          </table:table-cell>
          <table:table-cell office:value-type="float" office:value="6.305697229" calcext:value-type="float">
            <text:p>6.305697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45.80083441" calcext:value-type="float">
            <text:p>-45.80083441</text:p>
          </table:table-cell>
          <table:table-cell office:value-type="float" office:value="-101.6518106" calcext:value-type="float">
            <text:p>-101.6518106</text:p>
          </table:table-cell>
          <table:table-cell office:value-type="float" office:value="-90.27642107" calcext:value-type="float">
            <text:p>-90.27642107</text:p>
          </table:table-cell>
          <table:table-cell office:value-type="float" office:value="5.323697876" calcext:value-type="float">
            <text:p>5.323697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81.35608846" calcext:value-type="float">
            <text:p>81.35608846</text:p>
          </table:table-cell>
          <table:table-cell office:value-type="float" office:value="-134.6072395" calcext:value-type="float">
            <text:p>-134.6072395</text:p>
          </table:table-cell>
          <table:table-cell office:value-type="float" office:value="-77.74723215" calcext:value-type="float">
            <text:p>-77.74723215</text:p>
          </table:table-cell>
          <table:table-cell office:value-type="float" office:value="7.702745337" calcext:value-type="float">
            <text:p>7.702745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32.95652305" calcext:value-type="float">
            <text:p>-32.95652305</text:p>
          </table:table-cell>
          <table:table-cell office:value-type="float" office:value="-165.0205503" calcext:value-type="float">
            <text:p>-165.0205503</text:p>
          </table:table-cell>
          <table:table-cell office:value-type="float" office:value="-80.42038104" calcext:value-type="float">
            <text:p>-80.42038104</text:p>
          </table:table-cell>
          <table:table-cell office:value-type="float" office:value="4.225740939" calcext:value-type="float">
            <text:p>4.225740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27.35574333" calcext:value-type="float">
            <text:p>27.35574333</text:p>
          </table:table-cell>
          <table:table-cell office:value-type="float" office:value="-113.1712109" calcext:value-type="float">
            <text:p>-113.1712109</text:p>
          </table:table-cell>
          <table:table-cell office:value-type="float" office:value="-118.7382011" calcext:value-type="float">
            <text:p>-118.7382011</text:p>
          </table:table-cell>
          <table:table-cell office:value-type="float" office:value="6.875805854" calcext:value-type="float">
            <text:p>6.875805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4.69277052" calcext:value-type="float">
            <text:p>94.69277052</text:p>
          </table:table-cell>
          <table:table-cell office:value-type="float" office:value="-58.75126934" calcext:value-type="float">
            <text:p>-58.75126934</text:p>
          </table:table-cell>
          <table:table-cell office:value-type="float" office:value="-223.1832419" calcext:value-type="float">
            <text:p>-223.1832419</text:p>
          </table:table-cell>
          <table:table-cell office:value-type="float" office:value="5.902097585" calcext:value-type="float">
            <text:p>5.902097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2.33199711" calcext:value-type="float">
            <text:p>92.33199711</text:p>
          </table:table-cell>
          <table:table-cell office:value-type="float" office:value="0.471155965" calcext:value-type="float">
            <text:p>0.471155965</text:p>
          </table:table-cell>
          <table:table-cell office:value-type="float" office:value="-196.1703197" calcext:value-type="float">
            <text:p>-196.1703197</text:p>
          </table:table-cell>
          <table:table-cell office:value-type="float" office:value="11.4077692" calcext:value-type="float">
            <text:p>11.407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6.37260492" calcext:value-type="float">
            <text:p>76.37260492</text:p>
          </table:table-cell>
          <table:table-cell office:value-type="float" office:value="-58.7146568" calcext:value-type="float">
            <text:p>-58.7146568</text:p>
          </table:table-cell>
          <table:table-cell office:value-type="float" office:value="-188.3180962" calcext:value-type="float">
            <text:p>-188.3180962</text:p>
          </table:table-cell>
          <table:table-cell office:value-type="float" office:value="6.762379039" calcext:value-type="float">
            <text:p>6.762379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38.18494377" calcext:value-type="float">
            <text:p>38.18494377</text:p>
          </table:table-cell>
          <table:table-cell office:value-type="float" office:value="-70.85731384" calcext:value-type="float">
            <text:p>-70.85731384</text:p>
          </table:table-cell>
          <table:table-cell office:value-type="float" office:value="-177.4034718" calcext:value-type="float">
            <text:p>-177.4034718</text:p>
          </table:table-cell>
          <table:table-cell office:value-type="float" office:value="7.013205598" calcext:value-type="float">
            <text:p>7.013205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3.40337941" calcext:value-type="float">
            <text:p>73.40337941</text:p>
          </table:table-cell>
          <table:table-cell office:value-type="float" office:value="-79.17103932" calcext:value-type="float">
            <text:p>-79.17103932</text:p>
          </table:table-cell>
          <table:table-cell office:value-type="float" office:value="-160.465872" calcext:value-type="float">
            <text:p>-160.465872</text:p>
          </table:table-cell>
          <table:table-cell office:value-type="float" office:value="7.382823191" calcext:value-type="float">
            <text:p>7.382823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54.10098991" calcext:value-type="float">
            <text:p>54.10098991</text:p>
          </table:table-cell>
          <table:table-cell office:value-type="float" office:value="-74.66241303" calcext:value-type="float">
            <text:p>-74.66241303</text:p>
          </table:table-cell>
          <table:table-cell office:value-type="float" office:value="-158.289718" calcext:value-type="float">
            <text:p>-158.289718</text:p>
          </table:table-cell>
          <table:table-cell office:value-type="float" office:value="6.162501209" calcext:value-type="float">
            <text:p>6.162501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47.3980366" calcext:value-type="float">
            <text:p>47.3980366</text:p>
          </table:table-cell>
          <table:table-cell office:value-type="float" office:value="-92.91586123" calcext:value-type="float">
            <text:p>-92.91586123</text:p>
          </table:table-cell>
          <table:table-cell office:value-type="float" office:value="-157.6125367" calcext:value-type="float">
            <text:p>-157.6125367</text:p>
          </table:table-cell>
          <table:table-cell office:value-type="float" office:value="4.696704052" calcext:value-type="float">
            <text:p>4.69670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94.14005815" calcext:value-type="float">
            <text:p>-94.14005815</text:p>
          </table:table-cell>
          <table:table-cell office:value-type="float" office:value="-66.6427403" calcext:value-type="float">
            <text:p>-66.6427403</text:p>
          </table:table-cell>
          <table:table-cell office:value-type="float" office:value="-243.48921" calcext:value-type="float">
            <text:p>-243.48921</text:p>
          </table:table-cell>
          <table:table-cell office:value-type="float" office:value="5.375765996" calcext:value-type="float">
            <text:p>5.375765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72.47324637" calcext:value-type="float">
            <text:p>-72.47324637</text:p>
          </table:table-cell>
          <table:table-cell office:value-type="float" office:value="52.77800062" calcext:value-type="float">
            <text:p>52.77800062</text:p>
          </table:table-cell>
          <table:table-cell office:value-type="float" office:value="-212.0353733" calcext:value-type="float">
            <text:p>-212.0353733</text:p>
          </table:table-cell>
          <table:table-cell office:value-type="float" office:value="5.116058049" calcext:value-type="float">
            <text:p>5.116058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8944769569002417592093467626</text:p>
          </table:table-cell>
          <table:table-cell office:value-type="float" office:value="-91.50114978" calcext:value-type="float">
            <text:p>-91.50114978</text:p>
          </table:table-cell>
          <table:table-cell office:value-type="float" office:value="-5.251185287" calcext:value-type="float">
            <text:p>-5.251185287</text:p>
          </table:table-cell>
          <table:table-cell office:value-type="float" office:value="-138.9674206" calcext:value-type="float">
            <text:p>-138.9674206</text:p>
          </table:table-cell>
          <table:table-cell office:value-type="float" office:value="5.41336635" calcext:value-type="float">
            <text:p>5.41336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29.80896453" calcext:value-type="float">
            <text:p>29.80896453</text:p>
          </table:table-cell>
          <table:table-cell office:value-type="float" office:value="60.46795255" calcext:value-type="float">
            <text:p>60.46795255</text:p>
          </table:table-cell>
          <table:table-cell office:value-type="float" office:value="-278.3676965" calcext:value-type="float">
            <text:p>-278.3676965</text:p>
          </table:table-cell>
          <table:table-cell office:value-type="float" office:value="6.955440317" calcext:value-type="float">
            <text:p>6.955440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36.07972135" calcext:value-type="float">
            <text:p>36.07972135</text:p>
          </table:table-cell>
          <table:table-cell office:value-type="float" office:value="-29.73608262" calcext:value-type="float">
            <text:p>-29.73608262</text:p>
          </table:table-cell>
          <table:table-cell office:value-type="float" office:value="-89.48053564" calcext:value-type="float">
            <text:p>-89.48053564</text:p>
          </table:table-cell>
          <table:table-cell office:value-type="float" office:value="23.04344837" calcext:value-type="float">
            <text:p>23.04344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29624439086643515259182406526</text:p>
          </table:table-cell>
          <table:table-cell office:value-type="float" office:value="-90.91776955" calcext:value-type="float">
            <text:p>-90.91776955</text:p>
          </table:table-cell>
          <table:table-cell office:value-type="float" office:value="82.31102136" calcext:value-type="float">
            <text:p>82.31102136</text:p>
          </table:table-cell>
          <table:table-cell office:value-type="float" office:value="-186.4472527" calcext:value-type="float">
            <text:p>-186.4472527</text:p>
          </table:table-cell>
          <table:table-cell office:value-type="float" office:value="6.724954348" calcext:value-type="float">
            <text:p>6.724954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0544495001617450666819906758</text:p>
          </table:table-cell>
          <table:table-cell office:value-type="float" office:value="-52.41930738" calcext:value-type="float">
            <text:p>-52.41930738</text:p>
          </table:table-cell>
          <table:table-cell office:value-type="float" office:value="-24.7935206" calcext:value-type="float">
            <text:p>-24.7935206</text:p>
          </table:table-cell>
          <table:table-cell office:value-type="float" office:value="-176.1642111" calcext:value-type="float">
            <text:p>-176.1642111</text:p>
          </table:table-cell>
          <table:table-cell office:value-type="float" office:value="16.82893945" calcext:value-type="float">
            <text:p>16.82893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3.91769065" calcext:value-type="float">
            <text:p>-83.91769065</text:p>
          </table:table-cell>
          <table:table-cell office:value-type="float" office:value="47.09117513" calcext:value-type="float">
            <text:p>47.09117513</text:p>
          </table:table-cell>
          <table:table-cell office:value-type="float" office:value="-181.283014" calcext:value-type="float">
            <text:p>-181.283014</text:p>
          </table:table-cell>
          <table:table-cell office:value-type="float" office:value="6.862828144" calcext:value-type="float">
            <text:p>6.86282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8.46186388" calcext:value-type="float">
            <text:p>-88.46186388</text:p>
          </table:table-cell>
          <table:table-cell office:value-type="float" office:value="18.95338468" calcext:value-type="float">
            <text:p>18.95338468</text:p>
          </table:table-cell>
          <table:table-cell office:value-type="float" office:value="-176.0384633" calcext:value-type="float">
            <text:p>-176.0384633</text:p>
          </table:table-cell>
          <table:table-cell office:value-type="float" office:value="4.838097863" calcext:value-type="float">
            <text:p>4.838097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.495127425" calcext:value-type="float">
            <text:p>-1.495127425</text:p>
          </table:table-cell>
          <table:table-cell office:value-type="float" office:value="44.84438957" calcext:value-type="float">
            <text:p>44.84438957</text:p>
          </table:table-cell>
          <table:table-cell office:value-type="float" office:value="-163.8288849" calcext:value-type="float">
            <text:p>-163.8288849</text:p>
          </table:table-cell>
          <table:table-cell office:value-type="float" office:value="4.87074364" calcext:value-type="float">
            <text:p>4.87074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2.64801202" calcext:value-type="float">
            <text:p>-12.64801202</text:p>
          </table:table-cell>
          <table:table-cell office:value-type="float" office:value="100.0271132" calcext:value-type="float">
            <text:p>100.0271132</text:p>
          </table:table-cell>
          <table:table-cell office:value-type="float" office:value="-125.3106987" calcext:value-type="float">
            <text:p>-125.3106987</text:p>
          </table:table-cell>
          <table:table-cell office:value-type="float" office:value="5.264828408" calcext:value-type="float">
            <text:p>5.264828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37.95117393" calcext:value-type="float">
            <text:p>-37.95117393</text:p>
          </table:table-cell>
          <table:table-cell office:value-type="float" office:value="-30.07284828" calcext:value-type="float">
            <text:p>-30.07284828</text:p>
          </table:table-cell>
          <table:table-cell office:value-type="float" office:value="-111.6084477" calcext:value-type="float">
            <text:p>-111.6084477</text:p>
          </table:table-cell>
          <table:table-cell office:value-type="float" office:value="7.736403192" calcext:value-type="float">
            <text:p>7.73640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3145094436144085379032922488</text:p>
          </table:table-cell>
          <table:table-cell office:value-type="float" office:value="-36.55628288" calcext:value-type="float">
            <text:p>-36.55628288</text:p>
          </table:table-cell>
          <table:table-cell office:value-type="float" office:value="94.95448429" calcext:value-type="float">
            <text:p>94.95448429</text:p>
          </table:table-cell>
          <table:table-cell office:value-type="float" office:value="-231.0861394" calcext:value-type="float">
            <text:p>-231.0861394</text:p>
          </table:table-cell>
          <table:table-cell office:value-type="float" office:value="8.208342207" calcext:value-type="float">
            <text:p>8.20834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105754605642100456249422350</text:p>
          </table:table-cell>
          <table:table-cell office:value-type="float" office:value="-120.8495868" calcext:value-type="float">
            <text:p>-120.8495868</text:p>
          </table:table-cell>
          <table:table-cell office:value-type="float" office:value="38.33931617" calcext:value-type="float">
            <text:p>38.33931617</text:p>
          </table:table-cell>
          <table:table-cell office:value-type="float" office:value="-214.8832613" calcext:value-type="float">
            <text:p>-214.8832613</text:p>
          </table:table-cell>
          <table:table-cell office:value-type="float" office:value="3.8850462" calcext:value-type="float">
            <text:p>3.8850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90.57045037" calcext:value-type="float">
            <text:p>-90.57045037</text:p>
          </table:table-cell>
          <table:table-cell office:value-type="float" office:value="207.9808255" calcext:value-type="float">
            <text:p>207.9808255</text:p>
          </table:table-cell>
          <table:table-cell office:value-type="float" office:value="-397.6269191" calcext:value-type="float">
            <text:p>-397.6269191</text:p>
          </table:table-cell>
          <table:table-cell office:value-type="float" office:value="12.57054118" calcext:value-type="float">
            <text:p>12.5705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05.1725776" calcext:value-type="float">
            <text:p>-105.1725776</text:p>
          </table:table-cell>
          <table:table-cell office:value-type="float" office:value="139.3306893" calcext:value-type="float">
            <text:p>139.3306893</text:p>
          </table:table-cell>
          <table:table-cell office:value-type="float" office:value="-448.4343057" calcext:value-type="float">
            <text:p>-448.4343057</text:p>
          </table:table-cell>
          <table:table-cell office:value-type="float" office:value="7.178922623" calcext:value-type="float">
            <text:p>7.178922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13.0089772" calcext:value-type="float">
            <text:p>-113.0089772</text:p>
          </table:table-cell>
          <table:table-cell office:value-type="float" office:value="127.6639141" calcext:value-type="float">
            <text:p>127.6639141</text:p>
          </table:table-cell>
          <table:table-cell office:value-type="float" office:value="-453.0456329" calcext:value-type="float">
            <text:p>-453.0456329</text:p>
          </table:table-cell>
          <table:table-cell office:value-type="float" office:value="8.244643239" calcext:value-type="float">
            <text:p>8.244643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6225579776978874775723463327</text:p>
          </table:table-cell>
          <table:table-cell office:value-type="float" office:value="74.90098389" calcext:value-type="float">
            <text:p>74.90098389</text:p>
          </table:table-cell>
          <table:table-cell office:value-type="float" office:value="49.24864607" calcext:value-type="float">
            <text:p>49.24864607</text:p>
          </table:table-cell>
          <table:table-cell office:value-type="float" office:value="-272.2131935" calcext:value-type="float">
            <text:p>-272.2131935</text:p>
          </table:table-cell>
          <table:table-cell office:value-type="float" office:value="6.906358753" calcext:value-type="float">
            <text:p>6.906358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6894364358709782463716339027</text:p>
          </table:table-cell>
          <table:table-cell office:value-type="float" office:value="119.0033407" calcext:value-type="float">
            <text:p>119.0033407</text:p>
          </table:table-cell>
          <table:table-cell office:value-type="float" office:value="-77.2002687" calcext:value-type="float">
            <text:p>-77.2002687</text:p>
          </table:table-cell>
          <table:table-cell office:value-type="float" office:value="-168.6785433" calcext:value-type="float">
            <text:p>-168.6785433</text:p>
          </table:table-cell>
          <table:table-cell office:value-type="float" office:value="3.951407423" calcext:value-type="float">
            <text:p>3.951407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7005960787660957389988207064</text:p>
          </table:table-cell>
          <table:table-cell office:value-type="float" office:value="-76.00397264" calcext:value-type="float">
            <text:p>-76.00397264</text:p>
          </table:table-cell>
          <table:table-cell office:value-type="float" office:value="-74.92869851" calcext:value-type="float">
            <text:p>-74.92869851</text:p>
          </table:table-cell>
          <table:table-cell office:value-type="float" office:value="-144.3113557" calcext:value-type="float">
            <text:p>-144.3113557</text:p>
          </table:table-cell>
          <table:table-cell office:value-type="float" office:value="3.832603383" calcext:value-type="float">
            <text:p>3.832603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7845202462615014431060697507</text:p>
          </table:table-cell>
          <table:table-cell office:value-type="float" office:value="87.92913193" calcext:value-type="float">
            <text:p>87.92913193</text:p>
          </table:table-cell>
          <table:table-cell office:value-type="float" office:value="-5.62348127" calcext:value-type="float">
            <text:p>-5.62348127</text:p>
          </table:table-cell>
          <table:table-cell office:value-type="float" office:value="-78.69493667" calcext:value-type="float">
            <text:p>-78.69493667</text:p>
          </table:table-cell>
          <table:table-cell office:value-type="float" office:value="10.26078692" calcext:value-type="float">
            <text:p>10.26078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33.41175886" calcext:value-type="float">
            <text:p>33.41175886</text:p>
          </table:table-cell>
          <table:table-cell office:value-type="float" office:value="64.8927258" calcext:value-type="float">
            <text:p>64.8927258</text:p>
          </table:table-cell>
          <table:table-cell office:value-type="float" office:value="-40.57820167" calcext:value-type="float">
            <text:p>-40.57820167</text:p>
          </table:table-cell>
          <table:table-cell office:value-type="float" office:value="4.341079966" calcext:value-type="float">
            <text:p>4.341079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-90.27970946" calcext:value-type="float">
            <text:p>-90.27970946</text:p>
          </table:table-cell>
          <table:table-cell office:value-type="float" office:value="74.93542164" calcext:value-type="float">
            <text:p>74.93542164</text:p>
          </table:table-cell>
          <table:table-cell office:value-type="float" office:value="-133.8851368" calcext:value-type="float">
            <text:p>-133.8851368</text:p>
          </table:table-cell>
          <table:table-cell office:value-type="float" office:value="4.237778745" calcext:value-type="float">
            <text:p>4.237778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114620394879648539943280992</text:p>
          </table:table-cell>
          <table:table-cell office:value-type="float" office:value="-78.23081813" calcext:value-type="float">
            <text:p>-78.23081813</text:p>
          </table:table-cell>
          <table:table-cell office:value-type="float" office:value="21.39196957" calcext:value-type="float">
            <text:p>21.39196957</text:p>
          </table:table-cell>
          <table:table-cell office:value-type="float" office:value="-185.9204699" calcext:value-type="float">
            <text:p>-185.9204699</text:p>
          </table:table-cell>
          <table:table-cell office:value-type="float" office:value="11.84107821" calcext:value-type="float">
            <text:p>11.84107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447145504282422142824032832</text:p>
          </table:table-cell>
          <table:table-cell office:value-type="float" office:value="133.1840306" calcext:value-type="float">
            <text:p>133.1840306</text:p>
          </table:table-cell>
          <table:table-cell office:value-type="float" office:value="25.58478375" calcext:value-type="float">
            <text:p>25.58478375</text:p>
          </table:table-cell>
          <table:table-cell office:value-type="float" office:value="-208.4050921" calcext:value-type="float">
            <text:p>-208.4050921</text:p>
          </table:table-cell>
          <table:table-cell office:value-type="float" office:value="4.12101305" calcext:value-type="float">
            <text:p>4.12101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17.3851233" calcext:value-type="float">
            <text:p>-117.3851233</text:p>
          </table:table-cell>
          <table:table-cell office:value-type="float" office:value="45.19195728" calcext:value-type="float">
            <text:p>45.19195728</text:p>
          </table:table-cell>
          <table:table-cell office:value-type="float" office:value="-257.4459001" calcext:value-type="float">
            <text:p>-257.4459001</text:p>
          </table:table-cell>
          <table:table-cell office:value-type="float" office:value="5.452780772" calcext:value-type="float">
            <text:p>5.452780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4.1902889" calcext:value-type="float">
            <text:p>-134.1902889</text:p>
          </table:table-cell>
          <table:table-cell office:value-type="float" office:value="48.08074626" calcext:value-type="float">
            <text:p>48.08074626</text:p>
          </table:table-cell>
          <table:table-cell office:value-type="float" office:value="-239.5518182" calcext:value-type="float">
            <text:p>-239.5518182</text:p>
          </table:table-cell>
          <table:table-cell office:value-type="float" office:value="4.163773675" calcext:value-type="float">
            <text:p>4.163773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2.5650132" calcext:value-type="float">
            <text:p>-132.5650132</text:p>
          </table:table-cell>
          <table:table-cell office:value-type="float" office:value="18.96298014" calcext:value-type="float">
            <text:p>18.96298014</text:p>
          </table:table-cell>
          <table:table-cell office:value-type="float" office:value="-228.7955644" calcext:value-type="float">
            <text:p>-228.7955644</text:p>
          </table:table-cell>
          <table:table-cell office:value-type="float" office:value="4.568161742" calcext:value-type="float">
            <text:p>4.568161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103.1815309" calcext:value-type="float">
            <text:p>103.1815309</text:p>
          </table:table-cell>
          <table:table-cell office:value-type="float" office:value="47.86818853" calcext:value-type="float">
            <text:p>47.86818853</text:p>
          </table:table-cell>
          <table:table-cell office:value-type="float" office:value="-219.8350623" calcext:value-type="float">
            <text:p>-219.8350623</text:p>
          </table:table-cell>
          <table:table-cell office:value-type="float" office:value="6.243459504" calcext:value-type="float">
            <text:p>6.243459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85.25214188" calcext:value-type="float">
            <text:p>85.25214188</text:p>
          </table:table-cell>
          <table:table-cell office:value-type="float" office:value="74.58500169" calcext:value-type="float">
            <text:p>74.58500169</text:p>
          </table:table-cell>
          <table:table-cell office:value-type="float" office:value="-205.0377632" calcext:value-type="float">
            <text:p>-205.0377632</text:p>
          </table:table-cell>
          <table:table-cell office:value-type="float" office:value="3.82131275" calcext:value-type="float">
            <text:p>3.82131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02.1574605" calcext:value-type="float">
            <text:p>-102.1574605</text:p>
          </table:table-cell>
          <table:table-cell office:value-type="float" office:value="-46.84750906" calcext:value-type="float">
            <text:p>-46.84750906</text:p>
          </table:table-cell>
          <table:table-cell office:value-type="float" office:value="-174.9138243" calcext:value-type="float">
            <text:p>-174.9138243</text:p>
          </table:table-cell>
          <table:table-cell office:value-type="float" office:value="5.106805338" calcext:value-type="float">
            <text:p>5.106805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142594937666268384335506819</text:p>
          </table:table-cell>
          <table:table-cell office:value-type="float" office:value="108.1375346" calcext:value-type="float">
            <text:p>108.1375346</text:p>
          </table:table-cell>
          <table:table-cell office:value-type="float" office:value="-9.028290781" calcext:value-type="float">
            <text:p>-9.028290781</text:p>
          </table:table-cell>
          <table:table-cell office:value-type="float" office:value="-127.6592922" calcext:value-type="float">
            <text:p>-127.6592922</text:p>
          </table:table-cell>
          <table:table-cell office:value-type="float" office:value="9.566936036" calcext:value-type="float">
            <text:p>9.566936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546614783708685476232944897</text:p>
          </table:table-cell>
          <table:table-cell office:value-type="float" office:value="-59.55816545" calcext:value-type="float">
            <text:p>-59.55816545</text:p>
          </table:table-cell>
          <table:table-cell office:value-type="float" office:value="9.14828959" calcext:value-type="float">
            <text:p>9.14828959</text:p>
          </table:table-cell>
          <table:table-cell office:value-type="float" office:value="-95.45329765" calcext:value-type="float">
            <text:p>-95.45329765</text:p>
          </table:table-cell>
          <table:table-cell office:value-type="float" office:value="16.63502176" calcext:value-type="float">
            <text:p>16.63502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39882192295517122002429068974</text:p>
          </table:table-cell>
          <table:table-cell office:value-type="float" office:value="-68.66002474" calcext:value-type="float">
            <text:p>-68.66002474</text:p>
          </table:table-cell>
          <table:table-cell office:value-type="float" office:value="-222.4854341" calcext:value-type="float">
            <text:p>-222.4854341</text:p>
          </table:table-cell>
          <table:table-cell office:value-type="float" office:value="721.576668" calcext:value-type="float">
            <text:p>721.576668</text:p>
          </table:table-cell>
          <table:table-cell office:value-type="float" office:value="6.470686725" calcext:value-type="float">
            <text:p>6.470686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40158437895922179455019686521</text:p>
          </table:table-cell>
          <table:table-cell office:value-type="float" office:value="-107.5159318" calcext:value-type="float">
            <text:p>-107.5159318</text:p>
          </table:table-cell>
          <table:table-cell office:value-type="float" office:value="-106.6040007" calcext:value-type="float">
            <text:p>-106.6040007</text:p>
          </table:table-cell>
          <table:table-cell office:value-type="float" office:value="-155.5003217" calcext:value-type="float">
            <text:p>-155.5003217</text:p>
          </table:table-cell>
          <table:table-cell office:value-type="float" office:value="5.32434611" calcext:value-type="float">
            <text:p>5.32434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46115813056769250958550383763</text:p>
          </table:table-cell>
          <table:table-cell office:value-type="float" office:value="-91.44763653" calcext:value-type="float">
            <text:p>-91.44763653</text:p>
          </table:table-cell>
          <table:table-cell office:value-type="float" office:value="-161.6158227" calcext:value-type="float">
            <text:p>-161.6158227</text:p>
          </table:table-cell>
          <table:table-cell office:value-type="float" office:value="-83.1478899" calcext:value-type="float">
            <text:p>-83.1478899</text:p>
          </table:table-cell>
          <table:table-cell office:value-type="float" office:value="4.911932277" calcext:value-type="float">
            <text:p>4.911932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62762275895885013176610377950</text:p>
          </table:table-cell>
          <table:table-cell office:value-type="float" office:value="-66.077863" calcext:value-type="float">
            <text:p>-66.077863</text:p>
          </table:table-cell>
          <table:table-cell office:value-type="float" office:value="-80.56168862" calcext:value-type="float">
            <text:p>-80.56168862</text:p>
          </table:table-cell>
          <table:table-cell office:value-type="float" office:value="-170.6863395" calcext:value-type="float">
            <text:p>-170.6863395</text:p>
          </table:table-cell>
          <table:table-cell office:value-type="float" office:value="4.889664292" calcext:value-type="float">
            <text:p>4.889664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67204840301639918160517361062</text:p>
          </table:table-cell>
          <table:table-cell office:value-type="float" office:value="-88.20063783" calcext:value-type="float">
            <text:p>-88.20063783</text:p>
          </table:table-cell>
          <table:table-cell office:value-type="float" office:value="63.04192832" calcext:value-type="float">
            <text:p>63.04192832</text:p>
          </table:table-cell>
          <table:table-cell office:value-type="float" office:value="-106.3064074" calcext:value-type="float">
            <text:p>-106.3064074</text:p>
          </table:table-cell>
          <table:table-cell office:value-type="float" office:value="7.734742324" calcext:value-type="float">
            <text:p>7.734742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41.21933645" calcext:value-type="float">
            <text:p>41.21933645</text:p>
          </table:table-cell>
          <table:table-cell office:value-type="float" office:value="-169.5888219" calcext:value-type="float">
            <text:p>-169.5888219</text:p>
          </table:table-cell>
          <table:table-cell office:value-type="float" office:value="-188.6252342" calcext:value-type="float">
            <text:p>-188.6252342</text:p>
          </table:table-cell>
          <table:table-cell office:value-type="float" office:value="4.528739349" calcext:value-type="float">
            <text:p>4.528739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-92.43802134" calcext:value-type="float">
            <text:p>-92.43802134</text:p>
          </table:table-cell>
          <table:table-cell office:value-type="float" office:value="-160.7622717" calcext:value-type="float">
            <text:p>-160.7622717</text:p>
          </table:table-cell>
          <table:table-cell office:value-type="float" office:value="-127.003377" calcext:value-type="float">
            <text:p>-127.003377</text:p>
          </table:table-cell>
          <table:table-cell office:value-type="float" office:value="4.945112775" calcext:value-type="float">
            <text:p>4.94511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0513733720659266816639651938</text:p>
          </table:table-cell>
          <table:table-cell office:value-type="float" office:value="-21.40817655" calcext:value-type="float">
            <text:p>-21.40817655</text:p>
          </table:table-cell>
          <table:table-cell office:value-type="float" office:value="5.000621102" calcext:value-type="float">
            <text:p>5.000621102</text:p>
          </table:table-cell>
          <table:table-cell office:value-type="float" office:value="-43.01868987" calcext:value-type="float">
            <text:p>-43.01868987</text:p>
          </table:table-cell>
          <table:table-cell office:value-type="float" office:value="5.992452195" calcext:value-type="float">
            <text:p>5.99245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2861216720727557882279374324</text:p>
          </table:table-cell>
          <table:table-cell office:value-type="float" office:value="-36.77629406" calcext:value-type="float">
            <text:p>-36.77629406</text:p>
          </table:table-cell>
          <table:table-cell office:value-type="float" office:value="-34.59533297" calcext:value-type="float">
            <text:p>-34.59533297</text:p>
          </table:table-cell>
          <table:table-cell office:value-type="float" office:value="-60.9137866" calcext:value-type="float">
            <text:p>-60.9137866</text:p>
          </table:table-cell>
          <table:table-cell office:value-type="float" office:value="6.217909816" calcext:value-type="float">
            <text:p>6.217909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4470743585708729682444806008</text:p>
          </table:table-cell>
          <table:table-cell office:value-type="float" office:value="42.14750822" calcext:value-type="float">
            <text:p>42.14750822</text:p>
          </table:table-cell>
          <table:table-cell office:value-type="float" office:value="-93.64201295" calcext:value-type="float">
            <text:p>-93.64201295</text:p>
          </table:table-cell>
          <table:table-cell office:value-type="float" office:value="-89.8178088" calcext:value-type="float">
            <text:p>-89.8178088</text:p>
          </table:table-cell>
          <table:table-cell office:value-type="float" office:value="5.295457654" calcext:value-type="float">
            <text:p>5.295457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5623571499047043765181005112</text:p>
          </table:table-cell>
          <table:table-cell office:value-type="float" office:value="-64.11832825" calcext:value-type="float">
            <text:p>-64.11832825</text:p>
          </table:table-cell>
          <table:table-cell office:value-type="float" office:value="-4.887440096" calcext:value-type="float">
            <text:p>-4.887440096</text:p>
          </table:table-cell>
          <table:table-cell office:value-type="float" office:value="-85.9024469" calcext:value-type="float">
            <text:p>-85.9024469</text:p>
          </table:table-cell>
          <table:table-cell office:value-type="float" office:value="5.105120807" calcext:value-type="float">
            <text:p>5.105120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16.89279224" calcext:value-type="float">
            <text:p>16.89279224</text:p>
          </table:table-cell>
          <table:table-cell office:value-type="float" office:value="206.0055517" calcext:value-type="float">
            <text:p>206.0055517</text:p>
          </table:table-cell>
          <table:table-cell office:value-type="float" office:value="-53.00858628" calcext:value-type="float">
            <text:p>-53.00858628</text:p>
          </table:table-cell>
          <table:table-cell office:value-type="float" office:value="11.47644347" calcext:value-type="float">
            <text:p>11.47644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-86.9332203" calcext:value-type="float">
            <text:p>-86.9332203</text:p>
          </table:table-cell>
          <table:table-cell office:value-type="float" office:value="218.2319275" calcext:value-type="float">
            <text:p>218.2319275</text:p>
          </table:table-cell>
          <table:table-cell office:value-type="float" office:value="-221.6654195" calcext:value-type="float">
            <text:p>-221.6654195</text:p>
          </table:table-cell>
          <table:table-cell office:value-type="float" office:value="9.693203437" calcext:value-type="float">
            <text:p>9.693203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1389720232123950202941034290</text:p>
          </table:table-cell>
          <table:table-cell office:value-type="float" office:value="-82.10323524" calcext:value-type="float">
            <text:p>-82.10323524</text:p>
          </table:table-cell>
          <table:table-cell office:value-type="float" office:value="-41.63735095" calcext:value-type="float">
            <text:p>-41.63735095</text:p>
          </table:table-cell>
          <table:table-cell office:value-type="float" office:value="-207.2455405" calcext:value-type="float">
            <text:p>-207.2455405</text:p>
          </table:table-cell>
          <table:table-cell office:value-type="float" office:value="5.087935069" calcext:value-type="float">
            <text:p>5.087935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364125369979066736354549484</text:p>
          </table:table-cell>
          <table:table-cell office:value-type="float" office:value="97.16800868" calcext:value-type="float">
            <text:p>97.16800868</text:p>
          </table:table-cell>
          <table:table-cell office:value-type="float" office:value="-79.94056414" calcext:value-type="float">
            <text:p>-79.94056414</text:p>
          </table:table-cell>
          <table:table-cell office:value-type="float" office:value="-202.9715324" calcext:value-type="float">
            <text:p>-202.9715324</text:p>
          </table:table-cell>
          <table:table-cell office:value-type="float" office:value="5.063233243" calcext:value-type="float">
            <text:p>5.06323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457313935200882843898832756</text:p>
          </table:table-cell>
          <table:table-cell office:value-type="float" office:value="122.1608996" calcext:value-type="float">
            <text:p>122.1608996</text:p>
          </table:table-cell>
          <table:table-cell office:value-type="float" office:value="-197.2499255" calcext:value-type="float">
            <text:p>-197.2499255</text:p>
          </table:table-cell>
          <table:table-cell office:value-type="float" office:value="-159.4693446" calcext:value-type="float">
            <text:p>-159.4693446</text:p>
          </table:table-cell>
          <table:table-cell office:value-type="float" office:value="12.95113108" calcext:value-type="float">
            <text:p>12.95113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04768898286087278137462774930</text:p>
          </table:table-cell>
          <table:table-cell office:value-type="float" office:value="82.98012239" calcext:value-type="float">
            <text:p>82.98012239</text:p>
          </table:table-cell>
          <table:table-cell office:value-type="float" office:value="225.3061366" calcext:value-type="float">
            <text:p>225.3061366</text:p>
          </table:table-cell>
          <table:table-cell office:value-type="float" office:value="-584.6161159" calcext:value-type="float">
            <text:p>-584.6161159</text:p>
          </table:table-cell>
          <table:table-cell office:value-type="float" office:value="17.15288922" calcext:value-type="float">
            <text:p>17.15288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126.6383304" calcext:value-type="float">
            <text:p>126.6383304</text:p>
          </table:table-cell>
          <table:table-cell office:value-type="float" office:value="-51.84356121" calcext:value-type="float">
            <text:p>-51.84356121</text:p>
          </table:table-cell>
          <table:table-cell office:value-type="float" office:value="-199.6021014" calcext:value-type="float">
            <text:p>-199.6021014</text:p>
          </table:table-cell>
          <table:table-cell office:value-type="float" office:value="4.862136589" calcext:value-type="float">
            <text:p>4.862136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-41.46961577" calcext:value-type="float">
            <text:p>-41.46961577</text:p>
          </table:table-cell>
          <table:table-cell office:value-type="float" office:value="39.41958903" calcext:value-type="float">
            <text:p>39.41958903</text:p>
          </table:table-cell>
          <table:table-cell office:value-type="float" office:value="-171.6209897" calcext:value-type="float">
            <text:p>-171.6209897</text:p>
          </table:table-cell>
          <table:table-cell office:value-type="float" office:value="7.121051509" calcext:value-type="float">
            <text:p>7.121051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6701701108520592702405866796</text:p>
          </table:table-cell>
          <table:table-cell office:value-type="float" office:value="47.82112531" calcext:value-type="float">
            <text:p>47.82112531</text:p>
          </table:table-cell>
          <table:table-cell office:value-type="float" office:value="56.01070133" calcext:value-type="float">
            <text:p>56.01070133</text:p>
          </table:table-cell>
          <table:table-cell office:value-type="float" office:value="-73.06979386" calcext:value-type="float">
            <text:p>-73.06979386</text:p>
          </table:table-cell>
          <table:table-cell office:value-type="float" office:value="6.439255223" calcext:value-type="float">
            <text:p>6.439255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7815314896088956784723476543</text:p>
          </table:table-cell>
          <table:table-cell office:value-type="float" office:value="-88.08860961" calcext:value-type="float">
            <text:p>-88.08860961</text:p>
          </table:table-cell>
          <table:table-cell office:value-type="float" office:value="207.7635084" calcext:value-type="float">
            <text:p>207.7635084</text:p>
          </table:table-cell>
          <table:table-cell office:value-type="float" office:value="-571.9349406" calcext:value-type="float">
            <text:p>-571.9349406</text:p>
          </table:table-cell>
          <table:table-cell office:value-type="float" office:value="3.900928245" calcext:value-type="float">
            <text:p>3.900928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19601611032172899567156073142</text:p>
          </table:table-cell>
          <table:table-cell office:value-type="float" office:value="109.4087162" calcext:value-type="float">
            <text:p>109.4087162</text:p>
          </table:table-cell>
          <table:table-cell office:value-type="float" office:value="6.639637027" calcext:value-type="float">
            <text:p>6.639637027</text:p>
          </table:table-cell>
          <table:table-cell office:value-type="float" office:value="-191.5459318" calcext:value-type="float">
            <text:p>-191.5459318</text:p>
          </table:table-cell>
          <table:table-cell office:value-type="float" office:value="3.820577768" calcext:value-type="float">
            <text:p>3.82057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-44.935479" calcext:value-type="float">
            <text:p>-44.935479</text:p>
          </table:table-cell>
          <table:table-cell office:value-type="float" office:value="-106.3779813" calcext:value-type="float">
            <text:p>-106.3779813</text:p>
          </table:table-cell>
          <table:table-cell office:value-type="float" office:value="-148.9946026" calcext:value-type="float">
            <text:p>-148.9946026</text:p>
          </table:table-cell>
          <table:table-cell office:value-type="float" office:value="12.02215382" calcext:value-type="float">
            <text:p>12.02215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97.59537431" calcext:value-type="float">
            <text:p>97.59537431</text:p>
          </table:table-cell>
          <table:table-cell office:value-type="float" office:value="-97.23526941" calcext:value-type="float">
            <text:p>-97.23526941</text:p>
          </table:table-cell>
          <table:table-cell office:value-type="float" office:value="-216.3795429" calcext:value-type="float">
            <text:p>-216.3795429</text:p>
          </table:table-cell>
          <table:table-cell office:value-type="float" office:value="7.418028913" calcext:value-type="float">
            <text:p>7.418028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33.2035765" calcext:value-type="float">
            <text:p>33.2035765</text:p>
          </table:table-cell>
          <table:table-cell office:value-type="float" office:value="-121.3308637" calcext:value-type="float">
            <text:p>-121.3308637</text:p>
          </table:table-cell>
          <table:table-cell office:value-type="float" office:value="-109.7314672" calcext:value-type="float">
            <text:p>-109.7314672</text:p>
          </table:table-cell>
          <table:table-cell office:value-type="float" office:value="4.525236758" calcext:value-type="float">
            <text:p>4.525236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97.07004047" calcext:value-type="float">
            <text:p>-97.07004047</text:p>
          </table:table-cell>
          <table:table-cell office:value-type="float" office:value="-23.31208254" calcext:value-type="float">
            <text:p>-23.31208254</text:p>
          </table:table-cell>
          <table:table-cell office:value-type="float" office:value="-166.0109699" calcext:value-type="float">
            <text:p>-166.0109699</text:p>
          </table:table-cell>
          <table:table-cell office:value-type="float" office:value="10.80320051" calcext:value-type="float">
            <text:p>10.80320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136.5376416" calcext:value-type="float">
            <text:p>-136.5376416</text:p>
          </table:table-cell>
          <table:table-cell office:value-type="float" office:value="47.45753694" calcext:value-type="float">
            <text:p>47.45753694</text:p>
          </table:table-cell>
          <table:table-cell office:value-type="float" office:value="-191.6392867" calcext:value-type="float">
            <text:p>-191.6392867</text:p>
          </table:table-cell>
          <table:table-cell office:value-type="float" office:value="7.851521411" calcext:value-type="float">
            <text:p>7.851521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39153572396640163898529626096</text:p>
          </table:table-cell>
          <table:table-cell office:value-type="float" office:value="-106.9061926" calcext:value-type="float">
            <text:p>-106.9061926</text:p>
          </table:table-cell>
          <table:table-cell office:value-type="float" office:value="-134.471772" calcext:value-type="float">
            <text:p>-134.471772</text:p>
          </table:table-cell>
          <table:table-cell office:value-type="float" office:value="-187.213428" calcext:value-type="float">
            <text:p>-187.213428</text:p>
          </table:table-cell>
          <table:table-cell office:value-type="float" office:value="7.600976518" calcext:value-type="float">
            <text:p>7.600976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0226700369921575481834344455</text:p>
          </table:table-cell>
          <table:table-cell office:value-type="float" office:value="-104.3323085" calcext:value-type="float">
            <text:p>-104.3323085</text:p>
          </table:table-cell>
          <table:table-cell office:value-type="float" office:value="-130.4591242" calcext:value-type="float">
            <text:p>-130.4591242</text:p>
          </table:table-cell>
          <table:table-cell office:value-type="float" office:value="-81.17828567" calcext:value-type="float">
            <text:p>-81.17828567</text:p>
          </table:table-cell>
          <table:table-cell office:value-type="float" office:value="12.30437661" calcext:value-type="float">
            <text:p>12.30437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-88.50801052" calcext:value-type="float">
            <text:p>-88.50801052</text:p>
          </table:table-cell>
          <table:table-cell office:value-type="float" office:value="131.345573" calcext:value-type="float">
            <text:p>131.345573</text:p>
          </table:table-cell>
          <table:table-cell office:value-type="float" office:value="-271.1059173" calcext:value-type="float">
            <text:p>-271.1059173</text:p>
          </table:table-cell>
          <table:table-cell office:value-type="float" office:value="4.510288907" calcext:value-type="float">
            <text:p>4.510288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46.50497117" calcext:value-type="float">
            <text:p>46.50497117</text:p>
          </table:table-cell>
          <table:table-cell office:value-type="float" office:value="229.8924044" calcext:value-type="float">
            <text:p>229.8924044</text:p>
          </table:table-cell>
          <table:table-cell office:value-type="float" office:value="-310.5933997" calcext:value-type="float">
            <text:p>-310.5933997</text:p>
          </table:table-cell>
          <table:table-cell office:value-type="float" office:value="4.462472935" calcext:value-type="float">
            <text:p>4.462472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52.95010295" calcext:value-type="float">
            <text:p>52.95010295</text:p>
          </table:table-cell>
          <table:table-cell office:value-type="float" office:value="21.62343136" calcext:value-type="float">
            <text:p>21.62343136</text:p>
          </table:table-cell>
          <table:table-cell office:value-type="float" office:value="230.6859795" calcext:value-type="float">
            <text:p>230.6859795</text:p>
          </table:table-cell>
          <table:table-cell office:value-type="float" office:value="11.17547004" calcext:value-type="float">
            <text:p>11.1754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97.32393157" calcext:value-type="float">
            <text:p>97.32393157</text:p>
          </table:table-cell>
          <table:table-cell office:value-type="float" office:value="-33.77077028" calcext:value-type="float">
            <text:p>-33.77077028</text:p>
          </table:table-cell>
          <table:table-cell office:value-type="float" office:value="128.8311577" calcext:value-type="float">
            <text:p>128.8311577</text:p>
          </table:table-cell>
          <table:table-cell office:value-type="float" office:value="4.514863772" calcext:value-type="float">
            <text:p>4.51486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1.251885508" calcext:value-type="float">
            <text:p>1.251885508</text:p>
          </table:table-cell>
          <table:table-cell office:value-type="float" office:value="77.30842113" calcext:value-type="float">
            <text:p>77.30842113</text:p>
          </table:table-cell>
          <table:table-cell office:value-type="float" office:value="-146.9519795" calcext:value-type="float">
            <text:p>-146.9519795</text:p>
          </table:table-cell>
          <table:table-cell office:value-type="float" office:value="5.330056155" calcext:value-type="float">
            <text:p>5.330056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67.93904669" calcext:value-type="float">
            <text:p>67.93904669</text:p>
          </table:table-cell>
          <table:table-cell office:value-type="float" office:value="-29.64640439" calcext:value-type="float">
            <text:p>-29.64640439</text:p>
          </table:table-cell>
          <table:table-cell office:value-type="float" office:value="-125.7321771" calcext:value-type="float">
            <text:p>-125.7321771</text:p>
          </table:table-cell>
          <table:table-cell office:value-type="float" office:value="6.16795392" calcext:value-type="float">
            <text:p>6.16795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58525794434429386945463560826</text:p>
          </table:table-cell>
          <table:table-cell office:value-type="float" office:value="-19.66337758" calcext:value-type="float">
            <text:p>-19.66337758</text:p>
          </table:table-cell>
          <table:table-cell office:value-type="float" office:value="20.48820018" calcext:value-type="float">
            <text:p>20.48820018</text:p>
          </table:table-cell>
          <table:table-cell office:value-type="float" office:value="-21.31695749" calcext:value-type="float">
            <text:p>-21.31695749</text:p>
          </table:table-cell>
          <table:table-cell office:value-type="float" office:value="6.330288195" calcext:value-type="float">
            <text:p>6.330288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1155505515403114280165935891</text:p>
          </table:table-cell>
          <table:table-cell office:value-type="float" office:value="-94.45393926" calcext:value-type="float">
            <text:p>-94.45393926</text:p>
          </table:table-cell>
          <table:table-cell office:value-type="float" office:value="29.01531686" calcext:value-type="float">
            <text:p>29.01531686</text:p>
          </table:table-cell>
          <table:table-cell office:value-type="float" office:value="-208.9912079" calcext:value-type="float">
            <text:p>-208.9912079</text:p>
          </table:table-cell>
          <table:table-cell office:value-type="float" office:value="8.128059459" calcext:value-type="float">
            <text:p>8.128059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3214953282361219537913355115</text:p>
          </table:table-cell>
          <table:table-cell office:value-type="float" office:value="89.71484404" calcext:value-type="float">
            <text:p>89.71484404</text:p>
          </table:table-cell>
          <table:table-cell office:value-type="float" office:value="72.84152648" calcext:value-type="float">
            <text:p>72.84152648</text:p>
          </table:table-cell>
          <table:table-cell office:value-type="float" office:value="-235.9893669" calcext:value-type="float">
            <text:p>-235.9893669</text:p>
          </table:table-cell>
          <table:table-cell office:value-type="float" office:value="11.23154253" calcext:value-type="float">
            <text:p>11.23154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66284753932369813717081722101</text:p>
          </table:table-cell>
          <table:table-cell office:value-type="float" office:value="103.4749192" calcext:value-type="float">
            <text:p>103.4749192</text:p>
          </table:table-cell>
          <table:table-cell office:value-type="float" office:value="-182.666071" calcext:value-type="float">
            <text:p>-182.666071</text:p>
          </table:table-cell>
          <table:table-cell office:value-type="float" office:value="-102.0404523" calcext:value-type="float">
            <text:p>-102.0404523</text:p>
          </table:table-cell>
          <table:table-cell office:value-type="float" office:value="3.885893197" calcext:value-type="float">
            <text:p>3.88589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8062284228419671253422844986</text:p>
          </table:table-cell>
          <table:table-cell office:value-type="float" office:value="-54.71035427" calcext:value-type="float">
            <text:p>-54.71035427</text:p>
          </table:table-cell>
          <table:table-cell office:value-type="float" office:value="80.77610592" calcext:value-type="float">
            <text:p>80.77610592</text:p>
          </table:table-cell>
          <table:table-cell office:value-type="float" office:value="-176.7413443" calcext:value-type="float">
            <text:p>-176.7413443</text:p>
          </table:table-cell>
          <table:table-cell office:value-type="float" office:value="5.920275846" calcext:value-type="float">
            <text:p>5.920275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52.3569324" calcext:value-type="float">
            <text:p>-152.3569324</text:p>
          </table:table-cell>
          <table:table-cell office:value-type="float" office:value="-22.28584934" calcext:value-type="float">
            <text:p>-22.28584934</text:p>
          </table:table-cell>
          <table:table-cell office:value-type="float" office:value="-274.372396" calcext:value-type="float">
            <text:p>-274.372396</text:p>
          </table:table-cell>
          <table:table-cell office:value-type="float" office:value="7.88580587" calcext:value-type="float">
            <text:p>7.88580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40.77731" calcext:value-type="float">
            <text:p>-140.77731</text:p>
          </table:table-cell>
          <table:table-cell office:value-type="float" office:value="-19.60100137" calcext:value-type="float">
            <text:p>-19.60100137</text:p>
          </table:table-cell>
          <table:table-cell office:value-type="float" office:value="-205.6472092" calcext:value-type="float">
            <text:p>-205.6472092</text:p>
          </table:table-cell>
          <table:table-cell office:value-type="float" office:value="6.256102138" calcext:value-type="float">
            <text:p>6.25610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-103.1325112" calcext:value-type="float">
            <text:p>-103.1325112</text:p>
          </table:table-cell>
          <table:table-cell office:value-type="float" office:value="-5.774672551" calcext:value-type="float">
            <text:p>-5.774672551</text:p>
          </table:table-cell>
          <table:table-cell office:value-type="float" office:value="-206.3554703" calcext:value-type="float">
            <text:p>-206.3554703</text:p>
          </table:table-cell>
          <table:table-cell office:value-type="float" office:value="27.07544345" calcext:value-type="float">
            <text:p>27.07544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32.96069525" calcext:value-type="float">
            <text:p>32.96069525</text:p>
          </table:table-cell>
          <table:table-cell office:value-type="float" office:value="35.98248454" calcext:value-type="float">
            <text:p>35.98248454</text:p>
          </table:table-cell>
          <table:table-cell office:value-type="float" office:value="-176.7836812" calcext:value-type="float">
            <text:p>-176.7836812</text:p>
          </table:table-cell>
          <table:table-cell office:value-type="float" office:value="16.92306528" calcext:value-type="float">
            <text:p>16.92306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3655032093002252444764787700</text:p>
          </table:table-cell>
          <table:table-cell office:value-type="float" office:value="154.4288878" calcext:value-type="float">
            <text:p>154.4288878</text:p>
          </table:table-cell>
          <table:table-cell office:value-type="float" office:value="28.97499705" calcext:value-type="float">
            <text:p>28.97499705</text:p>
          </table:table-cell>
          <table:table-cell office:value-type="float" office:value="-196.9548398" calcext:value-type="float">
            <text:p>-196.9548398</text:p>
          </table:table-cell>
          <table:table-cell office:value-type="float" office:value="5.193342015" calcext:value-type="float">
            <text:p>5.193342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6999111981013268988489262668</text:p>
          </table:table-cell>
          <table:table-cell office:value-type="float" office:value="98.89687283" calcext:value-type="float">
            <text:p>98.89687283</text:p>
          </table:table-cell>
          <table:table-cell office:value-type="float" office:value="104.1862012" calcext:value-type="float">
            <text:p>104.1862012</text:p>
          </table:table-cell>
          <table:table-cell office:value-type="float" office:value="-208.7759854" calcext:value-type="float">
            <text:p>-208.7759854</text:p>
          </table:table-cell>
          <table:table-cell office:value-type="float" office:value="8.085638726" calcext:value-type="float">
            <text:p>8.085638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119.2087756" calcext:value-type="float">
            <text:p>119.2087756</text:p>
          </table:table-cell>
          <table:table-cell office:value-type="float" office:value="11.45037434" calcext:value-type="float">
            <text:p>11.45037434</text:p>
          </table:table-cell>
          <table:table-cell office:value-type="float" office:value="-165.0398624" calcext:value-type="float">
            <text:p>-165.0398624</text:p>
          </table:table-cell>
          <table:table-cell office:value-type="float" office:value="26.83708074" calcext:value-type="float">
            <text:p>26.83708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-37.9016173" calcext:value-type="float">
            <text:p>-37.9016173</text:p>
          </table:table-cell>
          <table:table-cell office:value-type="float" office:value="55.02791191" calcext:value-type="float">
            <text:p>55.02791191</text:p>
          </table:table-cell>
          <table:table-cell office:value-type="float" office:value="-80.00260537" calcext:value-type="float">
            <text:p>-80.00260537</text:p>
          </table:table-cell>
          <table:table-cell office:value-type="float" office:value="17.71872916" calcext:value-type="float">
            <text:p>17.71872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487745546557477250336016826588</text:p>
          </table:table-cell>
          <table:table-cell office:value-type="float" office:value="48.68312155" calcext:value-type="float">
            <text:p>48.68312155</text:p>
          </table:table-cell>
          <table:table-cell office:value-type="float" office:value="-15.3562681" calcext:value-type="float">
            <text:p>-15.3562681</text:p>
          </table:table-cell>
          <table:table-cell office:value-type="float" office:value="-80.56923419" calcext:value-type="float">
            <text:p>-80.56923419</text:p>
          </table:table-cell>
          <table:table-cell office:value-type="float" office:value="22.78152704" calcext:value-type="float">
            <text:p>22.78152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83.04181413" calcext:value-type="float">
            <text:p>83.04181413</text:p>
          </table:table-cell>
          <table:table-cell office:value-type="float" office:value="50.63250635" calcext:value-type="float">
            <text:p>50.63250635</text:p>
          </table:table-cell>
          <table:table-cell office:value-type="float" office:value="-155.5115559" calcext:value-type="float">
            <text:p>-155.5115559</text:p>
          </table:table-cell>
          <table:table-cell office:value-type="float" office:value="7.915780715" calcext:value-type="float">
            <text:p>7.915780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3.6831711" calcext:value-type="float">
            <text:p>-113.6831711</text:p>
          </table:table-cell>
          <table:table-cell office:value-type="float" office:value="-27.84528163" calcext:value-type="float">
            <text:p>-27.84528163</text:p>
          </table:table-cell>
          <table:table-cell office:value-type="float" office:value="-82.73840622" calcext:value-type="float">
            <text:p>-82.73840622</text:p>
          </table:table-cell>
          <table:table-cell office:value-type="float" office:value="12.4582541" calcext:value-type="float">
            <text:p>12.4582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1.201589" calcext:value-type="float">
            <text:p>-111.201589</text:p>
          </table:table-cell>
          <table:table-cell office:value-type="float" office:value="37.52576027" calcext:value-type="float">
            <text:p>37.52576027</text:p>
          </table:table-cell>
          <table:table-cell office:value-type="float" office:value="-67.13579078" calcext:value-type="float">
            <text:p>-67.13579078</text:p>
          </table:table-cell>
          <table:table-cell office:value-type="float" office:value="15.39279188" calcext:value-type="float">
            <text:p>15.39279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122.0139844" calcext:value-type="float">
            <text:p>122.0139844</text:p>
          </table:table-cell>
          <table:table-cell office:value-type="float" office:value="24.02512622" calcext:value-type="float">
            <text:p>24.02512622</text:p>
          </table:table-cell>
          <table:table-cell office:value-type="float" office:value="-225.7265261" calcext:value-type="float">
            <text:p>-225.7265261</text:p>
          </table:table-cell>
          <table:table-cell office:value-type="float" office:value="5.490544909" calcext:value-type="float">
            <text:p>5.490544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88.81651763" calcext:value-type="float">
            <text:p>-88.81651763</text:p>
          </table:table-cell>
          <table:table-cell office:value-type="float" office:value="-74.16058624" calcext:value-type="float">
            <text:p>-74.16058624</text:p>
          </table:table-cell>
          <table:table-cell office:value-type="float" office:value="-217.1773728" calcext:value-type="float">
            <text:p>-217.1773728</text:p>
          </table:table-cell>
          <table:table-cell office:value-type="float" office:value="4.522057979" calcext:value-type="float">
            <text:p>4.522057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101.0307142" calcext:value-type="float">
            <text:p>-101.0307142</text:p>
          </table:table-cell>
          <table:table-cell office:value-type="float" office:value="-45.9959128" calcext:value-type="float">
            <text:p>-45.9959128</text:p>
          </table:table-cell>
          <table:table-cell office:value-type="float" office:value="-151.0599558" calcext:value-type="float">
            <text:p>-151.0599558</text:p>
          </table:table-cell>
          <table:table-cell office:value-type="float" office:value="3.297324878" calcext:value-type="float">
            <text:p>3.29732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60.77506053" calcext:value-type="float">
            <text:p>60.77506053</text:p>
          </table:table-cell>
          <table:table-cell office:value-type="float" office:value="74.1239696" calcext:value-type="float">
            <text:p>74.1239696</text:p>
          </table:table-cell>
          <table:table-cell office:value-type="float" office:value="-214.7823466" calcext:value-type="float">
            <text:p>-214.7823466</text:p>
          </table:table-cell>
          <table:table-cell office:value-type="float" office:value="25.23320204" calcext:value-type="float">
            <text:p>25.2332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85.42103886" calcext:value-type="float">
            <text:p>-85.42103886</text:p>
          </table:table-cell>
          <table:table-cell office:value-type="float" office:value="25.26172136" calcext:value-type="float">
            <text:p>25.26172136</text:p>
          </table:table-cell>
          <table:table-cell office:value-type="float" office:value="-220.8338299" calcext:value-type="float">
            <text:p>-220.8338299</text:p>
          </table:table-cell>
          <table:table-cell office:value-type="float" office:value="9.756615445" calcext:value-type="float">
            <text:p>9.756615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108.5275162" calcext:value-type="float">
            <text:p>-108.5275162</text:p>
          </table:table-cell>
          <table:table-cell office:value-type="float" office:value="-38.82524711" calcext:value-type="float">
            <text:p>-38.82524711</text:p>
          </table:table-cell>
          <table:table-cell office:value-type="float" office:value="-199.2073071" calcext:value-type="float">
            <text:p>-199.2073071</text:p>
          </table:table-cell>
          <table:table-cell office:value-type="float" office:value="10.98914009" calcext:value-type="float">
            <text:p>10.98914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3023675145166449943177283490</text:p>
          </table:table-cell>
          <table:table-cell office:value-type="float" office:value="98.89299547" calcext:value-type="float">
            <text:p>98.89299547</text:p>
          </table:table-cell>
          <table:table-cell office:value-type="float" office:value="51.3099692" calcext:value-type="float">
            <text:p>51.3099692</text:p>
          </table:table-cell>
          <table:table-cell office:value-type="float" office:value="-80.74183737" calcext:value-type="float">
            <text:p>-80.74183737</text:p>
          </table:table-cell>
          <table:table-cell office:value-type="float" office:value="7.936007136" calcext:value-type="float">
            <text:p>7.936007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18487185634324801733841260431</text:p>
          </table:table-cell>
          <table:table-cell office:value-type="float" office:value="100.4478992" calcext:value-type="float">
            <text:p>100.4478992</text:p>
          </table:table-cell>
          <table:table-cell office:value-type="float" office:value="-88.72756916" calcext:value-type="float">
            <text:p>-88.72756916</text:p>
          </table:table-cell>
          <table:table-cell office:value-type="float" office:value="-171.2353199" calcext:value-type="float">
            <text:p>-171.2353199</text:p>
          </table:table-cell>
          <table:table-cell office:value-type="float" office:value="7.805767837" calcext:value-type="float">
            <text:p>7.80576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25937963993475482158828421281</text:p>
          </table:table-cell>
          <table:table-cell office:value-type="float" office:value="128.0673817" calcext:value-type="float">
            <text:p>128.0673817</text:p>
          </table:table-cell>
          <table:table-cell office:value-type="float" office:value="67.86393899" calcext:value-type="float">
            <text:p>67.86393899</text:p>
          </table:table-cell>
          <table:table-cell office:value-type="float" office:value="-90.45140764" calcext:value-type="float">
            <text:p>-90.45140764</text:p>
          </table:table-cell>
          <table:table-cell office:value-type="float" office:value="11.64560862" calcext:value-type="float">
            <text:p>11.64560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-95.03957237" calcext:value-type="float">
            <text:p>-95.03957237</text:p>
          </table:table-cell>
          <table:table-cell office:value-type="float" office:value="63.78027309" calcext:value-type="float">
            <text:p>63.78027309</text:p>
          </table:table-cell>
          <table:table-cell office:value-type="float" office:value="-94.86346155" calcext:value-type="float">
            <text:p>-94.86346155</text:p>
          </table:table-cell>
          <table:table-cell office:value-type="float" office:value="12.80135622" calcext:value-type="float">
            <text:p>12.80135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55.37992901" calcext:value-type="float">
            <text:p>55.37992901</text:p>
          </table:table-cell>
          <table:table-cell office:value-type="float" office:value="-25.7577385" calcext:value-type="float">
            <text:p>-25.7577385</text:p>
          </table:table-cell>
          <table:table-cell office:value-type="float" office:value="-70.43270211" calcext:value-type="float">
            <text:p>-70.43270211</text:p>
          </table:table-cell>
          <table:table-cell office:value-type="float" office:value="14.62904955" calcext:value-type="float">
            <text:p>14.62904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123.6022363" calcext:value-type="float">
            <text:p>123.6022363</text:p>
          </table:table-cell>
          <table:table-cell office:value-type="float" office:value="-8.037283428" calcext:value-type="float">
            <text:p>-8.037283428</text:p>
          </table:table-cell>
          <table:table-cell office:value-type="float" office:value="-208.2595121" calcext:value-type="float">
            <text:p>-208.2595121</text:p>
          </table:table-cell>
          <table:table-cell office:value-type="float" office:value="7.283782817" calcext:value-type="float">
            <text:p>7.283782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113.911431" calcext:value-type="float">
            <text:p>113.911431</text:p>
          </table:table-cell>
          <table:table-cell office:value-type="float" office:value="-36.97202364" calcext:value-type="float">
            <text:p>-36.97202364</text:p>
          </table:table-cell>
          <table:table-cell office:value-type="float" office:value="-139.1067807" calcext:value-type="float">
            <text:p>-139.1067807</text:p>
          </table:table-cell>
          <table:table-cell office:value-type="float" office:value="4.315291242" calcext:value-type="float">
            <text:p>4.31529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87.29823867" calcext:value-type="float">
            <text:p>-87.29823867</text:p>
          </table:table-cell>
          <table:table-cell office:value-type="float" office:value="56.27165698" calcext:value-type="float">
            <text:p>56.27165698</text:p>
          </table:table-cell>
          <table:table-cell office:value-type="float" office:value="-112.2906343" calcext:value-type="float">
            <text:p>-112.2906343</text:p>
          </table:table-cell>
          <table:table-cell office:value-type="float" office:value="5.965579845" calcext:value-type="float">
            <text:p>5.96557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42.90649318" calcext:value-type="float">
            <text:p>-42.90649318</text:p>
          </table:table-cell>
          <table:table-cell office:value-type="float" office:value="-3.298740043" calcext:value-type="float">
            <text:p>-3.298740043</text:p>
          </table:table-cell>
          <table:table-cell office:value-type="float" office:value="-115.1038593" calcext:value-type="float">
            <text:p>-115.1038593</text:p>
          </table:table-cell>
          <table:table-cell office:value-type="float" office:value="5.090964239" calcext:value-type="float">
            <text:p>5.090964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0599855064600241623943717588</text:p>
          </table:table-cell>
          <table:table-cell office:value-type="float" office:value="-48.64254924" calcext:value-type="float">
            <text:p>-48.64254924</text:p>
          </table:table-cell>
          <table:table-cell office:value-type="float" office:value="100.9304096" calcext:value-type="float">
            <text:p>100.9304096</text:p>
          </table:table-cell>
          <table:table-cell office:value-type="float" office:value="-200.037037" calcext:value-type="float">
            <text:p>-200.037037</text:p>
          </table:table-cell>
          <table:table-cell office:value-type="float" office:value="4.890021449" calcext:value-type="float">
            <text:p>4.890021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28.41228581" calcext:value-type="float">
            <text:p>-28.41228581</text:p>
          </table:table-cell>
          <table:table-cell office:value-type="float" office:value="68.09366695" calcext:value-type="float">
            <text:p>68.09366695</text:p>
          </table:table-cell>
          <table:table-cell office:value-type="float" office:value="-217.5060488" calcext:value-type="float">
            <text:p>-217.5060488</text:p>
          </table:table-cell>
          <table:table-cell office:value-type="float" office:value="7.234065071" calcext:value-type="float">
            <text:p>7.234065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42.9563814" calcext:value-type="float">
            <text:p>-42.9563814</text:p>
          </table:table-cell>
          <table:table-cell office:value-type="float" office:value="58.59938953" calcext:value-type="float">
            <text:p>58.59938953</text:p>
          </table:table-cell>
          <table:table-cell office:value-type="float" office:value="-185.6246292" calcext:value-type="float">
            <text:p>-185.6246292</text:p>
          </table:table-cell>
          <table:table-cell office:value-type="float" office:value="5.897380231" calcext:value-type="float">
            <text:p>5.897380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105.1933092" calcext:value-type="float">
            <text:p>105.1933092</text:p>
          </table:table-cell>
          <table:table-cell office:value-type="float" office:value="48.21925187" calcext:value-type="float">
            <text:p>48.21925187</text:p>
          </table:table-cell>
          <table:table-cell office:value-type="float" office:value="-129.5645198" calcext:value-type="float">
            <text:p>-129.5645198</text:p>
          </table:table-cell>
          <table:table-cell office:value-type="float" office:value="6.131649732" calcext:value-type="float">
            <text:p>6.131649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58286136379689377915919180358</text:p>
          </table:table-cell>
          <table:table-cell office:value-type="float" office:value="-77.77160404" calcext:value-type="float">
            <text:p>-77.77160404</text:p>
          </table:table-cell>
          <table:table-cell office:value-type="float" office:value="-11.38994533" calcext:value-type="float">
            <text:p>-11.38994533</text:p>
          </table:table-cell>
          <table:table-cell office:value-type="float" office:value="-58.0353619" calcext:value-type="float">
            <text:p>-58.0353619</text:p>
          </table:table-cell>
          <table:table-cell office:value-type="float" office:value="16.72146339" calcext:value-type="float">
            <text:p>16.72146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-113.5220772" calcext:value-type="float">
            <text:p>-113.5220772</text:p>
          </table:table-cell>
          <table:table-cell office:value-type="float" office:value="-36.28177026" calcext:value-type="float">
            <text:p>-36.28177026</text:p>
          </table:table-cell>
          <table:table-cell office:value-type="float" office:value="-185.2756636" calcext:value-type="float">
            <text:p>-185.2756636</text:p>
          </table:table-cell>
          <table:table-cell office:value-type="float" office:value="6.999823116" calcext:value-type="float">
            <text:p>6.999823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59.33099578" calcext:value-type="float">
            <text:p>59.33099578</text:p>
          </table:table-cell>
          <table:table-cell office:value-type="float" office:value="-24.99237386" calcext:value-type="float">
            <text:p>-24.99237386</text:p>
          </table:table-cell>
          <table:table-cell office:value-type="float" office:value="-197.0399122" calcext:value-type="float">
            <text:p>-197.0399122</text:p>
          </table:table-cell>
          <table:table-cell office:value-type="float" office:value="8.735774018" calcext:value-type="float">
            <text:p>8.735774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6816709786169715745131047975</text:p>
          </table:table-cell>
          <table:table-cell office:value-type="float" office:value="-124.6694679" calcext:value-type="float">
            <text:p>-124.6694679</text:p>
          </table:table-cell>
          <table:table-cell office:value-type="float" office:value="21.09709755" calcext:value-type="float">
            <text:p>21.09709755</text:p>
          </table:table-cell>
          <table:table-cell office:value-type="float" office:value="-169.6039762" calcext:value-type="float">
            <text:p>-169.6039762</text:p>
          </table:table-cell>
          <table:table-cell office:value-type="float" office:value="6.731878569" calcext:value-type="float">
            <text:p>6.73187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68.58568744" calcext:value-type="float">
            <text:p>68.58568744</text:p>
          </table:table-cell>
          <table:table-cell office:value-type="float" office:value="-67.75578772" calcext:value-type="float">
            <text:p>-67.75578772</text:p>
          </table:table-cell>
          <table:table-cell office:value-type="float" office:value="-143.4967682" calcext:value-type="float">
            <text:p>-143.4967682</text:p>
          </table:table-cell>
          <table:table-cell office:value-type="float" office:value="5.572904514" calcext:value-type="float">
            <text:p>5.572904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-48.13074393" calcext:value-type="float">
            <text:p>-48.13074393</text:p>
          </table:table-cell>
          <table:table-cell office:value-type="float" office:value="-63.7034127" calcext:value-type="float">
            <text:p>-63.7034127</text:p>
          </table:table-cell>
          <table:table-cell office:value-type="float" office:value="-63.36622225" calcext:value-type="float">
            <text:p>-63.36622225</text:p>
          </table:table-cell>
          <table:table-cell office:value-type="float" office:value="5.484694873" calcext:value-type="float">
            <text:p>5.484694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84871944187559733312703328980</text:p>
          </table:table-cell>
          <table:table-cell office:value-type="float" office:value="71.57549333" calcext:value-type="float">
            <text:p>71.57549333</text:p>
          </table:table-cell>
          <table:table-cell office:value-type="float" office:value="73.92373635" calcext:value-type="float">
            <text:p>73.92373635</text:p>
          </table:table-cell>
          <table:table-cell office:value-type="float" office:value="-83.81039939" calcext:value-type="float">
            <text:p>-83.81039939</text:p>
          </table:table-cell>
          <table:table-cell office:value-type="float" office:value="4.653858021" calcext:value-type="float">
            <text:p>4.653858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112.2403927" calcext:value-type="float">
            <text:p>112.2403927</text:p>
          </table:table-cell>
          <table:table-cell office:value-type="float" office:value="-132.0813274" calcext:value-type="float">
            <text:p>-132.0813274</text:p>
          </table:table-cell>
          <table:table-cell office:value-type="float" office:value="-179.2208201" calcext:value-type="float">
            <text:p>-179.2208201</text:p>
          </table:table-cell>
          <table:table-cell office:value-type="float" office:value="10.1269398" calcext:value-type="float">
            <text:p>10.1269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69.81421013" calcext:value-type="float">
            <text:p>69.81421013</text:p>
          </table:table-cell>
          <table:table-cell office:value-type="float" office:value="-130.6756074" calcext:value-type="float">
            <text:p>-130.6756074</text:p>
          </table:table-cell>
          <table:table-cell office:value-type="float" office:value="-81.60242179" calcext:value-type="float">
            <text:p>-81.60242179</text:p>
          </table:table-cell>
          <table:table-cell office:value-type="float" office:value="5.700892679" calcext:value-type="float">
            <text:p>5.700892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31.90828695" calcext:value-type="float">
            <text:p>-31.90828695</text:p>
          </table:table-cell>
          <table:table-cell office:value-type="float" office:value="27.18117285" calcext:value-type="float">
            <text:p>27.18117285</text:p>
          </table:table-cell>
          <table:table-cell office:value-type="float" office:value="-170.1513701" calcext:value-type="float">
            <text:p>-170.1513701</text:p>
          </table:table-cell>
          <table:table-cell office:value-type="float" office:value="10.16765351" calcext:value-type="float">
            <text:p>10.16765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65.99742568" calcext:value-type="float">
            <text:p>65.99742568</text:p>
          </table:table-cell>
          <table:table-cell office:value-type="float" office:value="108.8944115" calcext:value-type="float">
            <text:p>108.8944115</text:p>
          </table:table-cell>
          <table:table-cell office:value-type="float" office:value="-168.7229948" calcext:value-type="float">
            <text:p>-168.7229948</text:p>
          </table:table-cell>
          <table:table-cell office:value-type="float" office:value="7.918815315" calcext:value-type="float">
            <text:p>7.918815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126.4570776" calcext:value-type="float">
            <text:p>-126.4570776</text:p>
          </table:table-cell>
          <table:table-cell office:value-type="float" office:value="46.47158404" calcext:value-type="float">
            <text:p>46.47158404</text:p>
          </table:table-cell>
          <table:table-cell office:value-type="float" office:value="-203.9176616" calcext:value-type="float">
            <text:p>-203.9176616</text:p>
          </table:table-cell>
          <table:table-cell office:value-type="float" office:value="7.023509324" calcext:value-type="float">
            <text:p>7.02350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103.1762058" calcext:value-type="float">
            <text:p>103.1762058</text:p>
          </table:table-cell>
          <table:table-cell office:value-type="float" office:value="62.99828473" calcext:value-type="float">
            <text:p>62.99828473</text:p>
          </table:table-cell>
          <table:table-cell office:value-type="float" office:value="-152.2623412" calcext:value-type="float">
            <text:p>-152.2623412</text:p>
          </table:table-cell>
          <table:table-cell office:value-type="float" office:value="5.210020858" calcext:value-type="float">
            <text:p>5.210020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03166427542096384265514998412</text:p>
          </table:table-cell>
          <table:table-cell office:value-type="float" office:value="71.20286623" calcext:value-type="float">
            <text:p>71.20286623</text:p>
          </table:table-cell>
          <table:table-cell office:value-type="float" office:value="48.41022668" calcext:value-type="float">
            <text:p>48.41022668</text:p>
          </table:table-cell>
          <table:table-cell office:value-type="float" office:value="-148.644687" calcext:value-type="float">
            <text:p>-148.644687</text:p>
          </table:table-cell>
          <table:table-cell office:value-type="float" office:value="4.968821175" calcext:value-type="float">
            <text:p>4.96882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5.81676365" calcext:value-type="float">
            <text:p>-25.81676365</text:p>
          </table:table-cell>
          <table:table-cell office:value-type="float" office:value="22.03533828" calcext:value-type="float">
            <text:p>22.03533828</text:p>
          </table:table-cell>
          <table:table-cell office:value-type="float" office:value="-188.047378" calcext:value-type="float">
            <text:p>-188.047378</text:p>
          </table:table-cell>
          <table:table-cell office:value-type="float" office:value="22.23698113" calcext:value-type="float">
            <text:p>22.2369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2.96609737" calcext:value-type="float">
            <text:p>-22.96609737</text:p>
          </table:table-cell>
          <table:table-cell office:value-type="float" office:value="32.46155666" calcext:value-type="float">
            <text:p>32.46155666</text:p>
          </table:table-cell>
          <table:table-cell office:value-type="float" office:value="-207.3871693" calcext:value-type="float">
            <text:p>-207.3871693</text:p>
          </table:table-cell>
          <table:table-cell office:value-type="float" office:value="18.40907555" calcext:value-type="float">
            <text:p>18.40907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4147706162329660656328811671</text:p>
          </table:table-cell>
          <table:table-cell office:value-type="float" office:value="-43.53528889" calcext:value-type="float">
            <text:p>-43.53528889</text:p>
          </table:table-cell>
          <table:table-cell office:value-type="float" office:value="61.08229652" calcext:value-type="float">
            <text:p>61.08229652</text:p>
          </table:table-cell>
          <table:table-cell office:value-type="float" office:value="-176.67486" calcext:value-type="float">
            <text:p>-176.67486</text:p>
          </table:table-cell>
          <table:table-cell office:value-type="float" office:value="12.55350151" calcext:value-type="float">
            <text:p>12.5535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39.56968699" calcext:value-type="float">
            <text:p>-39.56968699</text:p>
          </table:table-cell>
          <table:table-cell office:value-type="float" office:value="112.6564673" calcext:value-type="float">
            <text:p>112.6564673</text:p>
          </table:table-cell>
          <table:table-cell office:value-type="float" office:value="-173.7075034" calcext:value-type="float">
            <text:p>-173.7075034</text:p>
          </table:table-cell>
          <table:table-cell office:value-type="float" office:value="20.88367551" calcext:value-type="float">
            <text:p>20.88367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59.91906947" calcext:value-type="float">
            <text:p>-59.91906947</text:p>
          </table:table-cell>
          <table:table-cell office:value-type="float" office:value="-50.47767665" calcext:value-type="float">
            <text:p>-50.47767665</text:p>
          </table:table-cell>
          <table:table-cell office:value-type="float" office:value="-171.9343744" calcext:value-type="float">
            <text:p>-171.9343744</text:p>
          </table:table-cell>
          <table:table-cell office:value-type="float" office:value="6.009893707" calcext:value-type="float">
            <text:p>6.00989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12.14726809" calcext:value-type="float">
            <text:p>-12.14726809</text:p>
          </table:table-cell>
          <table:table-cell office:value-type="float" office:value="80.91852167" calcext:value-type="float">
            <text:p>80.91852167</text:p>
          </table:table-cell>
          <table:table-cell office:value-type="float" office:value="-147.9105199" calcext:value-type="float">
            <text:p>-147.9105199</text:p>
          </table:table-cell>
          <table:table-cell office:value-type="float" office:value="6.872010445" calcext:value-type="float">
            <text:p>6.872010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79.1758748" calcext:value-type="float">
            <text:p>79.1758748</text:p>
          </table:table-cell>
          <table:table-cell office:value-type="float" office:value="56.23553805" calcext:value-type="float">
            <text:p>56.23553805</text:p>
          </table:table-cell>
          <table:table-cell office:value-type="float" office:value="-153.669653" calcext:value-type="float">
            <text:p>-153.669653</text:p>
          </table:table-cell>
          <table:table-cell office:value-type="float" office:value="8.222297439" calcext:value-type="float">
            <text:p>8.222297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18434772073433276874225174904</text:p>
          </table:table-cell>
          <table:table-cell office:value-type="float" office:value="25.20834972" calcext:value-type="float">
            <text:p>25.20834972</text:p>
          </table:table-cell>
          <table:table-cell office:value-type="float" office:value="15.69573749" calcext:value-type="float">
            <text:p>15.69573749</text:p>
          </table:table-cell>
          <table:table-cell office:value-type="float" office:value="-34.37172704" calcext:value-type="float">
            <text:p>-34.37172704</text:p>
          </table:table-cell>
          <table:table-cell office:value-type="float" office:value="4.932363969" calcext:value-type="float">
            <text:p>4.932363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1916089407825046337959219998</text:p>
          </table:table-cell>
          <table:table-cell office:value-type="float" office:value="-96.40444755" calcext:value-type="float">
            <text:p>-96.40444755</text:p>
          </table:table-cell>
          <table:table-cell office:value-type="float" office:value="43.84058194" calcext:value-type="float">
            <text:p>43.84058194</text:p>
          </table:table-cell>
          <table:table-cell office:value-type="float" office:value="-155.3710194" calcext:value-type="float">
            <text:p>-155.3710194</text:p>
          </table:table-cell>
          <table:table-cell office:value-type="float" office:value="11.48732767" calcext:value-type="float">
            <text:p>11.48732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4425075947752229712087113746</text:p>
          </table:table-cell>
          <table:table-cell office:value-type="float" office:value="-73.15560515" calcext:value-type="float">
            <text:p>-73.15560515</text:p>
          </table:table-cell>
          <table:table-cell office:value-type="float" office:value="-61.94144092" calcext:value-type="float">
            <text:p>-61.94144092</text:p>
          </table:table-cell>
          <table:table-cell office:value-type="float" office:value="-261.6003068" calcext:value-type="float">
            <text:p>-261.6003068</text:p>
          </table:table-cell>
          <table:table-cell office:value-type="float" office:value="21.57854728" calcext:value-type="float">
            <text:p>21.57854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5270601160880745954773142570</text:p>
          </table:table-cell>
          <table:table-cell office:value-type="float" office:value="-107.9307848" calcext:value-type="float">
            <text:p>-107.9307848</text:p>
          </table:table-cell>
          <table:table-cell office:value-type="float" office:value="46.0643806" calcext:value-type="float">
            <text:p>46.0643806</text:p>
          </table:table-cell>
          <table:table-cell office:value-type="float" office:value="-143.1468417" calcext:value-type="float">
            <text:p>-143.1468417</text:p>
          </table:table-cell>
          <table:table-cell office:value-type="float" office:value="21.87973183" calcext:value-type="float">
            <text:p>21.87973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27998298349675613581885874395</text:p>
          </table:table-cell>
          <table:table-cell office:value-type="float" office:value="127.2929105" calcext:value-type="float">
            <text:p>127.2929105</text:p>
          </table:table-cell>
          <table:table-cell office:value-type="float" office:value="-151.0329229" calcext:value-type="float">
            <text:p>-151.0329229</text:p>
          </table:table-cell>
          <table:table-cell office:value-type="float" office:value="-245.1816979" calcext:value-type="float">
            <text:p>-245.1816979</text:p>
          </table:table-cell>
          <table:table-cell office:value-type="float" office:value="7.925895827" calcext:value-type="float">
            <text:p>7.925895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31047517458234322522264161877</text:p>
          </table:table-cell>
          <table:table-cell office:value-type="float" office:value="-82.14636636" calcext:value-type="float">
            <text:p>-82.14636636</text:p>
          </table:table-cell>
          <table:table-cell office:value-type="float" office:value="96.90948919" calcext:value-type="float">
            <text:p>96.90948919</text:p>
          </table:table-cell>
          <table:table-cell office:value-type="float" office:value="-189.7448571" calcext:value-type="float">
            <text:p>-189.7448571</text:p>
          </table:table-cell>
          <table:table-cell office:value-type="float" office:value="4.825085741" calcext:value-type="float">
            <text:p>4.825085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40729228179368154416184318668</text:p>
          </table:table-cell>
          <table:table-cell office:value-type="float" office:value="-112.7948634" calcext:value-type="float">
            <text:p>-112.7948634</text:p>
          </table:table-cell>
          <table:table-cell office:value-type="float" office:value="-227.3130252" calcext:value-type="float">
            <text:p>-227.3130252</text:p>
          </table:table-cell>
          <table:table-cell office:value-type="float" office:value="-199.2932673" calcext:value-type="float">
            <text:p>-199.2932673</text:p>
          </table:table-cell>
          <table:table-cell office:value-type="float" office:value="6.21739005" calcext:value-type="float">
            <text:p>6.21739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2347820272212119124022644822</text:p>
          </table:table-cell>
          <table:table-cell office:value-type="float" office:value="-96.28090411" calcext:value-type="float">
            <text:p>-96.28090411</text:p>
          </table:table-cell>
          <table:table-cell office:value-type="float" office:value="53.44917319" calcext:value-type="float">
            <text:p>53.44917319</text:p>
          </table:table-cell>
          <table:table-cell office:value-type="float" office:value="-196.1767001" calcext:value-type="float">
            <text:p>-196.1767001</text:p>
          </table:table-cell>
          <table:table-cell office:value-type="float" office:value="17.72422138" calcext:value-type="float">
            <text:p>17.7242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5242448149322898770987310561</text:p>
          </table:table-cell>
          <table:table-cell office:value-type="float" office:value="-45.91015481" calcext:value-type="float">
            <text:p>-45.91015481</text:p>
          </table:table-cell>
          <table:table-cell office:value-type="float" office:value="-9.409611049" calcext:value-type="float">
            <text:p>-9.409611049</text:p>
          </table:table-cell>
          <table:table-cell office:value-type="float" office:value="-306.9524878" calcext:value-type="float">
            <text:p>-306.9524878</text:p>
          </table:table-cell>
          <table:table-cell office:value-type="float" office:value="20.11629595" calcext:value-type="float">
            <text:p>20.11629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69.16078576" calcext:value-type="float">
            <text:p>-69.16078576</text:p>
          </table:table-cell>
          <table:table-cell office:value-type="float" office:value="78.75756088" calcext:value-type="float">
            <text:p>78.75756088</text:p>
          </table:table-cell>
          <table:table-cell office:value-type="float" office:value="-37.14577011" calcext:value-type="float">
            <text:p>-37.14577011</text:p>
          </table:table-cell>
          <table:table-cell office:value-type="float" office:value="6.265624249" calcext:value-type="float">
            <text:p>6.265624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79.87794958" calcext:value-type="float">
            <text:p>-79.87794958</text:p>
          </table:table-cell>
          <table:table-cell office:value-type="float" office:value="57.02653734" calcext:value-type="float">
            <text:p>57.02653734</text:p>
          </table:table-cell>
          <table:table-cell office:value-type="float" office:value="-26.88889866" calcext:value-type="float">
            <text:p>-26.88889866</text:p>
          </table:table-cell>
          <table:table-cell office:value-type="float" office:value="5.754504541" calcext:value-type="float">
            <text:p>5.754504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63019255629770796363333877035</text:p>
          </table:table-cell>
          <table:table-cell office:value-type="float" office:value="-42.44484442" calcext:value-type="float">
            <text:p>-42.44484442</text:p>
          </table:table-cell>
          <table:table-cell office:value-type="float" office:value="113.5055583" calcext:value-type="float">
            <text:p>113.5055583</text:p>
          </table:table-cell>
          <table:table-cell office:value-type="float" office:value="-553.6117319" calcext:value-type="float">
            <text:p>-553.6117319</text:p>
          </table:table-cell>
          <table:table-cell office:value-type="float" office:value="4.213062603" calcext:value-type="float">
            <text:p>4.213062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69435869708883155232318480131</text:p>
          </table:table-cell>
          <table:table-cell office:value-type="float" office:value="-23.13885344" calcext:value-type="float">
            <text:p>-23.13885344</text:p>
          </table:table-cell>
          <table:table-cell office:value-type="float" office:value="22.15688589" calcext:value-type="float">
            <text:p>22.15688589</text:p>
          </table:table-cell>
          <table:table-cell office:value-type="float" office:value="-179.83942" calcext:value-type="float">
            <text:p>-179.83942</text:p>
          </table:table-cell>
          <table:table-cell office:value-type="float" office:value="21.15058188" calcext:value-type="float">
            <text:p>21.15058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0107649586205629860363487713</text:p>
          </table:table-cell>
          <table:table-cell office:value-type="float" office:value="-27.135051" calcext:value-type="float">
            <text:p>-27.135051</text:p>
          </table:table-cell>
          <table:table-cell office:value-type="float" office:value="88.96329931" calcext:value-type="float">
            <text:p>88.96329931</text:p>
          </table:table-cell>
          <table:table-cell office:value-type="float" office:value="-193.5501301" calcext:value-type="float">
            <text:p>-193.5501301</text:p>
          </table:table-cell>
          <table:table-cell office:value-type="float" office:value="6.967714598" calcext:value-type="float">
            <text:p>6.967714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109.1751121" calcext:value-type="float">
            <text:p>109.1751121</text:p>
          </table:table-cell>
          <table:table-cell office:value-type="float" office:value="26.59850287" calcext:value-type="float">
            <text:p>26.59850287</text:p>
          </table:table-cell>
          <table:table-cell office:value-type="float" office:value="-76.18" calcext:value-type="float">
            <text:p>-76.18</text:p>
          </table:table-cell>
          <table:table-cell office:value-type="float" office:value="3.831113189" calcext:value-type="float">
            <text:p>3.831113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78.89203459" calcext:value-type="float">
            <text:p>78.89203459</text:p>
          </table:table-cell>
          <table:table-cell office:value-type="float" office:value="-34.2208228" calcext:value-type="float">
            <text:p>-34.2208228</text:p>
          </table:table-cell>
          <table:table-cell office:value-type="float" office:value="-87.03257748" calcext:value-type="float">
            <text:p>-87.03257748</text:p>
          </table:table-cell>
          <table:table-cell office:value-type="float" office:value="4.703046282" calcext:value-type="float">
            <text:p>4.703046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-105.5241217" calcext:value-type="float">
            <text:p>-105.5241217</text:p>
          </table:table-cell>
          <table:table-cell office:value-type="float" office:value="-220.7395969" calcext:value-type="float">
            <text:p>-220.7395969</text:p>
          </table:table-cell>
          <table:table-cell office:value-type="float" office:value="-229.5932189" calcext:value-type="float">
            <text:p>-229.5932189</text:p>
          </table:table-cell>
          <table:table-cell office:value-type="float" office:value="4.877679583" calcext:value-type="float">
            <text:p>4.877679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105.9839995" calcext:value-type="float">
            <text:p>105.9839995</text:p>
          </table:table-cell>
          <table:table-cell office:value-type="float" office:value="-105.1853375" calcext:value-type="float">
            <text:p>-105.1853375</text:p>
          </table:table-cell>
          <table:table-cell office:value-type="float" office:value="-207.0617303" calcext:value-type="float">
            <text:p>-207.0617303</text:p>
          </table:table-cell>
          <table:table-cell office:value-type="float" office:value="21.34312682" calcext:value-type="float">
            <text:p>21.34312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0929968028676628605553365896</text:p>
          </table:table-cell>
          <table:table-cell office:value-type="float" office:value="73.04326903" calcext:value-type="float">
            <text:p>73.04326903</text:p>
          </table:table-cell>
          <table:table-cell office:value-type="float" office:value="8.218822771" calcext:value-type="float">
            <text:p>8.218822771</text:p>
          </table:table-cell>
          <table:table-cell office:value-type="float" office:value="-54.18659009" calcext:value-type="float">
            <text:p>-54.18659009</text:p>
          </table:table-cell>
          <table:table-cell office:value-type="float" office:value="15.12543067" calcext:value-type="float">
            <text:p>15.1254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-34.8396787" calcext:value-type="float">
            <text:p>-34.8396787</text:p>
          </table:table-cell>
          <table:table-cell office:value-type="float" office:value="6.548600341" calcext:value-type="float">
            <text:p>6.548600341</text:p>
          </table:table-cell>
          <table:table-cell office:value-type="float" office:value="-86.6156801" calcext:value-type="float">
            <text:p>-86.6156801</text:p>
          </table:table-cell>
          <table:table-cell office:value-type="float" office:value="5.839687338" calcext:value-type="float">
            <text:p>5.839687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119.7638134" calcext:value-type="float">
            <text:p>119.7638134</text:p>
          </table:table-cell>
          <table:table-cell office:value-type="float" office:value="-20.00968507" calcext:value-type="float">
            <text:p>-20.00968507</text:p>
          </table:table-cell>
          <table:table-cell office:value-type="float" office:value="-256.6079327" calcext:value-type="float">
            <text:p>-256.6079327</text:p>
          </table:table-cell>
          <table:table-cell office:value-type="float" office:value="8.101613434" calcext:value-type="float">
            <text:p>8.101613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84.23627067" calcext:value-type="float">
            <text:p>-84.23627067</text:p>
          </table:table-cell>
          <table:table-cell office:value-type="float" office:value="112.2743681" calcext:value-type="float">
            <text:p>112.2743681</text:p>
          </table:table-cell>
          <table:table-cell office:value-type="float" office:value="-617.8992396" calcext:value-type="float">
            <text:p>-617.8992396</text:p>
          </table:table-cell>
          <table:table-cell office:value-type="float" office:value="5.489049464" calcext:value-type="float">
            <text:p>5.489049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55.76149868" calcext:value-type="float">
            <text:p>-55.76149868</text:p>
          </table:table-cell>
          <table:table-cell office:value-type="float" office:value="176.2757884" calcext:value-type="float">
            <text:p>176.2757884</text:p>
          </table:table-cell>
          <table:table-cell office:value-type="float" office:value="-658.7383274" calcext:value-type="float">
            <text:p>-658.7383274</text:p>
          </table:table-cell>
          <table:table-cell office:value-type="float" office:value="5.738087494" calcext:value-type="float">
            <text:p>5.738087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12472578497712558367294720243</text:p>
          </table:table-cell>
          <table:table-cell office:value-type="float" office:value="-93.45976658" calcext:value-type="float">
            <text:p>-93.45976658</text:p>
          </table:table-cell>
          <table:table-cell office:value-type="float" office:value="60.14386675" calcext:value-type="float">
            <text:p>60.14386675</text:p>
          </table:table-cell>
          <table:table-cell office:value-type="float" office:value="1523.530064" calcext:value-type="float">
            <text:p>1523.530064</text:p>
          </table:table-cell>
          <table:table-cell office:value-type="float" office:value="7.674509542" calcext:value-type="float">
            <text:p>7.674509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16498695101447665580610403574</text:p>
          </table:table-cell>
          <table:table-cell office:value-type="float" office:value="-67.81761952" calcext:value-type="float">
            <text:p>-67.81761952</text:p>
          </table:table-cell>
          <table:table-cell office:value-type="float" office:value="-108.8073081" calcext:value-type="float">
            <text:p>-108.8073081</text:p>
          </table:table-cell>
          <table:table-cell office:value-type="float" office:value="-97.20666958" calcext:value-type="float">
            <text:p>-97.20666958</text:p>
          </table:table-cell>
          <table:table-cell office:value-type="float" office:value="8.091312581" calcext:value-type="float">
            <text:p>8.091312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93.95958277" calcext:value-type="float">
            <text:p>93.95958277</text:p>
          </table:table-cell>
          <table:table-cell office:value-type="float" office:value="182.8100616" calcext:value-type="float">
            <text:p>182.8100616</text:p>
          </table:table-cell>
          <table:table-cell office:value-type="float" office:value="-519.1660606" calcext:value-type="float">
            <text:p>-519.1660606</text:p>
          </table:table-cell>
          <table:table-cell office:value-type="float" office:value="5.525559329" calcext:value-type="float">
            <text:p>5.525559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-60.53831978" calcext:value-type="float">
            <text:p>-60.53831978</text:p>
          </table:table-cell>
          <table:table-cell office:value-type="float" office:value="148.0546371" calcext:value-type="float">
            <text:p>148.0546371</text:p>
          </table:table-cell>
          <table:table-cell office:value-type="float" office:value="-648.3714527" calcext:value-type="float">
            <text:p>-648.3714527</text:p>
          </table:table-cell>
          <table:table-cell office:value-type="float" office:value="7.244054524" calcext:value-type="float">
            <text:p>7.244054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4562063158320418413995627171</text:p>
          </table:table-cell>
          <table:table-cell office:value-type="float" office:value="-5.325107574" calcext:value-type="float">
            <text:p>-5.325107574</text:p>
          </table:table-cell>
          <table:table-cell office:value-type="float" office:value="-33.87651995" calcext:value-type="float">
            <text:p>-33.87651995</text:p>
          </table:table-cell>
          <table:table-cell office:value-type="float" office:value="-217.3421317" calcext:value-type="float">
            <text:p>-217.3421317</text:p>
          </table:table-cell>
          <table:table-cell office:value-type="float" office:value="9.233993542" calcext:value-type="float">
            <text:p>9.233993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5023183844147505748475581290</text:p>
          </table:table-cell>
          <table:table-cell office:value-type="float" office:value="-65.27894703" calcext:value-type="float">
            <text:p>-65.27894703</text:p>
          </table:table-cell>
          <table:table-cell office:value-type="float" office:value="214.8259826" calcext:value-type="float">
            <text:p>214.8259826</text:p>
          </table:table-cell>
          <table:table-cell office:value-type="float" office:value="-493.7114427" calcext:value-type="float">
            <text:p>-493.7114427</text:p>
          </table:table-cell>
          <table:table-cell office:value-type="float" office:value="17.30912384" calcext:value-type="float">
            <text:p>17.30912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25236073737175770730904408416</text:p>
          </table:table-cell>
          <table:table-cell office:value-type="float" office:value="-115.7646823" calcext:value-type="float">
            <text:p>-115.7646823</text:p>
          </table:table-cell>
          <table:table-cell office:value-type="float" office:value="41.54110075" calcext:value-type="float">
            <text:p>41.54110075</text:p>
          </table:table-cell>
          <table:table-cell office:value-type="float" office:value="-44.56573092" calcext:value-type="float">
            <text:p>-44.56573092</text:p>
          </table:table-cell>
          <table:table-cell office:value-type="float" office:value="7.57464859" calcext:value-type="float">
            <text:p>7.57464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33642690503782454656013446707</text:p>
          </table:table-cell>
          <table:table-cell office:value-type="float" office:value="-88.68591428" calcext:value-type="float">
            <text:p>-88.68591428</text:p>
          </table:table-cell>
          <table:table-cell office:value-type="float" office:value="19.40153987" calcext:value-type="float">
            <text:p>19.40153987</text:p>
          </table:table-cell>
          <table:table-cell office:value-type="float" office:value="-150.6757957" calcext:value-type="float">
            <text:p>-150.6757957</text:p>
          </table:table-cell>
          <table:table-cell office:value-type="float" office:value="5.82215948" calcext:value-type="float">
            <text:p>5.82215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-88.09531256" calcext:value-type="float">
            <text:p>-88.09531256</text:p>
          </table:table-cell>
          <table:table-cell office:value-type="float" office:value="31.8410226" calcext:value-type="float">
            <text:p>31.8410226</text:p>
          </table:table-cell>
          <table:table-cell office:value-type="float" office:value="-130.6412308" calcext:value-type="float">
            <text:p>-130.6412308</text:p>
          </table:table-cell>
          <table:table-cell office:value-type="float" office:value="5.313909599" calcext:value-type="float">
            <text:p>5.313909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114.0392079" calcext:value-type="float">
            <text:p>114.0392079</text:p>
          </table:table-cell>
          <table:table-cell office:value-type="float" office:value="-22.69021912" calcext:value-type="float">
            <text:p>-22.69021912</text:p>
          </table:table-cell>
          <table:table-cell office:value-type="float" office:value="-161.1714553" calcext:value-type="float">
            <text:p>-161.1714553</text:p>
          </table:table-cell>
          <table:table-cell office:value-type="float" office:value="20.91111634" calcext:value-type="float">
            <text:p>20.91111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47803439040091794717626507402</text:p>
          </table:table-cell>
          <table:table-cell office:value-type="float" office:value="59.49693039" calcext:value-type="float">
            <text:p>59.49693039</text:p>
          </table:table-cell>
          <table:table-cell office:value-type="float" office:value="-6.696593702" calcext:value-type="float">
            <text:p>-6.696593702</text:p>
          </table:table-cell>
          <table:table-cell office:value-type="float" office:value="-135.9209832" calcext:value-type="float">
            <text:p>-135.9209832</text:p>
          </table:table-cell>
          <table:table-cell office:value-type="float" office:value="14.16781391" calcext:value-type="float">
            <text:p>14.16781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-65.36501369" calcext:value-type="float">
            <text:p>-65.36501369</text:p>
          </table:table-cell>
          <table:table-cell office:value-type="float" office:value="197.6526469" calcext:value-type="float">
            <text:p>197.6526469</text:p>
          </table:table-cell>
          <table:table-cell office:value-type="float" office:value="-672.09834" calcext:value-type="float">
            <text:p>-672.09834</text:p>
          </table:table-cell>
          <table:table-cell office:value-type="float" office:value="12.449031" calcext:value-type="float">
            <text:p>12.449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35.41588895" calcext:value-type="float">
            <text:p>35.41588895</text:p>
          </table:table-cell>
          <table:table-cell office:value-type="float" office:value="217.9560696" calcext:value-type="float">
            <text:p>217.9560696</text:p>
          </table:table-cell>
          <table:table-cell office:value-type="float" office:value="-761.0518948" calcext:value-type="float">
            <text:p>-761.0518948</text:p>
          </table:table-cell>
          <table:table-cell office:value-type="float" office:value="4.928294708" calcext:value-type="float">
            <text:p>4.928294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2756872840730509471096155114</text:p>
          </table:table-cell>
          <table:table-cell office:value-type="float" office:value="56.39315434" calcext:value-type="float">
            <text:p>56.39315434</text:p>
          </table:table-cell>
          <table:table-cell office:value-type="float" office:value="67.68008675" calcext:value-type="float">
            <text:p>67.68008675</text:p>
          </table:table-cell>
          <table:table-cell office:value-type="float" office:value="-64.67445255" calcext:value-type="float">
            <text:p>-64.67445255</text:p>
          </table:table-cell>
          <table:table-cell office:value-type="float" office:value="19.65387738" calcext:value-type="float">
            <text:p>19.65387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56684168227383088294595834066</text:p>
          </table:table-cell>
          <table:table-cell office:value-type="float" office:value="-100.1410226" calcext:value-type="float">
            <text:p>-100.1410226</text:p>
          </table:table-cell>
          <table:table-cell office:value-type="float" office:value="-136.6641691" calcext:value-type="float">
            <text:p>-136.6641691</text:p>
          </table:table-cell>
          <table:table-cell office:value-type="float" office:value="-233.6640856" calcext:value-type="float">
            <text:p>-233.6640856</text:p>
          </table:table-cell>
          <table:table-cell office:value-type="float" office:value="3.986088287" calcext:value-type="float">
            <text:p>3.986088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71.95630178" calcext:value-type="float">
            <text:p>71.95630178</text:p>
          </table:table-cell>
          <table:table-cell office:value-type="float" office:value="105.2183743" calcext:value-type="float">
            <text:p>105.2183743</text:p>
          </table:table-cell>
          <table:table-cell office:value-type="float" office:value="-534.7339804" calcext:value-type="float">
            <text:p>-534.7339804</text:p>
          </table:table-cell>
          <table:table-cell office:value-type="float" office:value="7.47852111" calcext:value-type="float">
            <text:p>7.47852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35.81885532" calcext:value-type="float">
            <text:p>35.81885532</text:p>
          </table:table-cell>
          <table:table-cell office:value-type="float" office:value="171.3443017" calcext:value-type="float">
            <text:p>171.3443017</text:p>
          </table:table-cell>
          <table:table-cell office:value-type="float" office:value="-470.1967334" calcext:value-type="float">
            <text:p>-470.1967334</text:p>
          </table:table-cell>
          <table:table-cell office:value-type="float" office:value="8.727947616" calcext:value-type="float">
            <text:p>8.727947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-68.68536654" calcext:value-type="float">
            <text:p>-68.68536654</text:p>
          </table:table-cell>
          <table:table-cell office:value-type="float" office:value="206.1975285" calcext:value-type="float">
            <text:p>206.1975285</text:p>
          </table:table-cell>
          <table:table-cell office:value-type="float" office:value="-685.8740029" calcext:value-type="float">
            <text:p>-685.8740029</text:p>
          </table:table-cell>
          <table:table-cell office:value-type="float" office:value="17.15613456" calcext:value-type="float">
            <text:p>17.15613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59.76390847" calcext:value-type="float">
            <text:p>59.76390847</text:p>
          </table:table-cell>
          <table:table-cell office:value-type="float" office:value="195.5534644" calcext:value-type="float">
            <text:p>195.5534644</text:p>
          </table:table-cell>
          <table:table-cell office:value-type="float" office:value="-540.4216151" calcext:value-type="float">
            <text:p>-540.4216151</text:p>
          </table:table-cell>
          <table:table-cell office:value-type="float" office:value="4.25605482" calcext:value-type="float">
            <text:p>4.25605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68276876111112560631432843476</text:p>
          </table:table-cell>
          <table:table-cell office:value-type="float" office:value="67.69849596" calcext:value-type="float">
            <text:p>67.69849596</text:p>
          </table:table-cell>
          <table:table-cell office:value-type="float" office:value="-135.4208561" calcext:value-type="float">
            <text:p>-135.4208561</text:p>
          </table:table-cell>
          <table:table-cell office:value-type="float" office:value="-167.4867196" calcext:value-type="float">
            <text:p>-167.4867196</text:p>
          </table:table-cell>
          <table:table-cell office:value-type="float" office:value="6.672413036" calcext:value-type="float">
            <text:p>6.672413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1741891125176943862272696845</text:p>
          </table:table-cell>
          <table:table-cell office:value-type="float" office:value="97.23149359" calcext:value-type="float">
            <text:p>97.23149359</text:p>
          </table:table-cell>
          <table:table-cell office:value-type="float" office:value="-114.9186955" calcext:value-type="float">
            <text:p>-114.9186955</text:p>
          </table:table-cell>
          <table:table-cell office:value-type="float" office:value="-134.8731105" calcext:value-type="float">
            <text:p>-134.8731105</text:p>
          </table:table-cell>
          <table:table-cell office:value-type="float" office:value="4.997750194" calcext:value-type="float">
            <text:p>4.99775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1831598853841017505646275338</text:p>
          </table:table-cell>
          <table:table-cell office:value-type="float" office:value="37.94622827" calcext:value-type="float">
            <text:p>37.94622827</text:p>
          </table:table-cell>
          <table:table-cell office:value-type="float" office:value="32.75575024" calcext:value-type="float">
            <text:p>32.75575024</text:p>
          </table:table-cell>
          <table:table-cell office:value-type="float" office:value="-37.16949699" calcext:value-type="float">
            <text:p>-37.16949699</text:p>
          </table:table-cell>
          <table:table-cell office:value-type="float" office:value="17.141662" calcext:value-type="float">
            <text:p>17.141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-103.7436828" calcext:value-type="float">
            <text:p>-103.7436828</text:p>
          </table:table-cell>
          <table:table-cell office:value-type="float" office:value="26.44662563" calcext:value-type="float">
            <text:p>26.44662563</text:p>
          </table:table-cell>
          <table:table-cell office:value-type="float" office:value="-169.0049337" calcext:value-type="float">
            <text:p>-169.0049337</text:p>
          </table:table-cell>
          <table:table-cell office:value-type="float" office:value="5.687246746" calcext:value-type="float">
            <text:p>5.687246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88.80269516" calcext:value-type="float">
            <text:p>88.80269516</text:p>
          </table:table-cell>
          <table:table-cell office:value-type="float" office:value="10.87542039" calcext:value-type="float">
            <text:p>10.87542039</text:p>
          </table:table-cell>
          <table:table-cell office:value-type="float" office:value="-124.7758984" calcext:value-type="float">
            <text:p>-124.7758984</text:p>
          </table:table-cell>
          <table:table-cell office:value-type="float" office:value="5.834016122" calcext:value-type="float">
            <text:p>5.834016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6800177074349870648765614630</text:p>
          </table:table-cell>
          <table:table-cell office:value-type="float" office:value="-84.41936241" calcext:value-type="float">
            <text:p>-84.41936241</text:p>
          </table:table-cell>
          <table:table-cell office:value-type="float" office:value="5.401025417" calcext:value-type="float">
            <text:p>5.401025417</text:p>
          </table:table-cell>
          <table:table-cell office:value-type="float" office:value="-181.75" calcext:value-type="float">
            <text:p>-181.75</text:p>
          </table:table-cell>
          <table:table-cell office:value-type="float" office:value="3.530973761" calcext:value-type="float">
            <text:p>3.530973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-71.66642065" calcext:value-type="float">
            <text:p>-71.66642065</text:p>
          </table:table-cell>
          <table:table-cell office:value-type="float" office:value="-60.40890108" calcext:value-type="float">
            <text:p>-60.40890108</text:p>
          </table:table-cell>
          <table:table-cell office:value-type="float" office:value="-135.7326014" calcext:value-type="float">
            <text:p>-135.7326014</text:p>
          </table:table-cell>
          <table:table-cell office:value-type="float" office:value="13.05097889" calcext:value-type="float">
            <text:p>13.05097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92.05387089" calcext:value-type="float">
            <text:p>92.05387089</text:p>
          </table:table-cell>
          <table:table-cell office:value-type="float" office:value="-11.90929477" calcext:value-type="float">
            <text:p>-11.90929477</text:p>
          </table:table-cell>
          <table:table-cell office:value-type="float" office:value="-96.7985152" calcext:value-type="float">
            <text:p>-96.7985152</text:p>
          </table:table-cell>
          <table:table-cell office:value-type="float" office:value="12.97315475" calcext:value-type="float">
            <text:p>12.97315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80558315515979171413904604168</text:p>
          </table:table-cell>
          <table:table-cell office:value-type="float" office:value="-107.3201535" calcext:value-type="float">
            <text:p>-107.3201535</text:p>
          </table:table-cell>
          <table:table-cell office:value-type="float" office:value="-96.36995616" calcext:value-type="float">
            <text:p>-96.36995616</text:p>
          </table:table-cell>
          <table:table-cell office:value-type="float" office:value="-211.97124" calcext:value-type="float">
            <text:p>-211.97124</text:p>
          </table:table-cell>
          <table:table-cell office:value-type="float" office:value="15.353919" calcext:value-type="float">
            <text:p>15.353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98.70247953" calcext:value-type="float">
            <text:p>98.70247953</text:p>
          </table:table-cell>
          <table:table-cell office:value-type="float" office:value="160.5531927" calcext:value-type="float">
            <text:p>160.5531927</text:p>
          </table:table-cell>
          <table:table-cell office:value-type="float" office:value="-418.7378112" calcext:value-type="float">
            <text:p>-418.7378112</text:p>
          </table:table-cell>
          <table:table-cell office:value-type="float" office:value="13.34340431" calcext:value-type="float">
            <text:p>13.3434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110.0184007" calcext:value-type="float">
            <text:p>110.0184007</text:p>
          </table:table-cell>
          <table:table-cell office:value-type="float" office:value="156.6589351" calcext:value-type="float">
            <text:p>156.6589351</text:p>
          </table:table-cell>
          <table:table-cell office:value-type="float" office:value="-443.8877143" calcext:value-type="float">
            <text:p>-443.8877143</text:p>
          </table:table-cell>
          <table:table-cell office:value-type="float" office:value="7.199653232" calcext:value-type="float">
            <text:p>7.199653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7637294244261543517154417124</text:p>
          </table:table-cell>
          <table:table-cell office:value-type="float" office:value="140.9426504" calcext:value-type="float">
            <text:p>140.9426504</text:p>
          </table:table-cell>
          <table:table-cell office:value-type="float" office:value="-36.00432282" calcext:value-type="float">
            <text:p>-36.00432282</text:p>
          </table:table-cell>
          <table:table-cell office:value-type="float" office:value="-249.8855528" calcext:value-type="float">
            <text:p>-249.8855528</text:p>
          </table:table-cell>
          <table:table-cell office:value-type="float" office:value="4.990997154" calcext:value-type="float">
            <text:p>4.990997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799582546798528864710752164515</text:p>
          </table:table-cell>
          <table:table-cell office:value-type="float" office:value="-128.3638897" calcext:value-type="float">
            <text:p>-128.3638897</text:p>
          </table:table-cell>
          <table:table-cell office:value-type="float" office:value="53.10545586" calcext:value-type="float">
            <text:p>53.10545586</text:p>
          </table:table-cell>
          <table:table-cell office:value-type="float" office:value="-142.1335065" calcext:value-type="float">
            <text:p>-142.1335065</text:p>
          </table:table-cell>
          <table:table-cell office:value-type="float" office:value="5.663498473" calcext:value-type="float">
            <text:p>5.663498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1945620899034889998809817499</text:p>
          </table:table-cell>
          <table:table-cell office:value-type="float" office:value="-75.74263828" calcext:value-type="float">
            <text:p>-75.74263828</text:p>
          </table:table-cell>
          <table:table-cell office:value-type="float" office:value="37.46097648" calcext:value-type="float">
            <text:p>37.46097648</text:p>
          </table:table-cell>
          <table:table-cell office:value-type="float" office:value="-158.6875366" calcext:value-type="float">
            <text:p>-158.6875366</text:p>
          </table:table-cell>
          <table:table-cell office:value-type="float" office:value="17.2320792" calcext:value-type="float">
            <text:p>17.2320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43.1450278" calcext:value-type="float">
            <text:p>43.1450278</text:p>
          </table:table-cell>
          <table:table-cell office:value-type="float" office:value="-98.0728056" calcext:value-type="float">
            <text:p>-98.0728056</text:p>
          </table:table-cell>
          <table:table-cell office:value-type="float" office:value="-137.9507708" calcext:value-type="float">
            <text:p>-137.9507708</text:p>
          </table:table-cell>
          <table:table-cell office:value-type="float" office:value="5.049919663" calcext:value-type="float">
            <text:p>5.049919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-64.18284219" calcext:value-type="float">
            <text:p>-64.18284219</text:p>
          </table:table-cell>
          <table:table-cell office:value-type="float" office:value="-241.4469848" calcext:value-type="float">
            <text:p>-241.4469848</text:p>
          </table:table-cell>
          <table:table-cell office:value-type="float" office:value="-232.7504669" calcext:value-type="float">
            <text:p>-232.7504669</text:p>
          </table:table-cell>
          <table:table-cell office:value-type="float" office:value="4.255683674" calcext:value-type="float">
            <text:p>4.255683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05925269324902055566754756843</text:p>
          </table:table-cell>
          <table:table-cell office:value-type="float" office:value="-66.69313488" calcext:value-type="float">
            <text:p>-66.69313488</text:p>
          </table:table-cell>
          <table:table-cell office:value-type="float" office:value="97.04521987" calcext:value-type="float">
            <text:p>97.04521987</text:p>
          </table:table-cell>
          <table:table-cell office:value-type="float" office:value="-267.3090047" calcext:value-type="float">
            <text:p>-267.3090047</text:p>
          </table:table-cell>
          <table:table-cell office:value-type="float" office:value="17.3362496" calcext:value-type="float">
            <text:p>17.3362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2128649427327893802314908658</text:p>
          </table:table-cell>
          <table:table-cell office:value-type="float" office:value="-28.61357126" calcext:value-type="float">
            <text:p>-28.61357126</text:p>
          </table:table-cell>
          <table:table-cell office:value-type="float" office:value="84.44425907" calcext:value-type="float">
            <text:p>84.44425907</text:p>
          </table:table-cell>
          <table:table-cell office:value-type="float" office:value="-186.5613999" calcext:value-type="float">
            <text:p>-186.5613999</text:p>
          </table:table-cell>
          <table:table-cell office:value-type="float" office:value="6.545987665" calcext:value-type="float">
            <text:p>6.545987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41.56714983" calcext:value-type="float">
            <text:p>-41.56714983</text:p>
          </table:table-cell>
          <table:table-cell office:value-type="float" office:value="-53.18554491" calcext:value-type="float">
            <text:p>-53.18554491</text:p>
          </table:table-cell>
          <table:table-cell office:value-type="float" office:value="-128.3744895" calcext:value-type="float">
            <text:p>-128.3744895</text:p>
          </table:table-cell>
          <table:table-cell office:value-type="float" office:value="7.98502287" calcext:value-type="float">
            <text:p>7.98502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53.61916799" calcext:value-type="float">
            <text:p>-53.61916799</text:p>
          </table:table-cell>
          <table:table-cell office:value-type="float" office:value="-51.11956108" calcext:value-type="float">
            <text:p>-51.11956108</text:p>
          </table:table-cell>
          <table:table-cell office:value-type="float" office:value="-138.5867834" calcext:value-type="float">
            <text:p>-138.5867834</text:p>
          </table:table-cell>
          <table:table-cell office:value-type="float" office:value="5.313818163" calcext:value-type="float">
            <text:p>5.31381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-48.61355881" calcext:value-type="float">
            <text:p>-48.61355881</text:p>
          </table:table-cell>
          <table:table-cell office:value-type="float" office:value="-4.912857615" calcext:value-type="float">
            <text:p>-4.912857615</text:p>
          </table:table-cell>
          <table:table-cell office:value-type="float" office:value="-81.28505781" calcext:value-type="float">
            <text:p>-81.28505781</text:p>
          </table:table-cell>
          <table:table-cell office:value-type="float" office:value="8.349646372" calcext:value-type="float">
            <text:p>8.349646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5.60556588" calcext:value-type="float">
            <text:p>45.60556588</text:p>
          </table:table-cell>
          <table:table-cell office:value-type="float" office:value="-33.2289356" calcext:value-type="float">
            <text:p>-33.2289356</text:p>
          </table:table-cell>
          <table:table-cell office:value-type="float" office:value="-141.7458304" calcext:value-type="float">
            <text:p>-141.7458304</text:p>
          </table:table-cell>
          <table:table-cell office:value-type="float" office:value="12.03275908" calcext:value-type="float">
            <text:p>12.03275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56.74074349" calcext:value-type="float">
            <text:p>56.74074349</text:p>
          </table:table-cell>
          <table:table-cell office:value-type="float" office:value="-38.92320764" calcext:value-type="float">
            <text:p>-38.92320764</text:p>
          </table:table-cell>
          <table:table-cell office:value-type="float" office:value="-214.436647" calcext:value-type="float">
            <text:p>-214.436647</text:p>
          </table:table-cell>
          <table:table-cell office:value-type="float" office:value="17.60397571" calcext:value-type="float">
            <text:p>17.60397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2.18883719" calcext:value-type="float">
            <text:p>42.18883719</text:p>
          </table:table-cell>
          <table:table-cell office:value-type="float" office:value="76.001323" calcext:value-type="float">
            <text:p>76.001323</text:p>
          </table:table-cell>
          <table:table-cell office:value-type="float" office:value="-230.0913994" calcext:value-type="float">
            <text:p>-230.0913994</text:p>
          </table:table-cell>
          <table:table-cell office:value-type="float" office:value="9.883424209" calcext:value-type="float">
            <text:p>9.883424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23.6228609" calcext:value-type="float">
            <text:p>23.6228609</text:p>
          </table:table-cell>
          <table:table-cell office:value-type="float" office:value="78.54201315" calcext:value-type="float">
            <text:p>78.54201315</text:p>
          </table:table-cell>
          <table:table-cell office:value-type="float" office:value="-240.7741212" calcext:value-type="float">
            <text:p>-240.7741212</text:p>
          </table:table-cell>
          <table:table-cell office:value-type="float" office:value="11.88422357" calcext:value-type="float">
            <text:p>11.88422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17.20501649" calcext:value-type="float">
            <text:p>17.20501649</text:p>
          </table:table-cell>
          <table:table-cell office:value-type="float" office:value="8.938617838" calcext:value-type="float">
            <text:p>8.938617838</text:p>
          </table:table-cell>
          <table:table-cell office:value-type="float" office:value="-256.5635574" calcext:value-type="float">
            <text:p>-256.5635574</text:p>
          </table:table-cell>
          <table:table-cell office:value-type="float" office:value="8.118983019" calcext:value-type="float">
            <text:p>8.118983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-127.5045329" calcext:value-type="float">
            <text:p>-127.5045329</text:p>
          </table:table-cell>
          <table:table-cell office:value-type="float" office:value="80.97395179" calcext:value-type="float">
            <text:p>80.97395179</text:p>
          </table:table-cell>
          <table:table-cell office:value-type="float" office:value="-221.2936606" calcext:value-type="float">
            <text:p>-221.2936606</text:p>
          </table:table-cell>
          <table:table-cell office:value-type="float" office:value="6.13100107" calcext:value-type="float">
            <text:p>6.13100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22.42724374" calcext:value-type="float">
            <text:p>22.42724374</text:p>
          </table:table-cell>
          <table:table-cell office:value-type="float" office:value="36.28895442" calcext:value-type="float">
            <text:p>36.28895442</text:p>
          </table:table-cell>
          <table:table-cell office:value-type="float" office:value="-86.83608126" calcext:value-type="float">
            <text:p>-86.83608126</text:p>
          </table:table-cell>
          <table:table-cell office:value-type="float" office:value="6.246461343" calcext:value-type="float">
            <text:p>6.246461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37810280808122125183730411210</text:p>
          </table:table-cell>
          <table:table-cell office:value-type="float" office:value="-82.8192572" calcext:value-type="float">
            <text:p>-82.8192572</text:p>
          </table:table-cell>
          <table:table-cell office:value-type="float" office:value="-11.50483317" calcext:value-type="float">
            <text:p>-11.50483317</text:p>
          </table:table-cell>
          <table:table-cell office:value-type="float" office:value="-154.0991378" calcext:value-type="float">
            <text:p>-154.0991378</text:p>
          </table:table-cell>
          <table:table-cell office:value-type="float" office:value="9.930839143" calcext:value-type="float">
            <text:p>9.930839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42317928015463083368074520378</text:p>
          </table:table-cell>
          <table:table-cell office:value-type="float" office:value="-99.09320346" calcext:value-type="float">
            <text:p>-99.09320346</text:p>
          </table:table-cell>
          <table:table-cell office:value-type="float" office:value="-86.55207171" calcext:value-type="float">
            <text:p>-86.55207171</text:p>
          </table:table-cell>
          <table:table-cell office:value-type="float" office:value="-212.4084134" calcext:value-type="float">
            <text:p>-212.4084134</text:p>
          </table:table-cell>
          <table:table-cell office:value-type="float" office:value="4.114597416" calcext:value-type="float">
            <text:p>4.11459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50739282072340578344345230132</text:p>
          </table:table-cell>
          <table:table-cell office:value-type="float" office:value="-47.53726329" calcext:value-type="float">
            <text:p>-47.53726329</text:p>
          </table:table-cell>
          <table:table-cell office:value-type="float" office:value="-35.79681529" calcext:value-type="float">
            <text:p>-35.79681529</text:p>
          </table:table-cell>
          <table:table-cell office:value-type="float" office:value="-137.3325467" calcext:value-type="float">
            <text:p>-137.3325467</text:p>
          </table:table-cell>
          <table:table-cell office:value-type="float" office:value="13.64151987" calcext:value-type="float">
            <text:p>13.64151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1997885565255340442123234170</text:p>
          </table:table-cell>
          <table:table-cell office:value-type="float" office:value="49.35261574" calcext:value-type="float">
            <text:p>49.35261574</text:p>
          </table:table-cell>
          <table:table-cell office:value-type="float" office:value="119.8406053" calcext:value-type="float">
            <text:p>119.8406053</text:p>
          </table:table-cell>
          <table:table-cell office:value-type="float" office:value="-209.6983844" calcext:value-type="float">
            <text:p>-209.6983844</text:p>
          </table:table-cell>
          <table:table-cell office:value-type="float" office:value="6.943515582" calcext:value-type="float">
            <text:p>6.943515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6845763956586959109892274084</text:p>
          </table:table-cell>
          <table:table-cell office:value-type="float" office:value="-85.60344693" calcext:value-type="float">
            <text:p>-85.60344693</text:p>
          </table:table-cell>
          <table:table-cell office:value-type="float" office:value="29.06733423" calcext:value-type="float">
            <text:p>29.06733423</text:p>
          </table:table-cell>
          <table:table-cell office:value-type="float" office:value="-107.8464475" calcext:value-type="float">
            <text:p>-107.8464475</text:p>
          </table:table-cell>
          <table:table-cell office:value-type="float" office:value="7.296371673" calcext:value-type="float">
            <text:p>7.296371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9.93305233" calcext:value-type="float">
            <text:p>-79.93305233</text:p>
          </table:table-cell>
          <table:table-cell office:value-type="float" office:value="81.93715229" calcext:value-type="float">
            <text:p>81.93715229</text:p>
          </table:table-cell>
          <table:table-cell office:value-type="float" office:value="-169.4337204" calcext:value-type="float">
            <text:p>-169.4337204</text:p>
          </table:table-cell>
          <table:table-cell office:value-type="float" office:value="8.368487089" calcext:value-type="float">
            <text:p>8.368487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.731399539" calcext:value-type="float">
            <text:p>-7.731399539</text:p>
          </table:table-cell>
          <table:table-cell office:value-type="float" office:value="58.53652256" calcext:value-type="float">
            <text:p>58.53652256</text:p>
          </table:table-cell>
          <table:table-cell office:value-type="float" office:value="-110.5452567" calcext:value-type="float">
            <text:p>-110.5452567</text:p>
          </table:table-cell>
          <table:table-cell office:value-type="float" office:value="5.127950372" calcext:value-type="float">
            <text:p>5.127950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22.95182604" calcext:value-type="float">
            <text:p>-22.95182604</text:p>
          </table:table-cell>
          <table:table-cell office:value-type="float" office:value="78.57115637" calcext:value-type="float">
            <text:p>78.57115637</text:p>
          </table:table-cell>
          <table:table-cell office:value-type="float" office:value="-136.9010248" calcext:value-type="float">
            <text:p>-136.9010248</text:p>
          </table:table-cell>
          <table:table-cell office:value-type="float" office:value="6.430802339" calcext:value-type="float">
            <text:p>6.430802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77026508860018521147620598474</text:p>
          </table:table-cell>
          <table:table-cell office:value-type="float" office:value="-56.87789388" calcext:value-type="float">
            <text:p>-56.87789388</text:p>
          </table:table-cell>
          <table:table-cell office:value-type="float" office:value="169.460217" calcext:value-type="float">
            <text:p>169.460217</text:p>
          </table:table-cell>
          <table:table-cell office:value-type="float" office:value="960.3534978" calcext:value-type="float">
            <text:p>960.3534978</text:p>
          </table:table-cell>
          <table:table-cell office:value-type="float" office:value="9.496379061" calcext:value-type="float">
            <text:p>9.496379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-98.7927099" calcext:value-type="float">
            <text:p>-98.7927099</text:p>
          </table:table-cell>
          <table:table-cell office:value-type="float" office:value="25.94084427" calcext:value-type="float">
            <text:p>25.94084427</text:p>
          </table:table-cell>
          <table:table-cell office:value-type="float" office:value="-170.220324" calcext:value-type="float">
            <text:p>-170.220324</text:p>
          </table:table-cell>
          <table:table-cell office:value-type="float" office:value="5.414311238" calcext:value-type="float">
            <text:p>5.414311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132.7190437" calcext:value-type="float">
            <text:p>132.7190437</text:p>
          </table:table-cell>
          <table:table-cell office:value-type="float" office:value="16.66471751" calcext:value-type="float">
            <text:p>16.66471751</text:p>
          </table:table-cell>
          <table:table-cell office:value-type="float" office:value="-130.3087179" calcext:value-type="float">
            <text:p>-130.3087179</text:p>
          </table:table-cell>
          <table:table-cell office:value-type="float" office:value="10.43827943" calcext:value-type="float">
            <text:p>10.43827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92.92005202" calcext:value-type="float">
            <text:p>92.92005202</text:p>
          </table:table-cell>
          <table:table-cell office:value-type="float" office:value="-18.99832369" calcext:value-type="float">
            <text:p>-18.99832369</text:p>
          </table:table-cell>
          <table:table-cell office:value-type="float" office:value="-120.0190349" calcext:value-type="float">
            <text:p>-120.0190349</text:p>
          </table:table-cell>
          <table:table-cell office:value-type="float" office:value="6.500934975" calcext:value-type="float">
            <text:p>6.500934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83.22331812" calcext:value-type="float">
            <text:p>83.22331812</text:p>
          </table:table-cell>
          <table:table-cell office:value-type="float" office:value="36.04473009" calcext:value-type="float">
            <text:p>36.04473009</text:p>
          </table:table-cell>
          <table:table-cell office:value-type="float" office:value="-47.98024541" calcext:value-type="float">
            <text:p>-47.98024541</text:p>
          </table:table-cell>
          <table:table-cell office:value-type="float" office:value="16.9453939" calcext:value-type="float">
            <text:p>16.9453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2375496445736188832556446335</text:p>
          </table:table-cell>
          <table:table-cell office:value-type="float" office:value="59.08821583" calcext:value-type="float">
            <text:p>59.08821583</text:p>
          </table:table-cell>
          <table:table-cell office:value-type="float" office:value="14.43406702" calcext:value-type="float">
            <text:p>14.43406702</text:p>
          </table:table-cell>
          <table:table-cell office:value-type="float" office:value="-83.77592126" calcext:value-type="float">
            <text:p>-83.77592126</text:p>
          </table:table-cell>
          <table:table-cell office:value-type="float" office:value="17.41146394" calcext:value-type="float">
            <text:p>17.41146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6.7733135" calcext:value-type="float">
            <text:p>-106.7733135</text:p>
          </table:table-cell>
          <table:table-cell office:value-type="float" office:value="143.1341348" calcext:value-type="float">
            <text:p>143.1341348</text:p>
          </table:table-cell>
          <table:table-cell office:value-type="float" office:value="-711.1116663" calcext:value-type="float">
            <text:p>-711.1116663</text:p>
          </table:table-cell>
          <table:table-cell office:value-type="float" office:value="15.13080337" calcext:value-type="float">
            <text:p>15.13080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98.29382039" calcext:value-type="float">
            <text:p>-98.29382039</text:p>
          </table:table-cell>
          <table:table-cell office:value-type="float" office:value="97.91485939" calcext:value-type="float">
            <text:p>97.91485939</text:p>
          </table:table-cell>
          <table:table-cell office:value-type="float" office:value="-707.3089425" calcext:value-type="float">
            <text:p>-707.3089425</text:p>
          </table:table-cell>
          <table:table-cell office:value-type="float" office:value="10.15782823" calcext:value-type="float">
            <text:p>10.15782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47.75090035" calcext:value-type="float">
            <text:p>47.75090035</text:p>
          </table:table-cell>
          <table:table-cell office:value-type="float" office:value="187.9528525" calcext:value-type="float">
            <text:p>187.9528525</text:p>
          </table:table-cell>
          <table:table-cell office:value-type="float" office:value="-731.3591439" calcext:value-type="float">
            <text:p>-731.3591439</text:p>
          </table:table-cell>
          <table:table-cell office:value-type="float" office:value="18.15623418" calcext:value-type="float">
            <text:p>18.15623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88.67952396" calcext:value-type="float">
            <text:p>-88.67952396</text:p>
          </table:table-cell>
          <table:table-cell office:value-type="float" office:value="200.9356022" calcext:value-type="float">
            <text:p>200.9356022</text:p>
          </table:table-cell>
          <table:table-cell office:value-type="float" office:value="-729.0906071" calcext:value-type="float">
            <text:p>-729.0906071</text:p>
          </table:table-cell>
          <table:table-cell office:value-type="float" office:value="5.963289468" calcext:value-type="float">
            <text:p>5.963289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2.6914791" calcext:value-type="float">
            <text:p>-102.6914791</text:p>
          </table:table-cell>
          <table:table-cell office:value-type="float" office:value="107.6412561" calcext:value-type="float">
            <text:p>107.6412561</text:p>
          </table:table-cell>
          <table:table-cell office:value-type="float" office:value="-705.1730059" calcext:value-type="float">
            <text:p>-705.1730059</text:p>
          </table:table-cell>
          <table:table-cell office:value-type="float" office:value="9.74508123" calcext:value-type="float">
            <text:p>9.74508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-42.20067378" calcext:value-type="float">
            <text:p>-42.20067378</text:p>
          </table:table-cell>
          <table:table-cell office:value-type="float" office:value="92.20715648" calcext:value-type="float">
            <text:p>92.20715648</text:p>
          </table:table-cell>
          <table:table-cell office:value-type="float" office:value="-566.5895507" calcext:value-type="float">
            <text:p>-566.5895507</text:p>
          </table:table-cell>
          <table:table-cell office:value-type="float" office:value="4.678130013" calcext:value-type="float">
            <text:p>4.678130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74.39962496" calcext:value-type="float">
            <text:p>74.39962496</text:p>
          </table:table-cell>
          <table:table-cell office:value-type="float" office:value="112.6510258" calcext:value-type="float">
            <text:p>112.6510258</text:p>
          </table:table-cell>
          <table:table-cell office:value-type="float" office:value="-534.7158811" calcext:value-type="float">
            <text:p>-534.7158811</text:p>
          </table:table-cell>
          <table:table-cell office:value-type="float" office:value="4.581766613" calcext:value-type="float">
            <text:p>4.581766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-91.94884498" calcext:value-type="float">
            <text:p>-91.94884498</text:p>
          </table:table-cell>
          <table:table-cell office:value-type="float" office:value="18.62246749" calcext:value-type="float">
            <text:p>18.62246749</text:p>
          </table:table-cell>
          <table:table-cell office:value-type="float" office:value="-201.7325834" calcext:value-type="float">
            <text:p>-201.7325834</text:p>
          </table:table-cell>
          <table:table-cell office:value-type="float" office:value="4.349739416" calcext:value-type="float">
            <text:p>4.349739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78.101266" calcext:value-type="float">
            <text:p>78.101266</text:p>
          </table:table-cell>
          <table:table-cell office:value-type="float" office:value="27.79925115" calcext:value-type="float">
            <text:p>27.79925115</text:p>
          </table:table-cell>
          <table:table-cell office:value-type="float" office:value="-92.87617133" calcext:value-type="float">
            <text:p>-92.87617133</text:p>
          </table:table-cell>
          <table:table-cell office:value-type="float" office:value="4.790997214" calcext:value-type="float">
            <text:p>4.790997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5371958588660410240398317235</text:p>
          </table:table-cell>
          <table:table-cell office:value-type="float" office:value="109.1166375" calcext:value-type="float">
            <text:p>109.1166375</text:p>
          </table:table-cell>
          <table:table-cell office:value-type="float" office:value="48.58951079" calcext:value-type="float">
            <text:p>48.58951079</text:p>
          </table:table-cell>
          <table:table-cell office:value-type="float" office:value="-120.8920582" calcext:value-type="float">
            <text:p>-120.8920582</text:p>
          </table:table-cell>
          <table:table-cell office:value-type="float" office:value="21.58311204" calcext:value-type="float">
            <text:p>21.58311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59.56249977" calcext:value-type="float">
            <text:p>-59.56249977</text:p>
          </table:table-cell>
          <table:table-cell office:value-type="float" office:value="-21.60758611" calcext:value-type="float">
            <text:p>-21.60758611</text:p>
          </table:table-cell>
          <table:table-cell office:value-type="float" office:value="-184.8701107" calcext:value-type="float">
            <text:p>-184.8701107</text:p>
          </table:table-cell>
          <table:table-cell office:value-type="float" office:value="6.09648564" calcext:value-type="float">
            <text:p>6.09648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117.7817616" calcext:value-type="float">
            <text:p>117.7817616</text:p>
          </table:table-cell>
          <table:table-cell office:value-type="float" office:value="40.54149725" calcext:value-type="float">
            <text:p>40.54149725</text:p>
          </table:table-cell>
          <table:table-cell office:value-type="float" office:value="-69.84620605" calcext:value-type="float">
            <text:p>-69.84620605</text:p>
          </table:table-cell>
          <table:table-cell office:value-type="float" office:value="8.605650458" calcext:value-type="float">
            <text:p>8.605650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62.21867479" calcext:value-type="float">
            <text:p>-62.21867479</text:p>
          </table:table-cell>
          <table:table-cell office:value-type="float" office:value="92.28860997" calcext:value-type="float">
            <text:p>92.28860997</text:p>
          </table:table-cell>
          <table:table-cell office:value-type="float" office:value="-213.1976422" calcext:value-type="float">
            <text:p>-213.1976422</text:p>
          </table:table-cell>
          <table:table-cell office:value-type="float" office:value="4.670798042" calcext:value-type="float">
            <text:p>4.670798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68.24385029" calcext:value-type="float">
            <text:p>68.24385029</text:p>
          </table:table-cell>
          <table:table-cell office:value-type="float" office:value="83.94075118" calcext:value-type="float">
            <text:p>83.94075118</text:p>
          </table:table-cell>
          <table:table-cell office:value-type="float" office:value="-296.8924584" calcext:value-type="float">
            <text:p>-296.8924584</text:p>
          </table:table-cell>
          <table:table-cell office:value-type="float" office:value="7.068564225" calcext:value-type="float">
            <text:p>7.068564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53.46933113" calcext:value-type="float">
            <text:p>53.46933113</text:p>
          </table:table-cell>
          <table:table-cell office:value-type="float" office:value="86.9585636" calcext:value-type="float">
            <text:p>86.9585636</text:p>
          </table:table-cell>
          <table:table-cell office:value-type="float" office:value="-244.2232438" calcext:value-type="float">
            <text:p>-244.2232438</text:p>
          </table:table-cell>
          <table:table-cell office:value-type="float" office:value="8.70493777" calcext:value-type="float">
            <text:p>8.70493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91.36992413" calcext:value-type="float">
            <text:p>-91.36992413</text:p>
          </table:table-cell>
          <table:table-cell office:value-type="float" office:value="-6.167829911" calcext:value-type="float">
            <text:p>-6.167829911</text:p>
          </table:table-cell>
          <table:table-cell office:value-type="float" office:value="-218.8338691" calcext:value-type="float">
            <text:p>-218.8338691</text:p>
          </table:table-cell>
          <table:table-cell office:value-type="float" office:value="6.162972621" calcext:value-type="float">
            <text:p>6.162972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113.6850973" calcext:value-type="float">
            <text:p>-113.6850973</text:p>
          </table:table-cell>
          <table:table-cell office:value-type="float" office:value="61.06780576" calcext:value-type="float">
            <text:p>61.06780576</text:p>
          </table:table-cell>
          <table:table-cell office:value-type="float" office:value="-204.5110935" calcext:value-type="float">
            <text:p>-204.5110935</text:p>
          </table:table-cell>
          <table:table-cell office:value-type="float" office:value="6.67785376" calcext:value-type="float">
            <text:p>6.67785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30.71558185" calcext:value-type="float">
            <text:p>30.71558185</text:p>
          </table:table-cell>
          <table:table-cell office:value-type="float" office:value="-22.25726581" calcext:value-type="float">
            <text:p>-22.25726581</text:p>
          </table:table-cell>
          <table:table-cell office:value-type="float" office:value="-151.398632" calcext:value-type="float">
            <text:p>-151.398632</text:p>
          </table:table-cell>
          <table:table-cell office:value-type="float" office:value="14.22065706" calcext:value-type="float">
            <text:p>14.22065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64.08663525" calcext:value-type="float">
            <text:p>-64.08663525</text:p>
          </table:table-cell>
          <table:table-cell office:value-type="float" office:value="83.53715541" calcext:value-type="float">
            <text:p>83.53715541</text:p>
          </table:table-cell>
          <table:table-cell office:value-type="float" office:value="-148.0483813" calcext:value-type="float">
            <text:p>-148.0483813</text:p>
          </table:table-cell>
          <table:table-cell office:value-type="float" office:value="7.901903032" calcext:value-type="float">
            <text:p>7.901903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16.20270684" calcext:value-type="float">
            <text:p>16.20270684</text:p>
          </table:table-cell>
          <table:table-cell office:value-type="float" office:value="-28.68871508" calcext:value-type="float">
            <text:p>-28.68871508</text:p>
          </table:table-cell>
          <table:table-cell office:value-type="float" office:value="-142.8056088" calcext:value-type="float">
            <text:p>-142.8056088</text:p>
          </table:table-cell>
          <table:table-cell office:value-type="float" office:value="8.846172298" calcext:value-type="float">
            <text:p>8.846172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10607280658963002048724648683</text:p>
          </table:table-cell>
          <table:table-cell office:value-type="float" office:value="54.60755313" calcext:value-type="float">
            <text:p>54.60755313</text:p>
          </table:table-cell>
          <table:table-cell office:value-type="float" office:value="121.4927286" calcext:value-type="float">
            <text:p>121.4927286</text:p>
          </table:table-cell>
          <table:table-cell office:value-type="float" office:value="-272.9701791" calcext:value-type="float">
            <text:p>-272.9701791</text:p>
          </table:table-cell>
          <table:table-cell office:value-type="float" office:value="4.866308788" calcext:value-type="float">
            <text:p>4.866308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115.2749392" calcext:value-type="float">
            <text:p>-115.2749392</text:p>
          </table:table-cell>
          <table:table-cell office:value-type="float" office:value="49.69837489" calcext:value-type="float">
            <text:p>49.69837489</text:p>
          </table:table-cell>
          <table:table-cell office:value-type="float" office:value="-162.6187699" calcext:value-type="float">
            <text:p>-162.6187699</text:p>
          </table:table-cell>
          <table:table-cell office:value-type="float" office:value="11.8061039" calcext:value-type="float">
            <text:p>11.8061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52.79779369" calcext:value-type="float">
            <text:p>-52.79779369</text:p>
          </table:table-cell>
          <table:table-cell office:value-type="float" office:value="-31.54579675" calcext:value-type="float">
            <text:p>-31.54579675</text:p>
          </table:table-cell>
          <table:table-cell office:value-type="float" office:value="-131.8715489" calcext:value-type="float">
            <text:p>-131.8715489</text:p>
          </table:table-cell>
          <table:table-cell office:value-type="float" office:value="9.616085612" calcext:value-type="float">
            <text:p>9.61608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22.51629581" calcext:value-type="float">
            <text:p>22.51629581</text:p>
          </table:table-cell>
          <table:table-cell office:value-type="float" office:value="85.5374487" calcext:value-type="float">
            <text:p>85.5374487</text:p>
          </table:table-cell>
          <table:table-cell office:value-type="float" office:value="-195.8574424" calcext:value-type="float">
            <text:p>-195.8574424</text:p>
          </table:table-cell>
          <table:table-cell office:value-type="float" office:value="6.135102887" calcext:value-type="float">
            <text:p>6.135102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-87.92037654" calcext:value-type="float">
            <text:p>-87.92037654</text:p>
          </table:table-cell>
          <table:table-cell office:value-type="float" office:value="44.6792921" calcext:value-type="float">
            <text:p>44.6792921</text:p>
          </table:table-cell>
          <table:table-cell office:value-type="float" office:value="-151.461638" calcext:value-type="float">
            <text:p>-151.461638</text:p>
          </table:table-cell>
          <table:table-cell office:value-type="float" office:value="6.380071404" calcext:value-type="float">
            <text:p>6.380071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64.13393756" calcext:value-type="float">
            <text:p>64.13393756</text:p>
          </table:table-cell>
          <table:table-cell office:value-type="float" office:value="71.91638535" calcext:value-type="float">
            <text:p>71.91638535</text:p>
          </table:table-cell>
          <table:table-cell office:value-type="float" office:value="-126.1763207" calcext:value-type="float">
            <text:p>-126.1763207</text:p>
          </table:table-cell>
          <table:table-cell office:value-type="float" office:value="8.501262355" calcext:value-type="float">
            <text:p>8.501262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-74.89196487" calcext:value-type="float">
            <text:p>-74.89196487</text:p>
          </table:table-cell>
          <table:table-cell office:value-type="float" office:value="64.17743419" calcext:value-type="float">
            <text:p>64.17743419</text:p>
          </table:table-cell>
          <table:table-cell office:value-type="float" office:value="-112.3986425" calcext:value-type="float">
            <text:p>-112.3986425</text:p>
          </table:table-cell>
          <table:table-cell office:value-type="float" office:value="6.267512807" calcext:value-type="float">
            <text:p>6.267512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39152384493874708850321969356</text:p>
          </table:table-cell>
          <table:table-cell office:value-type="float" office:value="107.4054265" calcext:value-type="float">
            <text:p>107.4054265</text:p>
          </table:table-cell>
          <table:table-cell office:value-type="float" office:value="-98.91303831" calcext:value-type="float">
            <text:p>-98.91303831</text:p>
          </table:table-cell>
          <table:table-cell office:value-type="float" office:value="-221.6180235" calcext:value-type="float">
            <text:p>-221.6180235</text:p>
          </table:table-cell>
          <table:table-cell office:value-type="float" office:value="5.850666721" calcext:value-type="float">
            <text:p>5.850666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3403138251347598519939390311</text:p>
          </table:table-cell>
          <table:table-cell office:value-type="float" office:value="-46.94966448" calcext:value-type="float">
            <text:p>-46.94966448</text:p>
          </table:table-cell>
          <table:table-cell office:value-type="float" office:value="72.63645381" calcext:value-type="float">
            <text:p>72.63645381</text:p>
          </table:table-cell>
          <table:table-cell office:value-type="float" office:value="-95.64452131" calcext:value-type="float">
            <text:p>-95.64452131</text:p>
          </table:table-cell>
          <table:table-cell office:value-type="float" office:value="27.44242293" calcext:value-type="float">
            <text:p>27.44242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4888107209008719031293531091</text:p>
          </table:table-cell>
          <table:table-cell office:value-type="float" office:value="40.31479504" calcext:value-type="float">
            <text:p>40.31479504</text:p>
          </table:table-cell>
          <table:table-cell office:value-type="float" office:value="-80.72430976" calcext:value-type="float">
            <text:p>-80.72430976</text:p>
          </table:table-cell>
          <table:table-cell office:value-type="float" office:value="-149.9947759" calcext:value-type="float">
            <text:p>-149.9947759</text:p>
          </table:table-cell>
          <table:table-cell office:value-type="float" office:value="8.687060064" calcext:value-type="float">
            <text:p>8.687060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6129570505893110165820050204</text:p>
          </table:table-cell>
          <table:table-cell office:value-type="float" office:value="121.9087601" calcext:value-type="float">
            <text:p>121.9087601</text:p>
          </table:table-cell>
          <table:table-cell office:value-type="float" office:value="-67.41580071" calcext:value-type="float">
            <text:p>-67.41580071</text:p>
          </table:table-cell>
          <table:table-cell office:value-type="float" office:value="-158.8001927" calcext:value-type="float">
            <text:p>-158.8001927</text:p>
          </table:table-cell>
          <table:table-cell office:value-type="float" office:value="9.061649841" calcext:value-type="float">
            <text:p>9.06164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84.15184617" calcext:value-type="float">
            <text:p>-84.15184617</text:p>
          </table:table-cell>
          <table:table-cell office:value-type="float" office:value="21.81634424" calcext:value-type="float">
            <text:p>21.81634424</text:p>
          </table:table-cell>
          <table:table-cell office:value-type="float" office:value="-184.7857155" calcext:value-type="float">
            <text:p>-184.7857155</text:p>
          </table:table-cell>
          <table:table-cell office:value-type="float" office:value="18.98004463" calcext:value-type="float">
            <text:p>18.98004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42.46522232" calcext:value-type="float">
            <text:p>-42.46522232</text:p>
          </table:table-cell>
          <table:table-cell office:value-type="float" office:value="-36.85450686" calcext:value-type="float">
            <text:p>-36.85450686</text:p>
          </table:table-cell>
          <table:table-cell office:value-type="float" office:value="-123.8759754" calcext:value-type="float">
            <text:p>-123.8759754</text:p>
          </table:table-cell>
          <table:table-cell office:value-type="float" office:value="19.92726356" calcext:value-type="float">
            <text:p>19.92726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2265563663939823135367733681</text:p>
          </table:table-cell>
          <table:table-cell office:value-type="float" office:value="-48.06213019" calcext:value-type="float">
            <text:p>-48.06213019</text:p>
          </table:table-cell>
          <table:table-cell office:value-type="float" office:value="-65.09681526" calcext:value-type="float">
            <text:p>-65.09681526</text:p>
          </table:table-cell>
          <table:table-cell office:value-type="float" office:value="222.2909831" calcext:value-type="float">
            <text:p>222.2909831</text:p>
          </table:table-cell>
          <table:table-cell office:value-type="float" office:value="6.529558333" calcext:value-type="float">
            <text:p>6.529558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112.745883" calcext:value-type="float">
            <text:p>-112.745883</text:p>
          </table:table-cell>
          <table:table-cell office:value-type="float" office:value="161.7423069" calcext:value-type="float">
            <text:p>161.7423069</text:p>
          </table:table-cell>
          <table:table-cell office:value-type="float" office:value="-498.9031461" calcext:value-type="float">
            <text:p>-498.9031461</text:p>
          </table:table-cell>
          <table:table-cell office:value-type="float" office:value="5.052577951" calcext:value-type="float">
            <text:p>5.052577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40.21106759" calcext:value-type="float">
            <text:p>-40.21106759</text:p>
          </table:table-cell>
          <table:table-cell office:value-type="float" office:value="238.0640154" calcext:value-type="float">
            <text:p>238.0640154</text:p>
          </table:table-cell>
          <table:table-cell office:value-type="float" office:value="-516.3798885" calcext:value-type="float">
            <text:p>-516.3798885</text:p>
          </table:table-cell>
          <table:table-cell office:value-type="float" office:value="5.221271945" calcext:value-type="float">
            <text:p>5.221271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87.07665986" calcext:value-type="float">
            <text:p>87.07665986</text:p>
          </table:table-cell>
          <table:table-cell office:value-type="float" office:value="222.2505983" calcext:value-type="float">
            <text:p>222.2505983</text:p>
          </table:table-cell>
          <table:table-cell office:value-type="float" office:value="-465.3562053" calcext:value-type="float">
            <text:p>-465.3562053</text:p>
          </table:table-cell>
          <table:table-cell office:value-type="float" office:value="12.11647614" calcext:value-type="float">
            <text:p>12.11647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55.97275588" calcext:value-type="float">
            <text:p>55.97275588</text:p>
          </table:table-cell>
          <table:table-cell office:value-type="float" office:value="250.603657" calcext:value-type="float">
            <text:p>250.603657</text:p>
          </table:table-cell>
          <table:table-cell office:value-type="float" office:value="-517.7658827" calcext:value-type="float">
            <text:p>-517.7658827</text:p>
          </table:table-cell>
          <table:table-cell office:value-type="float" office:value="6.319450365" calcext:value-type="float">
            <text:p>6.319450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109.2006745" calcext:value-type="float">
            <text:p>109.2006745</text:p>
          </table:table-cell>
          <table:table-cell office:value-type="float" office:value="197.3028445" calcext:value-type="float">
            <text:p>197.3028445</text:p>
          </table:table-cell>
          <table:table-cell office:value-type="float" office:value="-595.8870474" calcext:value-type="float">
            <text:p>-595.8870474</text:p>
          </table:table-cell>
          <table:table-cell office:value-type="float" office:value="4.519029411" calcext:value-type="float">
            <text:p>4.519029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1063442349005937536597225349</text:p>
          </table:table-cell>
          <table:table-cell office:value-type="float" office:value="-72.86080331" calcext:value-type="float">
            <text:p>-72.86080331</text:p>
          </table:table-cell>
          <table:table-cell office:value-type="float" office:value="0.731478362" calcext:value-type="float">
            <text:p>0.731478362</text:p>
          </table:table-cell>
          <table:table-cell office:value-type="float" office:value="-100.394452" calcext:value-type="float">
            <text:p>-100.394452</text:p>
          </table:table-cell>
          <table:table-cell office:value-type="float" office:value="4.521001895" calcext:value-type="float">
            <text:p>4.521001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35.1062029" calcext:value-type="float">
            <text:p>35.1062029</text:p>
          </table:table-cell>
          <table:table-cell office:value-type="float" office:value="-25.06165086" calcext:value-type="float">
            <text:p>-25.06165086</text:p>
          </table:table-cell>
          <table:table-cell office:value-type="float" office:value="-90.50125946" calcext:value-type="float">
            <text:p>-90.50125946</text:p>
          </table:table-cell>
          <table:table-cell office:value-type="float" office:value="8.620604671" calcext:value-type="float">
            <text:p>8.620604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56.35066709" calcext:value-type="float">
            <text:p>56.35066709</text:p>
          </table:table-cell>
          <table:table-cell office:value-type="float" office:value="52.95163062" calcext:value-type="float">
            <text:p>52.95163062</text:p>
          </table:table-cell>
          <table:table-cell office:value-type="float" office:value="-83.7822307" calcext:value-type="float">
            <text:p>-83.7822307</text:p>
          </table:table-cell>
          <table:table-cell office:value-type="float" office:value="14.91474445" calcext:value-type="float">
            <text:p>14.9147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0.91353508" calcext:value-type="float">
            <text:p>-70.91353508</text:p>
          </table:table-cell>
          <table:table-cell office:value-type="float" office:value="46.00620624" calcext:value-type="float">
            <text:p>46.00620624</text:p>
          </table:table-cell>
          <table:table-cell office:value-type="float" office:value="-78.16403224" calcext:value-type="float">
            <text:p>-78.16403224</text:p>
          </table:table-cell>
          <table:table-cell office:value-type="float" office:value="5.973405668" calcext:value-type="float">
            <text:p>5.973405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5.55888225" calcext:value-type="float">
            <text:p>-75.55888225</text:p>
          </table:table-cell>
          <table:table-cell office:value-type="float" office:value="15.94288167" calcext:value-type="float">
            <text:p>15.94288167</text:p>
          </table:table-cell>
          <table:table-cell office:value-type="float" office:value="-80.50207913" calcext:value-type="float">
            <text:p>-80.50207913</text:p>
          </table:table-cell>
          <table:table-cell office:value-type="float" office:value="4.723904059" calcext:value-type="float">
            <text:p>4.723904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264865033574190975654369557</text:p>
          </table:table-cell>
          <table:table-cell office:value-type="float" office:value="-109.4285094" calcext:value-type="float">
            <text:p>-109.4285094</text:p>
          </table:table-cell>
          <table:table-cell office:value-type="float" office:value="59.59670322" calcext:value-type="float">
            <text:p>59.59670322</text:p>
          </table:table-cell>
          <table:table-cell office:value-type="float" office:value="-162.9329603" calcext:value-type="float">
            <text:p>-162.9329603</text:p>
          </table:table-cell>
          <table:table-cell office:value-type="float" office:value="3.841244999" calcext:value-type="float">
            <text:p>3.841244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4.2130699" calcext:value-type="float">
            <text:p>-114.2130699</text:p>
          </table:table-cell>
          <table:table-cell office:value-type="float" office:value="67.58978532" calcext:value-type="float">
            <text:p>67.58978532</text:p>
          </table:table-cell>
          <table:table-cell office:value-type="float" office:value="-136.7936142" calcext:value-type="float">
            <text:p>-136.7936142</text:p>
          </table:table-cell>
          <table:table-cell office:value-type="float" office:value="18.67552564" calcext:value-type="float">
            <text:p>18.67552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6.037038" calcext:value-type="float">
            <text:p>-116.037038</text:p>
          </table:table-cell>
          <table:table-cell office:value-type="float" office:value="-8.478867028" calcext:value-type="float">
            <text:p>-8.478867028</text:p>
          </table:table-cell>
          <table:table-cell office:value-type="float" office:value="-126.2935495" calcext:value-type="float">
            <text:p>-126.2935495</text:p>
          </table:table-cell>
          <table:table-cell office:value-type="float" office:value="11.53208237" calcext:value-type="float">
            <text:p>11.53208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5426625618184773401026809852</text:p>
          </table:table-cell>
          <table:table-cell office:value-type="float" office:value="52.99602068" calcext:value-type="float">
            <text:p>52.99602068</text:p>
          </table:table-cell>
          <table:table-cell office:value-type="float" office:value="85.06797975" calcext:value-type="float">
            <text:p>85.06797975</text:p>
          </table:table-cell>
          <table:table-cell office:value-type="float" office:value="-105.4608119" calcext:value-type="float">
            <text:p>-105.4608119</text:p>
          </table:table-cell>
          <table:table-cell office:value-type="float" office:value="8.117918353" calcext:value-type="float">
            <text:p>8.117918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79083010707182900091062408058</text:p>
          </table:table-cell>
          <table:table-cell office:value-type="float" office:value="-104.4419748" calcext:value-type="float">
            <text:p>-104.4419748</text:p>
          </table:table-cell>
          <table:table-cell office:value-type="float" office:value="57.83942814" calcext:value-type="float">
            <text:p>57.83942814</text:p>
          </table:table-cell>
          <table:table-cell office:value-type="float" office:value="-124.3083633" calcext:value-type="float">
            <text:p>-124.3083633</text:p>
          </table:table-cell>
          <table:table-cell office:value-type="float" office:value="7.310399552" calcext:value-type="float">
            <text:p>7.310399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60.8562978" calcext:value-type="float">
            <text:p>-160.8562978</text:p>
          </table:table-cell>
          <table:table-cell office:value-type="float" office:value="-28.56034944" calcext:value-type="float">
            <text:p>-28.56034944</text:p>
          </table:table-cell>
          <table:table-cell office:value-type="float" office:value="-269.1687276" calcext:value-type="float">
            <text:p>-269.1687276</text:p>
          </table:table-cell>
          <table:table-cell office:value-type="float" office:value="5.053693982" calcext:value-type="float">
            <text:p>5.053693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02.1895703" calcext:value-type="float">
            <text:p>-102.1895703</text:p>
          </table:table-cell>
          <table:table-cell office:value-type="float" office:value="-73.86576556" calcext:value-type="float">
            <text:p>-73.86576556</text:p>
          </table:table-cell>
          <table:table-cell office:value-type="float" office:value="-220.5362409" calcext:value-type="float">
            <text:p>-220.5362409</text:p>
          </table:table-cell>
          <table:table-cell office:value-type="float" office:value="4.55610095" calcext:value-type="float">
            <text:p>4.55610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37.53540905" calcext:value-type="float">
            <text:p>-37.53540905</text:p>
          </table:table-cell>
          <table:table-cell office:value-type="float" office:value="64.04194931" calcext:value-type="float">
            <text:p>64.04194931</text:p>
          </table:table-cell>
          <table:table-cell office:value-type="float" office:value="-127.6871014" calcext:value-type="float">
            <text:p>-127.6871014</text:p>
          </table:table-cell>
          <table:table-cell office:value-type="float" office:value="4.3573681" calcext:value-type="float">
            <text:p>4.3573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43.19611173" calcext:value-type="float">
            <text:p>43.19611173</text:p>
          </table:table-cell>
          <table:table-cell office:value-type="float" office:value="74.4384859" calcext:value-type="float">
            <text:p>74.4384859</text:p>
          </table:table-cell>
          <table:table-cell office:value-type="float" office:value="-200.5233136" calcext:value-type="float">
            <text:p>-200.5233136</text:p>
          </table:table-cell>
          <table:table-cell office:value-type="float" office:value="4.277202539" calcext:value-type="float">
            <text:p>4.277202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-21.95847826" calcext:value-type="float">
            <text:p>-21.95847826</text:p>
          </table:table-cell>
          <table:table-cell office:value-type="float" office:value="33.48609566" calcext:value-type="float">
            <text:p>33.48609566</text:p>
          </table:table-cell>
          <table:table-cell office:value-type="float" office:value="-155.2920257" calcext:value-type="float">
            <text:p>-155.2920257</text:p>
          </table:table-cell>
          <table:table-cell office:value-type="float" office:value="23.80291305" calcext:value-type="float">
            <text:p>23.802913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5-17T09:31:53.507982170</dc:date>
    <meta:editing-duration>PT8H18M28S</meta:editing-duration>
    <meta:editing-cycles>15</meta:editing-cycles>
    <meta:document-statistic meta:table-count="1" meta:cell-count="5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95cm" svg:height="8.328cm" xlink:href=".." xlink:type="simple" chart:class="chart:bar" chart:style-name="ch1">
        <chart:legend chart:legend-position="end" svg:x="11.185cm" svg:y="3.865cm" style:legend-expansion="high" chart:style-name="ch2"/>
        <chart:plot-area chart:style-name="ch3" table:cell-range-address="Sheet1.J12:Sheet1.J23" svg:x="0.267cm" svg:y="0.166cm" svg:width="10.651cm" svg:height="7.996cm">
          <chartooo:coordinate-region svg:x="1.074cm" svg:y="0.365cm" svg:width="9.844cm" svg:height="7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2:Sheet1.J2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2">
                <text:p>422</text:p>
                <draw:g>
                  <svg:desc>Sheet1.J12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